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09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4937in"/>
    </style:style>
    <style:style style:name="co4" style:family="table-column">
      <style:table-column-properties fo:break-before="auto" style:column-width="16.8075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1.1929in"/>
    </style:style>
    <style:style style:name="co9" style:family="table-column">
      <style:table-column-properties fo:break-before="auto" style:column-width="1.2465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1.3543in"/>
    </style:style>
    <style:style style:name="co12" style:family="table-column">
      <style:table-column-properties fo:break-before="auto" style:column-width="1.364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ableId</text:p>
          </table:table-cell>
          <table:table-cell office:value-type="string" calcext:value-type="string">
            <text:p>subjectColumn</text:p>
          </table:table-cell>
          <table:table-cell table:style-name="Default" office:value-type="string" calcext:value-type="string">
            <text:p>subjectColumnCorrect</text:p>
          </table:table-cell>
          <table:table-cell office:value-type="string" calcext:value-type="string">
            <text:p>propertyIdentified</text:p>
          </table:table-cell>
          <table:table-cell office:value-type="string" calcext:value-type="string">
            <text:p>correctly</text:p>
          </table:table-cell>
          <table:table-cell office:value-type="string" calcext:value-type="string">
            <text:p>falsePositives</text:p>
          </table:table-cell>
          <table:table-cell office:value-type="string" calcext:value-type="string">
            <text:p>notIdentifie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seedListContains</text:p>
          </table:table-cell>
          <table:table-cell office:value-type="string" calcext:value-type="string">
            <text:p>Maximum Recall</text:p>
          </table:table-cell>
          <table:table-cell office:value-type="string" calcext:value-type="string">
            <text:p>executionTimeFull</text:p>
          </table:table-cell>
          <table:table-cell office:value-type="string" calcext:value-type="string">
            <text:p>executionTimePure</text:p>
          </table:table-cell>
          <table:table-cell office:value-type="string" calcext:value-type="string">
            <text:p>disambiguationTime</text:p>
          </table:table-cell>
          <table:table-cell office:value-type="string" calcext:value-type="string">
            <text:p>classSearchTime</text:p>
          </table:table-cell>
          <table:table-cell office:value-type="string" calcext:value-type="string">
            <text:p>propertySearchTime</text:p>
          </table:table-cell>
        </table:table-row>
        <table:table-row table:style-name="ro1">
          <table:table-cell office:value-type="string" calcext:value-type="string">
            <text:p>68779923_2_100004651080497556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2]+[.F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]=[.G2]+[.E2]; 1; 0)" office:value-type="float" office:value="0" calcext:value-type="float">
            <text:p>0</text:p>
          </table:table-cell>
          <table:table-cell table:number-columns-repeated="2" office:value-type="float" office:value="0.00197911262512207" calcext:value-type="float">
            <text:p>0.00197911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575591_0_596288528584571310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]+[.F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]=[.G3]+[.E3]; 1; 0)" office:value-type="float" office:value="1" calcext:value-type="float">
            <text:p>1</text:p>
          </table:table-cell>
          <table:table-cell table:number-columns-repeated="2" office:value-type="float" office:value="0.000720977783203125" calcext:value-type="float">
            <text:p>0.00072097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971074_0_238025064227457284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]+[.F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]=[.G4]+[.E4]; 1; 0)" office:value-type="float" office:value="1" calcext:value-type="float">
            <text:p>1</text:p>
          </table:table-cell>
          <table:table-cell table:number-columns-repeated="2" office:value-type="float" office:value="0.000854015350341797" calcext:value-type="float">
            <text:p>0.00085401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53071_0_96922125038305622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]+[.F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]=[.G5]+[.E5]; 1; 0)" office:value-type="float" office:value="1" calcext:value-type="float">
            <text:p>1</text:p>
          </table:table-cell>
          <table:table-cell table:number-columns-repeated="2" office:value-type="float" office:value="0.0005340576171875" calcext:value-type="float">
            <text:p>0.0005340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145647_0_441149533869836487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]+[.F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]=[.G6]+[.E6]; 1; 0)" office:value-type="float" office:value="1" calcext:value-type="float">
            <text:p>1</text:p>
          </table:table-cell>
          <table:table-cell table:number-columns-repeated="2" office:value-type="float" office:value="0.000661849975585938" calcext:value-type="float">
            <text:p>0.000661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547990_0_427859590301548910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location|http://dbpedia.org/ontology/country|http://dbpedia.org/ontology/populationPla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7]+[.F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]=[.G7]+[.E7]; 1; 0)" office:value-type="float" office:value="1" calcext:value-type="float">
            <text:p>1</text:p>
          </table:table-cell>
          <table:table-cell table:number-columns-repeated="2" office:value-type="float" office:value="0.01214599609375" calcext:value-type="float">
            <text:p>0.01214599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525140_24_403724685421969815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]+[.F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]=[.G8]+[.E8]; 1; 0)" office:value-type="float" office:value="1" calcext:value-type="float">
            <text:p>1</text:p>
          </table:table-cell>
          <table:table-cell table:number-columns-repeated="2" office:value-type="float" office:value="0.000283002853393555" calcext:value-type="float">
            <text:p>0.00028300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7051_0_803972406785712498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]+[.F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]=[.G9]+[.E9]; 1; 0)" office:value-type="float" office:value="1" calcext:value-type="float">
            <text:p>1</text:p>
          </table:table-cell>
          <table:table-cell table:number-columns-repeated="2" office:value-type="float" office:value="0.000455856323242188" calcext:value-type="float">
            <text:p>0.00045585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48099_0_3905746538306216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]+[.F1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]=[.G10]+[.E10]; 1; 0)" office:value-type="float" office:value="0" calcext:value-type="float">
            <text:p>0</text:p>
          </table:table-cell>
          <table:table-cell table:number-columns-repeated="2" office:value-type="float" office:value="0.00145792961120605" calcext:value-type="float">
            <text:p>0.0014579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279179_0_120653809839385842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1]+[.F1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]=[.G11]+[.E11]; 1; 0)" office:value-type="float" office:value="0" calcext:value-type="float">
            <text:p>0</text:p>
          </table:table-cell>
          <table:table-cell table:number-columns-repeated="2" office:value-type="float" office:value="0.000837087631225586" calcext:value-type="float">
            <text:p>0.00083708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87275_6_619149539736889571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]+[.F1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]=[.G12]+[.E12]; 1; 0)" office:value-type="float" office:value="1" calcext:value-type="float">
            <text:p>1</text:p>
          </table:table-cell>
          <table:table-cell table:number-columns-repeated="2" office:value-type="float" office:value="0.00403594970703125" calcext:value-type="float">
            <text:p>0.00403594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07849_0_10151091352248189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]+[.F1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]=[.G13]+[.E13]; 1; 0)" office:value-type="float" office:value="1" calcext:value-type="float">
            <text:p>1</text:p>
          </table:table-cell>
          <table:table-cell table:number-columns-repeated="2" office:value-type="float" office:value="0.000428915023803711" calcext:value-type="float">
            <text:p>0.0004289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3516_1_762662550768832365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]+[.F1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]=[.G14]+[.E14]; 1; 0)" office:value-type="float" office:value="1" calcext:value-type="float">
            <text:p>1</text:p>
          </table:table-cell>
          <table:table-cell table:number-columns-repeated="2" office:value-type="float" office:value="0.000447988510131836" calcext:value-type="float">
            <text:p>0.00044798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88428_0_784797865618243168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]+[.F1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]=[.G15]+[.E15]; 1; 0)" office:value-type="float" office:value="0" calcext:value-type="float">
            <text:p>0</text:p>
          </table:table-cell>
          <table:table-cell table:number-columns-repeated="2" office:value-type="float" office:value="0.00236606597900391" calcext:value-type="float">
            <text:p>0.0023660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119774_0_28942352204428005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]+[.F1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]=[.G16]+[.E16]; 1; 0)" office:value-type="float" office:value="1" calcext:value-type="float">
            <text:p>1</text:p>
          </table:table-cell>
          <table:table-cell table:number-columns-repeated="2" office:value-type="float" office:value="0.000894069671630859" calcext:value-type="float">
            <text:p>0.00089406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50055_5_713580413975340168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7]+[.F1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7]=[.G17]+[.E17]; 1; 0)" office:value-type="float" office:value="0" calcext:value-type="float">
            <text:p>0</text:p>
          </table:table-cell>
          <table:table-cell table:number-columns-repeated="2" office:value-type="float" office:value="0.000710010528564453" calcext:value-type="float">
            <text:p>0.00071001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986241_116_701340806009617971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8]+[.F1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8]=[.G18]+[.E18]; 1; 0)" office:value-type="float" office:value="1" calcext:value-type="float">
            <text:p>1</text:p>
          </table:table-cell>
          <table:table-cell table:number-columns-repeated="2" office:value-type="float" office:value="0.000405073165893555" calcext:value-type="float">
            <text:p>0.00040507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872906_0_610627790308519366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9]+[.F1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9]=[.G19]+[.E19]; 1; 0)" office:value-type="float" office:value="0" calcext:value-type="float">
            <text:p>0</text:p>
          </table:table-cell>
          <table:table-cell table:number-columns-repeated="2" office:value-type="float" office:value="0.000303983688354492" calcext:value-type="float">
            <text:p>0.00030398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207896_0_32067051466023256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0]+[.F2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0]=[.G20]+[.E20]; 1; 0)" office:value-type="float" office:value="1" calcext:value-type="float">
            <text:p>1</text:p>
          </table:table-cell>
          <table:table-cell table:number-columns-repeated="2" office:value-type="float" office:value="0.00119614601135254" calcext:value-type="float">
            <text:p>0.0011961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2114_6_43204093339651173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21]+[.F21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1]=[.G21]+[.E21]; 1; 0)" office:value-type="float" office:value="1" calcext:value-type="float">
            <text:p>1</text:p>
          </table:table-cell>
          <table:table-cell table:number-columns-repeated="2" office:value-type="float" office:value="0.00418210029602051" calcext:value-type="float">
            <text:p>0.0041821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626513_0_640263045763704975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2]+[.F2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2]=[.G22]+[.E22]; 1; 0)" office:value-type="float" office:value="1" calcext:value-type="float">
            <text:p>1</text:p>
          </table:table-cell>
          <table:table-cell table:number-columns-repeated="2" office:value-type="float" office:value="0.00224399566650391" calcext:value-type="float">
            <text:p>0.00224399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786033_0_393155378883540224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3]+[.F2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3]=[.G23]+[.E23]; 1; 0)" office:value-type="float" office:value="1" calcext:value-type="float">
            <text:p>1</text:p>
          </table:table-cell>
          <table:table-cell table:number-columns-repeated="2" office:value-type="float" office:value="0.000386953353881836" calcext:value-type="float">
            <text:p>0.00038695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593344_0_831145550123442508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4]+[.F2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4]=[.G24]+[.E24]; 1; 0)" office:value-type="float" office:value="0" calcext:value-type="float">
            <text:p>0</text:p>
          </table:table-cell>
          <table:table-cell table:number-columns-repeated="2" office:value-type="float" office:value="0.00150895118713379" calcext:value-type="float">
            <text:p>0.0015089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527660_0_431192312003073070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5]+[.F2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5]=[.G25]+[.E25]; 1; 0)" office:value-type="float" office:value="1" calcext:value-type="float">
            <text:p>1</text:p>
          </table:table-cell>
          <table:table-cell table:number-columns-repeated="2" office:value-type="float" office:value="0.000605106353759766" calcext:value-type="float">
            <text:p>0.00060510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987849_0_596992036369079321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nationalit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26]+[.F2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6]=[.G26]+[.E26]; 1; 0)" office:value-type="float" office:value="0" calcext:value-type="float">
            <text:p>0</text:p>
          </table:table-cell>
          <table:table-cell table:number-columns-repeated="2" office:value-type="float" office:value="0.00125312805175781" calcext:value-type="float">
            <text:p>0.00125312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135207_0_144020982283962471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7]+[.F27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7]=[.G27]+[.E27]; 1; 0)" office:value-type="float" office:value="1" calcext:value-type="float">
            <text:p>1</text:p>
          </table:table-cell>
          <table:table-cell table:number-columns-repeated="2" office:value-type="float" office:value="0.00866889953613281" calcext:value-type="float">
            <text:p>0.00866889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684775_0_368830110328833206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8]+[.F2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8]=[.G28]+[.E28]; 1; 0)" office:value-type="float" office:value="1" calcext:value-type="float">
            <text:p>1</text:p>
          </table:table-cell>
          <table:table-cell table:number-columns-repeated="2" office:value-type="float" office:value="0.000724077224731445" calcext:value-type="float">
            <text:p>0.00072407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504330_0_852218031932927639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9]+[.F2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9]=[.G29]+[.E29]; 1; 0)" office:value-type="float" office:value="1" calcext:value-type="float">
            <text:p>1</text:p>
          </table:table-cell>
          <table:table-cell table:number-columns-repeated="2" office:value-type="float" office:value="0.000291109085083008" calcext:value-type="float">
            <text:p>0.00029110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982899_0_57263151032460100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0]+[.F3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0]=[.G30]+[.E30]; 1; 0)" office:value-type="float" office:value="0" calcext:value-type="float">
            <text:p>0</text:p>
          </table:table-cell>
          <table:table-cell table:number-columns-repeated="2" office:value-type="float" office:value="0.00201511383056641" calcext:value-type="float">
            <text:p>0.00201511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20491_0_334883501578060078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lo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31]+[.F3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1]=[.G31]+[.E31]; 1; 0)" office:value-type="float" office:value="0" calcext:value-type="float">
            <text:p>0</text:p>
          </table:table-cell>
          <table:table-cell table:number-columns-repeated="2" office:value-type="float" office:value="0.00359487533569336" calcext:value-type="float">
            <text:p>0.00359487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686837_0_714352178205347748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2]+[.F3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2]=[.G32]+[.E32]; 1; 0)" office:value-type="float" office:value="1" calcext:value-type="float">
            <text:p>1</text:p>
          </table:table-cell>
          <table:table-cell table:number-columns-repeated="2" office:value-type="float" office:value="0.00055384635925293" calcext:value-type="float">
            <text:p>0.0005538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222124_0_252382108687848642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3]+[.F3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3]=[.G33]+[.E33]; 1; 0)" office:value-type="float" office:value="1" calcext:value-type="float">
            <text:p>1</text:p>
          </table:table-cell>
          <table:table-cell table:number-columns-repeated="2" office:value-type="float" office:value="0.000592947006225586" calcext:value-type="float">
            <text:p>0.0005929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39679_0_30093441784745683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4]+[.F3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4]=[.G34]+[.E34]; 1; 0)" office:value-type="float" office:value="1" calcext:value-type="float">
            <text:p>1</text:p>
          </table:table-cell>
          <table:table-cell table:number-columns-repeated="2" office:value-type="float" office:value="0.00114202499389648" calcext:value-type="float">
            <text:p>0.0011420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412091_0_782529050915856951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5]+[.F3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5]=[.G35]+[.E35]; 1; 0)" office:value-type="float" office:value="1" calcext:value-type="float">
            <text:p>1</text:p>
          </table:table-cell>
          <table:table-cell table:number-columns-repeated="2" office:value-type="float" office:value="0.000588893890380859" calcext:value-type="float">
            <text:p>0.00058889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044147_3_240722524644364017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6]+[.F3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6]=[.G36]+[.E36]; 1; 0)" office:value-type="float" office:value="1" calcext:value-type="float">
            <text:p>1</text:p>
          </table:table-cell>
          <table:table-cell table:number-columns-repeated="2" office:value-type="float" office:value="0.00170803070068359" calcext:value-type="float">
            <text:p>0.00170803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825076_4_424013209046353468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7]+[.F3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7]=[.G37]+[.E37]; 1; 0)" office:value-type="float" office:value="1" calcext:value-type="float">
            <text:p>1</text:p>
          </table:table-cell>
          <table:table-cell table:number-columns-repeated="2" office:value-type="float" office:value="0.000807046890258789" calcext:value-type="float">
            <text:p>0.00080704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154773_2_845886704017222168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8]+[.F3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8]=[.G38]+[.E38]; 1; 0)" office:value-type="float" office:value="1" calcext:value-type="float">
            <text:p>1</text:p>
          </table:table-cell>
          <table:table-cell table:number-columns-repeated="2" office:value-type="float" office:value="0.000630855560302734" calcext:value-type="float">
            <text:p>0.00063085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225043_0_185919445642476873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9]+[.F3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9]=[.G39]+[.E39]; 1; 0)" office:value-type="float" office:value="0" calcext:value-type="float">
            <text:p>0</text:p>
          </table:table-cell>
          <table:table-cell table:number-columns-repeated="2" office:value-type="float" office:value="0.000549077987670898" calcext:value-type="float">
            <text:p>0.0005490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061753_1_712093911035309315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0]+[.F4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0]=[.G40]+[.E40]; 1; 0)" office:value-type="float" office:value="1" calcext:value-type="float">
            <text:p>1</text:p>
          </table:table-cell>
          <table:table-cell table:number-columns-repeated="2" office:value-type="float" office:value="0.000572919845581055" calcext:value-type="float">
            <text:p>0.00057291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596525_7_804921844027775622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1]+[.F4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1]=[.G41]+[.E41]; 1; 0)" office:value-type="float" office:value="1" calcext:value-type="float">
            <text:p>1</text:p>
          </table:table-cell>
          <table:table-cell table:number-columns-repeated="2" office:value-type="float" office:value="0.000829935073852539" calcext:value-type="float">
            <text:p>0.00082993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619692_1_869561589137703293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2]+[.F4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2]=[.G42]+[.E42]; 1; 0)" office:value-type="float" office:value="1" calcext:value-type="float">
            <text:p>1</text:p>
          </table:table-cell>
          <table:table-cell table:number-columns-repeated="2" office:value-type="float" office:value="0.00309300422668457" calcext:value-type="float">
            <text:p>0.00309300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432418_0_124015132283676998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3]+[.F4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3]=[.G43]+[.E43]; 1; 0)" office:value-type="float" office:value="1" calcext:value-type="float">
            <text:p>1</text:p>
          </table:table-cell>
          <table:table-cell table:number-columns-repeated="2" office:value-type="float" office:value="0.000308990478515625" calcext:value-type="float">
            <text:p>0.0003089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871230_1_619496583540725769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4]+[.F4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4]=[.G44]+[.E44]; 1; 0)" office:value-type="float" office:value="0" calcext:value-type="float">
            <text:p>0</text:p>
          </table:table-cell>
          <table:table-cell table:number-columns-repeated="2" office:value-type="float" office:value="0.00117897987365723" calcext:value-type="float">
            <text:p>0.00117897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011298_0_685464286052646397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5]+[.F4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5]=[.G45]+[.E45]; 1; 0)" office:value-type="float" office:value="0" calcext:value-type="float">
            <text:p>0</text:p>
          </table:table-cell>
          <table:table-cell table:number-columns-repeated="2" office:value-type="float" office:value="0.000612020492553711" calcext:value-type="float">
            <text:p>0.00061202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786950_6_664397213771598309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6]+[.F4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6]=[.G46]+[.E46]; 1; 0)" office:value-type="float" office:value="1" calcext:value-type="float">
            <text:p>1</text:p>
          </table:table-cell>
          <table:table-cell table:number-columns-repeated="2" office:value-type="float" office:value="0.000299930572509766" calcext:value-type="float">
            <text:p>0.00029993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25836_0_113434820629703243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7]+[.F4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7]=[.G47]+[.E47]; 1; 0)" office:value-type="float" office:value="0" calcext:value-type="float">
            <text:p>0</text:p>
          </table:table-cell>
          <table:table-cell table:number-columns-repeated="2" office:value-type="float" office:value="0.000915050506591797" calcext:value-type="float">
            <text:p>0.00091505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66887_0_74620411726816839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G48]+[.F4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8]=[.G48]+[.E48]; 1; 0)" office:value-type="float" office:value="0" calcext:value-type="float">
            <text:p>0</text:p>
          </table:table-cell>
          <table:table-cell table:number-columns-repeated="2" office:value-type="float" office:value="0.000451087951660156" calcext:value-type="float">
            <text:p>0.000451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714784_0_914817472700228929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9]+[.F4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9]=[.G49]+[.E49]; 1; 0)" office:value-type="float" office:value="1" calcext:value-type="float">
            <text:p>1</text:p>
          </table:table-cell>
          <table:table-cell table:number-columns-repeated="2" office:value-type="float" office:value="0.000837087631225586" calcext:value-type="float">
            <text:p>0.00083708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150207_16_321560569389999192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0]+[.F5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0]=[.G50]+[.E50]; 1; 0)" office:value-type="float" office:value="1" calcext:value-type="float">
            <text:p>1</text:p>
          </table:table-cell>
          <table:table-cell table:number-columns-repeated="2" office:value-type="float" office:value="0.00163006782531738" calcext:value-type="float">
            <text:p>0.00163006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525318_0_78857560890608586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urrencyCo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1]+[.F5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1]=[.G51]+[.E51]; 1; 0)" office:value-type="float" office:value="1" calcext:value-type="float">
            <text:p>1</text:p>
          </table:table-cell>
          <table:table-cell table:number-columns-repeated="2" office:value-type="float" office:value="0.00274109840393066" calcext:value-type="float">
            <text:p>0.0027410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453534_0_223198532946298068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52]+[.F5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2]=[.G52]+[.E52]; 1; 0)" office:value-type="float" office:value="0" calcext:value-type="float">
            <text:p>0</text:p>
          </table:table-cell>
          <table:table-cell table:number-columns-repeated="2" office:value-type="float" office:value="0.000943899154663086" calcext:value-type="float">
            <text:p>0.0009438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508695_2_413712598890911994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comment|http://dbpedia.org/ontology/thumbnail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G53]+[.F5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3]=[.G53]+[.E53]; 1; 0)" office:value-type="float" office:value="0" calcext:value-type="float">
            <text:p>0</text:p>
          </table:table-cell>
          <table:table-cell table:number-columns-repeated="2" office:value-type="float" office:value="0.00327706336975098" calcext:value-type="float">
            <text:p>0.00327706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726631_0_891652735464130838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4]+[.F5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4]=[.G54]+[.E54]; 1; 0)" office:value-type="float" office:value="1" calcext:value-type="float">
            <text:p>1</text:p>
          </table:table-cell>
          <table:table-cell table:number-columns-repeated="2" office:value-type="float" office:value="0.000333070755004883" calcext:value-type="float">
            <text:p>0.00033307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362344_1_509592960474915405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55]+[.F5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5]=[.G55]+[.E55]; 1; 0)" office:value-type="float" office:value="0" calcext:value-type="float">
            <text:p>0</text:p>
          </table:table-cell>
          <table:table-cell table:number-columns-repeated="2" office:value-type="float" office:value="0.0045769214630127" calcext:value-type="float">
            <text:p>0.00457692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532490_1_83337023575436167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6]+[.F5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6]=[.G56]+[.E56]; 1; 0)" office:value-type="float" office:value="1" calcext:value-type="float">
            <text:p>1</text:p>
          </table:table-cell>
          <table:table-cell table:number-columns-repeated="2" office:value-type="float" office:value="0.000324010848999023" calcext:value-type="float">
            <text:p>0.00032401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83191_0_824144897993332119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7]+[.F5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7]=[.G57]+[.E57]; 1; 0)" office:value-type="float" office:value="1" calcext:value-type="float">
            <text:p>1</text:p>
          </table:table-cell>
          <table:table-cell table:number-columns-repeated="2" office:value-type="float" office:value="0.00061798095703125" calcext:value-type="float">
            <text:p>0.0006179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66138_0_35765575011178963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8]+[.F5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8]=[.G58]+[.E58]; 1; 0)" office:value-type="float" office:value="1" calcext:value-type="float">
            <text:p>1</text:p>
          </table:table-cell>
          <table:table-cell table:number-columns-repeated="2" office:value-type="float" office:value="0.000704050064086914" calcext:value-type="float">
            <text:p>0.00070405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54060_0_291368518067542497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59]+[.F5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9]=[.G59]+[.E59]; 1; 0)" office:value-type="float" office:value="0" calcext:value-type="float">
            <text:p>0</text:p>
          </table:table-cell>
          <table:table-cell table:number-columns-repeated="2" office:value-type="float" office:value="0.000505924224853516" calcext:value-type="float">
            <text:p>0.00050592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958765_0_36748599671827810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0]+[.F6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0]=[.G60]+[.E60]; 1; 0)" office:value-type="float" office:value="1" calcext:value-type="float">
            <text:p>1</text:p>
          </table:table-cell>
          <table:table-cell table:number-columns-repeated="2" office:value-type="float" office:value="0.000530004501342773" calcext:value-type="float">
            <text:p>0.00053000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627487_0_74823643388390935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1]+[.F6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1]=[.G61]+[.E61]; 1; 0)" office:value-type="float" office:value="1" calcext:value-type="float">
            <text:p>1</text:p>
          </table:table-cell>
          <table:table-cell table:number-columns-repeated="2" office:value-type="float" office:value="0.000567913055419922" calcext:value-type="float">
            <text:p>0.00056791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552884_0_75046209287637061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2]+[.F6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2]=[.G62]+[.E62]; 1; 0)" office:value-type="float" office:value="1" calcext:value-type="float">
            <text:p>1</text:p>
          </table:table-cell>
          <table:table-cell table:number-columns-repeated="2" office:value-type="float" office:value="0.000617027282714844" calcext:value-type="float">
            <text:p>0.00061702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146534_0_243759081897617084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3]+[.F6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3]=[.G63]+[.E63]; 1; 0)" office:value-type="float" office:value="1" calcext:value-type="float">
            <text:p>1</text:p>
          </table:table-cell>
          <table:table-cell table:number-columns-repeated="2" office:value-type="float" office:value="0.000668048858642578" calcext:value-type="float">
            <text:p>0.00066804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76573_0_590255415883715233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4]+[.F6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4]=[.G64]+[.E64]; 1; 0)" office:value-type="float" office:value="0" calcext:value-type="float">
            <text:p>0</text:p>
          </table:table-cell>
          <table:table-cell table:number-columns-repeated="2" office:value-type="float" office:value="0.00538706779479981" calcext:value-type="float">
            <text:p>0.00538706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329570_0_658526534051232011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5]+[.F6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5]=[.G65]+[.E65]; 1; 0)" office:value-type="float" office:value="1" calcext:value-type="float">
            <text:p>1</text:p>
          </table:table-cell>
          <table:table-cell table:number-columns-repeated="2" office:value-type="float" office:value="0.000360012054443359" calcext:value-type="float">
            <text:p>0.00036001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282452_50_202261068698023552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6]+[.F6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6]=[.G66]+[.E66]; 1; 0)" office:value-type="float" office:value="1" calcext:value-type="float">
            <text:p>1</text:p>
          </table:table-cell>
          <table:table-cell table:number-columns-repeated="2" office:value-type="float" office:value="0.000976085662841797" calcext:value-type="float">
            <text:p>0.00097608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445890_1_36749884990380675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7]+[.F6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7]=[.G67]+[.E67]; 1; 0)" office:value-type="float" office:value="1" calcext:value-type="float">
            <text:p>1</text:p>
          </table:table-cell>
          <table:table-cell table:number-columns-repeated="2" office:value-type="float" office:value="0.000494956970214844" calcext:value-type="float">
            <text:p>0.0004949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55607_0_386043875457623383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8]+[.F6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8]=[.G68]+[.E68]; 1; 0)" office:value-type="float" office:value="1" calcext:value-type="float">
            <text:p>1</text:p>
          </table:table-cell>
          <table:table-cell table:number-columns-repeated="2" office:value-type="float" office:value="0.000325918197631836" calcext:value-type="float">
            <text:p>0.00032591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986032_1_27756015737198355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9]+[.F6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9]=[.G69]+[.E69]; 1; 0)" office:value-type="float" office:value="1" calcext:value-type="float">
            <text:p>1</text:p>
          </table:table-cell>
          <table:table-cell table:number-columns-repeated="2" office:value-type="float" office:value="0.000620841979980469" calcext:value-type="float">
            <text:p>0.0006208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859353_0_702781098600426952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0]+[.F7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0]=[.G70]+[.E70]; 1; 0)" office:value-type="float" office:value="0" calcext:value-type="float">
            <text:p>0</text:p>
          </table:table-cell>
          <table:table-cell table:number-columns-repeated="2" office:value-type="float" office:value="0.0011441707611084" calcext:value-type="float">
            <text:p>0.00114417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892933_0_82474798359268626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1]+[.F7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1]=[.G71]+[.E71]; 1; 0)" office:value-type="float" office:value="1" calcext:value-type="float">
            <text:p>1</text:p>
          </table:table-cell>
          <table:table-cell table:number-columns-repeated="2" office:value-type="float" office:value="0.00179195404052734" calcext:value-type="float">
            <text:p>0.0017919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714447_0_240893403149105696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2]+[.F7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2]=[.G72]+[.E72]; 1; 0)" office:value-type="float" office:value="1" calcext:value-type="float">
            <text:p>1</text:p>
          </table:table-cell>
          <table:table-cell table:number-columns-repeated="2" office:value-type="float" office:value="0.000418186187744141" calcext:value-type="float">
            <text:p>0.00041818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46299_0_522263270124529734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3]+[.F7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3]=[.G73]+[.E73]; 1; 0)" office:value-type="float" office:value="1" calcext:value-type="float">
            <text:p>1</text:p>
          </table:table-cell>
          <table:table-cell table:number-columns-repeated="2" office:value-type="float" office:value="0.000470876693725586" calcext:value-type="float">
            <text:p>0.00047087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074438_0_58782295407262244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4]+[.F7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4]=[.G74]+[.E74]; 1; 0)" office:value-type="float" office:value="0" calcext:value-type="float">
            <text:p>0</text:p>
          </table:table-cell>
          <table:table-cell table:number-columns-repeated="2" office:value-type="float" office:value="0.00139403343200684" calcext:value-type="float">
            <text:p>0.00139403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756411_0_46310143927096872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5]+[.F7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5]=[.G75]+[.E75]; 1; 0)" office:value-type="float" office:value="1" calcext:value-type="float">
            <text:p>1</text:p>
          </table:table-cell>
          <table:table-cell table:number-columns-repeated="2" office:value-type="float" office:value="0.000325918197631836" calcext:value-type="float">
            <text:p>0.00032591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086277_0_543153954575331061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6]+[.F7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6]=[.G76]+[.E76]; 1; 0)" office:value-type="float" office:value="1" calcext:value-type="float">
            <text:p>1</text:p>
          </table:table-cell>
          <table:table-cell table:number-columns-repeated="2" office:value-type="float" office:value="0.000454187393188477" calcext:value-type="float">
            <text:p>0.00045418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411298_0_639117842465687211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|http://dbpedia.org/property/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77]+[.F77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77]=[.G77]+[.E77]; 1; 0)" office:value-type="float" office:value="1" calcext:value-type="float">
            <text:p>1</text:p>
          </table:table-cell>
          <table:table-cell table:number-columns-repeated="2" office:value-type="float" office:value="0.00459504127502441" calcext:value-type="float">
            <text:p>0.00459504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480457_0_49766669947016643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8]+[.F7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8]=[.G78]+[.E78]; 1; 0)" office:value-type="float" office:value="1" calcext:value-type="float">
            <text:p>1</text:p>
          </table:table-cell>
          <table:table-cell table:number-columns-repeated="2" office:value-type="float" office:value="0.000667810440063477" calcext:value-type="float">
            <text:p>0.0006678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643655_0_119757673151317158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9]+[.F7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9]=[.G79]+[.E79]; 1; 0)" office:value-type="float" office:value="1" calcext:value-type="float">
            <text:p>1</text:p>
          </table:table-cell>
          <table:table-cell table:number-columns-repeated="2" office:value-type="float" office:value="0.00158214569091797" calcext:value-type="float">
            <text:p>0.00158214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100349_0_456935477942201347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0]+[.F8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0]=[.G80]+[.E80]; 1; 0)" office:value-type="float" office:value="0" calcext:value-type="float">
            <text:p>0</text:p>
          </table:table-cell>
          <table:table-cell table:number-columns-repeated="2" office:value-type="float" office:value="0.00097203254699707" calcext:value-type="float">
            <text:p>0.0009720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936911_79_114204460197446934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1]+[.F8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1]=[.G81]+[.E81]; 1; 0)" office:value-type="float" office:value="1" calcext:value-type="float">
            <text:p>1</text:p>
          </table:table-cell>
          <table:table-cell table:number-columns-repeated="2" office:value-type="float" office:value="0.000528097152709961" calcext:value-type="float">
            <text:p>0.00052809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981185_0_440065063732035314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2]+[.F8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2]=[.G82]+[.E82]; 1; 0)" office:value-type="float" office:value="1" calcext:value-type="float">
            <text:p>1</text:p>
          </table:table-cell>
          <table:table-cell table:number-columns-repeated="2" office:value-type="float" office:value="0.000316858291625977" calcext:value-type="float">
            <text:p>0.00031685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856682_0_681890705031463321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3]+[.F8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3]=[.G83]+[.E83]; 1; 0)" office:value-type="float" office:value="1" calcext:value-type="float">
            <text:p>1</text:p>
          </table:table-cell>
          <table:table-cell table:number-columns-repeated="2" office:value-type="float" office:value="0.0016329288482666" calcext:value-type="float">
            <text:p>0.0016329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886950_0_13902400242659886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4]+[.F8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4]=[.G84]+[.E84]; 1; 0)" office:value-type="float" office:value="1" calcext:value-type="float">
            <text:p>1</text:p>
          </table:table-cell>
          <table:table-cell table:number-columns-repeated="2" office:value-type="float" office:value="0.000900983810424805" calcext:value-type="float">
            <text:p>0.00090098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559788_0_50777536609203158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|http://dbpedia.org/ontology/country|http://dbpedia.org/ontology/loca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G85]+[.F8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5]=[.G85]+[.E85]; 1; 0)" office:value-type="float" office:value="0" calcext:value-type="float">
            <text:p>0</text:p>
          </table:table-cell>
          <table:table-cell table:number-columns-repeated="2" office:value-type="float" office:value="0.00531601905822754" calcext:value-type="float">
            <text:p>0.00531601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414811_13_872439442853917435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6]+[.F8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6]=[.G86]+[.E86]; 1; 0)" office:value-type="float" office:value="0" calcext:value-type="float">
            <text:p>0</text:p>
          </table:table-cell>
          <table:table-cell table:number-columns-repeated="2" office:value-type="float" office:value="0.000765085220336914" calcext:value-type="float">
            <text:p>0.00076508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961337_0_654871378103493274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urrency|http://dbpedia.org/property/currencyCode|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G87]+[.F8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7]=[.G87]+[.E87]; 1; 0)" office:value-type="float" office:value="0" calcext:value-type="float">
            <text:p>0</text:p>
          </table:table-cell>
          <table:table-cell table:number-columns-repeated="2" office:value-type="float" office:value="0.00125598907470703" calcext:value-type="float">
            <text:p>0.00125598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942480_0_239612615899157645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8]+[.F8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8]=[.G88]+[.E88]; 1; 0)" office:value-type="float" office:value="1" calcext:value-type="float">
            <text:p>1</text:p>
          </table:table-cell>
          <table:table-cell table:number-columns-repeated="2" office:value-type="float" office:value="0.00112009048461914" calcext:value-type="float">
            <text:p>0.0011200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766292_0_815449985361054666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9]+[.F8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9]=[.G89]+[.E89]; 1; 0)" office:value-type="float" office:value="1" calcext:value-type="float">
            <text:p>1</text:p>
          </table:table-cell>
          <table:table-cell table:number-columns-repeated="2" office:value-type="float" office:value="0.00086212158203125" calcext:value-type="float">
            <text:p>0.0008621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331605_0_69762890156277496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0]+[.F9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0]=[.G90]+[.E90]; 1; 0)" office:value-type="float" office:value="1" calcext:value-type="float">
            <text:p>1</text:p>
          </table:table-cell>
          <table:table-cell table:number-columns-repeated="2" office:value-type="float" office:value="0.000767946243286133" calcext:value-type="float">
            <text:p>0.0007679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574938_0_49881398774977664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91]+[.F9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1]=[.G91]+[.E91]; 1; 0)" office:value-type="float" office:value="1" calcext:value-type="float">
            <text:p>1</text:p>
          </table:table-cell>
          <table:table-cell table:number-columns-repeated="2" office:value-type="float" office:value="0.00163388252258301" calcext:value-type="float">
            <text:p>0.00163388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55010_0_66096870133590943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2]+[.F9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2]=[.G92]+[.E92]; 1; 0)" office:value-type="float" office:value="1" calcext:value-type="float">
            <text:p>1</text:p>
          </table:table-cell>
          <table:table-cell table:number-columns-repeated="2" office:value-type="float" office:value="0.00154900550842285" calcext:value-type="float">
            <text:p>0.00154900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018286_0_45912086445397476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3]+[.F9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3]=[.G93]+[.E93]; 1; 0)" office:value-type="float" office:value="1" calcext:value-type="float">
            <text:p>1</text:p>
          </table:table-cell>
          <table:table-cell table:number-columns-repeated="2" office:value-type="float" office:value="0.000652074813842773" calcext:value-type="float">
            <text:p>0.00065207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036618_0_733700828416777301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94]+[.F9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4]=[.G94]+[.E94]; 1; 0)" office:value-type="float" office:value="1" calcext:value-type="float">
            <text:p>1</text:p>
          </table:table-cell>
          <table:table-cell table:number-columns-repeated="2" office:value-type="float" office:value="0.000413894653320313" calcext:value-type="float">
            <text:p>0.00041389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296459_0_453287244371326245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5]+[.F9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5]=[.G95]+[.E95]; 1; 0)" office:value-type="float" office:value="1" calcext:value-type="float">
            <text:p>1</text:p>
          </table:table-cell>
          <table:table-cell table:number-columns-repeated="2" office:value-type="float" office:value="0.000940084457397461" calcext:value-type="float">
            <text:p>0.00094008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73256_0_779519090573196498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6]+[.F9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6]=[.G96]+[.E96]; 1; 0)" office:value-type="float" office:value="0" calcext:value-type="float">
            <text:p>0</text:p>
          </table:table-cell>
          <table:table-cell table:number-columns-repeated="2" office:value-type="float" office:value="0.000849008560180664" calcext:value-type="float">
            <text:p>0.00084900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723517_0_635532953696512015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7]+[.F9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7]=[.G97]+[.E97]; 1; 0)" office:value-type="float" office:value="1" calcext:value-type="float">
            <text:p>1</text:p>
          </table:table-cell>
          <table:table-cell table:number-columns-repeated="2" office:value-type="float" office:value="0.000885009765625" calcext:value-type="float">
            <text:p>0.00088500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92764_0_762379684677875052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8]+[.F9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8]=[.G98]+[.E98]; 1; 0)" office:value-type="float" office:value="0" calcext:value-type="float">
            <text:p>0</text:p>
          </table:table-cell>
          <table:table-cell table:number-columns-repeated="2" office:value-type="float" office:value="0.00116610527038574" calcext:value-type="float">
            <text:p>0.00116610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98333_0_632122130432147648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9]+[.F9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9]=[.G99]+[.E99]; 1; 0)" office:value-type="float" office:value="1" calcext:value-type="float">
            <text:p>1</text:p>
          </table:table-cell>
          <table:table-cell table:number-columns-repeated="2" office:value-type="float" office:value="0.00026392936706543" calcext:value-type="float">
            <text:p>0.00026392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832430_0_215777622038539059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0]+[.F10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0]=[.G100]+[.E100]; 1; 0)" office:value-type="float" office:value="1" calcext:value-type="float">
            <text:p>1</text:p>
          </table:table-cell>
          <table:table-cell table:number-columns-repeated="2" office:value-type="float" office:value="0.00199794769287109" calcext:value-type="float">
            <text:p>0.00199794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83399_0_672506192807249222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01]+[.F10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1]=[.G101]+[.E101]; 1; 0)" office:value-type="float" office:value="0" calcext:value-type="float">
            <text:p>0</text:p>
          </table:table-cell>
          <table:table-cell table:number-columns-repeated="2" office:value-type="float" office:value="0.000795125961303711" calcext:value-type="float">
            <text:p>0.0007951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063951_0_72229454015335766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2]+[.F10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2]=[.G102]+[.E102]; 1; 0)" office:value-type="float" office:value="1" calcext:value-type="float">
            <text:p>1</text:p>
          </table:table-cell>
          <table:table-cell table:number-columns-repeated="2" office:value-type="float" office:value="0.00896501541137695" calcext:value-type="float">
            <text:p>0.00896501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416220_0_621724218692992865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3]+[.F10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3]=[.G103]+[.E103]; 1; 0)" office:value-type="float" office:value="0" calcext:value-type="float">
            <text:p>0</text:p>
          </table:table-cell>
          <table:table-cell table:number-columns-repeated="2" office:value-type="float" office:value="0.000758886337280273" calcext:value-type="float">
            <text:p>0.00075888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022788_15_819775699536696187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4]+[.F10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4]=[.G104]+[.E104]; 1; 0)" office:value-type="float" office:value="1" calcext:value-type="float">
            <text:p>1</text:p>
          </table:table-cell>
          <table:table-cell table:number-columns-repeated="2" office:value-type="float" office:value="0.00150394439697266" calcext:value-type="float">
            <text:p>0.0015039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822201_0_917217645491329673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5]+[.F10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5]=[.G105]+[.E105]; 1; 0)" office:value-type="float" office:value="1" calcext:value-type="float">
            <text:p>1</text:p>
          </table:table-cell>
          <table:table-cell table:number-columns-repeated="2" office:value-type="float" office:value="0.000616073608398438" calcext:value-type="float">
            <text:p>0.0006160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118854_0_353289267219463877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06]+[.F106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06]=[.G106]+[.E106]; 1; 0)" office:value-type="float" office:value="1" calcext:value-type="float">
            <text:p>1</text:p>
          </table:table-cell>
          <table:table-cell table:number-columns-repeated="2" office:value-type="float" office:value="0.00477004051208496" calcext:value-type="float">
            <text:p>0.00477004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454929_38_57041258664803890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7]+[.F10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7]=[.G107]+[.E107]; 1; 0)" office:value-type="float" office:value="1" calcext:value-type="float">
            <text:p>1</text:p>
          </table:table-cell>
          <table:table-cell table:number-columns-repeated="2" office:value-type="float" office:value="0.000277996063232422" calcext:value-type="float">
            <text:p>0.00027799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820616_1_172181120015253044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8]+[.F10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8]=[.G108]+[.E108]; 1; 0)" office:value-type="float" office:value="0" calcext:value-type="float">
            <text:p>0</text:p>
          </table:table-cell>
          <table:table-cell table:number-columns-repeated="2" office:value-type="float" office:value="0.000749111175537109" calcext:value-type="float">
            <text:p>0.0007491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282710_0_48188890393598379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9]+[.F10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9]=[.G109]+[.E109]; 1; 0)" office:value-type="float" office:value="1" calcext:value-type="float">
            <text:p>1</text:p>
          </table:table-cell>
          <table:table-cell table:number-columns-repeated="2" office:value-type="float" office:value="0.000571966171264648" calcext:value-type="float">
            <text:p>0.00057196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405951_0_486794394889898345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10]+[.F11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0]=[.G110]+[.E110]; 1; 0)" office:value-type="float" office:value="0" calcext:value-type="float">
            <text:p>0</text:p>
          </table:table-cell>
          <table:table-cell table:number-columns-repeated="2" office:value-type="float" office:value="0.00141191482543945" calcext:value-type="float">
            <text:p>0.00141191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743876_0_353911872349100712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1]+[.F11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1]=[.G111]+[.E111]; 1; 0)" office:value-type="float" office:value="1" calcext:value-type="float">
            <text:p>1</text:p>
          </table:table-cell>
          <table:table-cell table:number-columns-repeated="2" office:value-type="float" office:value="0.00353503227233887" calcext:value-type="float">
            <text:p>0.00353503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842312_0_473306762546470208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2]+[.F11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2]=[.G112]+[.E112]; 1; 0)" office:value-type="float" office:value="1" calcext:value-type="float">
            <text:p>1</text:p>
          </table:table-cell>
          <table:table-cell table:number-columns-repeated="2" office:value-type="float" office:value="0.00435590744018555" calcext:value-type="float">
            <text:p>0.00435590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041281_0_81370611601886948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urrenc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13]+[.F11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3]=[.G113]+[.E113]; 1; 0)" office:value-type="float" office:value="0" calcext:value-type="float">
            <text:p>0</text:p>
          </table:table-cell>
          <table:table-cell table:number-columns-repeated="2" office:value-type="float" office:value="0.00757002830505371" calcext:value-type="float">
            <text:p>0.00757002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956991_0_878410755182532979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purl.org/dc/terms/subject|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114]+[.F11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4]=[.G114]+[.E114]; 1; 0)" office:value-type="float" office:value="1" calcext:value-type="float">
            <text:p>1</text:p>
          </table:table-cell>
          <table:table-cell table:number-columns-repeated="2" office:value-type="float" office:value="0.00505614280700684" calcext:value-type="float">
            <text:p>0.00505614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641913_13_386347639156595914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5]+[.F11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5]=[.G115]+[.E115]; 1; 0)" office:value-type="float" office:value="1" calcext:value-type="float">
            <text:p>1</text:p>
          </table:table-cell>
          <table:table-cell table:number-columns-repeated="2" office:value-type="float" office:value="0.000754833221435547" calcext:value-type="float">
            <text:p>0.0007548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529139_0_323210809887384934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6]+[.F11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6]=[.G116]+[.E116]; 1; 0)" office:value-type="float" office:value="1" calcext:value-type="float">
            <text:p>1</text:p>
          </table:table-cell>
          <table:table-cell table:number-columns-repeated="2" office:value-type="float" office:value="0.000553131103515625" calcext:value-type="float">
            <text:p>0.00055313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07336_0_350636379352392630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7]+[.F11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7]=[.G117]+[.E117]; 1; 0)" office:value-type="float" office:value="1" calcext:value-type="float">
            <text:p>1</text:p>
          </table:table-cell>
          <table:table-cell table:number-columns-repeated="2" office:value-type="float" office:value="0.00046992301940918" calcext:value-type="float">
            <text:p>0.000469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051027_0_70267568855929516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8]+[.F11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8]=[.G118]+[.E118]; 1; 0)" office:value-type="float" office:value="1" calcext:value-type="float">
            <text:p>1</text:p>
          </table:table-cell>
          <table:table-cell table:number-columns-repeated="2" office:value-type="float" office:value="0.000440835952758789" calcext:value-type="float">
            <text:p>0.0004408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403297_2_217590287729583834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9]+[.F11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9]=[.G119]+[.E119]; 1; 0)" office:value-type="float" office:value="1" calcext:value-type="float">
            <text:p>1</text:p>
          </table:table-cell>
          <table:table-cell table:number-columns-repeated="2" office:value-type="float" office:value="0.00118112564086914" calcext:value-type="float">
            <text:p>0.0011811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243215_1_561045214209206589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20]+[.F120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20]=[.G120]+[.E120]; 1; 0)" office:value-type="float" office:value="1" calcext:value-type="float">
            <text:p>1</text:p>
          </table:table-cell>
          <table:table-cell table:number-columns-repeated="2" office:value-type="float" office:value="0.00516009330749512" calcext:value-type="float">
            <text:p>0.00516009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632062_0_229289237565265982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1]+[.F12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1]=[.G121]+[.E121]; 1; 0)" office:value-type="float" office:value="0" calcext:value-type="float">
            <text:p>0</text:p>
          </table:table-cell>
          <table:table-cell table:number-columns-repeated="2" office:value-type="float" office:value="0.00139808654785156" calcext:value-type="float">
            <text:p>0.00139808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024718_2_69083431549416492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2]+[.F12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2]=[.G122]+[.E122]; 1; 0)" office:value-type="float" office:value="0" calcext:value-type="float">
            <text:p>0</text:p>
          </table:table-cell>
          <table:table-cell table:number-columns-repeated="2" office:value-type="float" office:value="0.00232195854187012" calcext:value-type="float">
            <text:p>0.00232195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648740_0_69595236810652956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urrencyCode|http://dbpedia.org/ontology/abstract|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G123]+[.F12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3]=[.G123]+[.E123]; 1; 0)" office:value-type="float" office:value="0" calcext:value-type="float">
            <text:p>0</text:p>
          </table:table-cell>
          <table:table-cell table:number-columns-repeated="2" office:value-type="float" office:value="0.00101804733276367" calcext:value-type="float">
            <text:p>0.00101804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483094_0_407527753788750823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4]+[.F12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4]=[.G124]+[.E124]; 1; 0)" office:value-type="float" office:value="1" calcext:value-type="float">
            <text:p>1</text:p>
          </table:table-cell>
          <table:table-cell table:number-columns-repeated="2" office:value-type="float" office:value="0.0212750434875488" calcext:value-type="float">
            <text:p>0.02127504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773498_0_434146226611359115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comment|http://dbpedia.org/ontology/abstract|http://dbpedia.org/ontology/abstract|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G125]+[.F125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25]=[.G125]+[.E125]; 1; 0)" office:value-type="float" office:value="1" calcext:value-type="float">
            <text:p>1</text:p>
          </table:table-cell>
          <table:table-cell table:number-columns-repeated="2" office:value-type="float" office:value="0.00281095504760742" calcext:value-type="float">
            <text:p>0.0028109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54359_0_302027313504245946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6]+[.F12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6]=[.G126]+[.E126]; 1; 0)" office:value-type="float" office:value="0" calcext:value-type="float">
            <text:p>0</text:p>
          </table:table-cell>
          <table:table-cell table:number-columns-repeated="2" office:value-type="float" office:value="0.00177192687988281" calcext:value-type="float">
            <text:p>0.00177192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936911_182_770130389665614708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7]+[.F12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7]=[.G127]+[.E127]; 1; 0)" office:value-type="float" office:value="1" calcext:value-type="float">
            <text:p>1</text:p>
          </table:table-cell>
          <table:table-cell table:number-columns-repeated="2" office:value-type="float" office:value="0.000564098358154297" calcext:value-type="float">
            <text:p>0.0005640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098846_0_44886539485407512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8]+[.F12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8]=[.G128]+[.E128]; 1; 0)" office:value-type="float" office:value="1" calcext:value-type="float">
            <text:p>1</text:p>
          </table:table-cell>
          <table:table-cell table:number-columns-repeated="2" office:value-type="float" office:value="0.000539064407348633" calcext:value-type="float">
            <text:p>0.00053906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542937_177_547073968920359743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9]+[.F12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9]=[.G129]+[.E129]; 1; 0)" office:value-type="float" office:value="1" calcext:value-type="float">
            <text:p>1</text:p>
          </table:table-cell>
          <table:table-cell table:number-columns-repeated="2" office:value-type="float" office:value="0.000571012496948242" calcext:value-type="float">
            <text:p>0.00057101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964237_0_879404537062921042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0]+[.F13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0]=[.G130]+[.E130]; 1; 0)" office:value-type="float" office:value="1" calcext:value-type="float">
            <text:p>1</text:p>
          </table:table-cell>
          <table:table-cell table:number-columns-repeated="2" office:value-type="float" office:value="0.000308036804199219" calcext:value-type="float">
            <text:p>0.0003080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474843_6_706689674546980089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1]+[.F13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1]=[.G131]+[.E131]; 1; 0)" office:value-type="float" office:value="1" calcext:value-type="float">
            <text:p>1</text:p>
          </table:table-cell>
          <table:table-cell table:number-columns-repeated="2" office:value-type="float" office:value="0.000504970550537109" calcext:value-type="float">
            <text:p>0.00050497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611045_0_674636794109525653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2]+[.F13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2]=[.G132]+[.E132]; 1; 0)" office:value-type="float" office:value="1" calcext:value-type="float">
            <text:p>1</text:p>
          </table:table-cell>
          <table:table-cell table:number-columns-repeated="2" office:value-type="float" office:value="0.000339984893798828" calcext:value-type="float">
            <text:p>0.00033998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207069_4_775330010674407107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3]+[.F13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3]=[.G133]+[.E133]; 1; 0)" office:value-type="float" office:value="1" calcext:value-type="float">
            <text:p>1</text:p>
          </table:table-cell>
          <table:table-cell table:number-columns-repeated="2" office:value-type="float" office:value="0.000649929046630859" calcext:value-type="float">
            <text:p>0.0006499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36355_0_222887455525785139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34]+[.F13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4]=[.G134]+[.E134]; 1; 0)" office:value-type="float" office:value="0" calcext:value-type="float">
            <text:p>0</text:p>
          </table:table-cell>
          <table:table-cell table:number-columns-repeated="2" office:value-type="float" office:value="0.00413608551025391" calcext:value-type="float">
            <text:p>0.00413608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854801_0_166107470755228650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5]+[.F13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5]=[.G135]+[.E135]; 1; 0)" office:value-type="float" office:value="1" calcext:value-type="float">
            <text:p>1</text:p>
          </table:table-cell>
          <table:table-cell table:number-columns-repeated="2" office:value-type="float" office:value="0.000946998596191406" calcext:value-type="float">
            <text:p>0.00094699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71959_0_724817703548897428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xmlns.com/foaf/0.1/primaryTopic|http://dbpedia.org/ontology/wikiPageDisambiguat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136]+[.F13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6]=[.G136]+[.E136]; 1; 0)" office:value-type="float" office:value="1" calcext:value-type="float">
            <text:p>1</text:p>
          </table:table-cell>
          <table:table-cell table:number-columns-repeated="2" office:value-type="float" office:value="0.000832796096801758" calcext:value-type="float">
            <text:p>0.00083279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523103_0_227597614021695520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birthPlace|http://dbpedia.org/property/loc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137]+[.F13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7]=[.G137]+[.E137]; 1; 0)" office:value-type="float" office:value="1" calcext:value-type="float">
            <text:p>1</text:p>
          </table:table-cell>
          <table:table-cell table:number-columns-repeated="2" office:value-type="float" office:value="0.00675797462463379" calcext:value-type="float">
            <text:p>0.00675797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67353_2_238404588590878250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8]+[.F13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8]=[.G138]+[.E138]; 1; 0)" office:value-type="float" office:value="1" calcext:value-type="float">
            <text:p>1</text:p>
          </table:table-cell>
          <table:table-cell table:number-columns-repeated="2" office:value-type="float" office:value="0.0018010139465332" calcext:value-type="float">
            <text:p>0.00180101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33717_14_474304065736266285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9]+[.F13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9]=[.G139]+[.E139]; 1; 0)" office:value-type="float" office:value="1" calcext:value-type="float">
            <text:p>1</text:p>
          </table:table-cell>
          <table:table-cell table:number-columns-repeated="2" office:value-type="float" office:value="0.000321149826049805" calcext:value-type="float">
            <text:p>0.00032114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600389_0_588061367155321564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0]+[.F14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0]=[.G140]+[.E140]; 1; 0)" office:value-type="float" office:value="1" calcext:value-type="float">
            <text:p>1</text:p>
          </table:table-cell>
          <table:table-cell table:number-columns-repeated="2" office:value-type="float" office:value="0.000674009323120117" calcext:value-type="float">
            <text:p>0.00067400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92192_0_144993033160597132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1]+[.F14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1]=[.G141]+[.E141]; 1; 0)" office:value-type="float" office:value="1" calcext:value-type="float">
            <text:p>1</text:p>
          </table:table-cell>
          <table:table-cell table:number-columns-repeated="2" office:value-type="float" office:value="0.000331878662109375" calcext:value-type="float">
            <text:p>0.0003318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504484_43_82791487117266956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2]+[.F14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2]=[.G142]+[.E142]; 1; 0)" office:value-type="float" office:value="1" calcext:value-type="float">
            <text:p>1</text:p>
          </table:table-cell>
          <table:table-cell table:number-columns-repeated="2" office:value-type="float" office:value="0.00080108642578125" calcext:value-type="float">
            <text:p>0.0008010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504484_122_91593670861257480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3]+[.F14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3]=[.G143]+[.E143]; 1; 0)" office:value-type="float" office:value="1" calcext:value-type="float">
            <text:p>1</text:p>
          </table:table-cell>
          <table:table-cell table:number-columns-repeated="2" office:value-type="float" office:value="0.000700235366821289" calcext:value-type="float">
            <text:p>0.00070023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728986_0_44495944186141775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44]+[.F14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4]=[.G144]+[.E144]; 1; 0)" office:value-type="float" office:value="0" calcext:value-type="float">
            <text:p>0</text:p>
          </table:table-cell>
          <table:table-cell table:number-columns-repeated="2" office:value-type="float" office:value="0.00534701347351074" calcext:value-type="float">
            <text:p>0.00534701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419946_0_695099548414547119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5]+[.F14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5]=[.G145]+[.E145]; 1; 0)" office:value-type="float" office:value="1" calcext:value-type="float">
            <text:p>1</text:p>
          </table:table-cell>
          <table:table-cell table:number-columns-repeated="2" office:value-type="float" office:value="0.000383853912353516" calcext:value-type="float">
            <text:p>0.00038385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975319_4_599783020111638893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6]+[.F14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6]=[.G146]+[.E146]; 1; 0)" office:value-type="float" office:value="1" calcext:value-type="float">
            <text:p>1</text:p>
          </table:table-cell>
          <table:table-cell table:number-columns-repeated="2" office:value-type="float" office:value="0.000416994094848633" calcext:value-type="float">
            <text:p>0.00041699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515524_0_542599519974529000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47]+[.F14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7]=[.G147]+[.E147]; 1; 0)" office:value-type="float" office:value="0" calcext:value-type="float">
            <text:p>0</text:p>
          </table:table-cell>
          <table:table-cell table:number-columns-repeated="2" office:value-type="float" office:value="0.00111198425292969" calcext:value-type="float">
            <text:p>0.00111198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317528_0_321063454653782621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8]+[.F14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8]=[.G148]+[.E148]; 1; 0)" office:value-type="float" office:value="1" calcext:value-type="float">
            <text:p>1</text:p>
          </table:table-cell>
          <table:table-cell table:number-columns-repeated="2" office:value-type="float" office:value="0.000313043594360352" calcext:value-type="float">
            <text:p>0.00031304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78802_0_794120800451361090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9]+[.F149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49]=[.G149]+[.E149]; 1; 0)" office:value-type="float" office:value="1" calcext:value-type="float">
            <text:p>1</text:p>
          </table:table-cell>
          <table:table-cell table:number-columns-repeated="2" office:value-type="float" office:value="0.00699186325073242" calcext:value-type="float">
            <text:p>0.00699186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57526_0_246322743928244323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0]+[.F15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0]=[.G150]+[.E150]; 1; 0)" office:value-type="float" office:value="1" calcext:value-type="float">
            <text:p>1</text:p>
          </table:table-cell>
          <table:table-cell table:number-columns-repeated="2" office:value-type="float" office:value="0.000979185104370117" calcext:value-type="float">
            <text:p>0.00097918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413595_0_34692559959017687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1]+[.F15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1]=[.G151]+[.E151]; 1; 0)" office:value-type="float" office:value="1" calcext:value-type="float">
            <text:p>1</text:p>
          </table:table-cell>
          <table:table-cell table:number-columns-repeated="2" office:value-type="float" office:value="0.000633955001831055" calcext:value-type="float">
            <text:p>0.0006339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162865_0_466138044277745929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2]+[.F15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2]=[.G152]+[.E152]; 1; 0)" office:value-type="float" office:value="1" calcext:value-type="float">
            <text:p>1</text:p>
          </table:table-cell>
          <table:table-cell table:number-columns-repeated="2" office:value-type="float" office:value="0.000825881958007813" calcext:value-type="float">
            <text:p>0.0008258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966524_0_148449211245563378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3]+[.F15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3]=[.G153]+[.E153]; 1; 0)" office:value-type="float" office:value="0" calcext:value-type="float">
            <text:p>0</text:p>
          </table:table-cell>
          <table:table-cell table:number-columns-repeated="2" office:value-type="float" office:value="0.000663042068481445" calcext:value-type="float">
            <text:p>0.00066304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366947_0_320353535507291716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4]+[.F15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4]=[.G154]+[.E154]; 1; 0)" office:value-type="float" office:value="1" calcext:value-type="float">
            <text:p>1</text:p>
          </table:table-cell>
          <table:table-cell table:number-columns-repeated="2" office:value-type="float" office:value="0.000515937805175781" calcext:value-type="float">
            <text:p>0.00051593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174246_0_42848425535314217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5]+[.F15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5]=[.G155]+[.E155]; 1; 0)" office:value-type="float" office:value="1" calcext:value-type="float">
            <text:p>1</text:p>
          </table:table-cell>
          <table:table-cell table:number-columns-repeated="2" office:value-type="float" office:value="0.000856876373291016" calcext:value-type="float">
            <text:p>0.00085687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8509_0_572226199625619319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6]+[.F15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6]=[.G156]+[.E156]; 1; 0)" office:value-type="float" office:value="1" calcext:value-type="float">
            <text:p>1</text:p>
          </table:table-cell>
          <table:table-cell table:number-columns-repeated="2" office:value-type="float" office:value="0.000295877456665039" calcext:value-type="float">
            <text:p>0.00029587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16632_0_308139188664950802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7]+[.F15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7]=[.G157]+[.E157]; 1; 0)" office:value-type="float" office:value="0" calcext:value-type="float">
            <text:p>0</text:p>
          </table:table-cell>
          <table:table-cell table:number-columns-repeated="2" office:value-type="float" office:value="0.000405073165893555" calcext:value-type="float">
            <text:p>0.00040507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67461_9_407610623010687906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8]+[.F15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8]=[.G158]+[.E158]; 1; 0)" office:value-type="float" office:value="1" calcext:value-type="float">
            <text:p>1</text:p>
          </table:table-cell>
          <table:table-cell table:number-columns-repeated="2" office:value-type="float" office:value="0.000561952590942383" calcext:value-type="float">
            <text:p>0.00056195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239801_0_60390403673171897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9]+[.F15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9]=[.G159]+[.E159]; 1; 0)" office:value-type="float" office:value="1" calcext:value-type="float">
            <text:p>1</text:p>
          </table:table-cell>
          <table:table-cell table:number-columns-repeated="2" office:value-type="float" office:value="0.000757932662963867" calcext:value-type="float">
            <text:p>0.00075793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794780_2_79593206997489468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60]+[.F16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0]=[.G160]+[.E160]; 1; 0)" office:value-type="float" office:value="0" calcext:value-type="float">
            <text:p>0</text:p>
          </table:table-cell>
          <table:table-cell table:number-columns-repeated="2" office:value-type="float" office:value="0.00439095497131348" calcext:value-type="float">
            <text:p>0.0043909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15458_0_604667857094161087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1]+[.F16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1]=[.G161]+[.E161]; 1; 0)" office:value-type="float" office:value="1" calcext:value-type="float">
            <text:p>1</text:p>
          </table:table-cell>
          <table:table-cell table:number-columns-repeated="2" office:value-type="float" office:value="0.000658988952636719" calcext:value-type="float">
            <text:p>0.0006589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7964_0_614348566102937222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2]+[.F16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2]=[.G162]+[.E162]; 1; 0)" office:value-type="float" office:value="1" calcext:value-type="float">
            <text:p>1</text:p>
          </table:table-cell>
          <table:table-cell table:number-columns-repeated="2" office:value-type="float" office:value="0.000348091125488281" calcext:value-type="float">
            <text:p>0.00034809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694908_0_60832913409910745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3]+[.F16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3]=[.G163]+[.E163]; 1; 0)" office:value-type="float" office:value="0" calcext:value-type="float">
            <text:p>0</text:p>
          </table:table-cell>
          <table:table-cell table:number-columns-repeated="2" office:value-type="float" office:value="0.0216929912567139" calcext:value-type="float">
            <text:p>0.02169299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86121_0_847179139522916159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4]+[.F164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64]=[.G164]+[.E164]; 1; 0)" office:value-type="float" office:value="1" calcext:value-type="float">
            <text:p>1</text:p>
          </table:table-cell>
          <table:table-cell table:number-columns-repeated="2" office:value-type="float" office:value="0.00382685661315918" calcext:value-type="float">
            <text:p>0.00382685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44462_1_623093820373516923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5]+[.F16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5]=[.G165]+[.E165]; 1; 0)" office:value-type="float" office:value="0" calcext:value-type="float">
            <text:p>0</text:p>
          </table:table-cell>
          <table:table-cell table:number-columns-repeated="2" office:value-type="float" office:value="0.00105690956115723" calcext:value-type="float">
            <text:p>0.0010569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39274_0_807002579794018741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6]+[.F16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6]=[.G166]+[.E166]; 1; 0)" office:value-type="float" office:value="1" calcext:value-type="float">
            <text:p>1</text:p>
          </table:table-cell>
          <table:table-cell table:number-columns-repeated="2" office:value-type="float" office:value="0.000299930572509766" calcext:value-type="float">
            <text:p>0.00029993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646916_0_217682742326250650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7]+[.F167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67]=[.G167]+[.E167]; 1; 0)" office:value-type="float" office:value="1" calcext:value-type="float">
            <text:p>1</text:p>
          </table:table-cell>
          <table:table-cell table:number-columns-repeated="2" office:value-type="float" office:value="0.00704598426818848" calcext:value-type="float">
            <text:p>0.00704598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504484_115_387808490603069487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8]+[.F16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8]=[.G168]+[.E168]; 1; 0)" office:value-type="float" office:value="1" calcext:value-type="float">
            <text:p>1</text:p>
          </table:table-cell>
          <table:table-cell table:number-columns-repeated="2" office:value-type="float" office:value="0.000783920288085938" calcext:value-type="float">
            <text:p>0.00078392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329923_47_26920175915315956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9]+[.F16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9]=[.G169]+[.E169]; 1; 0)" office:value-type="float" office:value="1" calcext:value-type="float">
            <text:p>1</text:p>
          </table:table-cell>
          <table:table-cell table:number-columns-repeated="2" office:value-type="float" office:value="0.000464916229248047" calcext:value-type="float">
            <text:p>0.00046491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534006_0_461746885674463552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70]+[.F17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70]=[.G170]+[.E170]; 1; 0)" office:value-type="float" office:value="1" calcext:value-type="float">
            <text:p>1</text:p>
          </table:table-cell>
          <table:table-cell table:number-columns-repeated="2" office:value-type="float" office:value="0.00115299224853516" calcext:value-type="float">
            <text:p>0.00115299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407824_0_79337749797038803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71]+[.F17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71]=[.G171]+[.E171]; 1; 0)" office:value-type="float" office:value="1" calcext:value-type="float">
            <text:p>1</text:p>
          </table:table-cell>
          <table:table-cell table:number-columns-repeated="2" office:value-type="float" office:value="0.000544071197509766" calcext:value-type="float">
            <text:p>0.0005440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875987_0_11906865717844625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72]+[.F17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72]=[.G172]+[.E172]; 1; 0)" office:value-type="float" office:value="1" calcext:value-type="float">
            <text:p>1</text:p>
          </table:table-cell>
          <table:table-cell table:number-columns-repeated="2" office:value-type="float" office:value="0.00331807136535645" calcext:value-type="float">
            <text:p>0.00331807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041816_1_474905416453470697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pushpin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73]+[.F17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73]=[.G173]+[.E173]; 1; 0)" office:value-type="float" office:value="0" calcext:value-type="float">
            <text:p>0</text:p>
          </table:table-cell>
          <table:table-cell table:number-columns-repeated="2" office:value-type="float" office:value="0.00273394584655762" calcext:value-type="float">
            <text:p>0.00273394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421679_0_505855210744597103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74]+[.F17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74]=[.G174]+[.E174]; 1; 0)" office:value-type="float" office:value="1" calcext:value-type="float">
            <text:p>1</text:p>
          </table:table-cell>
          <table:table-cell table:number-columns-repeated="2" office:value-type="float" office:value="0.000422000885009766" calcext:value-type="float">
            <text:p>0.00042200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45836_0_618729286172250219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75]+[.F17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75]=[.G175]+[.E175]; 1; 0)" office:value-type="float" office:value="0" calcext:value-type="float">
            <text:p>0</text:p>
          </table:table-cell>
          <table:table-cell table:number-columns-repeated="2" office:value-type="float" office:value="0.000499963760375977" calcext:value-type="float">
            <text:p>0.00049996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093445_0_72832057477030705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76]+[.F17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76]=[.G176]+[.E176]; 1; 0)" office:value-type="float" office:value="1" calcext:value-type="float">
            <text:p>1</text:p>
          </table:table-cell>
          <table:table-cell table:number-columns-repeated="2" office:value-type="float" office:value="0.000587940216064453" calcext:value-type="float">
            <text:p>0.00058794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5554_1_744986155397974417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77]+[.F17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77]=[.G177]+[.E177]; 1; 0)" office:value-type="float" office:value="1" calcext:value-type="float">
            <text:p>1</text:p>
          </table:table-cell>
          <table:table-cell table:number-columns-repeated="2" office:value-type="float" office:value="0.000547885894775391" calcext:value-type="float">
            <text:p>0.00054788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547657_0_24095357273028692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78]+[.F17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78]=[.G178]+[.E178]; 1; 0)" office:value-type="float" office:value="1" calcext:value-type="float">
            <text:p>1</text:p>
          </table:table-cell>
          <table:table-cell table:number-columns-repeated="2" office:value-type="float" office:value="0.000411033630371094" calcext:value-type="float">
            <text:p>0.0004110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50448_0_57829036995761865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79]+[.F17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79]=[.G179]+[.E179]; 1; 0)" office:value-type="float" office:value="0" calcext:value-type="float">
            <text:p>0</text:p>
          </table:table-cell>
          <table:table-cell table:number-columns-repeated="2" office:value-type="float" office:value="0.000496149063110352" calcext:value-type="float">
            <text:p>0.00049614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644639_0_726656084563766881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80]+[.F18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80]=[.G180]+[.E180]; 1; 0)" office:value-type="float" office:value="1" calcext:value-type="float">
            <text:p>1</text:p>
          </table:table-cell>
          <table:table-cell table:number-columns-repeated="2" office:value-type="float" office:value="0.000297069549560547" calcext:value-type="float">
            <text:p>0.00029706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32163_2_774984420311031626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81]+[.F18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81]=[.G181]+[.E181]; 1; 0)" office:value-type="float" office:value="1" calcext:value-type="float">
            <text:p>1</text:p>
          </table:table-cell>
          <table:table-cell table:number-columns-repeated="2" office:value-type="float" office:value="0.00316095352172852" calcext:value-type="float">
            <text:p>0.00316095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5534_1_812088661585912196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placeOfDeat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82]+[.F182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82]=[.G182]+[.E182]; 1; 0)" office:value-type="float" office:value="1" calcext:value-type="float">
            <text:p>1</text:p>
          </table:table-cell>
          <table:table-cell table:number-columns-repeated="2" office:value-type="float" office:value="0.00230312347412109" calcext:value-type="float">
            <text:p>0.00230312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290718_2_696057813896128680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83]+[.F18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83]=[.G183]+[.E183]; 1; 0)" office:value-type="float" office:value="1" calcext:value-type="float">
            <text:p>1</text:p>
          </table:table-cell>
          <table:table-cell table:number-columns-repeated="2" office:value-type="float" office:value="0.00194096565246582" calcext:value-type="float">
            <text:p>0.0019409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744432_1_699733521991648827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84]+[.F18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84]=[.G184]+[.E184]; 1; 0)" office:value-type="float" office:value="1" calcext:value-type="float">
            <text:p>1</text:p>
          </table:table-cell>
          <table:table-cell table:number-columns-repeated="2" office:value-type="float" office:value="0.000416994094848633" calcext:value-type="float">
            <text:p>0.00041699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188621_0_60585531075712752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85]+[.F18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85]=[.G185]+[.E185]; 1; 0)" office:value-type="float" office:value="0" calcext:value-type="float">
            <text:p>0</text:p>
          </table:table-cell>
          <table:table-cell table:number-columns-repeated="2" office:value-type="float" office:value="0.00256991386413574" calcext:value-type="float">
            <text:p>0.00256991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699298_0_6956961055292522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urrenc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86]+[.F18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86]=[.G186]+[.E186]; 1; 0)" office:value-type="float" office:value="0" calcext:value-type="float">
            <text:p>0</text:p>
          </table:table-cell>
          <table:table-cell table:number-columns-repeated="2" office:value-type="float" office:value="0.00197505950927734" calcext:value-type="float">
            <text:p>0.00197505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207889_193_420889490851906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87]+[.F18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87]=[.G187]+[.E187]; 1; 0)" office:value-type="float" office:value="1" calcext:value-type="float">
            <text:p>1</text:p>
          </table:table-cell>
          <table:table-cell table:number-columns-repeated="2" office:value-type="float" office:value="0.000489950180053711" calcext:value-type="float">
            <text:p>0.00048995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364483_0_2000404562409972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88]+[.F18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88]=[.G188]+[.E188]; 1; 0)" office:value-type="float" office:value="1" calcext:value-type="float">
            <text:p>1</text:p>
          </table:table-cell>
          <table:table-cell table:number-columns-repeated="2" office:value-type="float" office:value="0.000835895538330078" calcext:value-type="float">
            <text:p>0.00083589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910945_1_701802153779650594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89]+[.F18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89]=[.G189]+[.E189]; 1; 0)" office:value-type="float" office:value="1" calcext:value-type="float">
            <text:p>1</text:p>
          </table:table-cell>
          <table:table-cell table:number-columns-repeated="2" office:value-type="float" office:value="0.000542879104614258" calcext:value-type="float">
            <text:p>0.00054287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179268_0_229522166608253906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90]+[.F19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90]=[.G190]+[.E190]; 1; 0)" office:value-type="float" office:value="1" calcext:value-type="float">
            <text:p>1</text:p>
          </table:table-cell>
          <table:table-cell table:number-columns-repeated="2" office:value-type="float" office:value="0.000410079956054688" calcext:value-type="float">
            <text:p>0.00041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543932_0_868982042409286996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91]+[.F19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91]=[.G191]+[.E191]; 1; 0)" office:value-type="float" office:value="1" calcext:value-type="float">
            <text:p>1</text:p>
          </table:table-cell>
          <table:table-cell table:number-columns-repeated="2" office:value-type="float" office:value="0.000497102737426758" calcext:value-type="float">
            <text:p>0.00049710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423212_0_274299077953252655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92]+[.F19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92]=[.G192]+[.E192]; 1; 0)" office:value-type="float" office:value="0" calcext:value-type="float">
            <text:p>0</text:p>
          </table:table-cell>
          <table:table-cell table:number-columns-repeated="2" office:value-type="float" office:value="0.000607013702392578" calcext:value-type="float">
            <text:p>0.00060701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555698_1_2310356444569926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dbpedia.org/ontology/wikiPageExternalLink|http://www.w3.org/1999/02/22-rdf-syntax-ns#type|http://dbpedia.org/ontology/militaryUnitSiz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G193]+[.F19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93]=[.G193]+[.E193]; 1; 0)" office:value-type="float" office:value="1" calcext:value-type="float">
            <text:p>1</text:p>
          </table:table-cell>
          <table:table-cell table:number-columns-repeated="2" office:value-type="float" office:value="0.00368809700012207" calcext:value-type="float">
            <text:p>0.0036880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265522_0_817005926164916700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94]+[.F19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94]=[.G194]+[.E194]; 1; 0)" office:value-type="float" office:value="1" calcext:value-type="float">
            <text:p>1</text:p>
          </table:table-cell>
          <table:table-cell table:number-columns-repeated="2" office:value-type="float" office:value="0.000524044036865234" calcext:value-type="float">
            <text:p>0.0005240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722358_0_155259242015143233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95]+[.F19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95]=[.G195]+[.E195]; 1; 0)" office:value-type="float" office:value="1" calcext:value-type="float">
            <text:p>1</text:p>
          </table:table-cell>
          <table:table-cell table:number-columns-repeated="2" office:value-type="float" office:value="0.000468969345092773" calcext:value-type="float">
            <text:p>0.00046896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85599_0_797613001529632184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96]+[.F19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96]=[.G196]+[.E196]; 1; 0)" office:value-type="float" office:value="1" calcext:value-type="float">
            <text:p>1</text:p>
          </table:table-cell>
          <table:table-cell table:number-columns-repeated="2" office:value-type="float" office:value="0.000852823257446289" calcext:value-type="float">
            <text:p>0.00085282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275868_0_452834658071671369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97]+[.F19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97]=[.G197]+[.E197]; 1; 0)" office:value-type="float" office:value="0" calcext:value-type="float">
            <text:p>0</text:p>
          </table:table-cell>
          <table:table-cell table:number-columns-repeated="2" office:value-type="float" office:value="0.00114297866821289" calcext:value-type="float">
            <text:p>0.0011429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182166_0_896921114121663808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98]+[.F19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98]=[.G198]+[.E198]; 1; 0)" office:value-type="float" office:value="1" calcext:value-type="float">
            <text:p>1</text:p>
          </table:table-cell>
          <table:table-cell table:number-columns-repeated="2" office:value-type="float" office:value="0.000462055206298828" calcext:value-type="float">
            <text:p>0.0004620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988811_0_277575847675671690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99]+[.F19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99]=[.G199]+[.E199]; 1; 0)" office:value-type="float" office:value="0" calcext:value-type="float">
            <text:p>0</text:p>
          </table:table-cell>
          <table:table-cell table:number-columns-repeated="2" office:value-type="float" office:value="0.00200700759887695" calcext:value-type="float">
            <text:p>0.00200700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971682_1_70822061664410332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00]+[.F20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00]=[.G200]+[.E200]; 1; 0)" office:value-type="float" office:value="1" calcext:value-type="float">
            <text:p>1</text:p>
          </table:table-cell>
          <table:table-cell table:number-columns-repeated="2" office:value-type="float" office:value="0.00374078750610352" calcext:value-type="float">
            <text:p>0.00374078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79972_1_188110063940020386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01]+[.F20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01]=[.G201]+[.E201]; 1; 0)" office:value-type="float" office:value="0" calcext:value-type="float">
            <text:p>0</text:p>
          </table:table-cell>
          <table:table-cell table:number-columns-repeated="2" office:value-type="float" office:value="0.00136804580688477" calcext:value-type="float">
            <text:p>0.00136804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718406_0_391445759747813738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02]+[.F20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02]=[.G202]+[.E202]; 1; 0)" office:value-type="float" office:value="0" calcext:value-type="float">
            <text:p>0</text:p>
          </table:table-cell>
          <table:table-cell table:number-columns-repeated="2" office:value-type="float" office:value="0.00182008743286133" calcext:value-type="float">
            <text:p>0.00182008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665696_1_33627543314029690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03]+[.F20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03]=[.G203]+[.E203]; 1; 0)" office:value-type="float" office:value="1" calcext:value-type="float">
            <text:p>1</text:p>
          </table:table-cell>
          <table:table-cell table:number-columns-repeated="2" office:value-type="float" office:value="0.000873088836669922" calcext:value-type="float">
            <text:p>0.0008730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136723_0_28938498132003639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04]+[.F20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04]=[.G204]+[.E204]; 1; 0)" office:value-type="float" office:value="1" calcext:value-type="float">
            <text:p>1</text:p>
          </table:table-cell>
          <table:table-cell table:number-columns-repeated="2" office:value-type="float" office:value="0.000828981399536133" calcext:value-type="float">
            <text:p>0.00082898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36616_8_653953957261874678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05]+[.F20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05]=[.G205]+[.E205]; 1; 0)" office:value-type="float" office:value="0" calcext:value-type="float">
            <text:p>0</text:p>
          </table:table-cell>
          <table:table-cell table:number-columns-repeated="2" office:value-type="float" office:value="0.00230312347412109" calcext:value-type="float">
            <text:p>0.00230312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096131_6_443920230660483955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06]+[.F20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06]=[.G206]+[.E206]; 1; 0)" office:value-type="float" office:value="1" calcext:value-type="float">
            <text:p>1</text:p>
          </table:table-cell>
          <table:table-cell table:number-columns-repeated="2" office:value-type="float" office:value="0.00570201873779297" calcext:value-type="float">
            <text:p>0.00570201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641496_1_918369473713331088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07]+[.F20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07]=[.G207]+[.E207]; 1; 0)" office:value-type="float" office:value="0" calcext:value-type="float">
            <text:p>0</text:p>
          </table:table-cell>
          <table:table-cell table:number-columns-repeated="2" office:value-type="float" office:value="0.00230598449707031" calcext:value-type="float">
            <text:p>0.00230598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425262_0_518209973665213273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08]+[.F20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08]=[.G208]+[.E208]; 1; 0)" office:value-type="float" office:value="1" calcext:value-type="float">
            <text:p>1</text:p>
          </table:table-cell>
          <table:table-cell table:number-columns-repeated="2" office:value-type="float" office:value="0.00141406059265137" calcext:value-type="float">
            <text:p>0.00141406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868396_0_111967858990292938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09]+[.F20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09]=[.G209]+[.E209]; 1; 0)" office:value-type="float" office:value="0" calcext:value-type="float">
            <text:p>0</text:p>
          </table:table-cell>
          <table:table-cell table:number-columns-repeated="2" office:value-type="float" office:value="0.00407910346984863" calcext:value-type="float">
            <text:p>0.00407910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390205_1_815076300556365813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birthPla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210]+[.F21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10]=[.G210]+[.E210]; 1; 0)" office:value-type="float" office:value="0" calcext:value-type="float">
            <text:p>0</text:p>
          </table:table-cell>
          <table:table-cell table:number-columns-repeated="2" office:value-type="float" office:value="0.00125312805175781" calcext:value-type="float">
            <text:p>0.00125312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738525_0_336463306939072786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11]+[.F21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11]=[.G211]+[.E211]; 1; 0)" office:value-type="float" office:value="1" calcext:value-type="float">
            <text:p>1</text:p>
          </table:table-cell>
          <table:table-cell table:number-columns-repeated="2" office:value-type="float" office:value="0.00046992301940918" calcext:value-type="float">
            <text:p>0.000469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864412_0_224731891114975467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12]+[.F21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12]=[.G212]+[.E212]; 1; 0)" office:value-type="float" office:value="1" calcext:value-type="float">
            <text:p>1</text:p>
          </table:table-cell>
          <table:table-cell table:number-columns-repeated="2" office:value-type="float" office:value="0.000653982162475586" calcext:value-type="float">
            <text:p>0.00065398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339947_4_341689911139764998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13]+[.F21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13]=[.G213]+[.E213]; 1; 0)" office:value-type="float" office:value="1" calcext:value-type="float">
            <text:p>1</text:p>
          </table:table-cell>
          <table:table-cell table:number-columns-repeated="2" office:value-type="float" office:value="0.000309228897094727" calcext:value-type="float">
            <text:p>0.00030922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30589_3_625207334767048974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14]+[.F21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14]=[.G214]+[.E214]; 1; 0)" office:value-type="float" office:value="1" calcext:value-type="float">
            <text:p>1</text:p>
          </table:table-cell>
          <table:table-cell table:number-columns-repeated="2" office:value-type="float" office:value="0.000685930252075195" calcext:value-type="float">
            <text:p>0.00068593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51277_0_126295473406654595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15]+[.F21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15]=[.G215]+[.E215]; 1; 0)" office:value-type="float" office:value="1" calcext:value-type="float">
            <text:p>1</text:p>
          </table:table-cell>
          <table:table-cell table:number-columns-repeated="2" office:value-type="float" office:value="0.000600814819335938" calcext:value-type="float">
            <text:p>0.00060081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222332_0_614952673101666716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16]+[.F21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16]=[.G216]+[.E216]; 1; 0)" office:value-type="float" office:value="1" calcext:value-type="float">
            <text:p>1</text:p>
          </table:table-cell>
          <table:table-cell table:number-columns-repeated="2" office:value-type="float" office:value="0.00339293479919434" calcext:value-type="float">
            <text:p>0.00339293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063172_0_190930743953517248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17]+[.F21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17]=[.G217]+[.E217]; 1; 0)" office:value-type="float" office:value="1" calcext:value-type="float">
            <text:p>1</text:p>
          </table:table-cell>
          <table:table-cell table:number-columns-repeated="2" office:value-type="float" office:value="0.000482082366943359" calcext:value-type="float">
            <text:p>0.0004820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165342_0_398036344244254608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18]+[.F21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18]=[.G218]+[.E218]; 1; 0)" office:value-type="float" office:value="1" calcext:value-type="float">
            <text:p>1</text:p>
          </table:table-cell>
          <table:table-cell table:number-columns-repeated="2" office:value-type="float" office:value="0.00109696388244629" calcext:value-type="float">
            <text:p>0.00109696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137584_0_510996122589922715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19]+[.F21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19]=[.G219]+[.E219]; 1; 0)" office:value-type="float" office:value="1" calcext:value-type="float">
            <text:p>1</text:p>
          </table:table-cell>
          <table:table-cell table:number-columns-repeated="2" office:value-type="float" office:value="0.000552177429199219" calcext:value-type="float">
            <text:p>0.00055217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237852_0_130299004423677309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20]+[.F22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20]=[.G220]+[.E220]; 1; 0)" office:value-type="float" office:value="1" calcext:value-type="float">
            <text:p>1</text:p>
          </table:table-cell>
          <table:table-cell table:number-columns-repeated="2" office:value-type="float" office:value="0.000814914703369141" calcext:value-type="float">
            <text:p>0.00081491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26089_0_541223672047031637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21]+[.F22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21]=[.G221]+[.E221]; 1; 0)" office:value-type="float" office:value="1" calcext:value-type="float">
            <text:p>1</text:p>
          </table:table-cell>
          <table:table-cell table:number-columns-repeated="2" office:value-type="float" office:value="0.000771999359130859" calcext:value-type="float">
            <text:p>0.00077199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671375_0_17157630479799623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22]+[.F22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22]=[.G222]+[.E222]; 1; 0)" office:value-type="float" office:value="0" calcext:value-type="float">
            <text:p>0</text:p>
          </table:table-cell>
          <table:table-cell table:number-columns-repeated="2" office:value-type="float" office:value="0.00321793556213379" calcext:value-type="float">
            <text:p>0.00321793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29948_0_155075865284109887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origin|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223]+[.F22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23]=[.G223]+[.E223]; 1; 0)" office:value-type="float" office:value="0" calcext:value-type="float">
            <text:p>0</text:p>
          </table:table-cell>
          <table:table-cell table:number-columns-repeated="2" office:value-type="float" office:value="0.0234448909759522" calcext:value-type="float">
            <text:p>0.0234448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734047_0_588070530749569553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224]+[.F22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24]=[.G224]+[.E224]; 1; 0)" office:value-type="float" office:value="0" calcext:value-type="float">
            <text:p>0</text:p>
          </table:table-cell>
          <table:table-cell table:number-columns-repeated="2" office:value-type="float" office:value="0.00104403495788574" calcext:value-type="float">
            <text:p>0.0010440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824455_2_752369117314422116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25]+[.F22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25]=[.G225]+[.E225]; 1; 0)" office:value-type="float" office:value="0" calcext:value-type="float">
            <text:p>0</text:p>
          </table:table-cell>
          <table:table-cell table:number-columns-repeated="2" office:value-type="float" office:value="0.00119709968566895" calcext:value-type="float">
            <text:p>0.00119709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885013_0_204370914220690728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26]+[.F22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26]=[.G226]+[.E226]; 1; 0)" office:value-type="float" office:value="0" calcext:value-type="float">
            <text:p>0</text:p>
          </table:table-cell>
          <table:table-cell table:number-columns-repeated="2" office:value-type="float" office:value="0.00532007217407227" calcext:value-type="float">
            <text:p>0.00532007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540521_2_751867732760756285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27]+[.F22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27]=[.G227]+[.E227]; 1; 0)" office:value-type="float" office:value="1" calcext:value-type="float">
            <text:p>1</text:p>
          </table:table-cell>
          <table:table-cell table:number-columns-repeated="2" office:value-type="float" office:value="0.000705957412719727" calcext:value-type="float">
            <text:p>0.00070595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213481_2_221892338167341060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28]+[.F22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28]=[.G228]+[.E228]; 1; 0)" office:value-type="float" office:value="1" calcext:value-type="float">
            <text:p>1</text:p>
          </table:table-cell>
          <table:table-cell table:number-columns-repeated="2" office:value-type="float" office:value="0.000746011734008789" calcext:value-type="float">
            <text:p>0.00074601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367383_0_225240410664785163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29]+[.F22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29]=[.G229]+[.E229]; 1; 0)" office:value-type="float" office:value="0" calcext:value-type="float">
            <text:p>0</text:p>
          </table:table-cell>
          <table:table-cell table:number-columns-repeated="2" office:value-type="float" office:value="0.000504970550537109" calcext:value-type="float">
            <text:p>0.00050497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921003_0_566111501244410850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30]+[.F23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30]=[.G230]+[.E230]; 1; 0)" office:value-type="float" office:value="0" calcext:value-type="float">
            <text:p>0</text:p>
          </table:table-cell>
          <table:table-cell table:number-columns-repeated="2" office:value-type="float" office:value="0.00222492218017578" calcext:value-type="float">
            <text:p>0.00222492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921086_0_433252721634048640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231]+[.F23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31]=[.G231]+[.E231]; 1; 0)" office:value-type="float" office:value="0" calcext:value-type="float">
            <text:p>0</text:p>
          </table:table-cell>
          <table:table-cell table:number-columns-repeated="2" office:value-type="float" office:value="0.00180315971374512" calcext:value-type="float">
            <text:p>0.00180315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797811_0_28138301577924971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32]+[.F23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32]=[.G232]+[.E232]; 1; 0)" office:value-type="float" office:value="1" calcext:value-type="float">
            <text:p>1</text:p>
          </table:table-cell>
          <table:table-cell table:number-columns-repeated="2" office:value-type="float" office:value="0.000458002090454102" calcext:value-type="float">
            <text:p>0.0004580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77952_0_151777918717706294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33]+[.F23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33]=[.G233]+[.E233]; 1; 0)" office:value-type="float" office:value="1" calcext:value-type="float">
            <text:p>1</text:p>
          </table:table-cell>
          <table:table-cell table:number-columns-repeated="2" office:value-type="float" office:value="0.000955104827880859" calcext:value-type="float">
            <text:p>0.0009551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950538_31_289297253600821649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34]+[.F23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34]=[.G234]+[.E234]; 1; 0)" office:value-type="float" office:value="1" calcext:value-type="float">
            <text:p>1</text:p>
          </table:table-cell>
          <table:table-cell table:number-columns-repeated="2" office:value-type="float" office:value="0.000507116317749023" calcext:value-type="float">
            <text:p>0.00050711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24300_1_858203831443857006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35]+[.F23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35]=[.G235]+[.E235]; 1; 0)" office:value-type="float" office:value="1" calcext:value-type="float">
            <text:p>1</text:p>
          </table:table-cell>
          <table:table-cell table:number-columns-repeated="2" office:value-type="float" office:value="0.000397920608520508" calcext:value-type="float">
            <text:p>0.00039792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925012_1_576612360844932073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36]+[.F23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36]=[.G236]+[.E236]; 1; 0)" office:value-type="float" office:value="1" calcext:value-type="float">
            <text:p>1</text:p>
          </table:table-cell>
          <table:table-cell table:number-columns-repeated="2" office:value-type="float" office:value="0.000489950180053711" calcext:value-type="float">
            <text:p>0.00048995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814644_1_220552434808545682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37]+[.F23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37]=[.G237]+[.E237]; 1; 0)" office:value-type="float" office:value="1" calcext:value-type="float">
            <text:p>1</text:p>
          </table:table-cell>
          <table:table-cell table:number-columns-repeated="2" office:value-type="float" office:value="0.00102114677429199" calcext:value-type="float">
            <text:p>0.00102114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075051_0_542686030096724596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238]+[.F23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38]=[.G238]+[.E238]; 1; 0)" office:value-type="float" office:value="0" calcext:value-type="float">
            <text:p>0</text:p>
          </table:table-cell>
          <table:table-cell table:number-columns-repeated="2" office:value-type="float" office:value="0.000678062438964844" calcext:value-type="float">
            <text:p>0.0006780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732532_0_142080364539450587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39]+[.F23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39]=[.G239]+[.E239]; 1; 0)" office:value-type="float" office:value="1" calcext:value-type="float">
            <text:p>1</text:p>
          </table:table-cell>
          <table:table-cell table:number-columns-repeated="2" office:value-type="float" office:value="0.000457048416137695" calcext:value-type="float">
            <text:p>0.00045704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959543_0_493102275153176026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40]+[.F24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40]=[.G240]+[.E240]; 1; 0)" office:value-type="float" office:value="0" calcext:value-type="float">
            <text:p>0</text:p>
          </table:table-cell>
          <table:table-cell table:number-columns-repeated="2" office:value-type="float" office:value="0.00283384323120117" calcext:value-type="float">
            <text:p>0.0028338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472016_0_755632622190608176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41]+[.F24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41]=[.G241]+[.E241]; 1; 0)" office:value-type="float" office:value="1" calcext:value-type="float">
            <text:p>1</text:p>
          </table:table-cell>
          <table:table-cell table:number-columns-repeated="2" office:value-type="float" office:value="0.000885963439941406" calcext:value-type="float">
            <text:p>0.00088596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386339_1_14711178907118543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42]+[.F24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42]=[.G242]+[.E242]; 1; 0)" office:value-type="float" office:value="1" calcext:value-type="float">
            <text:p>1</text:p>
          </table:table-cell>
          <table:table-cell table:number-columns-repeated="2" office:value-type="float" office:value="0.000486135482788086" calcext:value-type="float">
            <text:p>0.00048613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189616_5_175384170794056143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43]+[.F24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43]=[.G243]+[.E243]; 1; 0)" office:value-type="float" office:value="1" calcext:value-type="float">
            <text:p>1</text:p>
          </table:table-cell>
          <table:table-cell table:number-columns-repeated="2" office:value-type="float" office:value="0.000355005264282227" calcext:value-type="float">
            <text:p>0.00035500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877357_1_224715462661864400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|http://dbpedia.org/property/ci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244]+[.F24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44]=[.G244]+[.E244]; 1; 0)" office:value-type="float" office:value="1" calcext:value-type="float">
            <text:p>1</text:p>
          </table:table-cell>
          <table:table-cell table:number-columns-repeated="2" office:value-type="float" office:value="0.000890016555786133" calcext:value-type="float">
            <text:p>0.00089001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57462_0_153081294071991944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45]+[.F24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45]=[.G245]+[.E245]; 1; 0)" office:value-type="float" office:value="0" calcext:value-type="float">
            <text:p>0</text:p>
          </table:table-cell>
          <table:table-cell table:number-columns-repeated="2" office:value-type="float" office:value="0.00532197952270508" calcext:value-type="float">
            <text:p>0.0053219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588709_0_4012180086581695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46]+[.F24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46]=[.G246]+[.E246]; 1; 0)" office:value-type="float" office:value="1" calcext:value-type="float">
            <text:p>1</text:p>
          </table:table-cell>
          <table:table-cell table:number-columns-repeated="2" office:value-type="float" office:value="0.000344991683959961" calcext:value-type="float">
            <text:p>0.00034499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73866_0_18056330756860848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47]+[.F24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47]=[.G247]+[.E247]; 1; 0)" office:value-type="float" office:value="1" calcext:value-type="float">
            <text:p>1</text:p>
          </table:table-cell>
          <table:table-cell table:number-columns-repeated="2" office:value-type="float" office:value="0.000303983688354492" calcext:value-type="float">
            <text:p>0.00030398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321599_0_401421811944987405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48]+[.F24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48]=[.G248]+[.E248]; 1; 0)" office:value-type="float" office:value="1" calcext:value-type="float">
            <text:p>1</text:p>
          </table:table-cell>
          <table:table-cell table:number-columns-repeated="2" office:value-type="float" office:value="0.000527143478393555" calcext:value-type="float">
            <text:p>0.00052714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42001_0_479236029473623371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49]+[.F24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49]=[.G249]+[.E249]; 1; 0)" office:value-type="float" office:value="1" calcext:value-type="float">
            <text:p>1</text:p>
          </table:table-cell>
          <table:table-cell table:number-columns-repeated="2" office:value-type="float" office:value="0.000324010848999023" calcext:value-type="float">
            <text:p>0.00032401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531694_0_607621675694956675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50]+[.F25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50]=[.G250]+[.E250]; 1; 0)" office:value-type="float" office:value="1" calcext:value-type="float">
            <text:p>1</text:p>
          </table:table-cell>
          <table:table-cell table:number-columns-repeated="2" office:value-type="float" office:value="0.000499963760375977" calcext:value-type="float">
            <text:p>0.00049996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019651_0_535193838927623845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urrency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251]+[.F25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51]=[.G251]+[.E251]; 1; 0)" office:value-type="float" office:value="0" calcext:value-type="float">
            <text:p>0</text:p>
          </table:table-cell>
          <table:table-cell table:number-columns-repeated="2" office:value-type="float" office:value="0.00504612922668457" calcext:value-type="float">
            <text:p>0.00504612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854652_1_417082591815313764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52]+[.F25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52]=[.G252]+[.E252]; 1; 0)" office:value-type="float" office:value="1" calcext:value-type="float">
            <text:p>1</text:p>
          </table:table-cell>
          <table:table-cell table:number-columns-repeated="2" office:value-type="float" office:value="0.0023198127746582" calcext:value-type="float">
            <text:p>0.0023198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895857_0_399375637048320377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53]+[.F25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53]=[.G253]+[.E253]; 1; 0)" office:value-type="float" office:value="1" calcext:value-type="float">
            <text:p>1</text:p>
          </table:table-cell>
          <table:table-cell table:number-columns-repeated="2" office:value-type="float" office:value="0.000227928161621094" calcext:value-type="float">
            <text:p>0.00022792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401792_1_397021627362679903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54]+[.F25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54]=[.G254]+[.E254]; 1; 0)" office:value-type="float" office:value="1" calcext:value-type="float">
            <text:p>1</text:p>
          </table:table-cell>
          <table:table-cell table:number-columns-repeated="2" office:value-type="float" office:value="0.00133490562438965" calcext:value-type="float">
            <text:p>0.0013349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798710_0_57423912307658417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255]+[.F25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55]=[.G255]+[.E255]; 1; 0)" office:value-type="float" office:value="0" calcext:value-type="float">
            <text:p>0</text:p>
          </table:table-cell>
          <table:table-cell table:number-columns-repeated="2" office:value-type="float" office:value="0.000627040863037109" calcext:value-type="float">
            <text:p>0.00062704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373906_0_690459483844630733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256]+[.F25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56]=[.G256]+[.E256]; 1; 0)" office:value-type="float" office:value="1" calcext:value-type="float">
            <text:p>1</text:p>
          </table:table-cell>
          <table:table-cell table:number-columns-repeated="2" office:value-type="float" office:value="0.000402927398681641" calcext:value-type="float">
            <text:p>0.00040292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258076_0_434183861786906856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57]+[.F25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57]=[.G257]+[.E257]; 1; 0)" office:value-type="float" office:value="1" calcext:value-type="float">
            <text:p>1</text:p>
          </table:table-cell>
          <table:table-cell table:number-columns-repeated="2" office:value-type="float" office:value="0.000431060791015625" calcext:value-type="float">
            <text:p>0.0004310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459268_0_4894432588763034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58]+[.F25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58]=[.G258]+[.E258]; 1; 0)" office:value-type="float" office:value="1" calcext:value-type="float">
            <text:p>1</text:p>
          </table:table-cell>
          <table:table-cell table:number-columns-repeated="2" office:value-type="float" office:value="0.000427007675170898" calcext:value-type="float">
            <text:p>0.00042700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189388_0_58653418654468742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59]+[.F25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59]=[.G259]+[.E259]; 1; 0)" office:value-type="float" office:value="0" calcext:value-type="float">
            <text:p>0</text:p>
          </table:table-cell>
          <table:table-cell table:number-columns-repeated="2" office:value-type="float" office:value="0.00235104560852051" calcext:value-type="float">
            <text:p>0.0023510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993107_0_856855492150239574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60]+[.F26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60]=[.G260]+[.E260]; 1; 0)" office:value-type="float" office:value="1" calcext:value-type="float">
            <text:p>1</text:p>
          </table:table-cell>
          <table:table-cell table:number-columns-repeated="2" office:value-type="float" office:value="0.0247900485992432" calcext:value-type="float">
            <text:p>0.02479004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005983_0_44334323495932569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261]+[.F26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61]=[.G261]+[.E261]; 1; 0)" office:value-type="float" office:value="0" calcext:value-type="float">
            <text:p>0</text:p>
          </table:table-cell>
          <table:table-cell table:number-columns-repeated="2" office:value-type="float" office:value="0.00381207466125488" calcext:value-type="float">
            <text:p>0.00381207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805275_0_632936700490247152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location|http://dbpedia.org/ontology/regionServed|http://www.w3.org/1999/02/22-rdf-syntax-ns#type|http://dbpedia.org/property/country|http://dbpedia.org/property/locat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G262]+[.F26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62]=[.G262]+[.E262]; 1; 0)" office:value-type="float" office:value="0" calcext:value-type="float">
            <text:p>0</text:p>
          </table:table-cell>
          <table:table-cell table:number-columns-repeated="2" office:value-type="float" office:value="0.00255894660949707" calcext:value-type="float">
            <text:p>0.00255894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565309_0_3452018083237898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63]+[.F26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63]=[.G263]+[.E263]; 1; 0)" office:value-type="float" office:value="1" calcext:value-type="float">
            <text:p>1</text:p>
          </table:table-cell>
          <table:table-cell table:number-columns-repeated="2" office:value-type="float" office:value="0.000591039657592773" calcext:value-type="float">
            <text:p>0.00059103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63912_0_631129967510635314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64]+[.F26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64]=[.G264]+[.E264]; 1; 0)" office:value-type="float" office:value="1" calcext:value-type="float">
            <text:p>1</text:p>
          </table:table-cell>
          <table:table-cell table:number-columns-repeated="2" office:value-type="float" office:value="0.000297784805297852" calcext:value-type="float">
            <text:p>0.0002977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505570_0_863852197380241354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65]+[.F26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65]=[.G265]+[.E265]; 1; 0)" office:value-type="float" office:value="1" calcext:value-type="float">
            <text:p>1</text:p>
          </table:table-cell>
          <table:table-cell table:number-columns-repeated="2" office:value-type="float" office:value="0.000591039657592773" calcext:value-type="float">
            <text:p>0.00059103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033859_1_225362459363009310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66]+[.F26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66]=[.G266]+[.E266]; 1; 0)" office:value-type="float" office:value="1" calcext:value-type="float">
            <text:p>1</text:p>
          </table:table-cell>
          <table:table-cell table:number-columns-repeated="2" office:value-type="float" office:value="0.0020911693572998" calcext:value-type="float">
            <text:p>0.00209116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383459_0_243725735028403243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67]+[.F26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67]=[.G267]+[.E267]; 1; 0)" office:value-type="float" office:value="1" calcext:value-type="float">
            <text:p>1</text:p>
          </table:table-cell>
          <table:table-cell table:number-columns-repeated="2" office:value-type="float" office:value="0.00150299072265625" calcext:value-type="float">
            <text:p>0.00150299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01311_8_830608245893557530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gen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268]+[.F26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68]=[.G268]+[.E268]; 1; 0)" office:value-type="float" office:value="0" calcext:value-type="float">
            <text:p>0</text:p>
          </table:table-cell>
          <table:table-cell table:number-columns-repeated="2" office:value-type="float" office:value="0.000994205474853516" calcext:value-type="float">
            <text:p>0.00099420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57926_0_600096252198159699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69]+[.F26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69]=[.G269]+[.E269]; 1; 0)" office:value-type="float" office:value="0" calcext:value-type="float">
            <text:p>0</text:p>
          </table:table-cell>
          <table:table-cell table:number-columns-repeated="2" office:value-type="float" office:value="0.000361919403076172" calcext:value-type="float">
            <text:p>0.00036191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920963_0_68886731232371059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70]+[.F27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70]=[.G270]+[.E270]; 1; 0)" office:value-type="float" office:value="1" calcext:value-type="float">
            <text:p>1</text:p>
          </table:table-cell>
          <table:table-cell table:number-columns-repeated="2" office:value-type="float" office:value="0.00305294990539551" calcext:value-type="float">
            <text:p>0.00305294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478814_3_642911241761795466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71]+[.F27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71]=[.G271]+[.E271]; 1; 0)" office:value-type="float" office:value="1" calcext:value-type="float">
            <text:p>1</text:p>
          </table:table-cell>
          <table:table-cell table:number-columns-repeated="2" office:value-type="float" office:value="0.000283002853393555" calcext:value-type="float">
            <text:p>0.00028300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750261_0_662094059656071844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72]+[.F272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72]=[.G272]+[.E272]; 1; 0)" office:value-type="float" office:value="1" calcext:value-type="float">
            <text:p>1</text:p>
          </table:table-cell>
          <table:table-cell table:number-columns-repeated="2" office:value-type="float" office:value="0.0035400390625" calcext:value-type="float">
            <text:p>0.00354003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616688_0_613117740842791065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73]+[.F27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73]=[.G273]+[.E273]; 1; 0)" office:value-type="float" office:value="1" calcext:value-type="float">
            <text:p>1</text:p>
          </table:table-cell>
          <table:table-cell table:number-columns-repeated="2" office:value-type="float" office:value="0.000550031661987305" calcext:value-type="float">
            <text:p>0.00055003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022135_0_264355120855087023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74]+[.F27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74]=[.G274]+[.E274]; 1; 0)" office:value-type="float" office:value="1" calcext:value-type="float">
            <text:p>1</text:p>
          </table:table-cell>
          <table:table-cell table:number-columns-repeated="2" office:value-type="float" office:value="0.000287055969238281" calcext:value-type="float">
            <text:p>0.000287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130116_0_67931898065456561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75]+[.F27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75]=[.G275]+[.E275]; 1; 0)" office:value-type="float" office:value="1" calcext:value-type="float">
            <text:p>1</text:p>
          </table:table-cell>
          <table:table-cell table:number-columns-repeated="2" office:value-type="float" office:value="0.000998020172119141" calcext:value-type="float">
            <text:p>0.00099802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52934_1_60309848845062551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76]+[.F27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76]=[.G276]+[.E276]; 1; 0)" office:value-type="float" office:value="1" calcext:value-type="float">
            <text:p>1</text:p>
          </table:table-cell>
          <table:table-cell table:number-columns-repeated="2" office:value-type="float" office:value="0.000633001327514648" calcext:value-type="float">
            <text:p>0.0006330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709681_0_443777292390332234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77]+[.F27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77]=[.G277]+[.E277]; 1; 0)" office:value-type="float" office:value="0" calcext:value-type="float">
            <text:p>0</text:p>
          </table:table-cell>
          <table:table-cell table:number-columns-repeated="2" office:value-type="float" office:value="0.000609874725341797" calcext:value-type="float">
            <text:p>0.00060987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59139_0_462596920509426398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78]+[.F27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78]=[.G278]+[.E278]; 1; 0)" office:value-type="float" office:value="1" calcext:value-type="float">
            <text:p>1</text:p>
          </table:table-cell>
          <table:table-cell table:number-columns-repeated="2" office:value-type="float" office:value="0.000786066055297852" calcext:value-type="float">
            <text:p>0.00078606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657476_0_221977957647887357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79]+[.F27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79]=[.G279]+[.E279]; 1; 0)" office:value-type="float" office:value="1" calcext:value-type="float">
            <text:p>1</text:p>
          </table:table-cell>
          <table:table-cell table:number-columns-repeated="2" office:value-type="float" office:value="0.00108909606933594" calcext:value-type="float">
            <text:p>0.00108909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452010_0_620590667465765664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80]+[.F28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80]=[.G280]+[.E280]; 1; 0)" office:value-type="float" office:value="1" calcext:value-type="float">
            <text:p>1</text:p>
          </table:table-cell>
          <table:table-cell table:number-columns-repeated="2" office:value-type="float" office:value="0.000293970108032227" calcext:value-type="float">
            <text:p>0.00029397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618211_1_267344609146729085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lo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281]+[.F28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81]=[.G281]+[.E281]; 1; 0)" office:value-type="float" office:value="0" calcext:value-type="float">
            <text:p>0</text:p>
          </table:table-cell>
          <table:table-cell table:number-columns-repeated="2" office:value-type="float" office:value="0.00590705871582031" calcext:value-type="float">
            <text:p>0.00590705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831654_25_773777177433498112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82]+[.F28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82]=[.G282]+[.E282]; 1; 0)" office:value-type="float" office:value="1" calcext:value-type="float">
            <text:p>1</text:p>
          </table:table-cell>
          <table:table-cell table:number-columns-repeated="2" office:value-type="float" office:value="0.000310182571411133" calcext:value-type="float">
            <text:p>0.00031018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355569_0_801463958853341859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83]+[.F28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83]=[.G283]+[.E283]; 1; 0)" office:value-type="float" office:value="1" calcext:value-type="float">
            <text:p>1</text:p>
          </table:table-cell>
          <table:table-cell table:number-columns-repeated="2" office:value-type="float" office:value="0.000635862350463867" calcext:value-type="float">
            <text:p>0.0006358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29333_0_213558114744542134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84]+[.F28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84]=[.G284]+[.E284]; 1; 0)" office:value-type="float" office:value="1" calcext:value-type="float">
            <text:p>1</text:p>
          </table:table-cell>
          <table:table-cell table:number-columns-repeated="2" office:value-type="float" office:value="0.00141596794128418" calcext:value-type="float">
            <text:p>0.00141596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504214_6_21249234565391130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285]+[.F28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85]=[.G285]+[.E285]; 1; 0)" office:value-type="float" office:value="0" calcext:value-type="float">
            <text:p>0</text:p>
          </table:table-cell>
          <table:table-cell table:number-columns-repeated="2" office:value-type="float" office:value="0.00385284423828125" calcext:value-type="float">
            <text:p>0.00385284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325681_0_20811490932460267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286]+[.F28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86]=[.G286]+[.E286]; 1; 0)" office:value-type="float" office:value="0" calcext:value-type="float">
            <text:p>0</text:p>
          </table:table-cell>
          <table:table-cell table:number-columns-repeated="2" office:value-type="float" office:value="0.000873088836669922" calcext:value-type="float">
            <text:p>0.0008730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068544_0_23387801455127934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287]+[.F28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87]=[.G287]+[.E287]; 1; 0)" office:value-type="float" office:value="1" calcext:value-type="float">
            <text:p>1</text:p>
          </table:table-cell>
          <table:table-cell table:number-columns-repeated="2" office:value-type="float" office:value="0.00117993354797363" calcext:value-type="float">
            <text:p>0.00117993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93237_0_869964379888808857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88]+[.F28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88]=[.G288]+[.E288]; 1; 0)" office:value-type="float" office:value="0" calcext:value-type="float">
            <text:p>0</text:p>
          </table:table-cell>
          <table:table-cell table:number-columns-repeated="2" office:value-type="float" office:value="0.0012519359588623" calcext:value-type="float">
            <text:p>0.001251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57659_0_36611918727726191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89]+[.F28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89]=[.G289]+[.E289]; 1; 0)" office:value-type="float" office:value="0" calcext:value-type="float">
            <text:p>0</text:p>
          </table:table-cell>
          <table:table-cell table:number-columns-repeated="2" office:value-type="float" office:value="0.00411581993103027" calcext:value-type="float">
            <text:p>0.00411581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418133_0_54510265853884031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90]+[.F29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90]=[.G290]+[.E290]; 1; 0)" office:value-type="float" office:value="1" calcext:value-type="float">
            <text:p>1</text:p>
          </table:table-cell>
          <table:table-cell table:number-columns-repeated="2" office:value-type="float" office:value="0.00101900100708008" calcext:value-type="float">
            <text:p>0.001019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69450_0_800368846435900751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91]+[.F29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91]=[.G291]+[.E291]; 1; 0)" office:value-type="float" office:value="0" calcext:value-type="float">
            <text:p>0</text:p>
          </table:table-cell>
          <table:table-cell table:number-columns-repeated="2" office:value-type="float" office:value="0.00375604629516602" calcext:value-type="float">
            <text:p>0.00375604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68123_0_509230656242855081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92]+[.F29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92]=[.G292]+[.E292]; 1; 0)" office:value-type="float" office:value="1" calcext:value-type="float">
            <text:p>1</text:p>
          </table:table-cell>
          <table:table-cell table:number-columns-repeated="2" office:value-type="float" office:value="0.000616073608398438" calcext:value-type="float">
            <text:p>0.0006160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273054_0_33466569688709188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1999/02/22-rdf-syntax-ns#type|http://dbpedia.org/property/addres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G293]+[.F293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93]=[.G293]+[.E293]; 1; 0)" office:value-type="float" office:value="1" calcext:value-type="float">
            <text:p>1</text:p>
          </table:table-cell>
          <table:table-cell table:number-columns-repeated="2" office:value-type="float" office:value="0.00325918197631836" calcext:value-type="float">
            <text:p>0.0032591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258632_6_17417137540673952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94]+[.F29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94]=[.G294]+[.E294]; 1; 0)" office:value-type="float" office:value="1" calcext:value-type="float">
            <text:p>1</text:p>
          </table:table-cell>
          <table:table-cell table:number-columns-repeated="2" office:value-type="float" office:value="0.00101613998413086" calcext:value-type="float">
            <text:p>0.001016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981185_0_261599395608549733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95]+[.F29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95]=[.G295]+[.E295]; 1; 0)" office:value-type="float" office:value="1" calcext:value-type="float">
            <text:p>1</text:p>
          </table:table-cell>
          <table:table-cell table:number-columns-repeated="2" office:value-type="float" office:value="0.0005950927734375" calcext:value-type="float">
            <text:p>0.0005950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514101_0_154301712647511239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96]+[.F29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96]=[.G296]+[.E296]; 1; 0)" office:value-type="float" office:value="1" calcext:value-type="float">
            <text:p>1</text:p>
          </table:table-cell>
          <table:table-cell table:number-columns-repeated="2" office:value-type="float" office:value="0.00524806976318359" calcext:value-type="float">
            <text:p>0.00524806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464689_0_21236581241139428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97]+[.F29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97]=[.G297]+[.E297]; 1; 0)" office:value-type="float" office:value="1" calcext:value-type="float">
            <text:p>1</text:p>
          </table:table-cell>
          <table:table-cell table:number-columns-repeated="2" office:value-type="float" office:value="0.00192499160766602" calcext:value-type="float">
            <text:p>0.00192499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07033_1_353467626508219299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98]+[.F29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298]=[.G298]+[.E298]; 1; 0)" office:value-type="float" office:value="0" calcext:value-type="float">
            <text:p>0</text:p>
          </table:table-cell>
          <table:table-cell table:number-columns-repeated="2" office:value-type="float" office:value="0.00168800354003906" calcext:value-type="float">
            <text:p>0.00168800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154450_0_337411765114265809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299]+[.F29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299]=[.G299]+[.E299]; 1; 0)" office:value-type="float" office:value="1" calcext:value-type="float">
            <text:p>1</text:p>
          </table:table-cell>
          <table:table-cell table:number-columns-repeated="2" office:value-type="float" office:value="0.000792980194091797" calcext:value-type="float">
            <text:p>0.00079298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792508_0_72936349866834486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300]+[.F30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00]=[.G300]+[.E300]; 1; 0)" office:value-type="float" office:value="0" calcext:value-type="float">
            <text:p>0</text:p>
          </table:table-cell>
          <table:table-cell table:number-columns-repeated="2" office:value-type="float" office:value="0.00332498550415039" calcext:value-type="float">
            <text:p>0.00332498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43567_0_225005904992274561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01]+[.F30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01]=[.G301]+[.E301]; 1; 0)" office:value-type="float" office:value="1" calcext:value-type="float">
            <text:p>1</text:p>
          </table:table-cell>
          <table:table-cell table:number-columns-repeated="2" office:value-type="float" office:value="0.000678777694702148" calcext:value-type="float">
            <text:p>0.00067877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662107_2_526418578073547386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302]+[.F30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02]=[.G302]+[.E302]; 1; 0)" office:value-type="float" office:value="0" calcext:value-type="float">
            <text:p>0</text:p>
          </table:table-cell>
          <table:table-cell table:number-columns-repeated="2" office:value-type="float" office:value="0.00314998626708984" calcext:value-type="float">
            <text:p>0.00314998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86394_0_598069948836210702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03]+[.F30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03]=[.G303]+[.E303]; 1; 0)" office:value-type="float" office:value="0" calcext:value-type="float">
            <text:p>0</text:p>
          </table:table-cell>
          <table:table-cell table:number-columns-repeated="2" office:value-type="float" office:value="0.00216507911682129" calcext:value-type="float">
            <text:p>0.00216507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680176_0_52280878736520693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04]+[.F30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04]=[.G304]+[.E304]; 1; 0)" office:value-type="float" office:value="0" calcext:value-type="float">
            <text:p>0</text:p>
          </table:table-cell>
          <table:table-cell table:number-columns-repeated="2" office:value-type="float" office:value="0.000689029693603516" calcext:value-type="float">
            <text:p>0.0006890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432342_1_607389864985959688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05]+[.F30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05]=[.G305]+[.E305]; 1; 0)" office:value-type="float" office:value="1" calcext:value-type="float">
            <text:p>1</text:p>
          </table:table-cell>
          <table:table-cell table:number-columns-repeated="2" office:value-type="float" office:value="0.000296831130981445" calcext:value-type="float">
            <text:p>0.00029683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01329_3_683801731500189141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06]+[.F30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06]=[.G306]+[.E306]; 1; 0)" office:value-type="float" office:value="1" calcext:value-type="float">
            <text:p>1</text:p>
          </table:table-cell>
          <table:table-cell table:number-columns-repeated="2" office:value-type="float" office:value="0.00194001197814941" calcext:value-type="float">
            <text:p>0.0019400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888487_0_660167425598690101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07]+[.F30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07]=[.G307]+[.E307]; 1; 0)" office:value-type="float" office:value="0" calcext:value-type="float">
            <text:p>0</text:p>
          </table:table-cell>
          <table:table-cell table:number-columns-repeated="2" office:value-type="float" office:value="0.000808000564575195" calcext:value-type="float">
            <text:p>0.0008080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875901_0_282891061990859244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08]+[.F30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08]=[.G308]+[.E308]; 1; 0)" office:value-type="float" office:value="1" calcext:value-type="float">
            <text:p>1</text:p>
          </table:table-cell>
          <table:table-cell table:number-columns-repeated="2" office:value-type="float" office:value="0.000416040420532227" calcext:value-type="float">
            <text:p>0.00041604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725605_6_131575354176249846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309]+[.F30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09]=[.G309]+[.E309]; 1; 0)" office:value-type="float" office:value="0" calcext:value-type="float">
            <text:p>0</text:p>
          </table:table-cell>
          <table:table-cell table:number-columns-repeated="2" office:value-type="float" office:value="0.00383591651916504" calcext:value-type="float">
            <text:p>0.00383591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24577_0_133209410553225662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10]+[.F31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10]=[.G310]+[.E310]; 1; 0)" office:value-type="float" office:value="1" calcext:value-type="float">
            <text:p>1</text:p>
          </table:table-cell>
          <table:table-cell table:number-columns-repeated="2" office:value-type="float" office:value="0.000405788421630859" calcext:value-type="float">
            <text:p>0.00040578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360836_0_909259491021016664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11]+[.F31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11]=[.G311]+[.E311]; 1; 0)" office:value-type="float" office:value="1" calcext:value-type="float">
            <text:p>1</text:p>
          </table:table-cell>
          <table:table-cell table:number-columns-repeated="2" office:value-type="float" office:value="0.000421047210693359" calcext:value-type="float">
            <text:p>0.0004210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10186_0_7827565967633579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12]+[.F31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12]=[.G312]+[.E312]; 1; 0)" office:value-type="float" office:value="0" calcext:value-type="float">
            <text:p>0</text:p>
          </table:table-cell>
          <table:table-cell table:number-columns-repeated="2" office:value-type="float" office:value="0.0022740364074707" calcext:value-type="float">
            <text:p>0.0022740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52844_0_64574087677151910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13]+[.F31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13]=[.G313]+[.E313]; 1; 0)" office:value-type="float" office:value="1" calcext:value-type="float">
            <text:p>1</text:p>
          </table:table-cell>
          <table:table-cell table:number-columns-repeated="2" office:value-type="float" office:value="0.000322103500366211" calcext:value-type="float">
            <text:p>0.00032210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924911_0_854511978910915725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14]+[.F31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14]=[.G314]+[.E314]; 1; 0)" office:value-type="float" office:value="1" calcext:value-type="float">
            <text:p>1</text:p>
          </table:table-cell>
          <table:table-cell table:number-columns-repeated="2" office:value-type="float" office:value="0.00044703483581543" calcext:value-type="float">
            <text:p>0.00044703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911857_1_718665096666483424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15]+[.F31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15]=[.G315]+[.E315]; 1; 0)" office:value-type="float" office:value="1" calcext:value-type="float">
            <text:p>1</text:p>
          </table:table-cell>
          <table:table-cell table:number-columns-repeated="2" office:value-type="float" office:value="0.0011141300201416" calcext:value-type="float">
            <text:p>0.001114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814826_0_87660802283086269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16]+[.F31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16]=[.G316]+[.E316]; 1; 0)" office:value-type="float" office:value="1" calcext:value-type="float">
            <text:p>1</text:p>
          </table:table-cell>
          <table:table-cell table:number-columns-repeated="2" office:value-type="float" office:value="0.000835180282592773" calcext:value-type="float">
            <text:p>0.00083518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248844_0_703394505563653001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17]+[.F31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17]=[.G317]+[.E317]; 1; 0)" office:value-type="float" office:value="0" calcext:value-type="float">
            <text:p>0</text:p>
          </table:table-cell>
          <table:table-cell table:number-columns-repeated="2" office:value-type="float" office:value="0.00035405158996582" calcext:value-type="float">
            <text:p>0.0003540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501732_0_78476151384686458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18]+[.F31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18]=[.G318]+[.E318]; 1; 0)" office:value-type="float" office:value="1" calcext:value-type="float">
            <text:p>1</text:p>
          </table:table-cell>
          <table:table-cell table:number-columns-repeated="2" office:value-type="float" office:value="0.000479936599731445" calcext:value-type="float">
            <text:p>0.0004799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194482_0_289493311051675624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19]+[.F31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19]=[.G319]+[.E319]; 1; 0)" office:value-type="float" office:value="1" calcext:value-type="float">
            <text:p>1</text:p>
          </table:table-cell>
          <table:table-cell table:number-columns-repeated="2" office:value-type="float" office:value="0.00174403190612793" calcext:value-type="float">
            <text:p>0.00174403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922100_0_775021975780363523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20]+[.F32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20]=[.G320]+[.E320]; 1; 0)" office:value-type="float" office:value="0" calcext:value-type="float">
            <text:p>0</text:p>
          </table:table-cell>
          <table:table-cell table:number-columns-repeated="2" office:value-type="float" office:value="0.00502610206604004" calcext:value-type="float">
            <text:p>0.0050261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559366_0_319048616496113225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21]+[.F32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21]=[.G321]+[.E321]; 1; 0)" office:value-type="float" office:value="1" calcext:value-type="float">
            <text:p>1</text:p>
          </table:table-cell>
          <table:table-cell table:number-columns-repeated="2" office:value-type="float" office:value="0.000510931015014648" calcext:value-type="float">
            <text:p>0.0005109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20634_0_70862210409772653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22]+[.F32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22]=[.G322]+[.E322]; 1; 0)" office:value-type="float" office:value="1" calcext:value-type="float">
            <text:p>1</text:p>
          </table:table-cell>
          <table:table-cell table:number-columns-repeated="2" office:value-type="float" office:value="0.00162196159362793" calcext:value-type="float">
            <text:p>0.0016219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83781_0_134317251435778631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23]+[.F32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23]=[.G323]+[.E323]; 1; 0)" office:value-type="float" office:value="1" calcext:value-type="float">
            <text:p>1</text:p>
          </table:table-cell>
          <table:table-cell table:number-columns-repeated="2" office:value-type="float" office:value="0.00244498252868652" calcext:value-type="float">
            <text:p>0.00244498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648912_0_867342456081171778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24]+[.F32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24]=[.G324]+[.E324]; 1; 0)" office:value-type="float" office:value="1" calcext:value-type="float">
            <text:p>1</text:p>
          </table:table-cell>
          <table:table-cell table:number-columns-repeated="2" office:value-type="float" office:value="0.00148200988769531" calcext:value-type="float">
            <text:p>0.00148200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30781_0_33968327150956986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25]+[.F32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25]=[.G325]+[.E325]; 1; 0)" office:value-type="float" office:value="1" calcext:value-type="float">
            <text:p>1</text:p>
          </table:table-cell>
          <table:table-cell table:number-columns-repeated="2" office:value-type="float" office:value="0.00162410736083984" calcext:value-type="float">
            <text:p>0.00162410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018028_0_909877545745643523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26]+[.F32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26]=[.G326]+[.E326]; 1; 0)" office:value-type="float" office:value="1" calcext:value-type="float">
            <text:p>1</text:p>
          </table:table-cell>
          <table:table-cell table:number-columns-repeated="2" office:value-type="float" office:value="0.000729084014892578" calcext:value-type="float">
            <text:p>0.0007290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142265_0_457746614140879635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27]+[.F32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27]=[.G327]+[.E327]; 1; 0)" office:value-type="float" office:value="0" calcext:value-type="float">
            <text:p>0</text:p>
          </table:table-cell>
          <table:table-cell table:number-columns-repeated="2" office:value-type="float" office:value="0.00103306770324707" calcext:value-type="float">
            <text:p>0.00103306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217357_1_41386583862662978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28]+[.F32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28]=[.G328]+[.E328]; 1; 0)" office:value-type="float" office:value="1" calcext:value-type="float">
            <text:p>1</text:p>
          </table:table-cell>
          <table:table-cell table:number-columns-repeated="2" office:value-type="float" office:value="0.000331878662109375" calcext:value-type="float">
            <text:p>0.0003318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05420_1_366623074396551000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29]+[.F32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29]=[.G329]+[.E329]; 1; 0)" office:value-type="float" office:value="0" calcext:value-type="float">
            <text:p>0</text:p>
          </table:table-cell>
          <table:table-cell table:number-columns-repeated="2" office:value-type="float" office:value="0.00053095817565918" calcext:value-type="float">
            <text:p>0.00053095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843597_1_707310106575231798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30]+[.F33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30]=[.G330]+[.E330]; 1; 0)" office:value-type="float" office:value="1" calcext:value-type="float">
            <text:p>1</text:p>
          </table:table-cell>
          <table:table-cell table:number-columns-repeated="2" office:value-type="float" office:value="0.000841140747070313" calcext:value-type="float">
            <text:p>0.00084114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479117_1_245534082858037833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31]+[.F33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31]=[.G331]+[.E331]; 1; 0)" office:value-type="float" office:value="1" calcext:value-type="float">
            <text:p>1</text:p>
          </table:table-cell>
          <table:table-cell table:number-columns-repeated="2" office:value-type="float" office:value="0.000288009643554687" calcext:value-type="float">
            <text:p>0.0002880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403935_0_855840673064381176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urrency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332]+[.F33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32]=[.G332]+[.E332]; 1; 0)" office:value-type="float" office:value="0" calcext:value-type="float">
            <text:p>0</text:p>
          </table:table-cell>
          <table:table-cell table:number-columns-repeated="2" office:value-type="float" office:value="0.00509905815124512" calcext:value-type="float">
            <text:p>0.00509905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392321_4_542095747166063422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33]+[.F33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33]=[.G333]+[.E333]; 1; 0)" office:value-type="float" office:value="1" calcext:value-type="float">
            <text:p>1</text:p>
          </table:table-cell>
          <table:table-cell table:number-columns-repeated="2" office:value-type="float" office:value="0.000417947769165039" calcext:value-type="float">
            <text:p>0.00041794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80790_0_223807099999144209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34]+[.F33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34]=[.G334]+[.E334]; 1; 0)" office:value-type="float" office:value="1" calcext:value-type="float">
            <text:p>1</text:p>
          </table:table-cell>
          <table:table-cell table:number-columns-repeated="2" office:value-type="float" office:value="0.000715017318725586" calcext:value-type="float">
            <text:p>0.00071501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738060_0_370780663985269503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G335]+[.F33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35]=[.G335]+[.E335]; 1; 0)" office:value-type="float" office:value="0" calcext:value-type="float">
            <text:p>0</text:p>
          </table:table-cell>
          <table:table-cell table:number-columns-repeated="2" office:value-type="float" office:value="0.00446605682373047" calcext:value-type="float">
            <text:p>0.0044660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370555_0_447506075875672011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36]+[.F33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36]=[.G336]+[.E336]; 1; 0)" office:value-type="float" office:value="1" calcext:value-type="float">
            <text:p>1</text:p>
          </table:table-cell>
          <table:table-cell table:number-columns-repeated="2" office:value-type="float" office:value="0.000486850738525391" calcext:value-type="float">
            <text:p>0.00048685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6632_0_38909598921725863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37]+[.F33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37]=[.G337]+[.E337]; 1; 0)" office:value-type="float" office:value="1" calcext:value-type="float">
            <text:p>1</text:p>
          </table:table-cell>
          <table:table-cell table:number-columns-repeated="2" office:value-type="float" office:value="0.000573158264160156" calcext:value-type="float">
            <text:p>0.00057315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62491_0_917517480383076618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38]+[.F33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38]=[.G338]+[.E338]; 1; 0)" office:value-type="float" office:value="1" calcext:value-type="float">
            <text:p>1</text:p>
          </table:table-cell>
          <table:table-cell table:number-columns-repeated="2" office:value-type="float" office:value="0.000305891036987305" calcext:value-type="float">
            <text:p>0.0003058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3582_0_658127976323657834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39]+[.F33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39]=[.G339]+[.E339]; 1; 0)" office:value-type="float" office:value="1" calcext:value-type="float">
            <text:p>1</text:p>
          </table:table-cell>
          <table:table-cell table:number-columns-repeated="2" office:value-type="float" office:value="0.000283956527709961" calcext:value-type="float">
            <text:p>0.00028395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177394_0_44995845108882897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40]+[.F34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40]=[.G340]+[.E340]; 1; 0)" office:value-type="float" office:value="0" calcext:value-type="float">
            <text:p>0</text:p>
          </table:table-cell>
          <table:table-cell table:number-columns-repeated="2" office:value-type="float" office:value="0.00229215621948242" calcext:value-type="float">
            <text:p>0.00229215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870261_0_366878007429675337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41]+[.F34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41]=[.G341]+[.E341]; 1; 0)" office:value-type="float" office:value="1" calcext:value-type="float">
            <text:p>1</text:p>
          </table:table-cell>
          <table:table-cell table:number-columns-repeated="2" office:value-type="float" office:value="0.000930070877075195" calcext:value-type="float">
            <text:p>0.00093007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661868_0_416217263632098057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42]+[.F34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42]=[.G342]+[.E342]; 1; 0)" office:value-type="float" office:value="1" calcext:value-type="float">
            <text:p>1</text:p>
          </table:table-cell>
          <table:table-cell table:number-columns-repeated="2" office:value-type="float" office:value="0.00127696990966797" calcext:value-type="float">
            <text:p>0.00127696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162205_1_37676741796135836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|http://dbpedia.org/ontology/wikiPageExternalLink|http://dbpedia.org/ontology/wikiPageExternalLink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G343]+[.F34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43]=[.G343]+[.E343]; 1; 0)" office:value-type="float" office:value="1" calcext:value-type="float">
            <text:p>1</text:p>
          </table:table-cell>
          <table:table-cell table:number-columns-repeated="2" office:value-type="float" office:value="0.000930070877075195" calcext:value-type="float">
            <text:p>0.00093007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989675_0_869748247074395463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344]+[.F34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44]=[.G344]+[.E344]; 1; 0)" office:value-type="float" office:value="1" calcext:value-type="float">
            <text:p>1</text:p>
          </table:table-cell>
          <table:table-cell table:number-columns-repeated="2" office:value-type="float" office:value="0.00233602523803711" calcext:value-type="float">
            <text:p>0.00233602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767696_0_674893075418536615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45]+[.F34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45]=[.G345]+[.E345]; 1; 0)" office:value-type="float" office:value="1" calcext:value-type="float">
            <text:p>1</text:p>
          </table:table-cell>
          <table:table-cell table:number-columns-repeated="2" office:value-type="float" office:value="0.00126004219055176" calcext:value-type="float">
            <text:p>0.00126004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104648_0_396382940778832580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place|http://dbpedia.org/ontology/PopulatedPlace/areaTo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346]+[.F34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46]=[.G346]+[.E346]; 1; 0)" office:value-type="float" office:value="0" calcext:value-type="float">
            <text:p>0</text:p>
          </table:table-cell>
          <table:table-cell table:number-columns-repeated="2" office:value-type="float" office:value="0.0017848014831543" calcext:value-type="float">
            <text:p>0.00178480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806029_2_779218898824534345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47]+[.F34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47]=[.G347]+[.E347]; 1; 0)" office:value-type="float" office:value="1" calcext:value-type="float">
            <text:p>1</text:p>
          </table:table-cell>
          <table:table-cell table:number-columns-repeated="2" office:value-type="float" office:value="0.000529050827026367" calcext:value-type="float">
            <text:p>0.00052905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707817_0_38359479355300939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48]+[.F34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48]=[.G348]+[.E348]; 1; 0)" office:value-type="float" office:value="1" calcext:value-type="float">
            <text:p>1</text:p>
          </table:table-cell>
          <table:table-cell table:number-columns-repeated="2" office:value-type="float" office:value="0.00223398208618164" calcext:value-type="float">
            <text:p>0.00223398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735918_0_157013073032889250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49]+[.F34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49]=[.G349]+[.E349]; 1; 0)" office:value-type="float" office:value="1" calcext:value-type="float">
            <text:p>1</text:p>
          </table:table-cell>
          <table:table-cell table:number-columns-repeated="2" office:value-type="float" office:value="0.0184600353240967" calcext:value-type="float">
            <text:p>0.01846003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361188_0_164072640514187600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50]+[.F35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50]=[.G350]+[.E350]; 1; 0)" office:value-type="float" office:value="0" calcext:value-type="float">
            <text:p>0</text:p>
          </table:table-cell>
          <table:table-cell table:number-columns-repeated="2" office:value-type="float" office:value="0.00208020210266113" calcext:value-type="float">
            <text:p>0.0020802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649964_1_477077211351849969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51]+[.F35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51]=[.G351]+[.E351]; 1; 0)" office:value-type="float" office:value="0" calcext:value-type="float">
            <text:p>0</text:p>
          </table:table-cell>
          <table:table-cell table:number-columns-repeated="2" office:value-type="float" office:value="0.00141096115112305" calcext:value-type="float">
            <text:p>0.00141096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816304_0_31015736041512859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52]+[.F35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52]=[.G352]+[.E352]; 1; 0)" office:value-type="float" office:value="0" calcext:value-type="float">
            <text:p>0</text:p>
          </table:table-cell>
          <table:table-cell table:number-columns-repeated="2" office:value-type="float" office:value="0.000649929046630859" calcext:value-type="float">
            <text:p>0.0006499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533430_1_18457469537066863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53]+[.F35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53]=[.G353]+[.E353]; 1; 0)" office:value-type="float" office:value="1" calcext:value-type="float">
            <text:p>1</text:p>
          </table:table-cell>
          <table:table-cell table:number-columns-repeated="2" office:value-type="float" office:value="0.000408172607421875" calcext:value-type="float">
            <text:p>0.00040817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3699_0_581801006918846199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54]+[.F35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54]=[.G354]+[.E354]; 1; 0)" office:value-type="float" office:value="0" calcext:value-type="float">
            <text:p>0</text:p>
          </table:table-cell>
          <table:table-cell table:number-columns-repeated="2" office:value-type="float" office:value="0.00461387634277344" calcext:value-type="float">
            <text:p>0.00461387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226272_0_599510303530038836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55]+[.F35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55]=[.G355]+[.E355]; 1; 0)" office:value-type="float" office:value="0" calcext:value-type="float">
            <text:p>0</text:p>
          </table:table-cell>
          <table:table-cell table:number-columns-repeated="2" office:value-type="float" office:value="0.0011909008026123" calcext:value-type="float">
            <text:p>0.0011909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343298_0_277372990971363080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purl.org/dc/terms/subject|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356]+[.F35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56]=[.G356]+[.E356]; 1; 0)" office:value-type="float" office:value="0" calcext:value-type="float">
            <text:p>0</text:p>
          </table:table-cell>
          <table:table-cell table:number-columns-repeated="2" office:value-type="float" office:value="0.00231099128723145" calcext:value-type="float">
            <text:p>0.00231099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87681_0_793858946581403799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57]+[.F35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57]=[.G357]+[.E357]; 1; 0)" office:value-type="float" office:value="0" calcext:value-type="float">
            <text:p>0</text:p>
          </table:table-cell>
          <table:table-cell table:number-columns-repeated="2" office:value-type="float" office:value="0.000970840454101562" calcext:value-type="float">
            <text:p>0.00097084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556168_0_381106290030611382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58]+[.F35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58]=[.G358]+[.E358]; 1; 0)" office:value-type="float" office:value="1" calcext:value-type="float">
            <text:p>1</text:p>
          </table:table-cell>
          <table:table-cell table:number-columns-repeated="2" office:value-type="float" office:value="0.000496149063110352" calcext:value-type="float">
            <text:p>0.00049614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947132_3_682719752136237397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59]+[.F35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59]=[.G359]+[.E359]; 1; 0)" office:value-type="float" office:value="1" calcext:value-type="float">
            <text:p>1</text:p>
          </table:table-cell>
          <table:table-cell table:number-columns-repeated="2" office:value-type="float" office:value="0.00107407569885254" calcext:value-type="float">
            <text:p>0.00107407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275014_0_132015776177134484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60]+[.F36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60]=[.G360]+[.E360]; 1; 0)" office:value-type="float" office:value="0" calcext:value-type="float">
            <text:p>0</text:p>
          </table:table-cell>
          <table:table-cell table:number-columns-repeated="2" office:value-type="float" office:value="0.000874996185302734" calcext:value-type="float">
            <text:p>0.00087499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005071_0_864395400682597172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61]+[.F36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61]=[.G361]+[.E361]; 1; 0)" office:value-type="float" office:value="1" calcext:value-type="float">
            <text:p>1</text:p>
          </table:table-cell>
          <table:table-cell table:number-columns-repeated="2" office:value-type="float" office:value="0.00086212158203125" calcext:value-type="float">
            <text:p>0.0008621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936911_212_16676471991304400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62]+[.F36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62]=[.G362]+[.E362]; 1; 0)" office:value-type="float" office:value="1" calcext:value-type="float">
            <text:p>1</text:p>
          </table:table-cell>
          <table:table-cell table:number-columns-repeated="2" office:value-type="float" office:value="0.000588178634643555" calcext:value-type="float">
            <text:p>0.00058817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719111_1_57194018424635795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63]+[.F36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63]=[.G363]+[.E363]; 1; 0)" office:value-type="float" office:value="0" calcext:value-type="float">
            <text:p>0</text:p>
          </table:table-cell>
          <table:table-cell table:number-columns-repeated="2" office:value-type="float" office:value="0.000492095947265625" calcext:value-type="float">
            <text:p>0.00049209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825467_0_333490524244628794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64]+[.F36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64]=[.G364]+[.E364]; 1; 0)" office:value-type="float" office:value="1" calcext:value-type="float">
            <text:p>1</text:p>
          </table:table-cell>
          <table:table-cell table:number-columns-repeated="2" office:value-type="float" office:value="0.000416994094848633" calcext:value-type="float">
            <text:p>0.00041699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884611_0_723798030470793050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65]+[.F36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65]=[.G365]+[.E365]; 1; 0)" office:value-type="float" office:value="1" calcext:value-type="float">
            <text:p>1</text:p>
          </table:table-cell>
          <table:table-cell table:number-columns-repeated="2" office:value-type="float" office:value="0.000396966934204102" calcext:value-type="float">
            <text:p>0.00039696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99879_0_518599553755529866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66]+[.F36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66]=[.G366]+[.E366]; 1; 0)" office:value-type="float" office:value="1" calcext:value-type="float">
            <text:p>1</text:p>
          </table:table-cell>
          <table:table-cell table:number-columns-repeated="2" office:value-type="float" office:value="0.000837087631225586" calcext:value-type="float">
            <text:p>0.00083708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90688_9_170134408993615773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67]+[.F36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67]=[.G367]+[.E367]; 1; 0)" office:value-type="float" office:value="1" calcext:value-type="float">
            <text:p>1</text:p>
          </table:table-cell>
          <table:table-cell table:number-columns-repeated="2" office:value-type="float" office:value="0.00154805183410645" calcext:value-type="float">
            <text:p>0.0015480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656864_0_22992264457853339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68]+[.F36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68]=[.G368]+[.E368]; 1; 0)" office:value-type="float" office:value="1" calcext:value-type="float">
            <text:p>1</text:p>
          </table:table-cell>
          <table:table-cell table:number-columns-repeated="2" office:value-type="float" office:value="0.00129604339599609" calcext:value-type="float">
            <text:p>0.00129604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60241_0_173607928291586071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69]+[.F36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69]=[.G369]+[.E369]; 1; 0)" office:value-type="float" office:value="0" calcext:value-type="float">
            <text:p>0</text:p>
          </table:table-cell>
          <table:table-cell table:number-columns-repeated="2" office:value-type="float" office:value="0.000313997268676758" calcext:value-type="float">
            <text:p>0.00031399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66079_0_458484314562124322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70]+[.F37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70]=[.G370]+[.E370]; 1; 0)" office:value-type="float" office:value="1" calcext:value-type="float">
            <text:p>1</text:p>
          </table:table-cell>
          <table:table-cell table:number-columns-repeated="2" office:value-type="float" office:value="0.000946044921875" calcext:value-type="float">
            <text:p>0.00094604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504484_58_594753218850349810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71]+[.F37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71]=[.G371]+[.E371]; 1; 0)" office:value-type="float" office:value="1" calcext:value-type="float">
            <text:p>1</text:p>
          </table:table-cell>
          <table:table-cell table:number-columns-repeated="2" office:value-type="float" office:value="0.000596046447753906" calcext:value-type="float">
            <text:p>0.0005960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238783_0_414477891235174409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72]+[.F37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72]=[.G372]+[.E372]; 1; 0)" office:value-type="float" office:value="0" calcext:value-type="float">
            <text:p>0</text:p>
          </table:table-cell>
          <table:table-cell table:number-columns-repeated="2" office:value-type="float" office:value="0.00197887420654297" calcext:value-type="float">
            <text:p>0.00197887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265897_0_37984998923209931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73]+[.F37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73]=[.G373]+[.E373]; 1; 0)" office:value-type="float" office:value="1" calcext:value-type="float">
            <text:p>1</text:p>
          </table:table-cell>
          <table:table-cell table:number-columns-repeated="2" office:value-type="float" office:value="0.00102114677429199" calcext:value-type="float">
            <text:p>0.00102114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548468_0_595515546411938218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74]+[.F37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74]=[.G374]+[.E374]; 1; 0)" office:value-type="float" office:value="0" calcext:value-type="float">
            <text:p>0</text:p>
          </table:table-cell>
          <table:table-cell table:number-columns-repeated="2" office:value-type="float" office:value="0.00168800354003906" calcext:value-type="float">
            <text:p>0.00168800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933521_0_753988256693793569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75]+[.F37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75]=[.G375]+[.E375]; 1; 0)" office:value-type="float" office:value="0" calcext:value-type="float">
            <text:p>0</text:p>
          </table:table-cell>
          <table:table-cell table:number-columns-repeated="2" office:value-type="float" office:value="0.00420212745666504" calcext:value-type="float">
            <text:p>0.00420212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890759_0_568853618617644039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76]+[.F37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76]=[.G376]+[.E376]; 1; 0)" office:value-type="float" office:value="1" calcext:value-type="float">
            <text:p>1</text:p>
          </table:table-cell>
          <table:table-cell table:number-columns-repeated="2" office:value-type="float" office:value="0.00144505500793457" calcext:value-type="float">
            <text:p>0.0014450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51392_1_756197493933032414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purl.org/voc/vrank#hasRa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377]+[.F37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77]=[.G377]+[.E377]; 1; 0)" office:value-type="float" office:value="0" calcext:value-type="float">
            <text:p>0</text:p>
          </table:table-cell>
          <table:table-cell table:number-columns-repeated="2" office:value-type="float" office:value="0.00187301635742188" calcext:value-type="float">
            <text:p>0.0018730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521392_0_175075817855295251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78]+[.F37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78]=[.G378]+[.E378]; 1; 0)" office:value-type="float" office:value="1" calcext:value-type="float">
            <text:p>1</text:p>
          </table:table-cell>
          <table:table-cell table:number-columns-repeated="2" office:value-type="float" office:value="0.000661134719848633" calcext:value-type="float">
            <text:p>0.00066113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880165_0_876071018260672819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79]+[.F37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79]=[.G379]+[.E379]; 1; 0)" office:value-type="float" office:value="1" calcext:value-type="float">
            <text:p>1</text:p>
          </table:table-cell>
          <table:table-cell table:number-columns-repeated="2" office:value-type="float" office:value="0.00143003463745117" calcext:value-type="float">
            <text:p>0.00143003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731159_1_199363201691299724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80]+[.F38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80]=[.G380]+[.E380]; 1; 0)" office:value-type="float" office:value="1" calcext:value-type="float">
            <text:p>1</text:p>
          </table:table-cell>
          <table:table-cell table:number-columns-repeated="2" office:value-type="float" office:value="0.00364303588867188" calcext:value-type="float">
            <text:p>0.00364303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885101_0_39265496815420418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81]+[.F38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81]=[.G381]+[.E381]; 1; 0)" office:value-type="float" office:value="0" calcext:value-type="float">
            <text:p>0</text:p>
          </table:table-cell>
          <table:table-cell table:number-columns-repeated="2" office:value-type="float" office:value="0.000608205795288086" calcext:value-type="float">
            <text:p>0.00060820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337825_0_503789492318227330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82]+[.F38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82]=[.G382]+[.E382]; 1; 0)" office:value-type="float" office:value="1" calcext:value-type="float">
            <text:p>1</text:p>
          </table:table-cell>
          <table:table-cell table:number-columns-repeated="2" office:value-type="float" office:value="0.000390052795410156" calcext:value-type="float">
            <text:p>0.0003900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894188_4_837426667586152413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83]+[.F38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83]=[.G383]+[.E383]; 1; 0)" office:value-type="float" office:value="1" calcext:value-type="float">
            <text:p>1</text:p>
          </table:table-cell>
          <table:table-cell table:number-columns-repeated="2" office:value-type="float" office:value="0.00026702880859375" calcext:value-type="float">
            <text:p>0.0002670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287421_1_44344040116482892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84]+[.F38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84]=[.G384]+[.E384]; 1; 0)" office:value-type="float" office:value="1" calcext:value-type="float">
            <text:p>1</text:p>
          </table:table-cell>
          <table:table-cell table:number-columns-repeated="2" office:value-type="float" office:value="0.00026392936706543" calcext:value-type="float">
            <text:p>0.00026392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85482_1_907213993350483946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85]+[.F38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85]=[.G385]+[.E385]; 1; 0)" office:value-type="float" office:value="1" calcext:value-type="float">
            <text:p>1</text:p>
          </table:table-cell>
          <table:table-cell table:number-columns-repeated="2" office:value-type="float" office:value="0.000874996185302734" calcext:value-type="float">
            <text:p>0.00087499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16576_7_665183749115603814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86]+[.F38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86]=[.G386]+[.E386]; 1; 0)" office:value-type="float" office:value="1" calcext:value-type="float">
            <text:p>1</text:p>
          </table:table-cell>
          <table:table-cell table:number-columns-repeated="2" office:value-type="float" office:value="0.00415515899658203" calcext:value-type="float">
            <text:p>0.0041551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458570_0_10406527541833430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87]+[.F38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87]=[.G387]+[.E387]; 1; 0)" office:value-type="float" office:value="1" calcext:value-type="float">
            <text:p>1</text:p>
          </table:table-cell>
          <table:table-cell table:number-columns-repeated="2" office:value-type="float" office:value="0.00127005577087402" calcext:value-type="float">
            <text:p>0.00127005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671199_0_440146371110653872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88]+[.F38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88]=[.G388]+[.E388]; 1; 0)" office:value-type="float" office:value="1" calcext:value-type="float">
            <text:p>1</text:p>
          </table:table-cell>
          <table:table-cell table:number-columns-repeated="2" office:value-type="float" office:value="0.00150299072265625" calcext:value-type="float">
            <text:p>0.00150299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957007_0_57578259234962721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89]+[.F38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89]=[.G389]+[.E389]; 1; 0)" office:value-type="float" office:value="1" calcext:value-type="float">
            <text:p>1</text:p>
          </table:table-cell>
          <table:table-cell table:number-columns-repeated="2" office:value-type="float" office:value="0.00120210647583008" calcext:value-type="float">
            <text:p>0.00120210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411951_0_703657332445708892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90]+[.F39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90]=[.G390]+[.E390]; 1; 0)" office:value-type="float" office:value="1" calcext:value-type="float">
            <text:p>1</text:p>
          </table:table-cell>
          <table:table-cell table:number-columns-repeated="2" office:value-type="float" office:value="0.000998973846435547" calcext:value-type="float">
            <text:p>0.00099897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583141_0_442248201997305669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91]+[.F39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91]=[.G391]+[.E391]; 1; 0)" office:value-type="float" office:value="1" calcext:value-type="float">
            <text:p>1</text:p>
          </table:table-cell>
          <table:table-cell table:number-columns-repeated="2" office:value-type="float" office:value="0.00116586685180664" calcext:value-type="float">
            <text:p>0.00116586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401079_0_912758390301985640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92]+[.F39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92]=[.G392]+[.E392]; 1; 0)" office:value-type="float" office:value="1" calcext:value-type="float">
            <text:p>1</text:p>
          </table:table-cell>
          <table:table-cell table:number-columns-repeated="2" office:value-type="float" office:value="0.00241494178771973" calcext:value-type="float">
            <text:p>0.00241494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172448_0_180581071380288298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93]+[.F39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93]=[.G393]+[.E393]; 1; 0)" office:value-type="float" office:value="0" calcext:value-type="float">
            <text:p>0</text:p>
          </table:table-cell>
          <table:table-cell table:number-columns-repeated="2" office:value-type="float" office:value="0.000252962112426758" calcext:value-type="float">
            <text:p>0.00025296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959710_1_27630530712587236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94]+[.F39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94]=[.G394]+[.E394]; 1; 0)" office:value-type="float" office:value="1" calcext:value-type="float">
            <text:p>1</text:p>
          </table:table-cell>
          <table:table-cell table:number-columns-repeated="2" office:value-type="float" office:value="0.000292062759399414" calcext:value-type="float">
            <text:p>0.00029206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19807_0_313924998440413167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395]+[.F395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95]=[.G395]+[.E395]; 1; 0)" office:value-type="float" office:value="1" calcext:value-type="float">
            <text:p>1</text:p>
          </table:table-cell>
          <table:table-cell table:number-columns-repeated="2" office:value-type="float" office:value="0.00156688690185547" calcext:value-type="float">
            <text:p>0.00156688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450419_0_801259296181571178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96]+[.F39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396]=[.G396]+[.E396]; 1; 0)" office:value-type="float" office:value="0" calcext:value-type="float">
            <text:p>0</text:p>
          </table:table-cell>
          <table:table-cell table:number-columns-repeated="2" office:value-type="float" office:value="0.000554084777832031" calcext:value-type="float">
            <text:p>0.0005540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051842_5_175789172398677403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397]+[.F397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97]=[.G397]+[.E397]; 1; 0)" office:value-type="float" office:value="1" calcext:value-type="float">
            <text:p>1</text:p>
          </table:table-cell>
          <table:table-cell table:number-columns-repeated="2" office:value-type="float" office:value="0.00206494331359863" calcext:value-type="float">
            <text:p>0.00206494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125436_0_606982248618812687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98]+[.F39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98]=[.G398]+[.E398]; 1; 0)" office:value-type="float" office:value="1" calcext:value-type="float">
            <text:p>1</text:p>
          </table:table-cell>
          <table:table-cell table:number-columns-repeated="2" office:value-type="float" office:value="0.000359058380126953" calcext:value-type="float">
            <text:p>0.0003590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508577_3_412220095607629025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399]+[.F39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399]=[.G399]+[.E399]; 1; 0)" office:value-type="float" office:value="1" calcext:value-type="float">
            <text:p>1</text:p>
          </table:table-cell>
          <table:table-cell table:number-columns-repeated="2" office:value-type="float" office:value="0.000572919845581055" calcext:value-type="float">
            <text:p>0.00057291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26337_0_88637038486404404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00]+[.F40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00]=[.G400]+[.E400]; 1; 0)" office:value-type="float" office:value="1" calcext:value-type="float">
            <text:p>1</text:p>
          </table:table-cell>
          <table:table-cell table:number-columns-repeated="2" office:value-type="float" office:value="0.00347805023193359" calcext:value-type="float">
            <text:p>0.00347805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732174_0_732136501435750221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01]+[.F40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01]=[.G401]+[.E401]; 1; 0)" office:value-type="float" office:value="0" calcext:value-type="float">
            <text:p>0</text:p>
          </table:table-cell>
          <table:table-cell table:number-columns-repeated="2" office:value-type="float" office:value="0.00159096717834473" calcext:value-type="float">
            <text:p>0.0015909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335243_0_287357364989920534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urrenc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402]+[.F40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02]=[.G402]+[.E402]; 1; 0)" office:value-type="float" office:value="0" calcext:value-type="float">
            <text:p>0</text:p>
          </table:table-cell>
          <table:table-cell table:number-columns-repeated="2" office:value-type="float" office:value="0.00229620933532715" calcext:value-type="float">
            <text:p>0.00229620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312357_0_639541730687614572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03]+[.F40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03]=[.G403]+[.E403]; 1; 0)" office:value-type="float" office:value="0" calcext:value-type="float">
            <text:p>0</text:p>
          </table:table-cell>
          <table:table-cell table:number-columns-repeated="2" office:value-type="float" office:value="0.000906944274902344" calcext:value-type="float">
            <text:p>0.00090694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909046_2_555033043893024568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04]+[.F40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04]=[.G404]+[.E404]; 1; 0)" office:value-type="float" office:value="1" calcext:value-type="float">
            <text:p>1</text:p>
          </table:table-cell>
          <table:table-cell table:number-columns-repeated="2" office:value-type="float" office:value="0.000636100769042969" calcext:value-type="float">
            <text:p>0.0006361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821838_3_616635748753051850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05]+[.F40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05]=[.G405]+[.E405]; 1; 0)" office:value-type="float" office:value="1" calcext:value-type="float">
            <text:p>1</text:p>
          </table:table-cell>
          <table:table-cell table:number-columns-repeated="2" office:value-type="float" office:value="0.00216007232666016" calcext:value-type="float">
            <text:p>0.00216007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78390_0_76083035219748784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06]+[.F40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06]=[.G406]+[.E406]; 1; 0)" office:value-type="float" office:value="1" calcext:value-type="float">
            <text:p>1</text:p>
          </table:table-cell>
          <table:table-cell table:number-columns-repeated="2" office:value-type="float" office:value="0.00270605087280273" calcext:value-type="float">
            <text:p>0.00270605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054043_0_85810310822681540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07]+[.F40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07]=[.G407]+[.E407]; 1; 0)" office:value-type="float" office:value="0" calcext:value-type="float">
            <text:p>0</text:p>
          </table:table-cell>
          <table:table-cell table:number-columns-repeated="2" office:value-type="float" office:value="0.00276899337768555" calcext:value-type="float">
            <text:p>0.00276899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298835_0_378592957254581816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08]+[.F40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08]=[.G408]+[.E408]; 1; 0)" office:value-type="float" office:value="1" calcext:value-type="float">
            <text:p>1</text:p>
          </table:table-cell>
          <table:table-cell table:number-columns-repeated="2" office:value-type="float" office:value="0.00388002395629883" calcext:value-type="float">
            <text:p>0.003880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154185_0_160762734998328901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09]+[.F40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09]=[.G409]+[.E409]; 1; 0)" office:value-type="float" office:value="0" calcext:value-type="float">
            <text:p>0</text:p>
          </table:table-cell>
          <table:table-cell table:number-columns-repeated="2" office:value-type="float" office:value="0.00177478790283203" calcext:value-type="float">
            <text:p>0.00177478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17313_0_318276376740213366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10]+[.F41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10]=[.G410]+[.E410]; 1; 0)" office:value-type="float" office:value="1" calcext:value-type="float">
            <text:p>1</text:p>
          </table:table-cell>
          <table:table-cell table:number-columns-repeated="2" office:value-type="float" office:value="0.000624895095825195" calcext:value-type="float">
            <text:p>0.00062489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901618_0_899581750930329356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11]+[.F41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11]=[.G411]+[.E411]; 1; 0)" office:value-type="float" office:value="0" calcext:value-type="float">
            <text:p>0</text:p>
          </table:table-cell>
          <table:table-cell table:number-columns-repeated="2" office:value-type="float" office:value="0.000383138656616211" calcext:value-type="float">
            <text:p>0.00038313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533279_0_39323232626208603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12]+[.F41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12]=[.G412]+[.E412]; 1; 0)" office:value-type="float" office:value="1" calcext:value-type="float">
            <text:p>1</text:p>
          </table:table-cell>
          <table:table-cell table:number-columns-repeated="2" office:value-type="float" office:value="0.000357151031494141" calcext:value-type="float">
            <text:p>0.0003571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587314_0_692929678051243241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13]+[.F41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13]=[.G413]+[.E413]; 1; 0)" office:value-type="float" office:value="1" calcext:value-type="float">
            <text:p>1</text:p>
          </table:table-cell>
          <table:table-cell table:number-columns-repeated="2" office:value-type="float" office:value="0.0106620788574219" calcext:value-type="float">
            <text:p>0.01066207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788877_0_116889317157533037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14]+[.F41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14]=[.G414]+[.E414]; 1; 0)" office:value-type="float" office:value="0" calcext:value-type="float">
            <text:p>0</text:p>
          </table:table-cell>
          <table:table-cell table:number-columns-repeated="2" office:value-type="float" office:value="0.00141716003417969" calcext:value-type="float">
            <text:p>0.001417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536519_0_22904200587675483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15]+[.F41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15]=[.G415]+[.E415]; 1; 0)" office:value-type="float" office:value="1" calcext:value-type="float">
            <text:p>1</text:p>
          </table:table-cell>
          <table:table-cell table:number-columns-repeated="2" office:value-type="float" office:value="0.000571966171264648" calcext:value-type="float">
            <text:p>0.00057196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317465_0_46261106538221631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16]+[.F41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16]=[.G416]+[.E416]; 1; 0)" office:value-type="float" office:value="1" calcext:value-type="float">
            <text:p>1</text:p>
          </table:table-cell>
          <table:table-cell table:number-columns-repeated="2" office:value-type="float" office:value="0.000953912734985352" calcext:value-type="float">
            <text:p>0.00095391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275140_0_56851316830177048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17]+[.F41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17]=[.G417]+[.E417]; 1; 0)" office:value-type="float" office:value="1" calcext:value-type="float">
            <text:p>1</text:p>
          </table:table-cell>
          <table:table-cell table:number-columns-repeated="2" office:value-type="float" office:value="0.000523805618286133" calcext:value-type="float">
            <text:p>0.0005238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968480_0_438821933232396481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18]+[.F41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18]=[.G418]+[.E418]; 1; 0)" office:value-type="float" office:value="1" calcext:value-type="float">
            <text:p>1</text:p>
          </table:table-cell>
          <table:table-cell table:number-columns-repeated="2" office:value-type="float" office:value="0.000762939453125" calcext:value-type="float">
            <text:p>0.00076293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187888_1_554034961250757025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19]+[.F41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19]=[.G419]+[.E419]; 1; 0)" office:value-type="float" office:value="1" calcext:value-type="float">
            <text:p>1</text:p>
          </table:table-cell>
          <table:table-cell table:number-columns-repeated="2" office:value-type="float" office:value="0.00129985809326172" calcext:value-type="float">
            <text:p>0.00129985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767677_0_343477950926514684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20]+[.F42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20]=[.G420]+[.E420]; 1; 0)" office:value-type="float" office:value="1" calcext:value-type="float">
            <text:p>1</text:p>
          </table:table-cell>
          <table:table-cell table:number-columns-repeated="2" office:value-type="float" office:value="0.000406980514526367" calcext:value-type="float">
            <text:p>0.00040698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953468_0_183014194004095021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421]+[.F42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21]=[.G421]+[.E421]; 1; 0)" office:value-type="float" office:value="0" calcext:value-type="float">
            <text:p>0</text:p>
          </table:table-cell>
          <table:table-cell table:number-columns-repeated="2" office:value-type="float" office:value="0.00182390213012695" calcext:value-type="float">
            <text:p>0.0018239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258673_3_874707381442301946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22]+[.F42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22]=[.G422]+[.E422]; 1; 0)" office:value-type="float" office:value="1" calcext:value-type="float">
            <text:p>1</text:p>
          </table:table-cell>
          <table:table-cell table:number-columns-repeated="2" office:value-type="float" office:value="0.000339031219482422" calcext:value-type="float">
            <text:p>0.0003390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266574_1_574901924601831124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23]+[.F42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23]=[.G423]+[.E423]; 1; 0)" office:value-type="float" office:value="1" calcext:value-type="float">
            <text:p>1</text:p>
          </table:table-cell>
          <table:table-cell table:number-columns-repeated="2" office:value-type="float" office:value="0.000765800476074219" calcext:value-type="float">
            <text:p>0.0007658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846966_0_297731990897510647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24]+[.F42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24]=[.G424]+[.E424]; 1; 0)" office:value-type="float" office:value="1" calcext:value-type="float">
            <text:p>1</text:p>
          </table:table-cell>
          <table:table-cell table:number-columns-repeated="2" office:value-type="float" office:value="0.000839948654174805" calcext:value-type="float">
            <text:p>0.00083994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341053_2_76703445591500280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25]+[.F42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25]=[.G425]+[.E425]; 1; 0)" office:value-type="float" office:value="1" calcext:value-type="float">
            <text:p>1</text:p>
          </table:table-cell>
          <table:table-cell table:number-columns-repeated="2" office:value-type="float" office:value="0.000437021255493164" calcext:value-type="float">
            <text:p>0.00043702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156062_0_505637537526310226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26]+[.F42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26]=[.G426]+[.E426]; 1; 0)" office:value-type="float" office:value="0" calcext:value-type="float">
            <text:p>0</text:p>
          </table:table-cell>
          <table:table-cell table:number-columns-repeated="2" office:value-type="float" office:value="0.000794172286987305" calcext:value-type="float">
            <text:p>0.00079417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685423_0_80612897606971039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27]+[.F42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27]=[.G427]+[.E427]; 1; 0)" office:value-type="float" office:value="0" calcext:value-type="float">
            <text:p>0</text:p>
          </table:table-cell>
          <table:table-cell table:number-columns-repeated="2" office:value-type="float" office:value="0.00117897987365723" calcext:value-type="float">
            <text:p>0.00117897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316125_0_856704479575999345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28]+[.F42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28]=[.G428]+[.E428]; 1; 0)" office:value-type="float" office:value="1" calcext:value-type="float">
            <text:p>1</text:p>
          </table:table-cell>
          <table:table-cell table:number-columns-repeated="2" office:value-type="float" office:value="0.0220301151275635" calcext:value-type="float">
            <text:p>0.02203011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44204_0_95142679052715275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29]+[.F42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29]=[.G429]+[.E429]; 1; 0)" office:value-type="float" office:value="0" calcext:value-type="float">
            <text:p>0</text:p>
          </table:table-cell>
          <table:table-cell table:number-columns-repeated="2" office:value-type="float" office:value="0.00369000434875488" calcext:value-type="float">
            <text:p>0.00369000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203569_0_660849304729713087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30]+[.F43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30]=[.G430]+[.E430]; 1; 0)" office:value-type="float" office:value="1" calcext:value-type="float">
            <text:p>1</text:p>
          </table:table-cell>
          <table:table-cell table:number-columns-repeated="2" office:value-type="float" office:value="0.000424861907958984" calcext:value-type="float">
            <text:p>0.00042486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55026_0_406215016604148495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431]+[.F431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31]=[.G431]+[.E431]; 1; 0)" office:value-type="float" office:value="1" calcext:value-type="float">
            <text:p>1</text:p>
          </table:table-cell>
          <table:table-cell table:number-columns-repeated="2" office:value-type="float" office:value="0.00608301162719727" calcext:value-type="float">
            <text:p>0.00608301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098118_0_382896127395094259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ountry|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432]+[.F432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32]=[.G432]+[.E432]; 1; 0)" office:value-type="float" office:value="1" calcext:value-type="float">
            <text:p>1</text:p>
          </table:table-cell>
          <table:table-cell table:number-columns-repeated="2" office:value-type="float" office:value="0.00450301170349121" calcext:value-type="float">
            <text:p>0.00450301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936911_255_351033165646579860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33]+[.F43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33]=[.G433]+[.E433]; 1; 0)" office:value-type="float" office:value="1" calcext:value-type="float">
            <text:p>1</text:p>
          </table:table-cell>
          <table:table-cell table:number-columns-repeated="2" office:value-type="float" office:value="0.000543832778930664" calcext:value-type="float">
            <text:p>0.0005438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772841_0_123309161605061558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34]+[.F43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34]=[.G434]+[.E434]; 1; 0)" office:value-type="float" office:value="1" calcext:value-type="float">
            <text:p>1</text:p>
          </table:table-cell>
          <table:table-cell table:number-columns-repeated="2" office:value-type="float" office:value="0.000456094741821289" calcext:value-type="float">
            <text:p>0.00045609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56229_0_56011198653068690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35]+[.F43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35]=[.G435]+[.E435]; 1; 0)" office:value-type="float" office:value="0" calcext:value-type="float">
            <text:p>0</text:p>
          </table:table-cell>
          <table:table-cell table:number-columns-repeated="2" office:value-type="float" office:value="0.00157284736633301" calcext:value-type="float">
            <text:p>0.00157284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07734_2_232916038753578873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36]+[.F43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36]=[.G436]+[.E436]; 1; 0)" office:value-type="float" office:value="0" calcext:value-type="float">
            <text:p>0</text:p>
          </table:table-cell>
          <table:table-cell table:number-columns-repeated="2" office:value-type="float" office:value="0.00246191024780273" calcext:value-type="float">
            <text:p>0.00246191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111393_0_10099025725036096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37]+[.F43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37]=[.G437]+[.E437]; 1; 0)" office:value-type="float" office:value="1" calcext:value-type="float">
            <text:p>1</text:p>
          </table:table-cell>
          <table:table-cell table:number-columns-repeated="2" office:value-type="float" office:value="0.000564098358154297" calcext:value-type="float">
            <text:p>0.0005640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6568_0_694133886934631488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38]+[.F43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38]=[.G438]+[.E438]; 1; 0)" office:value-type="float" office:value="1" calcext:value-type="float">
            <text:p>1</text:p>
          </table:table-cell>
          <table:table-cell table:number-columns-repeated="2" office:value-type="float" office:value="0.000516176223754883" calcext:value-type="float">
            <text:p>0.00051617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060320_0_8324106869842807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broadcastNetwork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439]+[.F43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39]=[.G439]+[.E439]; 1; 0)" office:value-type="float" office:value="0" calcext:value-type="float">
            <text:p>0</text:p>
          </table:table-cell>
          <table:table-cell table:number-columns-repeated="2" office:value-type="float" office:value="0.00229310989379883" calcext:value-type="float">
            <text:p>0.00229310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26697_2_127212120254699689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40]+[.F44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40]=[.G440]+[.E440]; 1; 0)" office:value-type="float" office:value="1" calcext:value-type="float">
            <text:p>1</text:p>
          </table:table-cell>
          <table:table-cell table:number-columns-repeated="2" office:value-type="float" office:value="0.00289702415466309" calcext:value-type="float">
            <text:p>0.00289702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873912_0_657779804824887684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41]+[.F44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41]=[.G441]+[.E441]; 1; 0)" office:value-type="float" office:value="1" calcext:value-type="float">
            <text:p>1</text:p>
          </table:table-cell>
          <table:table-cell table:number-columns-repeated="2" office:value-type="float" office:value="0.00368285179138184" calcext:value-type="float">
            <text:p>0.0036828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121813_0_84887924154024466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42]+[.F44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42]=[.G442]+[.E442]; 1; 0)" office:value-type="float" office:value="0" calcext:value-type="float">
            <text:p>0</text:p>
          </table:table-cell>
          <table:table-cell table:number-columns-repeated="2" office:value-type="float" office:value="0.00143194198608398" calcext:value-type="float">
            <text:p>0.0014319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687511_0_43772615654979068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43]+[.F44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43]=[.G443]+[.E443]; 1; 0)" office:value-type="float" office:value="0" calcext:value-type="float">
            <text:p>0</text:p>
          </table:table-cell>
          <table:table-cell table:number-columns-repeated="2" office:value-type="float" office:value="0.00146818161010742" calcext:value-type="float">
            <text:p>0.0014681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29809_0_552600840836468289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44]+[.F44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44]=[.G444]+[.E444]; 1; 0)" office:value-type="float" office:value="0" calcext:value-type="float">
            <text:p>0</text:p>
          </table:table-cell>
          <table:table-cell table:number-columns-repeated="2" office:value-type="float" office:value="0.00335001945495605" calcext:value-type="float">
            <text:p>0.00335001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261630_0_466912289007121823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445]+[.F44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45]=[.G445]+[.E445]; 1; 0)" office:value-type="float" office:value="0" calcext:value-type="float">
            <text:p>0</text:p>
          </table:table-cell>
          <table:table-cell table:number-columns-repeated="2" office:value-type="float" office:value="0.00522279739379883" calcext:value-type="float">
            <text:p>0.00522279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723763_0_87401369798695045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46]+[.F44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46]=[.G446]+[.E446]; 1; 0)" office:value-type="float" office:value="0" calcext:value-type="float">
            <text:p>0</text:p>
          </table:table-cell>
          <table:table-cell table:number-columns-repeated="2" office:value-type="float" office:value="0.000867128372192383" calcext:value-type="float">
            <text:p>0.0008671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012073_0_402453237642580216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47]+[.F44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47]=[.G447]+[.E447]; 1; 0)" office:value-type="float" office:value="1" calcext:value-type="float">
            <text:p>1</text:p>
          </table:table-cell>
          <table:table-cell table:number-columns-repeated="2" office:value-type="float" office:value="0.000270843505859375" calcext:value-type="float">
            <text:p>0.00027084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297395_0_691920131969935426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purl.org/dc/terms/subje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448]+[.F44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48]=[.G448]+[.E448]; 1; 0)" office:value-type="float" office:value="0" calcext:value-type="float">
            <text:p>0</text:p>
          </table:table-cell>
          <table:table-cell table:number-columns-repeated="2" office:value-type="float" office:value="0.00131607055664063" calcext:value-type="float">
            <text:p>0.00131607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899893_0_204427384999879014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49]+[.F44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49]=[.G449]+[.E449]; 1; 0)" office:value-type="float" office:value="1" calcext:value-type="float">
            <text:p>1</text:p>
          </table:table-cell>
          <table:table-cell table:number-columns-repeated="2" office:value-type="float" office:value="0.000581026077270508" calcext:value-type="float">
            <text:p>0.00058102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091969_0_66191234500527644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50]+[.F45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50]=[.G450]+[.E450]; 1; 0)" office:value-type="float" office:value="1" calcext:value-type="float">
            <text:p>1</text:p>
          </table:table-cell>
          <table:table-cell table:number-columns-repeated="2" office:value-type="float" office:value="0.000797033309936523" calcext:value-type="float">
            <text:p>0.0007970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51105_2_904650352255927292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51]+[.F45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51]=[.G451]+[.E451]; 1; 0)" office:value-type="float" office:value="1" calcext:value-type="float">
            <text:p>1</text:p>
          </table:table-cell>
          <table:table-cell table:number-columns-repeated="2" office:value-type="float" office:value="0.000535011291503906" calcext:value-type="float">
            <text:p>0.0005350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209651_0_275090348447190015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52]+[.F45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52]=[.G452]+[.E452]; 1; 0)" office:value-type="float" office:value="1" calcext:value-type="float">
            <text:p>1</text:p>
          </table:table-cell>
          <table:table-cell table:number-columns-repeated="2" office:value-type="float" office:value="0.000790119171142578" calcext:value-type="float">
            <text:p>0.0007901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247298_0_203396728950682178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53]+[.F45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53]=[.G453]+[.E453]; 1; 0)" office:value-type="float" office:value="1" calcext:value-type="float">
            <text:p>1</text:p>
          </table:table-cell>
          <table:table-cell table:number-columns-repeated="2" office:value-type="float" office:value="0.000486850738525391" calcext:value-type="float">
            <text:p>0.00048685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21592_4_434886017967830851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54]+[.F45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54]=[.G454]+[.E454]; 1; 0)" office:value-type="float" office:value="1" calcext:value-type="float">
            <text:p>1</text:p>
          </table:table-cell>
          <table:table-cell table:number-columns-repeated="2" office:value-type="float" office:value="0.00103306770324707" calcext:value-type="float">
            <text:p>0.00103306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156899_0_754519280571956418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55]+[.F45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55]=[.G455]+[.E455]; 1; 0)" office:value-type="float" office:value="1" calcext:value-type="float">
            <text:p>1</text:p>
          </table:table-cell>
          <table:table-cell table:number-columns-repeated="2" office:value-type="float" office:value="0.000308990478515625" calcext:value-type="float">
            <text:p>0.0003089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883336_14_149674099332872076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56]+[.F45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56]=[.G456]+[.E456]; 1; 0)" office:value-type="float" office:value="1" calcext:value-type="float">
            <text:p>1</text:p>
          </table:table-cell>
          <table:table-cell table:number-columns-repeated="2" office:value-type="float" office:value="0.000540971755981445" calcext:value-type="float">
            <text:p>0.00054097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859162_0_347661025066623296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seeAls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457]+[.F45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57]=[.G457]+[.E457]; 1; 0)" office:value-type="float" office:value="0" calcext:value-type="float">
            <text:p>0</text:p>
          </table:table-cell>
          <table:table-cell table:number-columns-repeated="2" office:value-type="float" office:value="0.000638961791992188" calcext:value-type="float">
            <text:p>0.00063896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875628_1_477543500091718950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georss.org/georss/po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58]+[.F45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58]=[.G458]+[.E458]; 1; 0)" office:value-type="float" office:value="1" calcext:value-type="float">
            <text:p>1</text:p>
          </table:table-cell>
          <table:table-cell table:number-columns-repeated="2" office:value-type="float" office:value="0.00209689140319824" calcext:value-type="float">
            <text:p>0.00209689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774884_4_826484438273156595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59]+[.F45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59]=[.G459]+[.E459]; 1; 0)" office:value-type="float" office:value="1" calcext:value-type="float">
            <text:p>1</text:p>
          </table:table-cell>
          <table:table-cell table:number-columns-repeated="2" office:value-type="float" office:value="0.000310897827148437" calcext:value-type="float">
            <text:p>0.0003108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287521_0_32574855887504811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60]+[.F46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60]=[.G460]+[.E460]; 1; 0)" office:value-type="float" office:value="1" calcext:value-type="float">
            <text:p>1</text:p>
          </table:table-cell>
          <table:table-cell table:number-columns-repeated="2" office:value-type="float" office:value="0.000387907028198242" calcext:value-type="float">
            <text:p>0.0003879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78413_0_19197952005057030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61]+[.F46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61]=[.G461]+[.E461]; 1; 0)" office:value-type="float" office:value="1" calcext:value-type="float">
            <text:p>1</text:p>
          </table:table-cell>
          <table:table-cell table:number-columns-repeated="2" office:value-type="float" office:value="0.000622987747192383" calcext:value-type="float">
            <text:p>0.00062298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491020_0_355122497791237027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62]+[.F46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62]=[.G462]+[.E462]; 1; 0)" office:value-type="float" office:value="1" calcext:value-type="float">
            <text:p>1</text:p>
          </table:table-cell>
          <table:table-cell table:number-columns-repeated="2" office:value-type="float" office:value="0.000484943389892578" calcext:value-type="float">
            <text:p>0.00048494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11695_0_252865696905214179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63]+[.F46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63]=[.G463]+[.E463]; 1; 0)" office:value-type="float" office:value="1" calcext:value-type="float">
            <text:p>1</text:p>
          </table:table-cell>
          <table:table-cell table:number-columns-repeated="2" office:value-type="float" office:value="0.00202798843383789" calcext:value-type="float">
            <text:p>0.00202798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627535_0_808404817793107943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64]+[.F46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64]=[.G464]+[.E464]; 1; 0)" office:value-type="float" office:value="1" calcext:value-type="float">
            <text:p>1</text:p>
          </table:table-cell>
          <table:table-cell table:number-columns-repeated="2" office:value-type="float" office:value="0.00236296653747559" calcext:value-type="float">
            <text:p>0.00236296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404227_0_224063104560901305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65]+[.F46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65]=[.G465]+[.E465]; 1; 0)" office:value-type="float" office:value="0" calcext:value-type="float">
            <text:p>0</text:p>
          </table:table-cell>
          <table:table-cell table:number-columns-repeated="2" office:value-type="float" office:value="0.00306391716003418" calcext:value-type="float">
            <text:p>0.00306391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126546_0_174624318167146537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66]+[.F46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66]=[.G466]+[.E466]; 1; 0)" office:value-type="float" office:value="1" calcext:value-type="float">
            <text:p>1</text:p>
          </table:table-cell>
          <table:table-cell table:number-columns-repeated="2" office:value-type="float" office:value="0.000730991363525391" calcext:value-type="float">
            <text:p>0.00073099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024718_4_38122762833619557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67]+[.F46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67]=[.G467]+[.E467]; 1; 0)" office:value-type="float" office:value="1" calcext:value-type="float">
            <text:p>1</text:p>
          </table:table-cell>
          <table:table-cell table:number-columns-repeated="2" office:value-type="float" office:value="0.00261807441711426" calcext:value-type="float">
            <text:p>0.0026180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328542_0_47458215707852436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68]+[.F46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68]=[.G468]+[.E468]; 1; 0)" office:value-type="float" office:value="1" calcext:value-type="float">
            <text:p>1</text:p>
          </table:table-cell>
          <table:table-cell table:number-columns-repeated="2" office:value-type="float" office:value="0.000605106353759766" calcext:value-type="float">
            <text:p>0.00060510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725861_0_817165251439334527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69]+[.F46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69]=[.G469]+[.E469]; 1; 0)" office:value-type="float" office:value="1" calcext:value-type="float">
            <text:p>1</text:p>
          </table:table-cell>
          <table:table-cell table:number-columns-repeated="2" office:value-type="float" office:value="0.00231695175170898" calcext:value-type="float">
            <text:p>0.0023169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204288_0_442052671860304242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70]+[.F47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70]=[.G470]+[.E470]; 1; 0)" office:value-type="float" office:value="0" calcext:value-type="float">
            <text:p>0</text:p>
          </table:table-cell>
          <table:table-cell table:number-columns-repeated="2" office:value-type="float" office:value="0.00104308128356934" calcext:value-type="float">
            <text:p>0.00104308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587550_0_263734632876588520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71]+[.F47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71]=[.G471]+[.E471]; 1; 0)" office:value-type="float" office:value="1" calcext:value-type="float">
            <text:p>1</text:p>
          </table:table-cell>
          <table:table-cell table:number-columns-repeated="2" office:value-type="float" office:value="0.000670909881591797" calcext:value-type="float">
            <text:p>0.00067090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587432_0_482688485832521340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72]+[.F47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72]=[.G472]+[.E472]; 1; 0)" office:value-type="float" office:value="1" calcext:value-type="float">
            <text:p>1</text:p>
          </table:table-cell>
          <table:table-cell table:number-columns-repeated="2" office:value-type="float" office:value="0.000549077987670898" calcext:value-type="float">
            <text:p>0.0005490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541068_1_11569325189176237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73]+[.F47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73]=[.G473]+[.E473]; 1; 0)" office:value-type="float" office:value="0" calcext:value-type="float">
            <text:p>0</text:p>
          </table:table-cell>
          <table:table-cell table:number-columns-repeated="2" office:value-type="float" office:value="0.00145196914672852" calcext:value-type="float">
            <text:p>0.00145196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901922_0_567355374957211560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74]+[.F47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74]=[.G474]+[.E474]; 1; 0)" office:value-type="float" office:value="1" calcext:value-type="float">
            <text:p>1</text:p>
          </table:table-cell>
          <table:table-cell table:number-columns-repeated="2" office:value-type="float" office:value="0.000967025756835938" calcext:value-type="float">
            <text:p>0.00096702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400241_0_388572249274926544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75]+[.F47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75]=[.G475]+[.E475]; 1; 0)" office:value-type="float" office:value="1" calcext:value-type="float">
            <text:p>1</text:p>
          </table:table-cell>
          <table:table-cell table:number-columns-repeated="2" office:value-type="float" office:value="0.000504970550537109" calcext:value-type="float">
            <text:p>0.00050497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260153_0_619479563854332779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76]+[.F47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76]=[.G476]+[.E476]; 1; 0)" office:value-type="float" office:value="1" calcext:value-type="float">
            <text:p>1</text:p>
          </table:table-cell>
          <table:table-cell table:number-columns-repeated="2" office:value-type="float" office:value="0.000473976135253906" calcext:value-type="float">
            <text:p>0.00047397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327346_0_578786373969733660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77]+[.F47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77]=[.G477]+[.E477]; 1; 0)" office:value-type="float" office:value="0" calcext:value-type="float">
            <text:p>0</text:p>
          </table:table-cell>
          <table:table-cell table:number-columns-repeated="2" office:value-type="float" office:value="0.00100493431091309" calcext:value-type="float">
            <text:p>0.00100493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759273_0_142789830803029519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78]+[.F47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78]=[.G478]+[.E478]; 1; 0)" office:value-type="float" office:value="0" calcext:value-type="float">
            <text:p>0</text:p>
          </table:table-cell>
          <table:table-cell table:number-columns-repeated="2" office:value-type="float" office:value="0.00252580642700195" calcext:value-type="float">
            <text:p>0.00252580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2106_0_716234851203087774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79]+[.F47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79]=[.G479]+[.E479]; 1; 0)" office:value-type="float" office:value="1" calcext:value-type="float">
            <text:p>1</text:p>
          </table:table-cell>
          <table:table-cell table:number-columns-repeated="2" office:value-type="float" office:value="0.000597000122070313" calcext:value-type="float">
            <text:p>0.000597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852924_0_90326688845500443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80]+[.F48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80]=[.G480]+[.E480]; 1; 0)" office:value-type="float" office:value="1" calcext:value-type="float">
            <text:p>1</text:p>
          </table:table-cell>
          <table:table-cell table:number-columns-repeated="2" office:value-type="float" office:value="0.00127100944519043" calcext:value-type="float">
            <text:p>0.00127100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880149_0_506270653528441852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81]+[.F48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81]=[.G481]+[.E481]; 1; 0)" office:value-type="float" office:value="1" calcext:value-type="float">
            <text:p>1</text:p>
          </table:table-cell>
          <table:table-cell table:number-columns-repeated="2" office:value-type="float" office:value="0.00608611106872559" calcext:value-type="float">
            <text:p>0.00608611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80604_4_332923570574676239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82]+[.F48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82]=[.G482]+[.E482]; 1; 0)" office:value-type="float" office:value="0" calcext:value-type="float">
            <text:p>0</text:p>
          </table:table-cell>
          <table:table-cell table:number-columns-repeated="2" office:value-type="float" office:value="0.00199389457702637" calcext:value-type="float">
            <text:p>0.00199389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310680_0_515077205999931379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urrency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483]+[.F48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83]=[.G483]+[.E483]; 1; 0)" office:value-type="float" office:value="0" calcext:value-type="float">
            <text:p>0</text:p>
          </table:table-cell>
          <table:table-cell table:number-columns-repeated="2" office:value-type="float" office:value="0.000899076461791992" calcext:value-type="float">
            <text:p>0.00089907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99277_1_728967643576763633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84]+[.F48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84]=[.G484]+[.E484]; 1; 0)" office:value-type="float" office:value="1" calcext:value-type="float">
            <text:p>1</text:p>
          </table:table-cell>
          <table:table-cell table:number-columns-repeated="2" office:value-type="float" office:value="0.000326156616210937" calcext:value-type="float">
            <text:p>0.00032615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642706_0_49859977348526360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85]+[.F48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85]=[.G485]+[.E485]; 1; 0)" office:value-type="float" office:value="1" calcext:value-type="float">
            <text:p>1</text:p>
          </table:table-cell>
          <table:table-cell table:number-columns-repeated="2" office:value-type="float" office:value="0.00124096870422363" calcext:value-type="float">
            <text:p>0.00124096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583830_0_83113593344363777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486]+[.F48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86]=[.G486]+[.E486]; 1; 0)" office:value-type="float" office:value="0" calcext:value-type="float">
            <text:p>0</text:p>
          </table:table-cell>
          <table:table-cell table:number-columns-repeated="2" office:value-type="float" office:value="0.00584888458251953" calcext:value-type="float">
            <text:p>0.0058488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840765_0_666439184193303384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87]+[.F48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87]=[.G487]+[.E487]; 1; 0)" office:value-type="float" office:value="0" calcext:value-type="float">
            <text:p>0</text:p>
          </table:table-cell>
          <table:table-cell table:number-columns-repeated="2" office:value-type="float" office:value="0.00112295150756836" calcext:value-type="float">
            <text:p>0.00112295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271141_0_851791393566997308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488]+[.F48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88]=[.G488]+[.E488]; 1; 0)" office:value-type="float" office:value="0" calcext:value-type="float">
            <text:p>0</text:p>
          </table:table-cell>
          <table:table-cell table:number-columns-repeated="2" office:value-type="float" office:value="0.00167703628540039" calcext:value-type="float">
            <text:p>0.00167703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471101_0_900602029793943982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89]+[.F48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89]=[.G489]+[.E489]; 1; 0)" office:value-type="float" office:value="1" calcext:value-type="float">
            <text:p>1</text:p>
          </table:table-cell>
          <table:table-cell table:number-columns-repeated="2" office:value-type="float" office:value="0.000483989715576172" calcext:value-type="float">
            <text:p>0.00048398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630102_0_97254877245660650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90]+[.F49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90]=[.G490]+[.E490]; 1; 0)" office:value-type="float" office:value="1" calcext:value-type="float">
            <text:p>1</text:p>
          </table:table-cell>
          <table:table-cell table:number-columns-repeated="2" office:value-type="float" office:value="0.000283956527709961" calcext:value-type="float">
            <text:p>0.00028395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414811_2_47732198928163957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|http://dbpedia.org/ontology/gen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G491]+[.F49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91]=[.G491]+[.E491]; 1; 0)" office:value-type="float" office:value="0" calcext:value-type="float">
            <text:p>0</text:p>
          </table:table-cell>
          <table:table-cell table:number-columns-repeated="2" office:value-type="float" office:value="0.0012199878692627" calcext:value-type="float">
            <text:p>0.00121998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01329_1_755519919072341528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92]+[.F49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92]=[.G492]+[.E492]; 1; 0)" office:value-type="float" office:value="1" calcext:value-type="float">
            <text:p>1</text:p>
          </table:table-cell>
          <table:table-cell table:number-columns-repeated="2" office:value-type="float" office:value="0.00203394889831543" calcext:value-type="float">
            <text:p>0.00203394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133559_0_86569866082538023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ountry|http://dbpedia.org/ontology/country|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493]+[.F49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93]=[.G493]+[.E493]; 1; 0)" office:value-type="float" office:value="1" calcext:value-type="float">
            <text:p>1</text:p>
          </table:table-cell>
          <table:table-cell table:number-columns-repeated="2" office:value-type="float" office:value="0.00205707550048828" calcext:value-type="float">
            <text:p>0.00205707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3699_0_88228740412232788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94]+[.F49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94]=[.G494]+[.E494]; 1; 0)" office:value-type="float" office:value="0" calcext:value-type="float">
            <text:p>0</text:p>
          </table:table-cell>
          <table:table-cell table:number-columns-repeated="2" office:value-type="float" office:value="0.00476503372192383" calcext:value-type="float">
            <text:p>0.00476503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073662_0_317993733506320173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95]+[.F49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95]=[.G495]+[.E495]; 1; 0)" office:value-type="float" office:value="1" calcext:value-type="float">
            <text:p>1</text:p>
          </table:table-cell>
          <table:table-cell table:number-columns-repeated="2" office:value-type="float" office:value="0.000921964645385742" calcext:value-type="float">
            <text:p>0.00092196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077534_0_857393774466875447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96]+[.F49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96]=[.G496]+[.E496]; 1; 0)" office:value-type="float" office:value="1" calcext:value-type="float">
            <text:p>1</text:p>
          </table:table-cell>
          <table:table-cell table:number-columns-repeated="2" office:value-type="float" office:value="0.000288963317871094" calcext:value-type="float">
            <text:p>0.00028896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514135_0_546649097336602339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497]+[.F49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497]=[.G497]+[.E497]; 1; 0)" office:value-type="float" office:value="1" calcext:value-type="float">
            <text:p>1</text:p>
          </table:table-cell>
          <table:table-cell table:number-columns-repeated="2" office:value-type="float" office:value="0.000788211822509766" calcext:value-type="float">
            <text:p>0.0007882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555671_0_5055435689933946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498]+[.F49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98]=[.G498]+[.E498]; 1; 0)" office:value-type="float" office:value="0" calcext:value-type="float">
            <text:p>0</text:p>
          </table:table-cell>
          <table:table-cell table:number-columns-repeated="2" office:value-type="float" office:value="0.00085902214050293" calcext:value-type="float">
            <text:p>0.00085902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953935_0_797440285439906097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purl.org/dc/terms/subject|http://purl.org/dc/terms/subject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499]+[.F49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499]=[.G499]+[.E499]; 1; 0)" office:value-type="float" office:value="1" calcext:value-type="float">
            <text:p>1</text:p>
          </table:table-cell>
          <table:table-cell table:number-columns-repeated="2" office:value-type="float" office:value="0.000535964965820313" calcext:value-type="float">
            <text:p>0.0005359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093346_0_716590783204375030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00]+[.F50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00]=[.G500]+[.E500]; 1; 0)" office:value-type="float" office:value="1" calcext:value-type="float">
            <text:p>1</text:p>
          </table:table-cell>
          <table:table-cell table:number-columns-repeated="2" office:value-type="float" office:value="0.000486135482788086" calcext:value-type="float">
            <text:p>0.00048613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087760_0_679160785716561268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01]+[.F50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01]=[.G501]+[.E501]; 1; 0)" office:value-type="float" office:value="1" calcext:value-type="float">
            <text:p>1</text:p>
          </table:table-cell>
          <table:table-cell table:number-columns-repeated="2" office:value-type="float" office:value="0.000526905059814453" calcext:value-type="float">
            <text:p>0.00052690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234078_0_891220659592401477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02]+[.F50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02]=[.G502]+[.E502]; 1; 0)" office:value-type="float" office:value="1" calcext:value-type="float">
            <text:p>1</text:p>
          </table:table-cell>
          <table:table-cell table:number-columns-repeated="2" office:value-type="float" office:value="0.000578880310058594" calcext:value-type="float">
            <text:p>0.00057888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727802_0_70956810278617118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03]+[.F50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03]=[.G503]+[.E503]; 1; 0)" office:value-type="float" office:value="1" calcext:value-type="float">
            <text:p>1</text:p>
          </table:table-cell>
          <table:table-cell table:number-columns-repeated="2" office:value-type="float" office:value="0.000480175018310547" calcext:value-type="float">
            <text:p>0.0004801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488873_1_719996858954424396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04]+[.F50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04]=[.G504]+[.E504]; 1; 0)" office:value-type="float" office:value="0" calcext:value-type="float">
            <text:p>0</text:p>
          </table:table-cell>
          <table:table-cell table:number-columns-repeated="2" office:value-type="float" office:value="0.00203990936279297" calcext:value-type="float">
            <text:p>0.00203990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942455_0_348112508743702368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05]+[.F50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05]=[.G505]+[.E505]; 1; 0)" office:value-type="float" office:value="1" calcext:value-type="float">
            <text:p>1</text:p>
          </table:table-cell>
          <table:table-cell table:number-columns-repeated="2" office:value-type="float" office:value="0.000940084457397461" calcext:value-type="float">
            <text:p>0.00094008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266665_6_723851491284495042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06]+[.F50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06]=[.G506]+[.E506]; 1; 0)" office:value-type="float" office:value="1" calcext:value-type="float">
            <text:p>1</text:p>
          </table:table-cell>
          <table:table-cell table:number-columns-repeated="2" office:value-type="float" office:value="0.000964164733886719" calcext:value-type="float">
            <text:p>0.00096416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412885_0_725611914485767579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07]+[.F50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07]=[.G507]+[.E507]; 1; 0)" office:value-type="float" office:value="1" calcext:value-type="float">
            <text:p>1</text:p>
          </table:table-cell>
          <table:table-cell table:number-columns-repeated="2" office:value-type="float" office:value="0.000799894332885742" calcext:value-type="float">
            <text:p>0.00079989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514012_0_547245777438793702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08]+[.F50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08]=[.G508]+[.E508]; 1; 0)" office:value-type="float" office:value="0" calcext:value-type="float">
            <text:p>0</text:p>
          </table:table-cell>
          <table:table-cell table:number-columns-repeated="2" office:value-type="float" office:value="0.030055046081543" calcext:value-type="float">
            <text:p>0.03005504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412826_0_342270776919142654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509]+[.F509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09]=[.G509]+[.E509]; 1; 0)" office:value-type="float" office:value="1" calcext:value-type="float">
            <text:p>1</text:p>
          </table:table-cell>
          <table:table-cell table:number-columns-repeated="2" office:value-type="float" office:value="0.00533199310302734" calcext:value-type="float">
            <text:p>0.00533199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717971_0_313856086213499153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10]+[.F51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10]=[.G510]+[.E510]; 1; 0)" office:value-type="float" office:value="1" calcext:value-type="float">
            <text:p>1</text:p>
          </table:table-cell>
          <table:table-cell table:number-columns-repeated="2" office:value-type="float" office:value="0.000371932983398437" calcext:value-type="float">
            <text:p>0.0003719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878744_0_542444400013721613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511]+[.F51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11]=[.G511]+[.E511]; 1; 0)" office:value-type="float" office:value="0" calcext:value-type="float">
            <text:p>0</text:p>
          </table:table-cell>
          <table:table-cell table:number-columns-repeated="2" office:value-type="float" office:value="0.000719070434570313" calcext:value-type="float">
            <text:p>0.0007190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525151_2_337173242541697374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georss.org/georss/po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12]+[.F51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12]=[.G512]+[.E512]; 1; 0)" office:value-type="float" office:value="1" calcext:value-type="float">
            <text:p>1</text:p>
          </table:table-cell>
          <table:table-cell table:number-columns-repeated="2" office:value-type="float" office:value="0.00262904167175293" calcext:value-type="float">
            <text:p>0.00262904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72019_0_150849824915653455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513]+[.F51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13]=[.G513]+[.E513]; 1; 0)" office:value-type="float" office:value="0" calcext:value-type="float">
            <text:p>0</text:p>
          </table:table-cell>
          <table:table-cell table:number-columns-repeated="2" office:value-type="float" office:value="0.00243115425109863" calcext:value-type="float">
            <text:p>0.00243115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522937_0_346799804528068511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14]+[.F51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14]=[.G514]+[.E514]; 1; 0)" office:value-type="float" office:value="1" calcext:value-type="float">
            <text:p>1</text:p>
          </table:table-cell>
          <table:table-cell table:number-columns-repeated="2" office:value-type="float" office:value="0.000520944595336914" calcext:value-type="float">
            <text:p>0.0005209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394416_1_9555566858289415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15]+[.F51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15]=[.G515]+[.E515]; 1; 0)" office:value-type="float" office:value="1" calcext:value-type="float">
            <text:p>1</text:p>
          </table:table-cell>
          <table:table-cell table:number-columns-repeated="2" office:value-type="float" office:value="0.00261402130126953" calcext:value-type="float">
            <text:p>0.00261402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815699_0_839178858434160996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16]+[.F51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16]=[.G516]+[.E516]; 1; 0)" office:value-type="float" office:value="1" calcext:value-type="float">
            <text:p>1</text:p>
          </table:table-cell>
          <table:table-cell table:number-columns-repeated="2" office:value-type="float" office:value="0.00199103355407715" calcext:value-type="float">
            <text:p>0.0019910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127467_1_259482299554080582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17]+[.F51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17]=[.G517]+[.E517]; 1; 0)" office:value-type="float" office:value="1" calcext:value-type="float">
            <text:p>1</text:p>
          </table:table-cell>
          <table:table-cell table:number-columns-repeated="2" office:value-type="float" office:value="0.00168514251708984" calcext:value-type="float">
            <text:p>0.00168514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892112_3_852065517571547285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18]+[.F51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18]=[.G518]+[.E518]; 1; 0)" office:value-type="float" office:value="1" calcext:value-type="float">
            <text:p>1</text:p>
          </table:table-cell>
          <table:table-cell table:number-columns-repeated="2" office:value-type="float" office:value="0.00100493431091309" calcext:value-type="float">
            <text:p>0.00100493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675154_0_637710935811160670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19]+[.F51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19]=[.G519]+[.E519]; 1; 0)" office:value-type="float" office:value="1" calcext:value-type="float">
            <text:p>1</text:p>
          </table:table-cell>
          <table:table-cell table:number-columns-repeated="2" office:value-type="float" office:value="0.000472068786621094" calcext:value-type="float">
            <text:p>0.0004720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308623_0_534211128624913650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20]+[.F52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20]=[.G520]+[.E520]; 1; 0)" office:value-type="float" office:value="1" calcext:value-type="float">
            <text:p>1</text:p>
          </table:table-cell>
          <table:table-cell table:number-columns-repeated="2" office:value-type="float" office:value="0.000438213348388672" calcext:value-type="float">
            <text:p>0.00043821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802983_0_290082944774214256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21]+[.F52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21]=[.G521]+[.E521]; 1; 0)" office:value-type="float" office:value="1" calcext:value-type="float">
            <text:p>1</text:p>
          </table:table-cell>
          <table:table-cell table:number-columns-repeated="2" office:value-type="float" office:value="0.000422954559326172" calcext:value-type="float">
            <text:p>0.00042295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116302_0_14673145224863200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22]+[.F52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22]=[.G522]+[.E522]; 1; 0)" office:value-type="float" office:value="1" calcext:value-type="float">
            <text:p>1</text:p>
          </table:table-cell>
          <table:table-cell table:number-columns-repeated="2" office:value-type="float" office:value="0.0010528564453125" calcext:value-type="float">
            <text:p>0.00105285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711088_0_888928031081673264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23]+[.F52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23]=[.G523]+[.E523]; 1; 0)" office:value-type="float" office:value="1" calcext:value-type="float">
            <text:p>1</text:p>
          </table:table-cell>
          <table:table-cell table:number-columns-repeated="2" office:value-type="float" office:value="0.000935077667236328" calcext:value-type="float">
            <text:p>0.00093507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317991_1_792407997230169275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24]+[.F52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24]=[.G524]+[.E524]; 1; 0)" office:value-type="float" office:value="1" calcext:value-type="float">
            <text:p>1</text:p>
          </table:table-cell>
          <table:table-cell table:number-columns-repeated="2" office:value-type="float" office:value="0.000303983688354492" calcext:value-type="float">
            <text:p>0.00030398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48277_0_551302425162029866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25]+[.F52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25]=[.G525]+[.E525]; 1; 0)" office:value-type="float" office:value="0" calcext:value-type="float">
            <text:p>0</text:p>
          </table:table-cell>
          <table:table-cell table:number-columns-repeated="2" office:value-type="float" office:value="0.000310897827148437" calcext:value-type="float">
            <text:p>0.0003108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35985_0_584800330489254372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26]+[.F52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26]=[.G526]+[.E526]; 1; 0)" office:value-type="float" office:value="1" calcext:value-type="float">
            <text:p>1</text:p>
          </table:table-cell>
          <table:table-cell table:number-columns-repeated="2" office:value-type="float" office:value="0.00033116340637207" calcext:value-type="float">
            <text:p>0.00033116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245293_0_512488285629026817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27]+[.F52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27]=[.G527]+[.E527]; 1; 0)" office:value-type="float" office:value="1" calcext:value-type="float">
            <text:p>1</text:p>
          </table:table-cell>
          <table:table-cell table:number-columns-repeated="2" office:value-type="float" office:value="0.0101609230041504" calcext:value-type="float">
            <text:p>0.010160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30948_0_383610471746463172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28]+[.F52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28]=[.G528]+[.E528]; 1; 0)" office:value-type="float" office:value="0" calcext:value-type="float">
            <text:p>0</text:p>
          </table:table-cell>
          <table:table-cell table:number-columns-repeated="2" office:value-type="float" office:value="0.00280404090881348" calcext:value-type="float">
            <text:p>0.00280404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480166_0_668123926028621849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feastDay|http://dbpedia.org/property/feastDay|http://dbpedia.org/property/feastDay|http://dbpedia.org/property/needed|http://dbpedia.org/property/feastDa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G529]+[.F52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29]=[.G529]+[.E529]; 1; 0)" office:value-type="float" office:value="1" calcext:value-type="float">
            <text:p>1</text:p>
          </table:table-cell>
          <table:table-cell table:number-columns-repeated="2" office:value-type="float" office:value="0.00152707099914551" calcext:value-type="float">
            <text:p>0.0015270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139905_0_541259069610732457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30]+[.F53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30]=[.G530]+[.E530]; 1; 0)" office:value-type="float" office:value="1" calcext:value-type="float">
            <text:p>1</text:p>
          </table:table-cell>
          <table:table-cell table:number-columns-repeated="2" office:value-type="float" office:value="0.00094294548034668" calcext:value-type="float">
            <text:p>0.00094294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566151_0_376817230241534088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31]+[.F53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31]=[.G531]+[.E531]; 1; 0)" office:value-type="float" office:value="1" calcext:value-type="float">
            <text:p>1</text:p>
          </table:table-cell>
          <table:table-cell table:number-columns-repeated="2" office:value-type="float" office:value="0.00131916999816895" calcext:value-type="float">
            <text:p>0.001319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447852_0_69272376280094658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32]+[.F53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32]=[.G532]+[.E532]; 1; 0)" office:value-type="float" office:value="0" calcext:value-type="float">
            <text:p>0</text:p>
          </table:table-cell>
          <table:table-cell table:number-columns-repeated="2" office:value-type="float" office:value="0.000343084335327148" calcext:value-type="float">
            <text:p>0.00034308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495206_0_450547507625927672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33]+[.F53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33]=[.G533]+[.E533]; 1; 0)" office:value-type="float" office:value="0" calcext:value-type="float">
            <text:p>0</text:p>
          </table:table-cell>
          <table:table-cell table:number-columns-repeated="2" office:value-type="float" office:value="0.00104904174804688" calcext:value-type="float">
            <text:p>0.00104904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706020_0_518683753422974948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1999/02/22-rdf-syntax-ns#type|http://dbpedia.org/ontology/wikiPageExternalLink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G534]+[.F53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34]=[.G534]+[.E534]; 1; 0)" office:value-type="float" office:value="1" calcext:value-type="float">
            <text:p>1</text:p>
          </table:table-cell>
          <table:table-cell table:number-columns-repeated="2" office:value-type="float" office:value="0.00217390060424805" calcext:value-type="float">
            <text:p>0.0021739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411443_54_699665206270695596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35]+[.F53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35]=[.G535]+[.E535]; 1; 0)" office:value-type="float" office:value="1" calcext:value-type="float">
            <text:p>1</text:p>
          </table:table-cell>
          <table:table-cell table:number-columns-repeated="2" office:value-type="float" office:value="0.000273942947387695" calcext:value-type="float">
            <text:p>0.00027394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69358_0_137945912056351033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36]+[.F53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36]=[.G536]+[.E536]; 1; 0)" office:value-type="float" office:value="0" calcext:value-type="float">
            <text:p>0</text:p>
          </table:table-cell>
          <table:table-cell table:number-columns-repeated="2" office:value-type="float" office:value="0.00397419929504395" calcext:value-type="float">
            <text:p>0.00397419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255499_92_884337741183796800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37]+[.F53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37]=[.G537]+[.E537]; 1; 0)" office:value-type="float" office:value="1" calcext:value-type="float">
            <text:p>1</text:p>
          </table:table-cell>
          <table:table-cell table:number-columns-repeated="2" office:value-type="float" office:value="0.000269889831542969" calcext:value-type="float">
            <text:p>0.00026988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41968_0_43452338999832658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38]+[.F53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38]=[.G538]+[.E538]; 1; 0)" office:value-type="float" office:value="1" calcext:value-type="float">
            <text:p>1</text:p>
          </table:table-cell>
          <table:table-cell table:number-columns-repeated="2" office:value-type="float" office:value="0.000808954238891602" calcext:value-type="float">
            <text:p>0.00080895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433016_0_310273768239456024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39]+[.F53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39]=[.G539]+[.E539]; 1; 0)" office:value-type="float" office:value="1" calcext:value-type="float">
            <text:p>1</text:p>
          </table:table-cell>
          <table:table-cell table:number-columns-repeated="2" office:value-type="float" office:value="0.000367164611816406" calcext:value-type="float">
            <text:p>0.00036716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27104_0_47389935424048193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40]+[.F54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40]=[.G540]+[.E540]; 1; 0)" office:value-type="float" office:value="1" calcext:value-type="float">
            <text:p>1</text:p>
          </table:table-cell>
          <table:table-cell table:number-columns-repeated="2" office:value-type="float" office:value="0.000285863876342773" calcext:value-type="float">
            <text:p>0.00028586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68557_1_701488034600051966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41]+[.F54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41]=[.G541]+[.E541]; 1; 0)" office:value-type="float" office:value="1" calcext:value-type="float">
            <text:p>1</text:p>
          </table:table-cell>
          <table:table-cell table:number-columns-repeated="2" office:value-type="float" office:value="0.00252699851989746" calcext:value-type="float">
            <text:p>0.00252699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560590_0_501088853229128618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42]+[.F54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42]=[.G542]+[.E542]; 1; 0)" office:value-type="float" office:value="1" calcext:value-type="float">
            <text:p>1</text:p>
          </table:table-cell>
          <table:table-cell table:number-columns-repeated="2" office:value-type="float" office:value="0.000365018844604492" calcext:value-type="float">
            <text:p>0.00036501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758348_0_543326187190147217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43]+[.F54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43]=[.G543]+[.E543]; 1; 0)" office:value-type="float" office:value="0" calcext:value-type="float">
            <text:p>0</text:p>
          </table:table-cell>
          <table:table-cell table:number-columns-repeated="2" office:value-type="float" office:value="0.000794172286987305" calcext:value-type="float">
            <text:p>0.00079417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992694_0_350697150080663135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544]+[.F54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44]=[.G544]+[.E544]; 1; 0)" office:value-type="float" office:value="0" calcext:value-type="float">
            <text:p>0</text:p>
          </table:table-cell>
          <table:table-cell table:number-columns-repeated="2" office:value-type="float" office:value="0.000897884368896484" calcext:value-type="float">
            <text:p>0.00089788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25899_1_121656573719336994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45]+[.F54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45]=[.G545]+[.E545]; 1; 0)" office:value-type="float" office:value="1" calcext:value-type="float">
            <text:p>1</text:p>
          </table:table-cell>
          <table:table-cell table:number-columns-repeated="2" office:value-type="float" office:value="0.000410079956054688" calcext:value-type="float">
            <text:p>0.00041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068558_0_354690723848622174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46]+[.F54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46]=[.G546]+[.E546]; 1; 0)" office:value-type="float" office:value="1" calcext:value-type="float">
            <text:p>1</text:p>
          </table:table-cell>
          <table:table-cell table:number-columns-repeated="2" office:value-type="float" office:value="0.00101423263549805" calcext:value-type="float">
            <text:p>0.00101423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33105_0_556897982926894569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47]+[.F54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47]=[.G547]+[.E547]; 1; 0)" office:value-type="float" office:value="0" calcext:value-type="float">
            <text:p>0</text:p>
          </table:table-cell>
          <table:table-cell table:number-columns-repeated="2" office:value-type="float" office:value="0.000323772430419922" calcext:value-type="float">
            <text:p>0.00032377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75389_0_233409861349742742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48]+[.F54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48]=[.G548]+[.E548]; 1; 0)" office:value-type="float" office:value="1" calcext:value-type="float">
            <text:p>1</text:p>
          </table:table-cell>
          <table:table-cell table:number-columns-repeated="2" office:value-type="float" office:value="0.000378847122192383" calcext:value-type="float">
            <text:p>0.00037884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984608_2_480963805570557384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49]+[.F54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49]=[.G549]+[.E549]; 1; 0)" office:value-type="float" office:value="1" calcext:value-type="float">
            <text:p>1</text:p>
          </table:table-cell>
          <table:table-cell table:number-columns-repeated="2" office:value-type="float" office:value="0.00221681594848633" calcext:value-type="float">
            <text:p>0.00221681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576104_0_38491775875054293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50]+[.F55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50]=[.G550]+[.E550]; 1; 0)" office:value-type="float" office:value="1" calcext:value-type="float">
            <text:p>1</text:p>
          </table:table-cell>
          <table:table-cell table:number-columns-repeated="2" office:value-type="float" office:value="0.000327110290527344" calcext:value-type="float">
            <text:p>0.00032711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266497_0_185853352588760069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51]+[.F55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51]=[.G551]+[.E551]; 1; 0)" office:value-type="float" office:value="1" calcext:value-type="float">
            <text:p>1</text:p>
          </table:table-cell>
          <table:table-cell table:number-columns-repeated="2" office:value-type="float" office:value="0.000725984573364258" calcext:value-type="float">
            <text:p>0.0007259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696407_0_840452692410126377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52]+[.F55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52]=[.G552]+[.E552]; 1; 0)" office:value-type="float" office:value="1" calcext:value-type="float">
            <text:p>1</text:p>
          </table:table-cell>
          <table:table-cell table:number-columns-repeated="2" office:value-type="float" office:value="0.000277042388916016" calcext:value-type="float">
            <text:p>0.0002770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901387_5_720813073091520784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53]+[.F55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53]=[.G553]+[.E553]; 1; 0)" office:value-type="float" office:value="1" calcext:value-type="float">
            <text:p>1</text:p>
          </table:table-cell>
          <table:table-cell table:number-columns-repeated="2" office:value-type="float" office:value="0.00067901611328125" calcext:value-type="float">
            <text:p>0.00067901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238374_0_337940996175100915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554]+[.F55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54]=[.G554]+[.E554]; 1; 0)" office:value-type="float" office:value="0" calcext:value-type="float">
            <text:p>0</text:p>
          </table:table-cell>
          <table:table-cell table:number-columns-repeated="2" office:value-type="float" office:value="0.00567412376403809" calcext:value-type="float">
            <text:p>0.00567412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034077_1_822390394147304445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55]+[.F55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55]=[.G555]+[.E555]; 1; 0)" office:value-type="float" office:value="1" calcext:value-type="float">
            <text:p>1</text:p>
          </table:table-cell>
          <table:table-cell table:number-columns-repeated="2" office:value-type="float" office:value="0.00124001502990723" calcext:value-type="float">
            <text:p>0.0012400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028402_0_794699793773392028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56]+[.F55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56]=[.G556]+[.E556]; 1; 0)" office:value-type="float" office:value="1" calcext:value-type="float">
            <text:p>1</text:p>
          </table:table-cell>
          <table:table-cell table:number-columns-repeated="2" office:value-type="float" office:value="0.000725984573364258" calcext:value-type="float">
            <text:p>0.0007259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40780_2_425498118455797954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557]+[.F55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57]=[.G557]+[.E557]; 1; 0)" office:value-type="float" office:value="0" calcext:value-type="float">
            <text:p>0</text:p>
          </table:table-cell>
          <table:table-cell table:number-columns-repeated="2" office:value-type="float" office:value="0.0028388500213623" calcext:value-type="float">
            <text:p>0.002838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121469_0_633762071340890634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58]+[.F55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58]=[.G558]+[.E558]; 1; 0)" office:value-type="float" office:value="0" calcext:value-type="float">
            <text:p>0</text:p>
          </table:table-cell>
          <table:table-cell table:number-columns-repeated="2" office:value-type="float" office:value="0.00103902816772461" calcext:value-type="float">
            <text:p>0.00103902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657698_0_351023905100818361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59]+[.F55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59]=[.G559]+[.E559]; 1; 0)" office:value-type="float" office:value="1" calcext:value-type="float">
            <text:p>1</text:p>
          </table:table-cell>
          <table:table-cell table:number-columns-repeated="2" office:value-type="float" office:value="0.000394105911254883" calcext:value-type="float">
            <text:p>0.00039410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073618_0_860360016870686211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60]+[.F56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60]=[.G560]+[.E560]; 1; 0)" office:value-type="float" office:value="1" calcext:value-type="float">
            <text:p>1</text:p>
          </table:table-cell>
          <table:table-cell table:number-columns-repeated="2" office:value-type="float" office:value="0.000809192657470703" calcext:value-type="float">
            <text:p>0.00080919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207889_93_567560122934870429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61]+[.F56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61]=[.G561]+[.E561]; 1; 0)" office:value-type="float" office:value="1" calcext:value-type="float">
            <text:p>1</text:p>
          </table:table-cell>
          <table:table-cell table:number-columns-repeated="2" office:value-type="float" office:value="0.000535964965820313" calcext:value-type="float">
            <text:p>0.0005359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194422_0_723154611436996681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62]+[.F56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62]=[.G562]+[.E562]; 1; 0)" office:value-type="float" office:value="0" calcext:value-type="float">
            <text:p>0</text:p>
          </table:table-cell>
          <table:table-cell table:number-columns-repeated="2" office:value-type="float" office:value="0.000771999359130859" calcext:value-type="float">
            <text:p>0.00077199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737985_0_146203937668785249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63]+[.F56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63]=[.G563]+[.E563]; 1; 0)" office:value-type="float" office:value="1" calcext:value-type="float">
            <text:p>1</text:p>
          </table:table-cell>
          <table:table-cell table:number-columns-repeated="2" office:value-type="float" office:value="0.000351905822753906" calcext:value-type="float">
            <text:p>0.00035190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996256_0_15028659508781648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64]+[.F56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64]=[.G564]+[.E564]; 1; 0)" office:value-type="float" office:value="1" calcext:value-type="float">
            <text:p>1</text:p>
          </table:table-cell>
          <table:table-cell table:number-columns-repeated="2" office:value-type="float" office:value="0.000430107116699219" calcext:value-type="float">
            <text:p>0.00043010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426626_1_235469979698524821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65]+[.F56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65]=[.G565]+[.E565]; 1; 0)" office:value-type="float" office:value="1" calcext:value-type="float">
            <text:p>1</text:p>
          </table:table-cell>
          <table:table-cell table:number-columns-repeated="2" office:value-type="float" office:value="0.000298023223876953" calcext:value-type="float">
            <text:p>0.0002980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819019_0_439278373829055991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66]+[.F56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66]=[.G566]+[.E566]; 1; 0)" office:value-type="float" office:value="1" calcext:value-type="float">
            <text:p>1</text:p>
          </table:table-cell>
          <table:table-cell table:number-columns-repeated="2" office:value-type="float" office:value="0.000690937042236328" calcext:value-type="float">
            <text:p>0.0006909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036788_0_100727422625723712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67]+[.F56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67]=[.G567]+[.E567]; 1; 0)" office:value-type="float" office:value="1" calcext:value-type="float">
            <text:p>1</text:p>
          </table:table-cell>
          <table:table-cell table:number-columns-repeated="2" office:value-type="float" office:value="0.000416994094848633" calcext:value-type="float">
            <text:p>0.00041699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019283_0_443624858364071910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68]+[.F56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68]=[.G568]+[.E568]; 1; 0)" office:value-type="float" office:value="1" calcext:value-type="float">
            <text:p>1</text:p>
          </table:table-cell>
          <table:table-cell table:number-columns-repeated="2" office:value-type="float" office:value="0.00160098075866699" calcext:value-type="float">
            <text:p>0.0016009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212734_0_655255466311579433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69]+[.F56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69]=[.G569]+[.E569]; 1; 0)" office:value-type="float" office:value="1" calcext:value-type="float">
            <text:p>1</text:p>
          </table:table-cell>
          <table:table-cell table:number-columns-repeated="2" office:value-type="float" office:value="0.000486135482788086" calcext:value-type="float">
            <text:p>0.00048613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630177_0_483184247664900475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70]+[.F57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70]=[.G570]+[.E570]; 1; 0)" office:value-type="float" office:value="0" calcext:value-type="float">
            <text:p>0</text:p>
          </table:table-cell>
          <table:table-cell table:number-columns-repeated="2" office:value-type="float" office:value="0.00548100471496582" calcext:value-type="float">
            <text:p>0.0054810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605889_0_423379193101037077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71]+[.F57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71]=[.G571]+[.E571]; 1; 0)" office:value-type="float" office:value="1" calcext:value-type="float">
            <text:p>1</text:p>
          </table:table-cell>
          <table:table-cell table:number-columns-repeated="2" office:value-type="float" office:value="0.00133109092712402" calcext:value-type="float">
            <text:p>0.00133109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80128_1_346386110475740769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572]+[.F57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72]=[.G572]+[.E572]; 1; 0)" office:value-type="float" office:value="1" calcext:value-type="float">
            <text:p>1</text:p>
          </table:table-cell>
          <table:table-cell table:number-columns-repeated="2" office:value-type="float" office:value="0.00154805183410645" calcext:value-type="float">
            <text:p>0.0015480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4538_1_81150319687847629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73]+[.F57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73]=[.G573]+[.E573]; 1; 0)" office:value-type="float" office:value="1" calcext:value-type="float">
            <text:p>1</text:p>
          </table:table-cell>
          <table:table-cell table:number-columns-repeated="2" office:value-type="float" office:value="0.000768899917602539" calcext:value-type="float">
            <text:p>0.00076889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313031_0_761893608629386788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74]+[.F57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74]=[.G574]+[.E574]; 1; 0)" office:value-type="float" office:value="0" calcext:value-type="float">
            <text:p>0</text:p>
          </table:table-cell>
          <table:table-cell table:number-columns-repeated="2" office:value-type="float" office:value="0.00466394424438477" calcext:value-type="float">
            <text:p>0.00466394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023566_0_581806441815991589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75]+[.F57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75]=[.G575]+[.E575]; 1; 0)" office:value-type="float" office:value="1" calcext:value-type="float">
            <text:p>1</text:p>
          </table:table-cell>
          <table:table-cell table:number-columns-repeated="2" office:value-type="float" office:value="0.00034785270690918" calcext:value-type="float">
            <text:p>0.00034785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8820_3_630390840290935202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76]+[.F57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76]=[.G576]+[.E576]; 1; 0)" office:value-type="float" office:value="1" calcext:value-type="float">
            <text:p>1</text:p>
          </table:table-cell>
          <table:table-cell table:number-columns-repeated="2" office:value-type="float" office:value="0.000551939010620117" calcext:value-type="float">
            <text:p>0.0005519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484302_3_37445339254467538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77]+[.F57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77]=[.G577]+[.E577]; 1; 0)" office:value-type="float" office:value="1" calcext:value-type="float">
            <text:p>1</text:p>
          </table:table-cell>
          <table:table-cell table:number-columns-repeated="2" office:value-type="float" office:value="0.00227499008178711" calcext:value-type="float">
            <text:p>0.00227499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676549_6_91023071089086799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578]+[.F57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78]=[.G578]+[.E578]; 1; 0)" office:value-type="float" office:value="0" calcext:value-type="float">
            <text:p>0</text:p>
          </table:table-cell>
          <table:table-cell table:number-columns-repeated="2" office:value-type="float" office:value="0.00416898727416992" calcext:value-type="float">
            <text:p>0.00416898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044168_1_674256683729371792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79]+[.F57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79]=[.G579]+[.E579]; 1; 0)" office:value-type="float" office:value="0" calcext:value-type="float">
            <text:p>0</text:p>
          </table:table-cell>
          <table:table-cell table:number-columns-repeated="2" office:value-type="float" office:value="0.000971078872680664" calcext:value-type="float">
            <text:p>0.00097107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186782_0_580407290944049139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G580]+[.F58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80]=[.G580]+[.E580]; 1; 0)" office:value-type="float" office:value="0" calcext:value-type="float">
            <text:p>0</text:p>
          </table:table-cell>
          <table:table-cell table:number-columns-repeated="2" office:value-type="float" office:value="0.00479292869567871" calcext:value-type="float">
            <text:p>0.00479292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86184_0_604945611161730998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81]+[.F58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81]=[.G581]+[.E581]; 1; 0)" office:value-type="float" office:value="0" calcext:value-type="float">
            <text:p>0</text:p>
          </table:table-cell>
          <table:table-cell table:number-columns-repeated="2" office:value-type="float" office:value="0.000316143035888672" calcext:value-type="float">
            <text:p>0.0003161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640811_5_214390423672022357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82]+[.F58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82]=[.G582]+[.E582]; 1; 0)" office:value-type="float" office:value="1" calcext:value-type="float">
            <text:p>1</text:p>
          </table:table-cell>
          <table:table-cell table:number-columns-repeated="2" office:value-type="float" office:value="0.0003509521484375" calcext:value-type="float">
            <text:p>0.00035095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048491_0_598558430368613294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83]+[.F58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83]=[.G583]+[.E583]; 1; 0)" office:value-type="float" office:value="1" calcext:value-type="float">
            <text:p>1</text:p>
          </table:table-cell>
          <table:table-cell table:number-columns-repeated="2" office:value-type="float" office:value="0.000483036041259766" calcext:value-type="float">
            <text:p>0.0004830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593544_5_72517375520851334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84]+[.F58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84]=[.G584]+[.E584]; 1; 0)" office:value-type="float" office:value="1" calcext:value-type="float">
            <text:p>1</text:p>
          </table:table-cell>
          <table:table-cell table:number-columns-repeated="2" office:value-type="float" office:value="0.000715017318725586" calcext:value-type="float">
            <text:p>0.00071501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953332_0_380341356481276874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85]+[.F58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85]=[.G585]+[.E585]; 1; 0)" office:value-type="float" office:value="1" calcext:value-type="float">
            <text:p>1</text:p>
          </table:table-cell>
          <table:table-cell table:number-columns-repeated="2" office:value-type="float" office:value="0.0026700496673584" calcext:value-type="float">
            <text:p>0.00267004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736276_0_19070497769421699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586]+[.F58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86]=[.G586]+[.E586]; 1; 0)" office:value-type="float" office:value="0" calcext:value-type="float">
            <text:p>0</text:p>
          </table:table-cell>
          <table:table-cell table:number-columns-repeated="2" office:value-type="float" office:value="0.00198602676391602" calcext:value-type="float">
            <text:p>0.00198602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2086_179_275967415070463800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87]+[.F58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87]=[.G587]+[.E587]; 1; 0)" office:value-type="float" office:value="1" calcext:value-type="float">
            <text:p>1</text:p>
          </table:table-cell>
          <table:table-cell table:number-columns-repeated="2" office:value-type="float" office:value="0.000310897827148437" calcext:value-type="float">
            <text:p>0.0003108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865873_0_825958761020803735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88]+[.F58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88]=[.G588]+[.E588]; 1; 0)" office:value-type="float" office:value="0" calcext:value-type="float">
            <text:p>0</text:p>
          </table:table-cell>
          <table:table-cell table:number-columns-repeated="2" office:value-type="float" office:value="0.00416803359985352" calcext:value-type="float">
            <text:p>0.0041680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839549_1_157622498802285341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89]+[.F58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89]=[.G589]+[.E589]; 1; 0)" office:value-type="float" office:value="1" calcext:value-type="float">
            <text:p>1</text:p>
          </table:table-cell>
          <table:table-cell table:number-columns-repeated="2" office:value-type="float" office:value="0.0027611255645752" calcext:value-type="float">
            <text:p>0.0027611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97951_0_888270628735740393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90]+[.F59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90]=[.G590]+[.E590]; 1; 0)" office:value-type="float" office:value="1" calcext:value-type="float">
            <text:p>1</text:p>
          </table:table-cell>
          <table:table-cell table:number-columns-repeated="2" office:value-type="float" office:value="0.000421047210693359" calcext:value-type="float">
            <text:p>0.0004210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02673_1_195752396771432509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91]+[.F59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91]=[.G591]+[.E591]; 1; 0)" office:value-type="float" office:value="0" calcext:value-type="float">
            <text:p>0</text:p>
          </table:table-cell>
          <table:table-cell table:number-columns-repeated="2" office:value-type="float" office:value="0.0052940845489502" calcext:value-type="float">
            <text:p>0.00529408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939025_17_724295303739523540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92]+[.F59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92]=[.G592]+[.E592]; 1; 0)" office:value-type="float" office:value="1" calcext:value-type="float">
            <text:p>1</text:p>
          </table:table-cell>
          <table:table-cell table:number-columns-repeated="2" office:value-type="float" office:value="0.000319004058837891" calcext:value-type="float">
            <text:p>0.00031900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741865_0_920364424620216449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93]+[.F59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93]=[.G593]+[.E593]; 1; 0)" office:value-type="float" office:value="0" calcext:value-type="float">
            <text:p>0</text:p>
          </table:table-cell>
          <table:table-cell table:number-columns-repeated="2" office:value-type="float" office:value="0.000814914703369141" calcext:value-type="float">
            <text:p>0.00081491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969891_0_28529659545620661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94]+[.F59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94]=[.G594]+[.E594]; 1; 0)" office:value-type="float" office:value="0" calcext:value-type="float">
            <text:p>0</text:p>
          </table:table-cell>
          <table:table-cell table:number-columns-repeated="2" office:value-type="float" office:value="0.000428915023803711" calcext:value-type="float">
            <text:p>0.0004289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5078_0_757034313711968253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95]+[.F59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95]=[.G595]+[.E595]; 1; 0)" office:value-type="float" office:value="0" calcext:value-type="float">
            <text:p>0</text:p>
          </table:table-cell>
          <table:table-cell table:number-columns-repeated="2" office:value-type="float" office:value="0.00197100639343262" calcext:value-type="float">
            <text:p>0.00197100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757437_0_144717083572590633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96]+[.F59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96]=[.G596]+[.E596]; 1; 0)" office:value-type="float" office:value="1" calcext:value-type="float">
            <text:p>1</text:p>
          </table:table-cell>
          <table:table-cell table:number-columns-repeated="2" office:value-type="float" office:value="0.000521183013916016" calcext:value-type="float">
            <text:p>0.0005211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18721_0_319900409810912101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97]+[.F59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97]=[.G597]+[.E597]; 1; 0)" office:value-type="float" office:value="1" calcext:value-type="float">
            <text:p>1</text:p>
          </table:table-cell>
          <table:table-cell table:number-columns-repeated="2" office:value-type="float" office:value="0.000825881958007813" calcext:value-type="float">
            <text:p>0.0008258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245608_0_87127584259217809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writer|http://dbpedia.org/ontology/gros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598]+[.F59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598]=[.G598]+[.E598]; 1; 0)" office:value-type="float" office:value="0" calcext:value-type="float">
            <text:p>0</text:p>
          </table:table-cell>
          <table:table-cell table:number-columns-repeated="2" office:value-type="float" office:value="0.00194692611694336" calcext:value-type="float">
            <text:p>0.00194692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862402_0_526073020002071953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599]+[.F59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599]=[.G599]+[.E599]; 1; 0)" office:value-type="float" office:value="1" calcext:value-type="float">
            <text:p>1</text:p>
          </table:table-cell>
          <table:table-cell table:number-columns-repeated="2" office:value-type="float" office:value="0.000784873962402344" calcext:value-type="float">
            <text:p>0.0007848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176553_0_12865373167875252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00]+[.F60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00]=[.G600]+[.E600]; 1; 0)" office:value-type="float" office:value="0" calcext:value-type="float">
            <text:p>0</text:p>
          </table:table-cell>
          <table:table-cell table:number-columns-repeated="2" office:value-type="float" office:value="0.000797033309936523" calcext:value-type="float">
            <text:p>0.0007970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37553_0_883237899962843759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01]+[.F60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01]=[.G601]+[.E601]; 1; 0)" office:value-type="float" office:value="0" calcext:value-type="float">
            <text:p>0</text:p>
          </table:table-cell>
          <table:table-cell table:number-columns-repeated="2" office:value-type="float" office:value="0.00073695182800293" calcext:value-type="float">
            <text:p>0.0007369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318525_0_231661840099629159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02]+[.F60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02]=[.G602]+[.E602]; 1; 0)" office:value-type="float" office:value="0" calcext:value-type="float">
            <text:p>0</text:p>
          </table:table-cell>
          <table:table-cell table:number-columns-repeated="2" office:value-type="float" office:value="0.00388193130493164" calcext:value-type="float">
            <text:p>0.0038819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571539_0_232920841958514294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03]+[.F60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03]=[.G603]+[.E603]; 1; 0)" office:value-type="float" office:value="1" calcext:value-type="float">
            <text:p>1</text:p>
          </table:table-cell>
          <table:table-cell table:number-columns-repeated="2" office:value-type="float" office:value="0.000330924987792969" calcext:value-type="float">
            <text:p>0.0003309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882673_0_341362463985529946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04]+[.F60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04]=[.G604]+[.E604]; 1; 0)" office:value-type="float" office:value="1" calcext:value-type="float">
            <text:p>1</text:p>
          </table:table-cell>
          <table:table-cell table:number-columns-repeated="2" office:value-type="float" office:value="0.0148730278015137" calcext:value-type="float">
            <text:p>0.01487302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829759_0_26711779308078685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05]+[.F60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05]=[.G605]+[.E605]; 1; 0)" office:value-type="float" office:value="0" calcext:value-type="float">
            <text:p>0</text:p>
          </table:table-cell>
          <table:table-cell table:number-columns-repeated="2" office:value-type="float" office:value="0.00478005409240723" calcext:value-type="float">
            <text:p>0.00478005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169340_0_83229185914917294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06]+[.F60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06]=[.G606]+[.E606]; 1; 0)" office:value-type="float" office:value="0" calcext:value-type="float">
            <text:p>0</text:p>
          </table:table-cell>
          <table:table-cell table:number-columns-repeated="2" office:value-type="float" office:value="0.000307083129882812" calcext:value-type="float">
            <text:p>0.00030708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616539_0_481622292619563666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07]+[.F60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07]=[.G607]+[.E607]; 1; 0)" office:value-type="float" office:value="0" calcext:value-type="float">
            <text:p>0</text:p>
          </table:table-cell>
          <table:table-cell table:number-columns-repeated="2" office:value-type="float" office:value="0.000370025634765625" calcext:value-type="float">
            <text:p>0.0003700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402655_0_917658738272202952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08]+[.F60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08]=[.G608]+[.E608]; 1; 0)" office:value-type="float" office:value="0" calcext:value-type="float">
            <text:p>0</text:p>
          </table:table-cell>
          <table:table-cell table:number-columns-repeated="2" office:value-type="float" office:value="0.000333070755004883" calcext:value-type="float">
            <text:p>0.00033307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7163_0_735518274027627420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09]+[.F60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09]=[.G609]+[.E609]; 1; 0)" office:value-type="float" office:value="1" calcext:value-type="float">
            <text:p>1</text:p>
          </table:table-cell>
          <table:table-cell table:number-columns-repeated="2" office:value-type="float" office:value="0.000546932220458984" calcext:value-type="float">
            <text:p>0.00054693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31018_0_130534391914597517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10]+[.F61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10]=[.G610]+[.E610]; 1; 0)" office:value-type="float" office:value="1" calcext:value-type="float">
            <text:p>1</text:p>
          </table:table-cell>
          <table:table-cell table:number-columns-repeated="2" office:value-type="float" office:value="0.00274300575256348" calcext:value-type="float">
            <text:p>0.00274300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89848_10_588579040877409466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11]+[.F61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11]=[.G611]+[.E611]; 1; 0)" office:value-type="float" office:value="1" calcext:value-type="float">
            <text:p>1</text:p>
          </table:table-cell>
          <table:table-cell table:number-columns-repeated="2" office:value-type="float" office:value="0.000753879547119141" calcext:value-type="float">
            <text:p>0.0007538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160361_0_843501916482862963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12]+[.F61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12]=[.G612]+[.E612]; 1; 0)" office:value-type="float" office:value="1" calcext:value-type="float">
            <text:p>1</text:p>
          </table:table-cell>
          <table:table-cell table:number-columns-repeated="2" office:value-type="float" office:value="0.000741958618164063" calcext:value-type="float">
            <text:p>0.00074195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2773_0_145746398250501960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13]+[.F61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13]=[.G613]+[.E613]; 1; 0)" office:value-type="float" office:value="1" calcext:value-type="float">
            <text:p>1</text:p>
          </table:table-cell>
          <table:table-cell table:number-columns-repeated="2" office:value-type="float" office:value="0.0108218193054199" calcext:value-type="float">
            <text:p>0.01082181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105752_1_301373146551137958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14]+[.F61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14]=[.G614]+[.E614]; 1; 0)" office:value-type="float" office:value="1" calcext:value-type="float">
            <text:p>1</text:p>
          </table:table-cell>
          <table:table-cell table:number-columns-repeated="2" office:value-type="float" office:value="0.000454902648925781" calcext:value-type="float">
            <text:p>0.00045490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14988_0_878986867015179604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namedAfter|http://dbpedia.org/ontology/abstract|http://dbpedia.org/ontology/wikiPageExternalLink|http://dbpedia.org/ontology/wikiPageExternalLink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G615]+[.F61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15]=[.G615]+[.E615]; 1; 0)" office:value-type="float" office:value="0" calcext:value-type="float">
            <text:p>0</text:p>
          </table:table-cell>
          <table:table-cell table:number-columns-repeated="2" office:value-type="float" office:value="0.00272202491760254" calcext:value-type="float">
            <text:p>0.00272202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357992_0_66373843117059616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16]+[.F61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16]=[.G616]+[.E616]; 1; 0)" office:value-type="float" office:value="1" calcext:value-type="float">
            <text:p>1</text:p>
          </table:table-cell>
          <table:table-cell table:number-columns-repeated="2" office:value-type="float" office:value="0.0023958683013916" calcext:value-type="float">
            <text:p>0.00239586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530629_1_848938720322272249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17]+[.F61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17]=[.G617]+[.E617]; 1; 0)" office:value-type="float" office:value="1" calcext:value-type="float">
            <text:p>1</text:p>
          </table:table-cell>
          <table:table-cell table:number-columns-repeated="2" office:value-type="float" office:value="0.000303983688354492" calcext:value-type="float">
            <text:p>0.00030398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451271_0_811182756582796699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18]+[.F61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18]=[.G618]+[.E618]; 1; 0)" office:value-type="float" office:value="1" calcext:value-type="float">
            <text:p>1</text:p>
          </table:table-cell>
          <table:table-cell table:number-columns-repeated="2" office:value-type="float" office:value="0.000952959060668945" calcext:value-type="float">
            <text:p>0.00095295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457508_0_120702980831277265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19]+[.F61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19]=[.G619]+[.E619]; 1; 0)" office:value-type="float" office:value="1" calcext:value-type="float">
            <text:p>1</text:p>
          </table:table-cell>
          <table:table-cell table:number-columns-repeated="2" office:value-type="float" office:value="0.000600099563598633" calcext:value-type="float">
            <text:p>0.00060009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282452_73_55543475248451498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20]+[.F62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20]=[.G620]+[.E620]; 1; 0)" office:value-type="float" office:value="1" calcext:value-type="float">
            <text:p>1</text:p>
          </table:table-cell>
          <table:table-cell table:number-columns-repeated="2" office:value-type="float" office:value="0.00125908851623535" calcext:value-type="float">
            <text:p>0.00125908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199449_0_600200813135004815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21]+[.F62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21]=[.G621]+[.E621]; 1; 0)" office:value-type="float" office:value="0" calcext:value-type="float">
            <text:p>0</text:p>
          </table:table-cell>
          <table:table-cell table:number-columns-repeated="2" office:value-type="float" office:value="0.00200605392456055" calcext:value-type="float">
            <text:p>0.00200605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71501_0_45303022924305668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622]+[.F62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22]=[.G622]+[.E622]; 1; 0)" office:value-type="float" office:value="0" calcext:value-type="float">
            <text:p>0</text:p>
          </table:table-cell>
          <table:table-cell table:number-columns-repeated="2" office:value-type="float" office:value="0.00737905502319336" calcext:value-type="float">
            <text:p>0.0073790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80398_0_742090476645070862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23]+[.F62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23]=[.G623]+[.E623]; 1; 0)" office:value-type="float" office:value="1" calcext:value-type="float">
            <text:p>1</text:p>
          </table:table-cell>
          <table:table-cell table:number-columns-repeated="2" office:value-type="float" office:value="0.000964879989624023" calcext:value-type="float">
            <text:p>0.00096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469354_0_60290171639913103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24]+[.F62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24]=[.G624]+[.E624]; 1; 0)" office:value-type="float" office:value="0" calcext:value-type="float">
            <text:p>0</text:p>
          </table:table-cell>
          <table:table-cell table:number-columns-repeated="2" office:value-type="float" office:value="0.00236916542053223" calcext:value-type="float">
            <text:p>0.00236916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05556_0_524602210742909509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25]+[.F62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25]=[.G625]+[.E625]; 1; 0)" office:value-type="float" office:value="1" calcext:value-type="float">
            <text:p>1</text:p>
          </table:table-cell>
          <table:table-cell table:number-columns-repeated="2" office:value-type="float" office:value="0.00144004821777344" calcext:value-type="float">
            <text:p>0.00144004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120282_25_189961066350387821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26]+[.F62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26]=[.G626]+[.E626]; 1; 0)" office:value-type="float" office:value="1" calcext:value-type="float">
            <text:p>1</text:p>
          </table:table-cell>
          <table:table-cell table:number-columns-repeated="2" office:value-type="float" office:value="0.000320196151733398" calcext:value-type="float">
            <text:p>0.00032019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66987_0_571433100559215874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27]+[.F62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27]=[.G627]+[.E627]; 1; 0)" office:value-type="float" office:value="1" calcext:value-type="float">
            <text:p>1</text:p>
          </table:table-cell>
          <table:table-cell table:number-columns-repeated="2" office:value-type="float" office:value="0.000637054443359375" calcext:value-type="float">
            <text:p>0.0006370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33461_1_381102203980981740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28]+[.F62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28]=[.G628]+[.E628]; 1; 0)" office:value-type="float" office:value="0" calcext:value-type="float">
            <text:p>0</text:p>
          </table:table-cell>
          <table:table-cell table:number-columns-repeated="2" office:value-type="float" office:value="0.00118494033813477" calcext:value-type="float">
            <text:p>0.00118494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397604_0_412838161169887139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29]+[.F62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29]=[.G629]+[.E629]; 1; 0)" office:value-type="float" office:value="1" calcext:value-type="float">
            <text:p>1</text:p>
          </table:table-cell>
          <table:table-cell table:number-columns-repeated="2" office:value-type="float" office:value="0.000478982925415039" calcext:value-type="float">
            <text:p>0.00047898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428277_0_131164381010246260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30]+[.F63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30]=[.G630]+[.E630]; 1; 0)" office:value-type="float" office:value="0" calcext:value-type="float">
            <text:p>0</text:p>
          </table:table-cell>
          <table:table-cell table:number-columns-repeated="2" office:value-type="float" office:value="0.00230598449707031" calcext:value-type="float">
            <text:p>0.00230598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114508_4_535733547926714001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31]+[.F63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31]=[.G631]+[.E631]; 1; 0)" office:value-type="float" office:value="1" calcext:value-type="float">
            <text:p>1</text:p>
          </table:table-cell>
          <table:table-cell table:number-columns-repeated="2" office:value-type="float" office:value="0.000431060791015625" calcext:value-type="float">
            <text:p>0.0004310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29717_0_686402721184090877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32]+[.F63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32]=[.G632]+[.E632]; 1; 0)" office:value-type="float" office:value="1" calcext:value-type="float">
            <text:p>1</text:p>
          </table:table-cell>
          <table:table-cell table:number-columns-repeated="2" office:value-type="float" office:value="0.000282049179077148" calcext:value-type="float">
            <text:p>0.00028204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918326_0_51978563159545877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33]+[.F63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33]=[.G633]+[.E633]; 1; 0)" office:value-type="float" office:value="1" calcext:value-type="float">
            <text:p>1</text:p>
          </table:table-cell>
          <table:table-cell table:number-columns-repeated="2" office:value-type="float" office:value="0.0004119873046875" calcext:value-type="float">
            <text:p>0.00041198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284735_0_161603872400399772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34]+[.F63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34]=[.G634]+[.E634]; 1; 0)" office:value-type="float" office:value="1" calcext:value-type="float">
            <text:p>1</text:p>
          </table:table-cell>
          <table:table-cell table:number-columns-repeated="2" office:value-type="float" office:value="0.00137805938720703" calcext:value-type="float">
            <text:p>0.00137805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265298_0_183633457594445329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35]+[.F63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35]=[.G635]+[.E635]; 1; 0)" office:value-type="float" office:value="1" calcext:value-type="float">
            <text:p>1</text:p>
          </table:table-cell>
          <table:table-cell table:number-columns-repeated="2" office:value-type="float" office:value="0.000521183013916016" calcext:value-type="float">
            <text:p>0.0005211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987833_1_259469195705639423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636]+[.F63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36]=[.G636]+[.E636]; 1; 0)" office:value-type="float" office:value="0" calcext:value-type="float">
            <text:p>0</text:p>
          </table:table-cell>
          <table:table-cell table:number-columns-repeated="2" office:value-type="float" office:value="0.000945091247558594" calcext:value-type="float">
            <text:p>0.0009450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737414_0_432929528213947583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37]+[.F63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37]=[.G637]+[.E637]; 1; 0)" office:value-type="float" office:value="1" calcext:value-type="float">
            <text:p>1</text:p>
          </table:table-cell>
          <table:table-cell table:number-columns-repeated="2" office:value-type="float" office:value="0.00172305107116699" calcext:value-type="float">
            <text:p>0.00172305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645709_0_139312166201589205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38]+[.F63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38]=[.G638]+[.E638]; 1; 0)" office:value-type="float" office:value="1" calcext:value-type="float">
            <text:p>1</text:p>
          </table:table-cell>
          <table:table-cell table:number-columns-repeated="2" office:value-type="float" office:value="0.000860929489135742" calcext:value-type="float">
            <text:p>0.00086092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171287_0_170550770755400006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39]+[.F63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39]=[.G639]+[.E639]; 1; 0)" office:value-type="float" office:value="0" calcext:value-type="float">
            <text:p>0</text:p>
          </table:table-cell>
          <table:table-cell table:number-columns-repeated="2" office:value-type="float" office:value="0.00359296798706055" calcext:value-type="float">
            <text:p>0.003592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061339_0_517193639948189147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40]+[.F640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640]=[.G640]+[.E640]; 1; 0)" office:value-type="float" office:value="1" calcext:value-type="float">
            <text:p>1</text:p>
          </table:table-cell>
          <table:table-cell table:number-columns-repeated="2" office:value-type="float" office:value="0.0114350318908691" calcext:value-type="float">
            <text:p>0.01143503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530487_0_590553728444849901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41]+[.F64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41]=[.G641]+[.E641]; 1; 0)" office:value-type="float" office:value="1" calcext:value-type="float">
            <text:p>1</text:p>
          </table:table-cell>
          <table:table-cell table:number-columns-repeated="2" office:value-type="float" office:value="0.00830197334289551" calcext:value-type="float">
            <text:p>0.00830197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657923_0_778007346313569440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42]+[.F64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42]=[.G642]+[.E642]; 1; 0)" office:value-type="float" office:value="0" calcext:value-type="float">
            <text:p>0</text:p>
          </table:table-cell>
          <table:table-cell table:number-columns-repeated="2" office:value-type="float" office:value="0.00077509880065918" calcext:value-type="float">
            <text:p>0.00077509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955570_0_493687118597947768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43]+[.F64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43]=[.G643]+[.E643]; 1; 0)" office:value-type="float" office:value="1" calcext:value-type="float">
            <text:p>1</text:p>
          </table:table-cell>
          <table:table-cell table:number-columns-repeated="2" office:value-type="float" office:value="0.00102806091308594" calcext:value-type="float">
            <text:p>0.00102806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57888_0_887357493459191438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44]+[.F64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44]=[.G644]+[.E644]; 1; 0)" office:value-type="float" office:value="1" calcext:value-type="float">
            <text:p>1</text:p>
          </table:table-cell>
          <table:table-cell table:number-columns-repeated="2" office:value-type="float" office:value="0.000334024429321289" calcext:value-type="float">
            <text:p>0.00033402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565342_5_488405849150636329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45]+[.F64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45]=[.G645]+[.E645]; 1; 0)" office:value-type="float" office:value="1" calcext:value-type="float">
            <text:p>1</text:p>
          </table:table-cell>
          <table:table-cell table:number-columns-repeated="2" office:value-type="float" office:value="0.000689983367919922" calcext:value-type="float">
            <text:p>0.00068998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719588_0_841719717608675691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46]+[.F64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46]=[.G646]+[.E646]; 1; 0)" office:value-type="float" office:value="0" calcext:value-type="float">
            <text:p>0</text:p>
          </table:table-cell>
          <table:table-cell table:number-columns-repeated="2" office:value-type="float" office:value="0.00233721733093262" calcext:value-type="float">
            <text:p>0.00233721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208141_2_517168437998758671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647]+[.F647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647]=[.G647]+[.E647]; 1; 0)" office:value-type="float" office:value="1" calcext:value-type="float">
            <text:p>1</text:p>
          </table:table-cell>
          <table:table-cell table:number-columns-repeated="2" office:value-type="float" office:value="0.00180196762084961" calcext:value-type="float">
            <text:p>0.00180196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67121_0_651564186867585354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648]+[.F64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48]=[.G648]+[.E648]; 1; 0)" office:value-type="float" office:value="0" calcext:value-type="float">
            <text:p>0</text:p>
          </table:table-cell>
          <table:table-cell table:number-columns-repeated="2" office:value-type="float" office:value="0.00196480751037598" calcext:value-type="float">
            <text:p>0.00196480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524216_0_434655184828909830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49]+[.F64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49]=[.G649]+[.E649]; 1; 0)" office:value-type="float" office:value="1" calcext:value-type="float">
            <text:p>1</text:p>
          </table:table-cell>
          <table:table-cell table:number-columns-repeated="2" office:value-type="float" office:value="0.00110197067260742" calcext:value-type="float">
            <text:p>0.00110197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572963_0_57335118726506939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50]+[.F650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650]=[.G650]+[.E650]; 1; 0)" office:value-type="float" office:value="1" calcext:value-type="float">
            <text:p>1</text:p>
          </table:table-cell>
          <table:table-cell table:number-columns-repeated="2" office:value-type="float" office:value="0.00391197204589844" calcext:value-type="float">
            <text:p>0.0039119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285142_0_218407795182213000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51]+[.F65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51]=[.G651]+[.E651]; 1; 0)" office:value-type="float" office:value="1" calcext:value-type="float">
            <text:p>1</text:p>
          </table:table-cell>
          <table:table-cell table:number-columns-repeated="2" office:value-type="float" office:value="0.00061798095703125" calcext:value-type="float">
            <text:p>0.0006179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11244_0_760484386552465740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652]+[.F65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52]=[.G652]+[.E652]; 1; 0)" office:value-type="float" office:value="0" calcext:value-type="float">
            <text:p>0</text:p>
          </table:table-cell>
          <table:table-cell table:number-columns-repeated="2" office:value-type="float" office:value="0.000602006912231445" calcext:value-type="float">
            <text:p>0.00060200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44272_0_684082255984233094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53]+[.F65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53]=[.G653]+[.E653]; 1; 0)" office:value-type="float" office:value="1" calcext:value-type="float">
            <text:p>1</text:p>
          </table:table-cell>
          <table:table-cell table:number-columns-repeated="2" office:value-type="float" office:value="0.000765085220336914" calcext:value-type="float">
            <text:p>0.00076508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934533_0_36046724414538816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54]+[.F65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54]=[.G654]+[.E654]; 1; 0)" office:value-type="float" office:value="1" calcext:value-type="float">
            <text:p>1</text:p>
          </table:table-cell>
          <table:table-cell table:number-columns-repeated="2" office:value-type="float" office:value="0.00372195243835449" calcext:value-type="float">
            <text:p>0.00372195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814645_0_677997792357202825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55]+[.F65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55]=[.G655]+[.E655]; 1; 0)" office:value-type="float" office:value="1" calcext:value-type="float">
            <text:p>1</text:p>
          </table:table-cell>
          <table:table-cell table:number-columns-repeated="2" office:value-type="float" office:value="0.00376391410827637" calcext:value-type="float">
            <text:p>0.00376391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10530_1_50177321215802013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56]+[.F65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56]=[.G656]+[.E656]; 1; 0)" office:value-type="float" office:value="1" calcext:value-type="float">
            <text:p>1</text:p>
          </table:table-cell>
          <table:table-cell table:number-columns-repeated="2" office:value-type="float" office:value="0.00336194038391113" calcext:value-type="float">
            <text:p>0.00336194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615705_0_50764492731134148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57]+[.F65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57]=[.G657]+[.E657]; 1; 0)" office:value-type="float" office:value="1" calcext:value-type="float">
            <text:p>1</text:p>
          </table:table-cell>
          <table:table-cell table:number-columns-repeated="2" office:value-type="float" office:value="0.00452303886413574" calcext:value-type="float">
            <text:p>0.00452303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67241_0_566638826851091277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58]+[.F65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58]=[.G658]+[.E658]; 1; 0)" office:value-type="float" office:value="1" calcext:value-type="float">
            <text:p>1</text:p>
          </table:table-cell>
          <table:table-cell table:number-columns-repeated="2" office:value-type="float" office:value="0.000744104385375977" calcext:value-type="float">
            <text:p>0.00074410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426817_0_448195397093309801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59]+[.F659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659]=[.G659]+[.E659]; 1; 0)" office:value-type="float" office:value="1" calcext:value-type="float">
            <text:p>1</text:p>
          </table:table-cell>
          <table:table-cell table:number-columns-repeated="2" office:value-type="float" office:value="0.00586986541748047" calcext:value-type="float">
            <text:p>0.00586986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726814_0_524669052354159452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60]+[.F66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60]=[.G660]+[.E660]; 1; 0)" office:value-type="float" office:value="1" calcext:value-type="float">
            <text:p>1</text:p>
          </table:table-cell>
          <table:table-cell table:number-columns-repeated="2" office:value-type="float" office:value="0.000819921493530273" calcext:value-type="float">
            <text:p>0.00081992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63156_0_587209952756824136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61]+[.F66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61]=[.G661]+[.E661]; 1; 0)" office:value-type="float" office:value="1" calcext:value-type="float">
            <text:p>1</text:p>
          </table:table-cell>
          <table:table-cell table:number-columns-repeated="2" office:value-type="float" office:value="0.000385046005249023" calcext:value-type="float">
            <text:p>0.0003850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782592_1_98777595085838477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62]+[.F66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62]=[.G662]+[.E662]; 1; 0)" office:value-type="float" office:value="1" calcext:value-type="float">
            <text:p>1</text:p>
          </table:table-cell>
          <table:table-cell table:number-columns-repeated="2" office:value-type="float" office:value="0.000427007675170898" calcext:value-type="float">
            <text:p>0.00042700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026184_0_49955948821223135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63]+[.F66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63]=[.G663]+[.E663]; 1; 0)" office:value-type="float" office:value="1" calcext:value-type="float">
            <text:p>1</text:p>
          </table:table-cell>
          <table:table-cell table:number-columns-repeated="2" office:value-type="float" office:value="0.000555038452148438" calcext:value-type="float">
            <text:p>0.00055503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86782_0_794144888804760946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664]+[.F66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64]=[.G664]+[.E664]; 1; 0)" office:value-type="float" office:value="0" calcext:value-type="float">
            <text:p>0</text:p>
          </table:table-cell>
          <table:table-cell table:number-columns-repeated="2" office:value-type="float" office:value="0.00177788734436035" calcext:value-type="float">
            <text:p>0.00177788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223062_1_14184416831892284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65]+[.F66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65]=[.G665]+[.E665]; 1; 0)" office:value-type="float" office:value="1" calcext:value-type="float">
            <text:p>1</text:p>
          </table:table-cell>
          <table:table-cell table:number-columns-repeated="2" office:value-type="float" office:value="0.000443935394287109" calcext:value-type="float">
            <text:p>0.00044393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309672_0_841333271766255116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66]+[.F66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66]=[.G666]+[.E666]; 1; 0)" office:value-type="float" office:value="1" calcext:value-type="float">
            <text:p>1</text:p>
          </table:table-cell>
          <table:table-cell table:number-columns-repeated="2" office:value-type="float" office:value="0.00182199478149414" calcext:value-type="float">
            <text:p>0.00182199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089410_0_617267125926180266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67]+[.F66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67]=[.G667]+[.E667]; 1; 0)" office:value-type="float" office:value="1" calcext:value-type="float">
            <text:p>1</text:p>
          </table:table-cell>
          <table:table-cell table:number-columns-repeated="2" office:value-type="float" office:value="0.000816106796264648" calcext:value-type="float">
            <text:p>0.00081610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130822_0_908377874034110683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urrency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668]+[.F66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68]=[.G668]+[.E668]; 1; 0)" office:value-type="float" office:value="0" calcext:value-type="float">
            <text:p>0</text:p>
          </table:table-cell>
          <table:table-cell table:number-columns-repeated="2" office:value-type="float" office:value="0.00406384468078613" calcext:value-type="float">
            <text:p>0.00406384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210603_0_2002587621003988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69]+[.F669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669]=[.G669]+[.E669]; 1; 0)" office:value-type="float" office:value="1" calcext:value-type="float">
            <text:p>1</text:p>
          </table:table-cell>
          <table:table-cell table:number-columns-repeated="2" office:value-type="float" office:value="0.00470113754272461" calcext:value-type="float">
            <text:p>0.0047011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856534_0_626347533357780064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70]+[.F67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70]=[.G670]+[.E670]; 1; 0)" office:value-type="float" office:value="1" calcext:value-type="float">
            <text:p>1</text:p>
          </table:table-cell>
          <table:table-cell table:number-columns-repeated="2" office:value-type="float" office:value="0.000667095184326172" calcext:value-type="float">
            <text:p>0.0006670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395849_1_464567754977425386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671]+[.F67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71]=[.G671]+[.E671]; 1; 0)" office:value-type="float" office:value="1" calcext:value-type="float">
            <text:p>1</text:p>
          </table:table-cell>
          <table:table-cell table:number-columns-repeated="2" office:value-type="float" office:value="0.000382184982299805" calcext:value-type="float">
            <text:p>0.0003821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22425_0_2819641185347419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672]+[.F67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72]=[.G672]+[.E672]; 1; 0)" office:value-type="float" office:value="0" calcext:value-type="float">
            <text:p>0</text:p>
          </table:table-cell>
          <table:table-cell table:number-columns-repeated="2" office:value-type="float" office:value="0.00543403625488281" calcext:value-type="float">
            <text:p>0.00543403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804367_0_127028572580692547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73]+[.F67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73]=[.G673]+[.E673]; 1; 0)" office:value-type="float" office:value="1" calcext:value-type="float">
            <text:p>1</text:p>
          </table:table-cell>
          <table:table-cell table:number-columns-repeated="2" office:value-type="float" office:value="0.000442981719970703" calcext:value-type="float">
            <text:p>0.00044298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834519_2_317495294564137900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74]+[.F67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74]=[.G674]+[.E674]; 1; 0)" office:value-type="float" office:value="0" calcext:value-type="float">
            <text:p>0</text:p>
          </table:table-cell>
          <table:table-cell table:number-columns-repeated="2" office:value-type="float" office:value="0.000565052032470703" calcext:value-type="float">
            <text:p>0.0005650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01761_0_57117328247686698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75]+[.F67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75]=[.G675]+[.E675]; 1; 0)" office:value-type="float" office:value="1" calcext:value-type="float">
            <text:p>1</text:p>
          </table:table-cell>
          <table:table-cell table:number-columns-repeated="2" office:value-type="float" office:value="0.000615119934082031" calcext:value-type="float">
            <text:p>0.00061511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646774_0_325688972173761153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76]+[.F67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76]=[.G676]+[.E676]; 1; 0)" office:value-type="float" office:value="1" calcext:value-type="float">
            <text:p>1</text:p>
          </table:table-cell>
          <table:table-cell table:number-columns-repeated="2" office:value-type="float" office:value="0.000990152359008789" calcext:value-type="float">
            <text:p>0.00099015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674710_1_583464293501685886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1999/02/22-rdf-syntax-ns#type|http://dbpedia.org/property/hasPhotoCollec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677]+[.F67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77]=[.G677]+[.E677]; 1; 0)" office:value-type="float" office:value="1" calcext:value-type="float">
            <text:p>1</text:p>
          </table:table-cell>
          <table:table-cell table:number-columns-repeated="2" office:value-type="float" office:value="0.000658035278320313" calcext:value-type="float">
            <text:p>0.00065803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141743_0_76539126265744274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78]+[.F67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78]=[.G678]+[.E678]; 1; 0)" office:value-type="float" office:value="0" calcext:value-type="float">
            <text:p>0</text:p>
          </table:table-cell>
          <table:table-cell table:number-columns-repeated="2" office:value-type="float" office:value="0.00293898582458496" calcext:value-type="float">
            <text:p>0.00293898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130342_0_568519655979681941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79]+[.F67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79]=[.G679]+[.E679]; 1; 0)" office:value-type="float" office:value="1" calcext:value-type="float">
            <text:p>1</text:p>
          </table:table-cell>
          <table:table-cell table:number-columns-repeated="2" office:value-type="float" office:value="0.000284910202026367" calcext:value-type="float">
            <text:p>0.00028491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245434_0_35677860965687485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80]+[.F68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80]=[.G680]+[.E680]; 1; 0)" office:value-type="float" office:value="1" calcext:value-type="float">
            <text:p>1</text:p>
          </table:table-cell>
          <table:table-cell table:number-columns-repeated="2" office:value-type="float" office:value="0.000607967376708984" calcext:value-type="float">
            <text:p>0.00060796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112420_0_151235936875934587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81]+[.F68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81]=[.G681]+[.E681]; 1; 0)" office:value-type="float" office:value="0" calcext:value-type="float">
            <text:p>0</text:p>
          </table:table-cell>
          <table:table-cell table:number-columns-repeated="2" office:value-type="float" office:value="0.00538897514343262" calcext:value-type="float">
            <text:p>0.00538897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084505_0_513590829433023883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82]+[.F68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82]=[.G682]+[.E682]; 1; 0)" office:value-type="float" office:value="1" calcext:value-type="float">
            <text:p>1</text:p>
          </table:table-cell>
          <table:table-cell table:number-columns-repeated="2" office:value-type="float" office:value="0.000790119171142578" calcext:value-type="float">
            <text:p>0.0007901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46909_0_385068603510240855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83]+[.F68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83]=[.G683]+[.E683]; 1; 0)" office:value-type="float" office:value="1" calcext:value-type="float">
            <text:p>1</text:p>
          </table:table-cell>
          <table:table-cell table:number-columns-repeated="2" office:value-type="float" office:value="0.000428199768066406" calcext:value-type="float">
            <text:p>0.00042819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616_0_169832477871386298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84]+[.F68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84]=[.G684]+[.E684]; 1; 0)" office:value-type="float" office:value="1" calcext:value-type="float">
            <text:p>1</text:p>
          </table:table-cell>
          <table:table-cell table:number-columns-repeated="2" office:value-type="float" office:value="0.00108695030212402" calcext:value-type="float">
            <text:p>0.00108695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647433_0_44362624954619765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85]+[.F68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85]=[.G685]+[.E685]; 1; 0)" office:value-type="float" office:value="1" calcext:value-type="float">
            <text:p>1</text:p>
          </table:table-cell>
          <table:table-cell table:number-columns-repeated="2" office:value-type="float" office:value="0.000629186630249023" calcext:value-type="float">
            <text:p>0.00062918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298467_0_666832363024048075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86]+[.F68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86]=[.G686]+[.E686]; 1; 0)" office:value-type="float" office:value="1" calcext:value-type="float">
            <text:p>1</text:p>
          </table:table-cell>
          <table:table-cell table:number-columns-repeated="2" office:value-type="float" office:value="0.000541925430297852" calcext:value-type="float">
            <text:p>0.00054192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960685_0_688690607086570139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87]+[.F68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87]=[.G687]+[.E687]; 1; 0)" office:value-type="float" office:value="1" calcext:value-type="float">
            <text:p>1</text:p>
          </table:table-cell>
          <table:table-cell table:number-columns-repeated="2" office:value-type="float" office:value="0.0011131763458252" calcext:value-type="float">
            <text:p>0.00111317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113152_1_209190950432883482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88]+[.F68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88]=[.G688]+[.E688]; 1; 0)" office:value-type="float" office:value="1" calcext:value-type="float">
            <text:p>1</text:p>
          </table:table-cell>
          <table:table-cell table:number-columns-repeated="2" office:value-type="float" office:value="0.000502109527587891" calcext:value-type="float">
            <text:p>0.00050210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806654_0_82123439770498078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89]+[.F68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89]=[.G689]+[.E689]; 1; 0)" office:value-type="float" office:value="1" calcext:value-type="float">
            <text:p>1</text:p>
          </table:table-cell>
          <table:table-cell table:number-columns-repeated="2" office:value-type="float" office:value="0.000313043594360352" calcext:value-type="float">
            <text:p>0.00031304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546166_0_170157900660084866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90]+[.F69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90]=[.G690]+[.E690]; 1; 0)" office:value-type="float" office:value="1" calcext:value-type="float">
            <text:p>1</text:p>
          </table:table-cell>
          <table:table-cell table:number-columns-repeated="2" office:value-type="float" office:value="0.000603914260864258" calcext:value-type="float">
            <text:p>0.00060391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113025_0_849508975747962082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hasPhotoCollection|http://dbpedia.org/property/hasPhotoCollection|http://dbpedia.org/property/hasPhotoCollection|http://dbpedia.org/property/hasPhotoCollecti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G691]+[.F69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91]=[.G691]+[.E691]; 1; 0)" office:value-type="float" office:value="1" calcext:value-type="float">
            <text:p>1</text:p>
          </table:table-cell>
          <table:table-cell table:number-columns-repeated="2" office:value-type="float" office:value="0.000341176986694336" calcext:value-type="float">
            <text:p>0.0003411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207889_106_763324075759651718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92]+[.F69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92]=[.G692]+[.E692]; 1; 0)" office:value-type="float" office:value="1" calcext:value-type="float">
            <text:p>1</text:p>
          </table:table-cell>
          <table:table-cell table:number-columns-repeated="2" office:value-type="float" office:value="0.000483036041259766" calcext:value-type="float">
            <text:p>0.0004830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41841_0_47306320807921795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1999/02/22-rdf-syntax-ns#type|http://purl.org/voc/vrank#hasRank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G693]+[.F69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93]=[.G693]+[.E693]; 1; 0)" office:value-type="float" office:value="0" calcext:value-type="float">
            <text:p>0</text:p>
          </table:table-cell>
          <table:table-cell table:number-columns-repeated="2" office:value-type="float" office:value="0.0020439624786377" calcext:value-type="float">
            <text:p>0.0020439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214239_1_39577524534130114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94]+[.F69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94]=[.G694]+[.E694]; 1; 0)" office:value-type="float" office:value="1" calcext:value-type="float">
            <text:p>1</text:p>
          </table:table-cell>
          <table:table-cell table:number-columns-repeated="2" office:value-type="float" office:value="0.000480175018310547" calcext:value-type="float">
            <text:p>0.0004801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2970_0_83498647312971064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95]+[.F69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95]=[.G695]+[.E695]; 1; 0)" office:value-type="float" office:value="1" calcext:value-type="float">
            <text:p>1</text:p>
          </table:table-cell>
          <table:table-cell table:number-columns-repeated="2" office:value-type="float" office:value="0.00196385383605957" calcext:value-type="float">
            <text:p>0.00196385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589954_0_286843414551819154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96]+[.F69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96]=[.G696]+[.E696]; 1; 0)" office:value-type="float" office:value="1" calcext:value-type="float">
            <text:p>1</text:p>
          </table:table-cell>
          <table:table-cell table:number-columns-repeated="2" office:value-type="float" office:value="0.000399112701416016" calcext:value-type="float">
            <text:p>0.00039911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6175_0_1603859367134940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97]+[.F69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97]=[.G697]+[.E697]; 1; 0)" office:value-type="float" office:value="1" calcext:value-type="float">
            <text:p>1</text:p>
          </table:table-cell>
          <table:table-cell table:number-columns-repeated="2" office:value-type="float" office:value="0.00276994705200195" calcext:value-type="float">
            <text:p>0.00276994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403723_0_300202816360254350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698]+[.F69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98]=[.G698]+[.E698]; 1; 0)" office:value-type="float" office:value="1" calcext:value-type="float">
            <text:p>1</text:p>
          </table:table-cell>
          <table:table-cell table:number-columns-repeated="2" office:value-type="float" office:value="0.00150394439697266" calcext:value-type="float">
            <text:p>0.0015039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767252_0_24094483750139957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99]+[.F69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699]=[.G699]+[.E699]; 1; 0)" office:value-type="float" office:value="0" calcext:value-type="float">
            <text:p>0</text:p>
          </table:table-cell>
          <table:table-cell table:number-columns-repeated="2" office:value-type="float" office:value="0.00187397003173828" calcext:value-type="float">
            <text:p>0.001873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532913_0_489955943644426650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00]+[.F700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700]=[.G700]+[.E700]; 1; 0)" office:value-type="float" office:value="1" calcext:value-type="float">
            <text:p>1</text:p>
          </table:table-cell>
          <table:table-cell table:number-columns-repeated="2" office:value-type="float" office:value="0.0047149658203125" calcext:value-type="float">
            <text:p>0.00471496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417511_0_305832310516696343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01]+[.F70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01]=[.G701]+[.E701]; 1; 0)" office:value-type="float" office:value="1" calcext:value-type="float">
            <text:p>1</text:p>
          </table:table-cell>
          <table:table-cell table:number-columns-repeated="2" office:value-type="float" office:value="0.00392889976501465" calcext:value-type="float">
            <text:p>0.00392889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31816_0_264759988702062215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urrency|http://dbpedia.org/property/currencyCod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702]+[.F70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02]=[.G702]+[.E702]; 1; 0)" office:value-type="float" office:value="0" calcext:value-type="float">
            <text:p>0</text:p>
          </table:table-cell>
          <table:table-cell table:number-columns-repeated="2" office:value-type="float" office:value="0.00357699394226074" calcext:value-type="float">
            <text:p>0.00357699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371918_83_805335548726898973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03]+[.F70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03]=[.G703]+[.E703]; 1; 0)" office:value-type="float" office:value="1" calcext:value-type="float">
            <text:p>1</text:p>
          </table:table-cell>
          <table:table-cell table:number-columns-repeated="2" office:value-type="float" office:value="0.000492095947265625" calcext:value-type="float">
            <text:p>0.00049209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627271_6_223982192745284832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04]+[.F70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04]=[.G704]+[.E704]; 1; 0)" office:value-type="float" office:value="0" calcext:value-type="float">
            <text:p>0</text:p>
          </table:table-cell>
          <table:table-cell table:number-columns-repeated="2" office:value-type="float" office:value="0.000583887100219727" calcext:value-type="float">
            <text:p>0.00058388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46117_0_257805509940281107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05]+[.F705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705]=[.G705]+[.E705]; 1; 0)" office:value-type="float" office:value="1" calcext:value-type="float">
            <text:p>1</text:p>
          </table:table-cell>
          <table:table-cell table:number-columns-repeated="2" office:value-type="float" office:value="0.00339698791503906" calcext:value-type="float">
            <text:p>0.00339698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939195_2_476675139239574849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06]+[.F70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06]=[.G706]+[.E706]; 1; 0)" office:value-type="float" office:value="1" calcext:value-type="float">
            <text:p>1</text:p>
          </table:table-cell>
          <table:table-cell table:number-columns-repeated="2" office:value-type="float" office:value="0.00125002861022949" calcext:value-type="float">
            <text:p>0.00125002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41151_6_822238552112510825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707]+[.F707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707]=[.G707]+[.E707]; 1; 0)" office:value-type="float" office:value="1" calcext:value-type="float">
            <text:p>1</text:p>
          </table:table-cell>
          <table:table-cell table:number-columns-repeated="2" office:value-type="float" office:value="0.00669288635253906" calcext:value-type="float">
            <text:p>0.0066928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600983_0_616401082851163219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708]+[.F70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08]=[.G708]+[.E708]; 1; 0)" office:value-type="float" office:value="0" calcext:value-type="float">
            <text:p>0</text:p>
          </table:table-cell>
          <table:table-cell table:number-columns-repeated="2" office:value-type="float" office:value="0.0014650821685791" calcext:value-type="float">
            <text:p>0.00146508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45566_0_42139488959196696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09]+[.F70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09]=[.G709]+[.E709]; 1; 0)" office:value-type="float" office:value="0" calcext:value-type="float">
            <text:p>0</text:p>
          </table:table-cell>
          <table:table-cell table:number-columns-repeated="2" office:value-type="float" office:value="0.000352859497070312" calcext:value-type="float">
            <text:p>0.00035285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895295_0_51351566260824656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10]+[.F71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10]=[.G710]+[.E710]; 1; 0)" office:value-type="float" office:value="1" calcext:value-type="float">
            <text:p>1</text:p>
          </table:table-cell>
          <table:table-cell table:number-columns-repeated="2" office:value-type="float" office:value="0.000331878662109375" calcext:value-type="float">
            <text:p>0.0003318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583534_0_50352162257722969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commen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G711]+[.F71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11]=[.G711]+[.E711]; 1; 0)" office:value-type="float" office:value="0" calcext:value-type="float">
            <text:p>0</text:p>
          </table:table-cell>
          <table:table-cell table:number-columns-repeated="2" office:value-type="float" office:value="0.0028529167175293" calcext:value-type="float">
            <text:p>0.00285291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504652_0_167807064494917928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12]+[.F71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12]=[.G712]+[.E712]; 1; 0)" office:value-type="float" office:value="1" calcext:value-type="float">
            <text:p>1</text:p>
          </table:table-cell>
          <table:table-cell table:number-columns-repeated="2" office:value-type="float" office:value="0.000699043273925781" calcext:value-type="float">
            <text:p>0.00069904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884685_1_542070130647897404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13]+[.F71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13]=[.G713]+[.E713]; 1; 0)" office:value-type="float" office:value="0" calcext:value-type="float">
            <text:p>0</text:p>
          </table:table-cell>
          <table:table-cell table:number-columns-repeated="2" office:value-type="float" office:value="0.00133895874023438" calcext:value-type="float">
            <text:p>0.00133895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42079_0_73997420824193927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14]+[.F71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14]=[.G714]+[.E714]; 1; 0)" office:value-type="float" office:value="1" calcext:value-type="float">
            <text:p>1</text:p>
          </table:table-cell>
          <table:table-cell table:number-columns-repeated="2" office:value-type="float" office:value="0.000587940216064453" calcext:value-type="float">
            <text:p>0.00058794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144570_0_853445042936413852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15]+[.F71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15]=[.G715]+[.E715]; 1; 0)" office:value-type="float" office:value="0" calcext:value-type="float">
            <text:p>0</text:p>
          </table:table-cell>
          <table:table-cell table:number-columns-repeated="2" office:value-type="float" office:value="0.000720977783203125" calcext:value-type="float">
            <text:p>0.00072097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943722_0_86660780146857758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716]+[.F71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16]=[.G716]+[.E716]; 1; 0)" office:value-type="float" office:value="0" calcext:value-type="float">
            <text:p>0</text:p>
          </table:table-cell>
          <table:table-cell table:number-columns-repeated="2" office:value-type="float" office:value="0.00092005729675293" calcext:value-type="float">
            <text:p>0.00092005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404164_0_549819597847633364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17]+[.F71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17]=[.G717]+[.E717]; 1; 0)" office:value-type="float" office:value="0" calcext:value-type="float">
            <text:p>0</text:p>
          </table:table-cell>
          <table:table-cell table:number-columns-repeated="2" office:value-type="float" office:value="0.00108194351196289" calcext:value-type="float">
            <text:p>0.00108194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2429_0_34526146948630532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18]+[.F71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18]=[.G718]+[.E718]; 1; 0)" office:value-type="float" office:value="0" calcext:value-type="float">
            <text:p>0</text:p>
          </table:table-cell>
          <table:table-cell table:number-columns-repeated="2" office:value-type="float" office:value="0.00112509727478027" calcext:value-type="float">
            <text:p>0.00112509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552293_0_917164589754343733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19]+[.F71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19]=[.G719]+[.E719]; 1; 0)" office:value-type="float" office:value="1" calcext:value-type="float">
            <text:p>1</text:p>
          </table:table-cell>
          <table:table-cell table:number-columns-repeated="2" office:value-type="float" office:value="0.000658035278320313" calcext:value-type="float">
            <text:p>0.00065803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414811_12_25115247025316816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20]+[.F72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20]=[.G720]+[.E720]; 1; 0)" office:value-type="float" office:value="0" calcext:value-type="float">
            <text:p>0</text:p>
          </table:table-cell>
          <table:table-cell table:number-columns-repeated="2" office:value-type="float" office:value="0.00118494033813477" calcext:value-type="float">
            <text:p>0.00118494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459705_0_364639143269767330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721]+[.F72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21]=[.G721]+[.E721]; 1; 0)" office:value-type="float" office:value="1" calcext:value-type="float">
            <text:p>1</text:p>
          </table:table-cell>
          <table:table-cell table:number-columns-repeated="2" office:value-type="float" office:value="0.000741004943847656" calcext:value-type="float">
            <text:p>0.00074100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982396_4_378732965414310965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22]+[.F72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22]=[.G722]+[.E722]; 1; 0)" office:value-type="float" office:value="0" calcext:value-type="float">
            <text:p>0</text:p>
          </table:table-cell>
          <table:table-cell table:number-columns-repeated="2" office:value-type="float" office:value="0.00112199783325195" calcext:value-type="float">
            <text:p>0.0011219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925757_0_56498891263484148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23]+[.F72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23]=[.G723]+[.E723]; 1; 0)" office:value-type="float" office:value="1" calcext:value-type="float">
            <text:p>1</text:p>
          </table:table-cell>
          <table:table-cell table:number-columns-repeated="2" office:value-type="float" office:value="0.000477075576782227" calcext:value-type="float">
            <text:p>0.00047707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203994_0_212796471964042725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symbo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724]+[.F72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24]=[.G724]+[.E724]; 1; 0)" office:value-type="float" office:value="0" calcext:value-type="float">
            <text:p>0</text:p>
          </table:table-cell>
          <table:table-cell table:number-columns-repeated="2" office:value-type="float" office:value="0.00310516357421875" calcext:value-type="float">
            <text:p>0.00310516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499281_8_718168388656313680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725]+[.F72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25]=[.G725]+[.E725]; 1; 0)" office:value-type="float" office:value="0" calcext:value-type="float">
            <text:p>0</text:p>
          </table:table-cell>
          <table:table-cell table:number-columns-repeated="2" office:value-type="float" office:value="0.00419497489929199" calcext:value-type="float">
            <text:p>0.00419497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696186_0_888976603111624512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referee|http://dbpedia.org/property/pl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726]+[.F72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26]=[.G726]+[.E726]; 1; 0)" office:value-type="float" office:value="0" calcext:value-type="float">
            <text:p>0</text:p>
          </table:table-cell>
          <table:table-cell table:number-columns-repeated="2" office:value-type="float" office:value="0.000812053680419922" calcext:value-type="float">
            <text:p>0.00081205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87872_0_242407230287116412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27]+[.F72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27]=[.G727]+[.E727]; 1; 0)" office:value-type="float" office:value="1" calcext:value-type="float">
            <text:p>1</text:p>
          </table:table-cell>
          <table:table-cell table:number-columns-repeated="2" office:value-type="float" office:value="0.000468015670776367" calcext:value-type="float">
            <text:p>0.00046801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653322_0_82049872579926181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property/langua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728]+[.F728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728]=[.G728]+[.E728]; 1; 0)" office:value-type="float" office:value="1" calcext:value-type="float">
            <text:p>1</text:p>
          </table:table-cell>
          <table:table-cell table:number-columns-repeated="2" office:value-type="float" office:value="0.00593400001525879" calcext:value-type="float">
            <text:p>0.0059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771135_0_6713932162714328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29]+[.F72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29]=[.G729]+[.E729]; 1; 0)" office:value-type="float" office:value="0" calcext:value-type="float">
            <text:p>0</text:p>
          </table:table-cell>
          <table:table-cell table:number-columns-repeated="2" office:value-type="float" office:value="0.000878810882568359" calcext:value-type="float">
            <text:p>0.0008788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602699_0_511338186776493438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30]+[.F73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30]=[.G730]+[.E730]; 1; 0)" office:value-type="float" office:value="1" calcext:value-type="float">
            <text:p>1</text:p>
          </table:table-cell>
          <table:table-cell table:number-columns-repeated="2" office:value-type="float" office:value="0.00091099739074707" calcext:value-type="float">
            <text:p>0.00091099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565342_0_366202247822452910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31]+[.F73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31]=[.G731]+[.E731]; 1; 0)" office:value-type="float" office:value="1" calcext:value-type="float">
            <text:p>1</text:p>
          </table:table-cell>
          <table:table-cell table:number-columns-repeated="2" office:value-type="float" office:value="0.00092005729675293" calcext:value-type="float">
            <text:p>0.00092005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938705_0_873750679234946196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32]+[.F73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32]=[.G732]+[.E732]; 1; 0)" office:value-type="float" office:value="0" calcext:value-type="float">
            <text:p>0</text:p>
          </table:table-cell>
          <table:table-cell table:number-columns-repeated="2" office:value-type="float" office:value="0.00157594680786133" calcext:value-type="float">
            <text:p>0.00157594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116358_0_16821945581792835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733]+[.F73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33]=[.G733]+[.E733]; 1; 0)" office:value-type="float" office:value="1" calcext:value-type="float">
            <text:p>1</text:p>
          </table:table-cell>
          <table:table-cell table:number-columns-repeated="2" office:value-type="float" office:value="0.00301718711853027" calcext:value-type="float">
            <text:p>0.00301718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875060_0_207651947903615854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734]+[.F73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34]=[.G734]+[.E734]; 1; 0)" office:value-type="float" office:value="0" calcext:value-type="float">
            <text:p>0</text:p>
          </table:table-cell>
          <table:table-cell table:number-columns-repeated="2" office:value-type="float" office:value="0.0053861141204834" calcext:value-type="float">
            <text:p>0.00538611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27218_6_819260145692217856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735]+[.F73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35]=[.G735]+[.E735]; 1; 0)" office:value-type="float" office:value="0" calcext:value-type="float">
            <text:p>0</text:p>
          </table:table-cell>
          <table:table-cell table:number-columns-repeated="2" office:value-type="float" office:value="0.00437998771667481" calcext:value-type="float">
            <text:p>0.00437998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615246_1_482025040066864272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36]+[.F73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36]=[.G736]+[.E736]; 1; 0)" office:value-type="float" office:value="1" calcext:value-type="float">
            <text:p>1</text:p>
          </table:table-cell>
          <table:table-cell table:number-columns-repeated="2" office:value-type="float" office:value="0.000904083251953125" calcext:value-type="float">
            <text:p>0.00090408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221793_0_904459855753387892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urrencyCo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37]+[.F73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37]=[.G737]+[.E737]; 1; 0)" office:value-type="float" office:value="1" calcext:value-type="float">
            <text:p>1</text:p>
          </table:table-cell>
          <table:table-cell table:number-columns-repeated="2" office:value-type="float" office:value="0.000881195068359375" calcext:value-type="float">
            <text:p>0.00088119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191108_0_513926927743665364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38]+[.F73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38]=[.G738]+[.E738]; 1; 0)" office:value-type="float" office:value="1" calcext:value-type="float">
            <text:p>1</text:p>
          </table:table-cell>
          <table:table-cell table:number-columns-repeated="2" office:value-type="float" office:value="0.000931024551391602" calcext:value-type="float">
            <text:p>0.00093102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722761_0_680941218661560123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39]+[.F73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39]=[.G739]+[.E739]; 1; 0)" office:value-type="float" office:value="1" calcext:value-type="float">
            <text:p>1</text:p>
          </table:table-cell>
          <table:table-cell table:number-columns-repeated="2" office:value-type="float" office:value="0.00104498863220215" calcext:value-type="float">
            <text:p>0.00104498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970377_0_426114890088261858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40]+[.F74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40]=[.G740]+[.E740]; 1; 0)" office:value-type="float" office:value="1" calcext:value-type="float">
            <text:p>1</text:p>
          </table:table-cell>
          <table:table-cell table:number-columns-repeated="2" office:value-type="float" office:value="0.00482821464538574" calcext:value-type="float">
            <text:p>0.00482821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869808_0_48872318704747258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41]+[.F74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41]=[.G741]+[.E741]; 1; 0)" office:value-type="float" office:value="1" calcext:value-type="float">
            <text:p>1</text:p>
          </table:table-cell>
          <table:table-cell table:number-columns-repeated="2" office:value-type="float" office:value="0.000346899032592773" calcext:value-type="float">
            <text:p>0.0003468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406531_0_742201699207074787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42]+[.F74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42]=[.G742]+[.E742]; 1; 0)" office:value-type="float" office:value="1" calcext:value-type="float">
            <text:p>1</text:p>
          </table:table-cell>
          <table:table-cell table:number-columns-repeated="2" office:value-type="float" office:value="0.000310182571411133" calcext:value-type="float">
            <text:p>0.00031018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33456_2_188649589379568726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43]+[.F74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43]=[.G743]+[.E743]; 1; 0)" office:value-type="float" office:value="1" calcext:value-type="float">
            <text:p>1</text:p>
          </table:table-cell>
          <table:table-cell table:number-columns-repeated="2" office:value-type="float" office:value="0.00235414505004883" calcext:value-type="float">
            <text:p>0.00235414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35586_0_505114431135782022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44]+[.F74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44]=[.G744]+[.E744]; 1; 0)" office:value-type="float" office:value="1" calcext:value-type="float">
            <text:p>1</text:p>
          </table:table-cell>
          <table:table-cell table:number-columns-repeated="2" office:value-type="float" office:value="0.000810861587524414" calcext:value-type="float">
            <text:p>0.0008108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90605_0_3506245744300251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45]+[.F74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45]=[.G745]+[.E745]; 1; 0)" office:value-type="float" office:value="1" calcext:value-type="float">
            <text:p>1</text:p>
          </table:table-cell>
          <table:table-cell table:number-columns-repeated="2" office:value-type="float" office:value="0.000915050506591797" calcext:value-type="float">
            <text:p>0.00091505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62855_1_89762693523641166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46]+[.F74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46]=[.G746]+[.E746]; 1; 0)" office:value-type="float" office:value="1" calcext:value-type="float">
            <text:p>1</text:p>
          </table:table-cell>
          <table:table-cell table:number-columns-repeated="2" office:value-type="float" office:value="0.00230503082275391" calcext:value-type="float">
            <text:p>0.00230503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17667_4_177006032372437407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47]+[.F74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47]=[.G747]+[.E747]; 1; 0)" office:value-type="float" office:value="1" calcext:value-type="float">
            <text:p>1</text:p>
          </table:table-cell>
          <table:table-cell table:number-columns-repeated="2" office:value-type="float" office:value="0.000273942947387695" calcext:value-type="float">
            <text:p>0.00027394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811842_0_123572686010155512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48]+[.F74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48]=[.G748]+[.E748]; 1; 0)" office:value-type="float" office:value="1" calcext:value-type="float">
            <text:p>1</text:p>
          </table:table-cell>
          <table:table-cell table:number-columns-repeated="2" office:value-type="float" office:value="0.000576972961425781" calcext:value-type="float">
            <text:p>0.0005769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140967_0_565361294591948915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49]+[.F74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49]=[.G749]+[.E749]; 1; 0)" office:value-type="float" office:value="0" calcext:value-type="float">
            <text:p>0</text:p>
          </table:table-cell>
          <table:table-cell table:number-columns-repeated="2" office:value-type="float" office:value="0.000684022903442383" calcext:value-type="float">
            <text:p>0.00068402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596525_19_49301738183287156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50]+[.F75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50]=[.G750]+[.E750]; 1; 0)" office:value-type="float" office:value="0" calcext:value-type="float">
            <text:p>0</text:p>
          </table:table-cell>
          <table:table-cell table:number-columns-repeated="2" office:value-type="float" office:value="0.00210094451904297" calcext:value-type="float">
            <text:p>0.00210094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734085_0_799800303762830064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51]+[.F75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51]=[.G751]+[.E751]; 1; 0)" office:value-type="float" office:value="1" calcext:value-type="float">
            <text:p>1</text:p>
          </table:table-cell>
          <table:table-cell table:number-columns-repeated="2" office:value-type="float" office:value="0.000320911407470703" calcext:value-type="float">
            <text:p>0.00032091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414637_0_338649641365120317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52]+[.F75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52]=[.G752]+[.E752]; 1; 0)" office:value-type="float" office:value="1" calcext:value-type="float">
            <text:p>1</text:p>
          </table:table-cell>
          <table:table-cell table:number-columns-repeated="2" office:value-type="float" office:value="0.000313997268676758" calcext:value-type="float">
            <text:p>0.00031399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286995_0_4280769499913932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53]+[.F75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53]=[.G753]+[.E753]; 1; 0)" office:value-type="float" office:value="1" calcext:value-type="float">
            <text:p>1</text:p>
          </table:table-cell>
          <table:table-cell table:number-columns-repeated="2" office:value-type="float" office:value="0.000628948211669922" calcext:value-type="float">
            <text:p>0.00062894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620259_2_863997020389461022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754]+[.F75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54]=[.G754]+[.E754]; 1; 0)" office:value-type="float" office:value="0" calcext:value-type="float">
            <text:p>0</text:p>
          </table:table-cell>
          <table:table-cell table:number-columns-repeated="2" office:value-type="float" office:value="0.00137186050415039" calcext:value-type="float">
            <text:p>0.00137186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266991_0_272126664109934028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55]+[.F75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55]=[.G755]+[.E755]; 1; 0)" office:value-type="float" office:value="1" calcext:value-type="float">
            <text:p>1</text:p>
          </table:table-cell>
          <table:table-cell table:number-columns-repeated="2" office:value-type="float" office:value="0.000526189804077148" calcext:value-type="float">
            <text:p>0.00052618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577589_0_300802234857064834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56]+[.F75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56]=[.G756]+[.E756]; 1; 0)" office:value-type="float" office:value="0" calcext:value-type="float">
            <text:p>0</text:p>
          </table:table-cell>
          <table:table-cell table:number-columns-repeated="2" office:value-type="float" office:value="0.000423908233642578" calcext:value-type="float">
            <text:p>0.00042390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883336_59_418969693633761554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57]+[.F75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57]=[.G757]+[.E757]; 1; 0)" office:value-type="float" office:value="1" calcext:value-type="float">
            <text:p>1</text:p>
          </table:table-cell>
          <table:table-cell table:number-columns-repeated="2" office:value-type="float" office:value="0.000507116317749023" calcext:value-type="float">
            <text:p>0.00050711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980526_0_720595771045891070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58]+[.F75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58]=[.G758]+[.E758]; 1; 0)" office:value-type="float" office:value="1" calcext:value-type="float">
            <text:p>1</text:p>
          </table:table-cell>
          <table:table-cell table:number-columns-repeated="2" office:value-type="float" office:value="0.000275850296020508" calcext:value-type="float">
            <text:p>0.00027585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372765_0_80353712620385702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59]+[.F75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59]=[.G759]+[.E759]; 1; 0)" office:value-type="float" office:value="0" calcext:value-type="float">
            <text:p>0</text:p>
          </table:table-cell>
          <table:table-cell table:number-columns-repeated="2" office:value-type="float" office:value="0.000796079635620117" calcext:value-type="float">
            <text:p>0.00079607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236078_0_71146101183529605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60]+[.F76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60]=[.G760]+[.E760]; 1; 0)" office:value-type="float" office:value="1" calcext:value-type="float">
            <text:p>1</text:p>
          </table:table-cell>
          <table:table-cell table:number-columns-repeated="2" office:value-type="float" office:value="0.0054619312286377" calcext:value-type="float">
            <text:p>0.0054619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017961_1_908548042605128781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61]+[.F76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61]=[.G761]+[.E761]; 1; 0)" office:value-type="float" office:value="1" calcext:value-type="float">
            <text:p>1</text:p>
          </table:table-cell>
          <table:table-cell table:number-columns-repeated="2" office:value-type="float" office:value="0.00271487236022949" calcext:value-type="float">
            <text:p>0.00271487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442591_0_850682115300136077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property/emergency|http://dbpedia.org/property/emergency|http://dbpedia.org/property/emergency|http://dbpedia.org/property/emergenc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G762]+[.F76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62]=[.G762]+[.E762]; 1; 0)" office:value-type="float" office:value="0" calcext:value-type="float">
            <text:p>0</text:p>
          </table:table-cell>
          <table:table-cell table:number-columns-repeated="2" office:value-type="float" office:value="0.00175714492797852" calcext:value-type="float">
            <text:p>0.00175714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27169_2_563984569122796490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63]+[.F76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63]=[.G763]+[.E763]; 1; 0)" office:value-type="float" office:value="1" calcext:value-type="float">
            <text:p>1</text:p>
          </table:table-cell>
          <table:table-cell table:number-columns-repeated="2" office:value-type="float" office:value="0.000506162643432617" calcext:value-type="float">
            <text:p>0.00050616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024705_0_20486195261074626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64]+[.F76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64]=[.G764]+[.E764]; 1; 0)" office:value-type="float" office:value="1" calcext:value-type="float">
            <text:p>1</text:p>
          </table:table-cell>
          <table:table-cell table:number-columns-repeated="2" office:value-type="float" office:value="0.00042414665222168" calcext:value-type="float">
            <text:p>0.00042414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593932_0_686937574366025213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65]+[.F76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65]=[.G765]+[.E765]; 1; 0)" office:value-type="float" office:value="0" calcext:value-type="float">
            <text:p>0</text:p>
          </table:table-cell>
          <table:table-cell table:number-columns-repeated="2" office:value-type="float" office:value="0.00224804878234863" calcext:value-type="float">
            <text:p>0.0022480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896255_0_459396870834354852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66]+[.F76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66]=[.G766]+[.E766]; 1; 0)" office:value-type="float" office:value="1" calcext:value-type="float">
            <text:p>1</text:p>
          </table:table-cell>
          <table:table-cell table:number-columns-repeated="2" office:value-type="float" office:value="0.00065302848815918" calcext:value-type="float">
            <text:p>0.00065302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864497_0_863262371268451149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publish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767]+[.F76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67]=[.G767]+[.E767]; 1; 0)" office:value-type="float" office:value="0" calcext:value-type="float">
            <text:p>0</text:p>
          </table:table-cell>
          <table:table-cell table:number-columns-repeated="2" office:value-type="float" office:value="0.00169587135314941" calcext:value-type="float">
            <text:p>0.00169587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542663_0_760372455166254960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68]+[.F76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68]=[.G768]+[.E768]; 1; 0)" office:value-type="float" office:value="1" calcext:value-type="float">
            <text:p>1</text:p>
          </table:table-cell>
          <table:table-cell table:number-columns-repeated="2" office:value-type="float" office:value="0.000327110290527344" calcext:value-type="float">
            <text:p>0.00032711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475274_0_516987556671477955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69]+[.F76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69]=[.G769]+[.E769]; 1; 0)" office:value-type="float" office:value="1" calcext:value-type="float">
            <text:p>1</text:p>
          </table:table-cell>
          <table:table-cell table:number-columns-repeated="2" office:value-type="float" office:value="0.00231003761291504" calcext:value-type="float">
            <text:p>0.0023100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655176_0_36027764563420164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70]+[.F77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70]=[.G770]+[.E770]; 1; 0)" office:value-type="float" office:value="1" calcext:value-type="float">
            <text:p>1</text:p>
          </table:table-cell>
          <table:table-cell table:number-columns-repeated="2" office:value-type="float" office:value="0.00283002853393555" calcext:value-type="float">
            <text:p>0.00283002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276835_0_5543587765000886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71]+[.F77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71]=[.G771]+[.E771]; 1; 0)" office:value-type="float" office:value="1" calcext:value-type="float">
            <text:p>1</text:p>
          </table:table-cell>
          <table:table-cell table:number-columns-repeated="2" office:value-type="float" office:value="0.00104618072509766" calcext:value-type="float">
            <text:p>0.00104618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45787_0_754247199025890742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72]+[.F77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72]=[.G772]+[.E772]; 1; 0)" office:value-type="float" office:value="1" calcext:value-type="float">
            <text:p>1</text:p>
          </table:table-cell>
          <table:table-cell table:number-columns-repeated="2" office:value-type="float" office:value="0.000953912734985352" calcext:value-type="float">
            <text:p>0.00095391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317637_0_848296662148472706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73]+[.F77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73]=[.G773]+[.E773]; 1; 0)" office:value-type="float" office:value="1" calcext:value-type="float">
            <text:p>1</text:p>
          </table:table-cell>
          <table:table-cell table:number-columns-repeated="2" office:value-type="float" office:value="0.000505924224853516" calcext:value-type="float">
            <text:p>0.00050592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06331_0_164621367630244870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74]+[.F77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74]=[.G774]+[.E774]; 1; 0)" office:value-type="float" office:value="1" calcext:value-type="float">
            <text:p>1</text:p>
          </table:table-cell>
          <table:table-cell table:number-columns-repeated="2" office:value-type="float" office:value="0.000926971435546875" calcext:value-type="float">
            <text:p>0.00092697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065718_2_31987923614778822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75]+[.F77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75]=[.G775]+[.E775]; 1; 0)" office:value-type="float" office:value="0" calcext:value-type="float">
            <text:p>0</text:p>
          </table:table-cell>
          <table:table-cell table:number-columns-repeated="2" office:value-type="float" office:value="0.00325918197631836" calcext:value-type="float">
            <text:p>0.0032591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48307_0_366274387035003517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76]+[.F77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76]=[.G776]+[.E776]; 1; 0)" office:value-type="float" office:value="1" calcext:value-type="float">
            <text:p>1</text:p>
          </table:table-cell>
          <table:table-cell table:number-columns-repeated="2" office:value-type="float" office:value="0.000453948974609375" calcext:value-type="float">
            <text:p>0.0004539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440221_1_144864391728163002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77]+[.F77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77]=[.G777]+[.E777]; 1; 0)" office:value-type="float" office:value="0" calcext:value-type="float">
            <text:p>0</text:p>
          </table:table-cell>
          <table:table-cell table:number-columns-repeated="2" office:value-type="float" office:value="0.000791072845458984" calcext:value-type="float">
            <text:p>0.0007910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9320_0_550775575265381762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location|http://dbpedia.org/ontology/PopulatedPlace/areaTo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778]+[.F77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78]=[.G778]+[.E778]; 1; 0)" office:value-type="float" office:value="0" calcext:value-type="float">
            <text:p>0</text:p>
          </table:table-cell>
          <table:table-cell table:number-columns-repeated="2" office:value-type="float" office:value="0.000531911849975586" calcext:value-type="float">
            <text:p>0.0005319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717882_0_780246631765248760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79]+[.F77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79]=[.G779]+[.E779]; 1; 0)" office:value-type="float" office:value="1" calcext:value-type="float">
            <text:p>1</text:p>
          </table:table-cell>
          <table:table-cell table:number-columns-repeated="2" office:value-type="float" office:value="0.000588893890380859" calcext:value-type="float">
            <text:p>0.00058889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05894_0_448830463775412449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80]+[.F78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80]=[.G780]+[.E780]; 1; 0)" office:value-type="float" office:value="1" calcext:value-type="float">
            <text:p>1</text:p>
          </table:table-cell>
          <table:table-cell table:number-columns-repeated="2" office:value-type="float" office:value="0.000497102737426758" calcext:value-type="float">
            <text:p>0.00049710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08718_0_461428739370845088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orig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781]+[.F78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81]=[.G781]+[.E781]; 1; 0)" office:value-type="float" office:value="0" calcext:value-type="float">
            <text:p>0</text:p>
          </table:table-cell>
          <table:table-cell table:number-columns-repeated="2" office:value-type="float" office:value="0.00921511650085449" calcext:value-type="float">
            <text:p>0.00921511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87686_0_713576236071795573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82]+[.F78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82]=[.G782]+[.E782]; 1; 0)" office:value-type="float" office:value="1" calcext:value-type="float">
            <text:p>1</text:p>
          </table:table-cell>
          <table:table-cell table:number-columns-repeated="2" office:value-type="float" office:value="0.00262618064880371" calcext:value-type="float">
            <text:p>0.00262618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94304_0_375657385943684637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83]+[.F78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83]=[.G783]+[.E783]; 1; 0)" office:value-type="float" office:value="1" calcext:value-type="float">
            <text:p>1</text:p>
          </table:table-cell>
          <table:table-cell table:number-columns-repeated="2" office:value-type="float" office:value="0.00267505645751953" calcext:value-type="float">
            <text:p>0.00267505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942672_0_763853665510577317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location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784]+[.F78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84]=[.G784]+[.E784]; 1; 0)" office:value-type="float" office:value="1" calcext:value-type="float">
            <text:p>1</text:p>
          </table:table-cell>
          <table:table-cell table:number-columns-repeated="2" office:value-type="float" office:value="0.0100750923156738" calcext:value-type="float">
            <text:p>0.0100750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24472_0_445569184837209799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85]+[.F78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85]=[.G785]+[.E785]; 1; 0)" office:value-type="float" office:value="0" calcext:value-type="float">
            <text:p>0</text:p>
          </table:table-cell>
          <table:table-cell table:number-columns-repeated="2" office:value-type="float" office:value="0.000681877136230469" calcext:value-type="float">
            <text:p>0.00068187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752478_5_73495538486691208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86]+[.F78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86]=[.G786]+[.E786]; 1; 0)" office:value-type="float" office:value="1" calcext:value-type="float">
            <text:p>1</text:p>
          </table:table-cell>
          <table:table-cell table:number-columns-repeated="2" office:value-type="float" office:value="0.00125885009765625" calcext:value-type="float">
            <text:p>0.00125885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987653_1_144452100365178099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2/07/owl#sameAs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787]+[.F78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87]=[.G787]+[.E787]; 1; 0)" office:value-type="float" office:value="0" calcext:value-type="float">
            <text:p>0</text:p>
          </table:table-cell>
          <table:table-cell table:number-columns-repeated="2" office:value-type="float" office:value="0.00192999839782715" calcext:value-type="float">
            <text:p>0.0019299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961950_1_180268959850289623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88]+[.F78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88]=[.G788]+[.E788]; 1; 0)" office:value-type="float" office:value="1" calcext:value-type="float">
            <text:p>1</text:p>
          </table:table-cell>
          <table:table-cell table:number-columns-repeated="2" office:value-type="float" office:value="0.00219202041625977" calcext:value-type="float">
            <text:p>0.00219202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42786_0_47611460544580445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89]+[.F78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89]=[.G789]+[.E789]; 1; 0)" office:value-type="float" office:value="1" calcext:value-type="float">
            <text:p>1</text:p>
          </table:table-cell>
          <table:table-cell table:number-columns-repeated="2" office:value-type="float" office:value="0.000266075134277344" calcext:value-type="float">
            <text:p>0.00026607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586853_0_373517994813160970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90]+[.F79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90]=[.G790]+[.E790]; 1; 0)" office:value-type="float" office:value="1" calcext:value-type="float">
            <text:p>1</text:p>
          </table:table-cell>
          <table:table-cell table:number-columns-repeated="2" office:value-type="float" office:value="0.0064539909362793" calcext:value-type="float">
            <text:p>0.00645399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793840_6_510354073653272933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791]+[.F79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91]=[.G791]+[.E791]; 1; 0)" office:value-type="float" office:value="0" calcext:value-type="float">
            <text:p>0</text:p>
          </table:table-cell>
          <table:table-cell table:number-columns-repeated="2" office:value-type="float" office:value="0.0042259693145752" calcext:value-type="float">
            <text:p>0.00422596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646049_0_412004618624272215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92]+[.F79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92]=[.G792]+[.E792]; 1; 0)" office:value-type="float" office:value="1" calcext:value-type="float">
            <text:p>1</text:p>
          </table:table-cell>
          <table:table-cell table:number-columns-repeated="2" office:value-type="float" office:value="0.000332117080688477" calcext:value-type="float">
            <text:p>0.00033211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079336_2_21395984210362005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93]+[.F79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93]=[.G793]+[.E793]; 1; 0)" office:value-type="float" office:value="0" calcext:value-type="float">
            <text:p>0</text:p>
          </table:table-cell>
          <table:table-cell table:number-columns-repeated="2" office:value-type="float" office:value="0.000967979431152344" calcext:value-type="float">
            <text:p>0.00096797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370072_0_227543825105200111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94]+[.F79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94]=[.G794]+[.E794]; 1; 0)" office:value-type="float" office:value="1" calcext:value-type="float">
            <text:p>1</text:p>
          </table:table-cell>
          <table:table-cell table:number-columns-repeated="2" office:value-type="float" office:value="0.000889062881469727" calcext:value-type="float">
            <text:p>0.00088906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812626_0_542872414687315859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commen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795]+[.F79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95]=[.G795]+[.E795]; 1; 0)" office:value-type="float" office:value="0" calcext:value-type="float">
            <text:p>0</text:p>
          </table:table-cell>
          <table:table-cell table:number-columns-repeated="2" office:value-type="float" office:value="0.00194907188415527" calcext:value-type="float">
            <text:p>0.00194907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823760_1_485984378227010566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796]+[.F79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796]=[.G796]+[.E796]; 1; 0)" office:value-type="float" office:value="1" calcext:value-type="float">
            <text:p>1</text:p>
          </table:table-cell>
          <table:table-cell table:number-columns-repeated="2" office:value-type="float" office:value="0.0016028881072998" calcext:value-type="float">
            <text:p>0.00160288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78409_0_374277147529878547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97]+[.F79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97]=[.G797]+[.E797]; 1; 0)" office:value-type="float" office:value="0" calcext:value-type="float">
            <text:p>0</text:p>
          </table:table-cell>
          <table:table-cell table:number-columns-repeated="2" office:value-type="float" office:value="0.00112009048461914" calcext:value-type="float">
            <text:p>0.0011200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494901_6_702674414969423730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798]+[.F79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98]=[.G798]+[.E798]; 1; 0)" office:value-type="float" office:value="1" calcext:value-type="float">
            <text:p>1</text:p>
          </table:table-cell>
          <table:table-cell table:number-columns-repeated="2" office:value-type="float" office:value="0.00116991996765137" calcext:value-type="float">
            <text:p>0.00116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366536_0_79342107498833960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1999/02/22-rdf-syntax-ns#type|http://dbpedia.org/ontology/birthPla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G799]+[.F79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799]=[.G799]+[.E799]; 1; 0)" office:value-type="float" office:value="0" calcext:value-type="float">
            <text:p>0</text:p>
          </table:table-cell>
          <table:table-cell table:number-columns-repeated="2" office:value-type="float" office:value="0.00309395790100098" calcext:value-type="float">
            <text:p>0.00309395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87838_1_448501533495433320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00]+[.F80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00]=[.G800]+[.E800]; 1; 0)" office:value-type="float" office:value="1" calcext:value-type="float">
            <text:p>1</text:p>
          </table:table-cell>
          <table:table-cell table:number-columns-repeated="2" office:value-type="float" office:value="0.000539779663085938" calcext:value-type="float">
            <text:p>0.00053977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501970_0_247775535209839407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01]+[.F80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01]=[.G801]+[.E801]; 1; 0)" office:value-type="float" office:value="0" calcext:value-type="float">
            <text:p>0</text:p>
          </table:table-cell>
          <table:table-cell table:number-columns-repeated="2" office:value-type="float" office:value="0.00254106521606445" calcext:value-type="float">
            <text:p>0.00254106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495038_0_103330565042631792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02]+[.F80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02]=[.G802]+[.E802]; 1; 0)" office:value-type="float" office:value="0" calcext:value-type="float">
            <text:p>0</text:p>
          </table:table-cell>
          <table:table-cell table:number-columns-repeated="2" office:value-type="float" office:value="0.00126791000366211" calcext:value-type="float">
            <text:p>0.001267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44586_0_3815673605990349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03]+[.F80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03]=[.G803]+[.E803]; 1; 0)" office:value-type="float" office:value="0" calcext:value-type="float">
            <text:p>0</text:p>
          </table:table-cell>
          <table:table-cell table:number-columns-repeated="2" office:value-type="float" office:value="0.00266194343566895" calcext:value-type="float">
            <text:p>0.00266194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699591_1_58793124929902180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utcOffset|http://www.w3.org/1999/02/22-rdf-syntax-ns#type|http://dbpedia.org/ontology/utcOffse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G804]+[.F80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04]=[.G804]+[.E804]; 1; 0)" office:value-type="float" office:value="0" calcext:value-type="float">
            <text:p>0</text:p>
          </table:table-cell>
          <table:table-cell table:number-columns-repeated="2" office:value-type="float" office:value="0.0007781982421875" calcext:value-type="float">
            <text:p>0.00077819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616754_0_210715185599452870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05]+[.F80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05]=[.G805]+[.E805]; 1; 0)" office:value-type="float" office:value="1" calcext:value-type="float">
            <text:p>1</text:p>
          </table:table-cell>
          <table:table-cell table:number-columns-repeated="2" office:value-type="float" office:value="0.00125217437744141" calcext:value-type="float">
            <text:p>0.0012521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89131_1_487816159620834080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06]+[.F80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06]=[.G806]+[.E806]; 1; 0)" office:value-type="float" office:value="1" calcext:value-type="float">
            <text:p>1</text:p>
          </table:table-cell>
          <table:table-cell table:number-columns-repeated="2" office:value-type="float" office:value="0.000484943389892578" calcext:value-type="float">
            <text:p>0.00048494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34454_0_48159674218228943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07]+[.F807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807]=[.G807]+[.E807]; 1; 0)" office:value-type="float" office:value="1" calcext:value-type="float">
            <text:p>1</text:p>
          </table:table-cell>
          <table:table-cell table:number-columns-repeated="2" office:value-type="float" office:value="0.00423097610473633" calcext:value-type="float">
            <text:p>0.00423097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033280_0_854811806196024933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08]+[.F80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08]=[.G808]+[.E808]; 1; 0)" office:value-type="float" office:value="1" calcext:value-type="float">
            <text:p>1</text:p>
          </table:table-cell>
          <table:table-cell table:number-columns-repeated="2" office:value-type="float" office:value="0.000269889831542969" calcext:value-type="float">
            <text:p>0.00026988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700242_0_508333623150508485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09]+[.F80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09]=[.G809]+[.E809]; 1; 0)" office:value-type="float" office:value="1" calcext:value-type="float">
            <text:p>1</text:p>
          </table:table-cell>
          <table:table-cell table:number-columns-repeated="2" office:value-type="float" office:value="0.000316143035888672" calcext:value-type="float">
            <text:p>0.0003161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220411_0_85783738045111955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comment|http://dbpedia.org/ontology/abstract|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G810]+[.F81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10]=[.G810]+[.E810]; 1; 0)" office:value-type="float" office:value="0" calcext:value-type="float">
            <text:p>0</text:p>
          </table:table-cell>
          <table:table-cell table:number-columns-repeated="2" office:value-type="float" office:value="0.00112485885620117" calcext:value-type="float">
            <text:p>0.00112485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003117_0_761888632309712723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11]+[.F81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11]=[.G811]+[.E811]; 1; 0)" office:value-type="float" office:value="1" calcext:value-type="float">
            <text:p>1</text:p>
          </table:table-cell>
          <table:table-cell table:number-columns-repeated="2" office:value-type="float" office:value="0.00112199783325195" calcext:value-type="float">
            <text:p>0.0011219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664294_6_597309093864057172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812]+[.F81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12]=[.G812]+[.E812]; 1; 0)" office:value-type="float" office:value="0" calcext:value-type="float">
            <text:p>0</text:p>
          </table:table-cell>
          <table:table-cell table:number-columns-repeated="2" office:value-type="float" office:value="0.00434112548828125" calcext:value-type="float">
            <text:p>0.00434112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204028_0_56078733903445271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13]+[.F81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13]=[.G813]+[.E813]; 1; 0)" office:value-type="float" office:value="1" calcext:value-type="float">
            <text:p>1</text:p>
          </table:table-cell>
          <table:table-cell table:number-columns-repeated="2" office:value-type="float" office:value="0.00056004524230957" calcext:value-type="float">
            <text:p>0.00056004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711188_0_885530286254106594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14]+[.F81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14]=[.G814]+[.E814]; 1; 0)" office:value-type="float" office:value="1" calcext:value-type="float">
            <text:p>1</text:p>
          </table:table-cell>
          <table:table-cell table:number-columns-repeated="2" office:value-type="float" office:value="0.000452995300292969" calcext:value-type="float">
            <text:p>0.00045299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067063_1_854941511762973982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15]+[.F81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15]=[.G815]+[.E815]; 1; 0)" office:value-type="float" office:value="1" calcext:value-type="float">
            <text:p>1</text:p>
          </table:table-cell>
          <table:table-cell table:number-columns-repeated="2" office:value-type="float" office:value="0.000872135162353516" calcext:value-type="float">
            <text:p>0.0008721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96374_0_248419926815201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16]+[.F81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16]=[.G816]+[.E816]; 1; 0)" office:value-type="float" office:value="1" calcext:value-type="float">
            <text:p>1</text:p>
          </table:table-cell>
          <table:table-cell table:number-columns-repeated="2" office:value-type="float" office:value="0.00058293342590332" calcext:value-type="float">
            <text:p>0.00058293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920151_0_277361927405115207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17]+[.F81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17]=[.G817]+[.E817]; 1; 0)" office:value-type="float" office:value="1" calcext:value-type="float">
            <text:p>1</text:p>
          </table:table-cell>
          <table:table-cell table:number-columns-repeated="2" office:value-type="float" office:value="0.000577926635742188" calcext:value-type="float">
            <text:p>0.00057792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298322_1_854336264657197406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18]+[.F81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18]=[.G818]+[.E818]; 1; 0)" office:value-type="float" office:value="1" calcext:value-type="float">
            <text:p>1</text:p>
          </table:table-cell>
          <table:table-cell table:number-columns-repeated="2" office:value-type="float" office:value="0.000262975692749023" calcext:value-type="float">
            <text:p>0.00026297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736610_0_452939376776335947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19]+[.F81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19]=[.G819]+[.E819]; 1; 0)" office:value-type="float" office:value="0" calcext:value-type="float">
            <text:p>0</text:p>
          </table:table-cell>
          <table:table-cell table:number-columns-repeated="2" office:value-type="float" office:value="0.00303912162780762" calcext:value-type="float">
            <text:p>0.0030391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852445_1_909132927117736335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purl.org/voc/vrank#hasRa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820]+[.F82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20]=[.G820]+[.E820]; 1; 0)" office:value-type="float" office:value="0" calcext:value-type="float">
            <text:p>0</text:p>
          </table:table-cell>
          <table:table-cell table:number-columns-repeated="2" office:value-type="float" office:value="0.0216860771179199" calcext:value-type="float">
            <text:p>0.02168607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024249_0_6218698755965810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21]+[.F82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21]=[.G821]+[.E821]; 1; 0)" office:value-type="float" office:value="0" calcext:value-type="float">
            <text:p>0</text:p>
          </table:table-cell>
          <table:table-cell table:number-columns-repeated="2" office:value-type="float" office:value="0.0015108585357666" calcext:value-type="float">
            <text:p>0.00151085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462265_0_539245823301783737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22]+[.F82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22]=[.G822]+[.E822]; 1; 0)" office:value-type="float" office:value="1" calcext:value-type="float">
            <text:p>1</text:p>
          </table:table-cell>
          <table:table-cell table:number-columns-repeated="2" office:value-type="float" office:value="0.00133991241455078" calcext:value-type="float">
            <text:p>0.00133991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77991_0_411839454572340635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23]+[.F82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23]=[.G823]+[.E823]; 1; 0)" office:value-type="float" office:value="0" calcext:value-type="float">
            <text:p>0</text:p>
          </table:table-cell>
          <table:table-cell table:number-columns-repeated="2" office:value-type="float" office:value="0.00120782852172852" calcext:value-type="float">
            <text:p>0.00120782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1089_0_546537099882155878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824]+[.F824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824]=[.G824]+[.E824]; 1; 0)" office:value-type="float" office:value="1" calcext:value-type="float">
            <text:p>1</text:p>
          </table:table-cell>
          <table:table-cell table:number-columns-repeated="2" office:value-type="float" office:value="0.00574898719787598" calcext:value-type="float">
            <text:p>0.0057489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36709_0_156439410644971684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25]+[.F82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25]=[.G825]+[.E825]; 1; 0)" office:value-type="float" office:value="1" calcext:value-type="float">
            <text:p>1</text:p>
          </table:table-cell>
          <table:table-cell table:number-columns-repeated="2" office:value-type="float" office:value="0.000227928161621094" calcext:value-type="float">
            <text:p>0.00022792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381801_2_921534314405835673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26]+[.F82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26]=[.G826]+[.E826]; 1; 0)" office:value-type="float" office:value="1" calcext:value-type="float">
            <text:p>1</text:p>
          </table:table-cell>
          <table:table-cell table:number-columns-repeated="2" office:value-type="float" office:value="0.000334978103637695" calcext:value-type="float">
            <text:p>0.00033497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67113_1_349158676191449938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27]+[.F82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27]=[.G827]+[.E827]; 1; 0)" office:value-type="float" office:value="1" calcext:value-type="float">
            <text:p>1</text:p>
          </table:table-cell>
          <table:table-cell table:number-columns-repeated="2" office:value-type="float" office:value="0.000378131866455078" calcext:value-type="float">
            <text:p>0.00037813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397716_0_83275837445129472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28]+[.F828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828]=[.G828]+[.E828]; 1; 0)" office:value-type="float" office:value="1" calcext:value-type="float">
            <text:p>1</text:p>
          </table:table-cell>
          <table:table-cell table:number-columns-repeated="2" office:value-type="float" office:value="0.00127005577087402" calcext:value-type="float">
            <text:p>0.00127005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993206_0_376010248453590302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829]+[.F82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29]=[.G829]+[.E829]; 1; 0)" office:value-type="float" office:value="1" calcext:value-type="float">
            <text:p>1</text:p>
          </table:table-cell>
          <table:table-cell table:number-columns-repeated="2" office:value-type="float" office:value="0.000694036483764648" calcext:value-type="float">
            <text:p>0.0006940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545953_0_13907155695591366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30]+[.F83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30]=[.G830]+[.E830]; 1; 0)" office:value-type="float" office:value="1" calcext:value-type="float">
            <text:p>1</text:p>
          </table:table-cell>
          <table:table-cell table:number-columns-repeated="2" office:value-type="float" office:value="0.000291109085083008" calcext:value-type="float">
            <text:p>0.00029110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3984_0_640171200580483592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31]+[.F83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31]=[.G831]+[.E831]; 1; 0)" office:value-type="float" office:value="1" calcext:value-type="float">
            <text:p>1</text:p>
          </table:table-cell>
          <table:table-cell table:number-columns-repeated="2" office:value-type="float" office:value="0.00135397911071777" calcext:value-type="float">
            <text:p>0.00135397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675005_0_117722729729562246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32]+[.F83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32]=[.G832]+[.E832]; 1; 0)" office:value-type="float" office:value="1" calcext:value-type="float">
            <text:p>1</text:p>
          </table:table-cell>
          <table:table-cell table:number-columns-repeated="2" office:value-type="float" office:value="0.000471115112304688" calcext:value-type="float">
            <text:p>0.00047111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443503_0_186474599145769821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property/nationalit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833]+[.F833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833]=[.G833]+[.E833]; 1; 0)" office:value-type="float" office:value="1" calcext:value-type="float">
            <text:p>1</text:p>
          </table:table-cell>
          <table:table-cell table:number-columns-repeated="2" office:value-type="float" office:value="0.00123810768127441" calcext:value-type="float">
            <text:p>0.00123810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872762_2_639705206555857840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birthPl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834]+[.F834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834]=[.G834]+[.E834]; 1; 0)" office:value-type="float" office:value="1" calcext:value-type="float">
            <text:p>1</text:p>
          </table:table-cell>
          <table:table-cell table:number-columns-repeated="2" office:value-type="float" office:value="0.0058591365814209" calcext:value-type="float">
            <text:p>0.0058591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456629_0_918170809157998377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35]+[.F83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35]=[.G835]+[.E835]; 1; 0)" office:value-type="float" office:value="1" calcext:value-type="float">
            <text:p>1</text:p>
          </table:table-cell>
          <table:table-cell table:number-columns-repeated="2" office:value-type="float" office:value="0.000475883483886719" calcext:value-type="float">
            <text:p>0.00047588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30760_2_283139530849590255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36]+[.F83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36]=[.G836]+[.E836]; 1; 0)" office:value-type="float" office:value="1" calcext:value-type="float">
            <text:p>1</text:p>
          </table:table-cell>
          <table:table-cell table:number-columns-repeated="2" office:value-type="float" office:value="0.000506162643432617" calcext:value-type="float">
            <text:p>0.00050616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456516_1_628807988683584151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37]+[.F83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37]=[.G837]+[.E837]; 1; 0)" office:value-type="float" office:value="1" calcext:value-type="float">
            <text:p>1</text:p>
          </table:table-cell>
          <table:table-cell table:number-columns-repeated="2" office:value-type="float" office:value="0.000550985336303711" calcext:value-type="float">
            <text:p>0.00055098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58809_0_278541517889144095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38]+[.F83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38]=[.G838]+[.E838]; 1; 0)" office:value-type="float" office:value="1" calcext:value-type="float">
            <text:p>1</text:p>
          </table:table-cell>
          <table:table-cell table:number-columns-repeated="2" office:value-type="float" office:value="0.000849008560180664" calcext:value-type="float">
            <text:p>0.00084900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850757_0_597800473376829728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2/07/owl#same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839]+[.F83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39]=[.G839]+[.E839]; 1; 0)" office:value-type="float" office:value="0" calcext:value-type="float">
            <text:p>0</text:p>
          </table:table-cell>
          <table:table-cell table:number-columns-repeated="2" office:value-type="float" office:value="0.0010230541229248" calcext:value-type="float">
            <text:p>0.00102305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54853_0_615338572274124505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40]+[.F84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40]=[.G840]+[.E840]; 1; 0)" office:value-type="float" office:value="1" calcext:value-type="float">
            <text:p>1</text:p>
          </table:table-cell>
          <table:table-cell table:number-columns-repeated="2" office:value-type="float" office:value="0.000295877456665039" calcext:value-type="float">
            <text:p>0.00029587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99779_0_780538548040236895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41]+[.F84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41]=[.G841]+[.E841]; 1; 0)" office:value-type="float" office:value="1" calcext:value-type="float">
            <text:p>1</text:p>
          </table:table-cell>
          <table:table-cell table:number-columns-repeated="2" office:value-type="float" office:value="0.00166511535644531" calcext:value-type="float">
            <text:p>0.00166511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458255_0_58732648185933704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1999/02/22-rdf-syntax-ns#type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G842]+[.F842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842]=[.G842]+[.E842]; 1; 0)" office:value-type="float" office:value="1" calcext:value-type="float">
            <text:p>1</text:p>
          </table:table-cell>
          <table:table-cell table:number-columns-repeated="2" office:value-type="float" office:value="0.00198698043823242" calcext:value-type="float">
            <text:p>0.00198698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330239_0_119679868250363963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43]+[.F84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43]=[.G843]+[.E843]; 1; 0)" office:value-type="float" office:value="1" calcext:value-type="float">
            <text:p>1</text:p>
          </table:table-cell>
          <table:table-cell table:number-columns-repeated="2" office:value-type="float" office:value="0.000730037689208984" calcext:value-type="float">
            <text:p>0.00073003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363745_7_445783243400166885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44]+[.F84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44]=[.G844]+[.E844]; 1; 0)" office:value-type="float" office:value="1" calcext:value-type="float">
            <text:p>1</text:p>
          </table:table-cell>
          <table:table-cell table:number-columns-repeated="2" office:value-type="float" office:value="0.00104093551635742" calcext:value-type="float">
            <text:p>0.00104093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005578_0_54004815383700553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45]+[.F84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45]=[.G845]+[.E845]; 1; 0)" office:value-type="float" office:value="1" calcext:value-type="float">
            <text:p>1</text:p>
          </table:table-cell>
          <table:table-cell table:number-columns-repeated="2" office:value-type="float" office:value="0.000761985778808594" calcext:value-type="float">
            <text:p>0.00076198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975870_0_902727986311581122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846]+[.F84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46]=[.G846]+[.E846]; 1; 0)" office:value-type="float" office:value="0" calcext:value-type="float">
            <text:p>0</text:p>
          </table:table-cell>
          <table:table-cell table:number-columns-repeated="2" office:value-type="float" office:value="0.00187182426452637" calcext:value-type="float">
            <text:p>0.00187182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154036_0_90900197215429454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47]+[.F84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47]=[.G847]+[.E847]; 1; 0)" office:value-type="float" office:value="1" calcext:value-type="float">
            <text:p>1</text:p>
          </table:table-cell>
          <table:table-cell table:number-columns-repeated="2" office:value-type="float" office:value="0.00294208526611328" calcext:value-type="float">
            <text:p>0.00294208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980028_0_276016561711995450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48]+[.F84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48]=[.G848]+[.E848]; 1; 0)" office:value-type="float" office:value="1" calcext:value-type="float">
            <text:p>1</text:p>
          </table:table-cell>
          <table:table-cell table:number-columns-repeated="2" office:value-type="float" office:value="0.00225210189819336" calcext:value-type="float">
            <text:p>0.00225210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160780_1_122565850808801487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urrencyCode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849]+[.F84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49]=[.G849]+[.E849]; 1; 0)" office:value-type="float" office:value="1" calcext:value-type="float">
            <text:p>1</text:p>
          </table:table-cell>
          <table:table-cell table:number-columns-repeated="2" office:value-type="float" office:value="0.00301408767700195" calcext:value-type="float">
            <text:p>0.00301408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30513_0_857319905386607233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50]+[.F85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50]=[.G850]+[.E850]; 1; 0)" office:value-type="float" office:value="1" calcext:value-type="float">
            <text:p>1</text:p>
          </table:table-cell>
          <table:table-cell table:number-columns-repeated="2" office:value-type="float" office:value="0.00124096870422363" calcext:value-type="float">
            <text:p>0.00124096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115185_118_14303907508031989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51]+[.F85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51]=[.G851]+[.E851]; 1; 0)" office:value-type="float" office:value="1" calcext:value-type="float">
            <text:p>1</text:p>
          </table:table-cell>
          <table:table-cell table:number-columns-repeated="2" office:value-type="float" office:value="0.000504016876220703" calcext:value-type="float">
            <text:p>0.00050401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801939_0_696411342929887428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852]+[.F85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52]=[.G852]+[.E852]; 1; 0)" office:value-type="float" office:value="0" calcext:value-type="float">
            <text:p>0</text:p>
          </table:table-cell>
          <table:table-cell table:number-columns-repeated="2" office:value-type="float" office:value="0.000561952590942383" calcext:value-type="float">
            <text:p>0.00056195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986241_65_360892534218964528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53]+[.F85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53]=[.G853]+[.E853]; 1; 0)" office:value-type="float" office:value="1" calcext:value-type="float">
            <text:p>1</text:p>
          </table:table-cell>
          <table:table-cell table:number-columns-repeated="2" office:value-type="float" office:value="0.000490903854370117" calcext:value-type="float">
            <text:p>0.00049090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70782_0_768522259207454818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54]+[.F85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54]=[.G854]+[.E854]; 1; 0)" office:value-type="float" office:value="1" calcext:value-type="float">
            <text:p>1</text:p>
          </table:table-cell>
          <table:table-cell table:number-columns-repeated="2" office:value-type="float" office:value="0.000392913818359375" calcext:value-type="float">
            <text:p>0.00039291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06430_0_50307838941487295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55]+[.F85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55]=[.G855]+[.E855]; 1; 0)" office:value-type="float" office:value="1" calcext:value-type="float">
            <text:p>1</text:p>
          </table:table-cell>
          <table:table-cell table:number-columns-repeated="2" office:value-type="float" office:value="0.000375986099243164" calcext:value-type="float">
            <text:p>0.00037598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101798_1_442437268835380068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56]+[.F85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56]=[.G856]+[.E856]; 1; 0)" office:value-type="float" office:value="0" calcext:value-type="float">
            <text:p>0</text:p>
          </table:table-cell>
          <table:table-cell table:number-columns-repeated="2" office:value-type="float" office:value="0.000711917877197266" calcext:value-type="float">
            <text:p>0.00071191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115185_25_661765297890276002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57]+[.F85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57]=[.G857]+[.E857]; 1; 0)" office:value-type="float" office:value="1" calcext:value-type="float">
            <text:p>1</text:p>
          </table:table-cell>
          <table:table-cell table:number-columns-repeated="2" office:value-type="float" office:value="0.000514030456542969" calcext:value-type="float">
            <text:p>0.00051403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19693_0_236563468616180066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58]+[.F85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58]=[.G858]+[.E858]; 1; 0)" office:value-type="float" office:value="1" calcext:value-type="float">
            <text:p>1</text:p>
          </table:table-cell>
          <table:table-cell table:number-columns-repeated="2" office:value-type="float" office:value="0.00196003913879395" calcext:value-type="float">
            <text:p>0.00196003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223933_0_16741019057622880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59]+[.F85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59]=[.G859]+[.E859]; 1; 0)" office:value-type="float" office:value="1" calcext:value-type="float">
            <text:p>1</text:p>
          </table:table-cell>
          <table:table-cell table:number-columns-repeated="2" office:value-type="float" office:value="0.00118303298950195" calcext:value-type="float">
            <text:p>0.0011830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441429_0_613398970358330798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60]+[.F86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60]=[.G860]+[.E860]; 1; 0)" office:value-type="float" office:value="1" calcext:value-type="float">
            <text:p>1</text:p>
          </table:table-cell>
          <table:table-cell table:number-columns-repeated="2" office:value-type="float" office:value="0.00378799438476563" calcext:value-type="float">
            <text:p>0.0037879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471743_0_408552380010804026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61]+[.F86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61]=[.G861]+[.E861]; 1; 0)" office:value-type="float" office:value="1" calcext:value-type="float">
            <text:p>1</text:p>
          </table:table-cell>
          <table:table-cell table:number-columns-repeated="2" office:value-type="float" office:value="0.000579833984375" calcext:value-type="float">
            <text:p>0.0005798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937057_0_13399770628511506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62]+[.F86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62]=[.G862]+[.E862]; 1; 0)" office:value-type="float" office:value="1" calcext:value-type="float">
            <text:p>1</text:p>
          </table:table-cell>
          <table:table-cell table:number-columns-repeated="2" office:value-type="float" office:value="0.00266909599304199" calcext:value-type="float">
            <text:p>0.002669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139951_0_88522291377978287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63]+[.F86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63]=[.G863]+[.E863]; 1; 0)" office:value-type="float" office:value="0" calcext:value-type="float">
            <text:p>0</text:p>
          </table:table-cell>
          <table:table-cell table:number-columns-repeated="2" office:value-type="float" office:value="0.00270199775695801" calcext:value-type="float">
            <text:p>0.0027019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906453_0_728777493507740043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2000/01/rdf-schema#comment|http://www.w3.org/1999/02/22-rdf-syntax-ns#type|http://www.w3.org/1999/02/22-rdf-syntax-ns#type|http://www.w3.org/1999/02/22-rdf-syntax-ns#type|http://dbpedia.org/ontology/abstract|http://www.w3.org/2000/01/rdf-schema#comment|http://www.w3.org/2000/01/rdf-schema#comment|http://www.w3.org/2000/01/rdf-schema#comment|http://www.w3.org/2000/01/rdf-schema#comment|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.G864]+[.F86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64]=[.G864]+[.E864]; 1; 0)" office:value-type="float" office:value="0" calcext:value-type="float">
            <text:p>0</text:p>
          </table:table-cell>
          <table:table-cell table:number-columns-repeated="2" office:value-type="float" office:value="0.00220799446105957" calcext:value-type="float">
            <text:p>0.00220799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564020_0_383603004328469924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65]+[.F86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65]=[.G865]+[.E865]; 1; 0)" office:value-type="float" office:value="0" calcext:value-type="float">
            <text:p>0</text:p>
          </table:table-cell>
          <table:table-cell table:number-columns-repeated="2" office:value-type="float" office:value="0.00092005729675293" calcext:value-type="float">
            <text:p>0.00092005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116685_0_2661204286063420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66]+[.F86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66]=[.G866]+[.E866]; 1; 0)" office:value-type="float" office:value="1" calcext:value-type="float">
            <text:p>1</text:p>
          </table:table-cell>
          <table:table-cell table:number-columns-repeated="2" office:value-type="float" office:value="0.00153589248657227" calcext:value-type="float">
            <text:p>0.00153589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43922_0_446777787233385571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|http://dbpedia.org/ontology/location|http://dbpedia.org/property/loca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G867]+[.F86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67]=[.G867]+[.E867]; 1; 0)" office:value-type="float" office:value="0" calcext:value-type="float">
            <text:p>0</text:p>
          </table:table-cell>
          <table:table-cell table:number-columns-repeated="2" office:value-type="float" office:value="0.00422000885009766" calcext:value-type="float">
            <text:p>0.00422000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34884_0_387198588746709012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68]+[.F86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68]=[.G868]+[.E868]; 1; 0)" office:value-type="float" office:value="0" calcext:value-type="float">
            <text:p>0</text:p>
          </table:table-cell>
          <table:table-cell table:number-columns-repeated="2" office:value-type="float" office:value="0.0025479793548584" calcext:value-type="float">
            <text:p>0.00254797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59202_5_748655479184458554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69]+[.F86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69]=[.G869]+[.E869]; 1; 0)" office:value-type="float" office:value="1" calcext:value-type="float">
            <text:p>1</text:p>
          </table:table-cell>
          <table:table-cell table:number-columns-repeated="2" office:value-type="float" office:value="0.00029301643371582" calcext:value-type="float">
            <text:p>0.0002930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146890_0_763329746823495508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70]+[.F87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70]=[.G870]+[.E870]; 1; 0)" office:value-type="float" office:value="1" calcext:value-type="float">
            <text:p>1</text:p>
          </table:table-cell>
          <table:table-cell table:number-columns-repeated="2" office:value-type="float" office:value="0.000393152236938477" calcext:value-type="float">
            <text:p>0.00039315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899692_0_65303930480337634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71]+[.F87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71]=[.G871]+[.E871]; 1; 0)" office:value-type="float" office:value="0" calcext:value-type="float">
            <text:p>0</text:p>
          </table:table-cell>
          <table:table-cell table:number-columns-repeated="2" office:value-type="float" office:value="0.00107693672180176" calcext:value-type="float">
            <text:p>0.00107693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986241_50_480990141439651912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72]+[.F87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72]=[.G872]+[.E872]; 1; 0)" office:value-type="float" office:value="1" calcext:value-type="float">
            <text:p>1</text:p>
          </table:table-cell>
          <table:table-cell table:number-columns-repeated="2" office:value-type="float" office:value="0.000401973724365234" calcext:value-type="float">
            <text:p>0.00040197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830941_1_917038071635748616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73]+[.F87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73]=[.G873]+[.E873]; 1; 0)" office:value-type="float" office:value="1" calcext:value-type="float">
            <text:p>1</text:p>
          </table:table-cell>
          <table:table-cell table:number-columns-repeated="2" office:value-type="float" office:value="0.00108790397644043" calcext:value-type="float">
            <text:p>0.001087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206415_0_778751912774000370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74]+[.F87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74]=[.G874]+[.E874]; 1; 0)" office:value-type="float" office:value="1" calcext:value-type="float">
            <text:p>1</text:p>
          </table:table-cell>
          <table:table-cell table:number-columns-repeated="2" office:value-type="float" office:value="0.00197005271911621" calcext:value-type="float">
            <text:p>0.00197005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54725_0_864350464405554726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75]+[.F87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75]=[.G875]+[.E875]; 1; 0)" office:value-type="float" office:value="1" calcext:value-type="float">
            <text:p>1</text:p>
          </table:table-cell>
          <table:table-cell table:number-columns-repeated="2" office:value-type="float" office:value="0.00558185577392578" calcext:value-type="float">
            <text:p>0.00558185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087820_0_46122832022508486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urrency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876]+[.F87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76]=[.G876]+[.E876]; 1; 0)" office:value-type="float" office:value="0" calcext:value-type="float">
            <text:p>0</text:p>
          </table:table-cell>
          <table:table-cell table:number-columns-repeated="2" office:value-type="float" office:value="0.00110006332397461" calcext:value-type="float">
            <text:p>0.00110006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022277_0_669381282058958074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77]+[.F87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77]=[.G877]+[.E877]; 1; 0)" office:value-type="float" office:value="1" calcext:value-type="float">
            <text:p>1</text:p>
          </table:table-cell>
          <table:table-cell table:number-columns-repeated="2" office:value-type="float" office:value="0.00046992301940918" calcext:value-type="float">
            <text:p>0.000469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916501_0_17746801165901092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78]+[.F87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78]=[.G878]+[.E878]; 1; 0)" office:value-type="float" office:value="1" calcext:value-type="float">
            <text:p>1</text:p>
          </table:table-cell>
          <table:table-cell table:number-columns-repeated="2" office:value-type="float" office:value="0.000416994094848633" calcext:value-type="float">
            <text:p>0.00041699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437813_1_498459010610176954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79]+[.F87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79]=[.G879]+[.E879]; 1; 0)" office:value-type="float" office:value="0" calcext:value-type="float">
            <text:p>0</text:p>
          </table:table-cell>
          <table:table-cell table:number-columns-repeated="2" office:value-type="float" office:value="0.000974178314208984" calcext:value-type="float">
            <text:p>0.00097417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955236_6_32076970258495430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80]+[.F88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80]=[.G880]+[.E880]; 1; 0)" office:value-type="float" office:value="1" calcext:value-type="float">
            <text:p>1</text:p>
          </table:table-cell>
          <table:table-cell table:number-columns-repeated="2" office:value-type="float" office:value="0.000338077545166016" calcext:value-type="float">
            <text:p>0.00033807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65243_0_852956524338992972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81]+[.F88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81]=[.G881]+[.E881]; 1; 0)" office:value-type="float" office:value="1" calcext:value-type="float">
            <text:p>1</text:p>
          </table:table-cell>
          <table:table-cell table:number-columns-repeated="2" office:value-type="float" office:value="0.0005340576171875" calcext:value-type="float">
            <text:p>0.0005340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207889_51_362582824961358431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82]+[.F88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82]=[.G882]+[.E882]; 1; 0)" office:value-type="float" office:value="1" calcext:value-type="float">
            <text:p>1</text:p>
          </table:table-cell>
          <table:table-cell table:number-columns-repeated="2" office:value-type="float" office:value="0.000491857528686523" calcext:value-type="float">
            <text:p>0.00049185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117505_2_22789750685037913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83]+[.F88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83]=[.G883]+[.E883]; 1; 0)" office:value-type="float" office:value="1" calcext:value-type="float">
            <text:p>1</text:p>
          </table:table-cell>
          <table:table-cell table:number-columns-repeated="2" office:value-type="float" office:value="0.0011439323425293" calcext:value-type="float">
            <text:p>0.00114393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273593_0_611161276253751867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84]+[.F88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84]=[.G884]+[.E884]; 1; 0)" office:value-type="float" office:value="1" calcext:value-type="float">
            <text:p>1</text:p>
          </table:table-cell>
          <table:table-cell table:number-columns-repeated="2" office:value-type="float" office:value="0.00079798698425293" calcext:value-type="float">
            <text:p>0.0007979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552687_0_306551148692736082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885]+[.F88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85]=[.G885]+[.E885]; 1; 0)" office:value-type="float" office:value="0" calcext:value-type="float">
            <text:p>0</text:p>
          </table:table-cell>
          <table:table-cell table:number-columns-repeated="2" office:value-type="float" office:value="0.00297904014587402" calcext:value-type="float">
            <text:p>0.00297904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246469_1_873052822599201705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86]+[.F88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86]=[.G886]+[.E886]; 1; 0)" office:value-type="float" office:value="0" calcext:value-type="float">
            <text:p>0</text:p>
          </table:table-cell>
          <table:table-cell table:number-columns-repeated="2" office:value-type="float" office:value="0.00286698341369629" calcext:value-type="float">
            <text:p>0.00286698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354044_99_145232905420756079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87]+[.F88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87]=[.G887]+[.E887]; 1; 0)" office:value-type="float" office:value="1" calcext:value-type="float">
            <text:p>1</text:p>
          </table:table-cell>
          <table:table-cell table:number-columns-repeated="2" office:value-type="float" office:value="0.000478982925415039" calcext:value-type="float">
            <text:p>0.00047898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806708_0_478253914231490888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88]+[.F88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88]=[.G888]+[.E888]; 1; 0)" office:value-type="float" office:value="1" calcext:value-type="float">
            <text:p>1</text:p>
          </table:table-cell>
          <table:table-cell table:number-columns-repeated="2" office:value-type="float" office:value="0.00129079818725586" calcext:value-type="float">
            <text:p>0.00129079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457103_0_56976251659698065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wordnet_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89]+[.F88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89]=[.G889]+[.E889]; 1; 0)" office:value-type="float" office:value="1" calcext:value-type="float">
            <text:p>1</text:p>
          </table:table-cell>
          <table:table-cell table:number-columns-repeated="2" office:value-type="float" office:value="0.000465154647827148" calcext:value-type="float">
            <text:p>0.00046515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464821_21_76993019375850329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90]+[.F89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90]=[.G890]+[.E890]; 1; 0)" office:value-type="float" office:value="1" calcext:value-type="float">
            <text:p>1</text:p>
          </table:table-cell>
          <table:table-cell table:number-columns-repeated="2" office:value-type="float" office:value="0.00044703483581543" calcext:value-type="float">
            <text:p>0.00044703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523732_0_198259281062278760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91]+[.F89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91]=[.G891]+[.E891]; 1; 0)" office:value-type="float" office:value="0" calcext:value-type="float">
            <text:p>0</text:p>
          </table:table-cell>
          <table:table-cell table:number-columns-repeated="2" office:value-type="float" office:value="0.00160908699035645" calcext:value-type="float">
            <text:p>0.0016090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683782_0_617060645650773418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92]+[.F89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92]=[.G892]+[.E892]; 1; 0)" office:value-type="float" office:value="1" calcext:value-type="float">
            <text:p>1</text:p>
          </table:table-cell>
          <table:table-cell table:number-columns-repeated="2" office:value-type="float" office:value="0.0017249584197998" calcext:value-type="float">
            <text:p>0.0017249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895928_0_530829659643293608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93]+[.F89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93]=[.G893]+[.E893]; 1; 0)" office:value-type="float" office:value="0" calcext:value-type="float">
            <text:p>0</text:p>
          </table:table-cell>
          <table:table-cell table:number-columns-repeated="2" office:value-type="float" office:value="0.00130009651184082" calcext:value-type="float">
            <text:p>0.00130009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855530_2_13124943797663754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94]+[.F89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94]=[.G894]+[.E894]; 1; 0)" office:value-type="float" office:value="1" calcext:value-type="float">
            <text:p>1</text:p>
          </table:table-cell>
          <table:table-cell table:number-columns-repeated="2" office:value-type="float" office:value="0.0012519359588623" calcext:value-type="float">
            <text:p>0.001251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242247_1_723238406149859161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95]+[.F89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95]=[.G895]+[.E895]; 1; 0)" office:value-type="float" office:value="1" calcext:value-type="float">
            <text:p>1</text:p>
          </table:table-cell>
          <table:table-cell table:number-columns-repeated="2" office:value-type="float" office:value="0.00159502029418945" calcext:value-type="float">
            <text:p>0.00159502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626642_0_511605672319078246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96]+[.F89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96]=[.G896]+[.E896]; 1; 0)" office:value-type="float" office:value="1" calcext:value-type="float">
            <text:p>1</text:p>
          </table:table-cell>
          <table:table-cell table:number-columns-repeated="2" office:value-type="float" office:value="0.00062108039855957" calcext:value-type="float">
            <text:p>0.00062108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51359_0_816877977386225917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897]+[.F89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897]=[.G897]+[.E897]; 1; 0)" office:value-type="float" office:value="0" calcext:value-type="float">
            <text:p>0</text:p>
          </table:table-cell>
          <table:table-cell table:number-columns-repeated="2" office:value-type="float" office:value="0.00332093238830566" calcext:value-type="float">
            <text:p>0.00332093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71564_0_707206753548768588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98]+[.F89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98]=[.G898]+[.E898]; 1; 0)" office:value-type="float" office:value="1" calcext:value-type="float">
            <text:p>1</text:p>
          </table:table-cell>
          <table:table-cell table:number-columns-repeated="2" office:value-type="float" office:value="0.000844955444335938" calcext:value-type="float">
            <text:p>0.00084495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942871_9_144290818581613829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899]+[.F89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899]=[.G899]+[.E899]; 1; 0)" office:value-type="float" office:value="1" calcext:value-type="float">
            <text:p>1</text:p>
          </table:table-cell>
          <table:table-cell table:number-columns-repeated="2" office:value-type="float" office:value="0.00309991836547852" calcext:value-type="float">
            <text:p>0.0030999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977249_0_110984888615585387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00]+[.F90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00]=[.G900]+[.E900]; 1; 0)" office:value-type="float" office:value="0" calcext:value-type="float">
            <text:p>0</text:p>
          </table:table-cell>
          <table:table-cell table:number-columns-repeated="2" office:value-type="float" office:value="0.000365018844604492" calcext:value-type="float">
            <text:p>0.00036501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985546_0_31218459067248221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901]+[.F90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01]=[.G901]+[.E901]; 1; 0)" office:value-type="float" office:value="0" calcext:value-type="float">
            <text:p>0</text:p>
          </table:table-cell>
          <table:table-cell table:number-columns-repeated="2" office:value-type="float" office:value="0.00250506401062012" calcext:value-type="float">
            <text:p>0.0025050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664813_0_264229345228452848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02]+[.F90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02]=[.G902]+[.E902]; 1; 0)" office:value-type="float" office:value="0" calcext:value-type="float">
            <text:p>0</text:p>
          </table:table-cell>
          <table:table-cell table:number-columns-repeated="2" office:value-type="float" office:value="0.000426054000854492" calcext:value-type="float">
            <text:p>0.0004260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860381_0_277289020577540165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03]+[.F90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03]=[.G903]+[.E903]; 1; 0)" office:value-type="float" office:value="1" calcext:value-type="float">
            <text:p>1</text:p>
          </table:table-cell>
          <table:table-cell table:number-columns-repeated="2" office:value-type="float" office:value="0.000325918197631836" calcext:value-type="float">
            <text:p>0.00032591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856708_0_189993370404940062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04]+[.F90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04]=[.G904]+[.E904]; 1; 0)" office:value-type="float" office:value="0" calcext:value-type="float">
            <text:p>0</text:p>
          </table:table-cell>
          <table:table-cell table:number-columns-repeated="2" office:value-type="float" office:value="0.0017240047454834" calcext:value-type="float">
            <text:p>0.0017240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42849_0_717976423648611699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05]+[.F90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05]=[.G905]+[.E905]; 1; 0)" office:value-type="float" office:value="1" calcext:value-type="float">
            <text:p>1</text:p>
          </table:table-cell>
          <table:table-cell table:number-columns-repeated="2" office:value-type="float" office:value="0.000961065292358398" calcext:value-type="float">
            <text:p>0.00096106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358454_1_38485742336887856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06]+[.F90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06]=[.G906]+[.E906]; 1; 0)" office:value-type="float" office:value="0" calcext:value-type="float">
            <text:p>0</text:p>
          </table:table-cell>
          <table:table-cell table:number-columns-repeated="2" office:value-type="float" office:value="0.00473213195800781" calcext:value-type="float">
            <text:p>0.0047321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58800_0_559808093389441198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907]+[.F90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07]=[.G907]+[.E907]; 1; 0)" office:value-type="float" office:value="0" calcext:value-type="float">
            <text:p>0</text:p>
          </table:table-cell>
          <table:table-cell table:number-columns-repeated="2" office:value-type="float" office:value="0.0116679668426514" calcext:value-type="float">
            <text:p>0.01166796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970356_0_866196146046918077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08]+[.F90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08]=[.G908]+[.E908]; 1; 0)" office:value-type="float" office:value="1" calcext:value-type="float">
            <text:p>1</text:p>
          </table:table-cell>
          <table:table-cell table:number-columns-repeated="2" office:value-type="float" office:value="0.000283956527709961" calcext:value-type="float">
            <text:p>0.00028395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384347_0_286294549362556730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09]+[.F90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09]=[.G909]+[.E909]; 1; 0)" office:value-type="float" office:value="0" calcext:value-type="float">
            <text:p>0</text:p>
          </table:table-cell>
          <table:table-cell table:number-columns-repeated="2" office:value-type="float" office:value="0.000313997268676758" calcext:value-type="float">
            <text:p>0.00031399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755646_0_324137332789169881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10]+[.F91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10]=[.G910]+[.E910]; 1; 0)" office:value-type="float" office:value="1" calcext:value-type="float">
            <text:p>1</text:p>
          </table:table-cell>
          <table:table-cell table:number-columns-repeated="2" office:value-type="float" office:value="0.000378131866455078" calcext:value-type="float">
            <text:p>0.00037813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58333_0_568715995835057957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11]+[.F91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11]=[.G911]+[.E911]; 1; 0)" office:value-type="float" office:value="1" calcext:value-type="float">
            <text:p>1</text:p>
          </table:table-cell>
          <table:table-cell table:number-columns-repeated="2" office:value-type="float" office:value="0.000685930252075195" calcext:value-type="float">
            <text:p>0.00068593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8695_0_450718715147395321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12]+[.F91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12]=[.G912]+[.E912]; 1; 0)" office:value-type="float" office:value="1" calcext:value-type="float">
            <text:p>1</text:p>
          </table:table-cell>
          <table:table-cell table:number-columns-repeated="2" office:value-type="float" office:value="0.000426054000854492" calcext:value-type="float">
            <text:p>0.0004260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73036_3_837287283995989140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13]+[.F91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13]=[.G913]+[.E913]; 1; 0)" office:value-type="float" office:value="1" calcext:value-type="float">
            <text:p>1</text:p>
          </table:table-cell>
          <table:table-cell table:number-columns-repeated="2" office:value-type="float" office:value="0.000514030456542969" calcext:value-type="float">
            <text:p>0.00051403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817610_0_648765285631058375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14]+[.F91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14]=[.G914]+[.E914]; 1; 0)" office:value-type="float" office:value="0" calcext:value-type="float">
            <text:p>0</text:p>
          </table:table-cell>
          <table:table-cell table:number-columns-repeated="2" office:value-type="float" office:value="0.000475168228149414" calcext:value-type="float">
            <text:p>0.00047516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528054_6_859731689764347673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15]+[.F91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15]=[.G915]+[.E915]; 1; 0)" office:value-type="float" office:value="1" calcext:value-type="float">
            <text:p>1</text:p>
          </table:table-cell>
          <table:table-cell table:number-columns-repeated="2" office:value-type="float" office:value="0.000331878662109375" calcext:value-type="float">
            <text:p>0.0003318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210219_0_889854556727282202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16]+[.F91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16]=[.G916]+[.E916]; 1; 0)" office:value-type="float" office:value="1" calcext:value-type="float">
            <text:p>1</text:p>
          </table:table-cell>
          <table:table-cell table:number-columns-repeated="2" office:value-type="float" office:value="0.0034630298614502" calcext:value-type="float">
            <text:p>0.00346302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935450_0_339755339889022184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17]+[.F91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17]=[.G917]+[.E917]; 1; 0)" office:value-type="float" office:value="1" calcext:value-type="float">
            <text:p>1</text:p>
          </table:table-cell>
          <table:table-cell table:number-columns-repeated="2" office:value-type="float" office:value="0.00123310089111328" calcext:value-type="float">
            <text:p>0.00123310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55026_0_26492948158217632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918]+[.F918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918]=[.G918]+[.E918]; 1; 0)" office:value-type="float" office:value="1" calcext:value-type="float">
            <text:p>1</text:p>
          </table:table-cell>
          <table:table-cell table:number-columns-repeated="2" office:value-type="float" office:value="0.0060880184173584" calcext:value-type="float">
            <text:p>0.0060880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457345_0_106020378528138636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919]+[.F91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19]=[.G919]+[.E919]; 1; 0)" office:value-type="float" office:value="0" calcext:value-type="float">
            <text:p>0</text:p>
          </table:table-cell>
          <table:table-cell table:number-columns-repeated="2" office:value-type="float" office:value="0.00533485412597656" calcext:value-type="float">
            <text:p>0.00533485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390317_0_711941674098731361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920]+[.F92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20]=[.G920]+[.E920]; 1; 0)" office:value-type="float" office:value="0" calcext:value-type="float">
            <text:p>0</text:p>
          </table:table-cell>
          <table:table-cell table:number-columns-repeated="2" office:value-type="float" office:value="0.00215792655944824" calcext:value-type="float">
            <text:p>0.00215792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595602_0_707796299048722042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21]+[.F92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21]=[.G921]+[.E921]; 1; 0)" office:value-type="float" office:value="0" calcext:value-type="float">
            <text:p>0</text:p>
          </table:table-cell>
          <table:table-cell table:number-columns-repeated="2" office:value-type="float" office:value="0.00698494911193848" calcext:value-type="float">
            <text:p>0.00698494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820323_0_572503986619946762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22]+[.F92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22]=[.G922]+[.E922]; 1; 0)" office:value-type="float" office:value="1" calcext:value-type="float">
            <text:p>1</text:p>
          </table:table-cell>
          <table:table-cell table:number-columns-repeated="2" office:value-type="float" office:value="0.00082087516784668" calcext:value-type="float">
            <text:p>0.0008208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167632_0_826599016114500131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urrencyCo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23]+[.F92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23]=[.G923]+[.E923]; 1; 0)" office:value-type="float" office:value="1" calcext:value-type="float">
            <text:p>1</text:p>
          </table:table-cell>
          <table:table-cell table:number-columns-repeated="2" office:value-type="float" office:value="0.000818014144897461" calcext:value-type="float">
            <text:p>0.00081801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001308_0_837967269377486968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24]+[.F92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24]=[.G924]+[.E924]; 1; 0)" office:value-type="float" office:value="1" calcext:value-type="float">
            <text:p>1</text:p>
          </table:table-cell>
          <table:table-cell table:number-columns-repeated="2" office:value-type="float" office:value="0.000386953353881836" calcext:value-type="float">
            <text:p>0.00038695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387615_0_396011052373770208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25]+[.F92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25]=[.G925]+[.E925]; 1; 0)" office:value-type="float" office:value="1" calcext:value-type="float">
            <text:p>1</text:p>
          </table:table-cell>
          <table:table-cell table:number-columns-repeated="2" office:value-type="float" office:value="0.000406026840209961" calcext:value-type="float">
            <text:p>0.00040602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655999_0_649226798483180046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26]+[.F92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26]=[.G926]+[.E926]; 1; 0)" office:value-type="float" office:value="1" calcext:value-type="float">
            <text:p>1</text:p>
          </table:table-cell>
          <table:table-cell table:number-columns-repeated="2" office:value-type="float" office:value="0.000298023223876953" calcext:value-type="float">
            <text:p>0.0002980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957264_0_599595232818248834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27]+[.F92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27]=[.G927]+[.E927]; 1; 0)" office:value-type="float" office:value="1" calcext:value-type="float">
            <text:p>1</text:p>
          </table:table-cell>
          <table:table-cell table:number-columns-repeated="2" office:value-type="float" office:value="0.000300168991088867" calcext:value-type="float">
            <text:p>0.0003001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671448_2_55362018885316312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928]+[.F92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28]=[.G928]+[.E928]; 1; 0)" office:value-type="float" office:value="0" calcext:value-type="float">
            <text:p>0</text:p>
          </table:table-cell>
          <table:table-cell table:number-columns-repeated="2" office:value-type="float" office:value="0.00251984596252441" calcext:value-type="float">
            <text:p>0.002519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28001_70_81817153732296836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29]+[.F92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29]=[.G929]+[.E929]; 1; 0)" office:value-type="float" office:value="1" calcext:value-type="float">
            <text:p>1</text:p>
          </table:table-cell>
          <table:table-cell table:number-columns-repeated="2" office:value-type="float" office:value="0.000535011291503906" calcext:value-type="float">
            <text:p>0.0005350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736657_10_901209389715061520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30]+[.F93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30]=[.G930]+[.E930]; 1; 0)" office:value-type="float" office:value="1" calcext:value-type="float">
            <text:p>1</text:p>
          </table:table-cell>
          <table:table-cell table:number-columns-repeated="2" office:value-type="float" office:value="0.000300884246826172" calcext:value-type="float">
            <text:p>0.00030088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882673_0_808114209326554679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location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931]+[.F93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31]=[.G931]+[.E931]; 1; 0)" office:value-type="float" office:value="1" calcext:value-type="float">
            <text:p>1</text:p>
          </table:table-cell>
          <table:table-cell table:number-columns-repeated="2" office:value-type="float" office:value="0.00943684577941895" calcext:value-type="float">
            <text:p>0.00943684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889791_0_86391330170201931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|http://dbpedia.org/property/placeOfDea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932]+[.F93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32]=[.G932]+[.E932]; 1; 0)" office:value-type="float" office:value="1" calcext:value-type="float">
            <text:p>1</text:p>
          </table:table-cell>
          <table:table-cell table:number-columns-repeated="2" office:value-type="float" office:value="0.00203704833984375" calcext:value-type="float">
            <text:p>0.00203704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152062_0_67554118811534056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33]+[.F93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33]=[.G933]+[.E933]; 1; 0)" office:value-type="float" office:value="1" calcext:value-type="float">
            <text:p>1</text:p>
          </table:table-cell>
          <table:table-cell table:number-columns-repeated="2" office:value-type="float" office:value="0.000401020050048828" calcext:value-type="float">
            <text:p>0.00040102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680563_0_628060072268508701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34]+[.F93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34]=[.G934]+[.E934]; 1; 0)" office:value-type="float" office:value="1" calcext:value-type="float">
            <text:p>1</text:p>
          </table:table-cell>
          <table:table-cell table:number-columns-repeated="2" office:value-type="float" office:value="0.000502109527587891" calcext:value-type="float">
            <text:p>0.00050210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375784_0_90875675276822434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place|http://dbpedia.org/property/pl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935]+[.F93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35]=[.G935]+[.E935]; 1; 0)" office:value-type="float" office:value="0" calcext:value-type="float">
            <text:p>0</text:p>
          </table:table-cell>
          <table:table-cell table:number-columns-repeated="2" office:value-type="float" office:value="0.00345897674560547" calcext:value-type="float">
            <text:p>0.00345897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515832_0_3550689030563648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36]+[.F93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36]=[.G936]+[.E936]; 1; 0)" office:value-type="float" office:value="1" calcext:value-type="float">
            <text:p>1</text:p>
          </table:table-cell>
          <table:table-cell table:number-columns-repeated="2" office:value-type="float" office:value="0.00086212158203125" calcext:value-type="float">
            <text:p>0.0008621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080020_0_59416620473887856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37]+[.F93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37]=[.G937]+[.E937]; 1; 0)" office:value-type="float" office:value="1" calcext:value-type="float">
            <text:p>1</text:p>
          </table:table-cell>
          <table:table-cell table:number-columns-repeated="2" office:value-type="float" office:value="0.000334978103637695" calcext:value-type="float">
            <text:p>0.00033497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039980_4_428300982960271108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38]+[.F93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38]=[.G938]+[.E938]; 1; 0)" office:value-type="float" office:value="0" calcext:value-type="float">
            <text:p>0</text:p>
          </table:table-cell>
          <table:table-cell table:number-columns-repeated="2" office:value-type="float" office:value="0.000751972198486328" calcext:value-type="float">
            <text:p>0.00075197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850572_0_165605072636889959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39]+[.F93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39]=[.G939]+[.E939]; 1; 0)" office:value-type="float" office:value="1" calcext:value-type="float">
            <text:p>1</text:p>
          </table:table-cell>
          <table:table-cell table:number-columns-repeated="2" office:value-type="float" office:value="0.000533103942871094" calcext:value-type="float">
            <text:p>0.00053310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26315_0_325240206143227095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40]+[.F94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40]=[.G940]+[.E940]; 1; 0)" office:value-type="float" office:value="1" calcext:value-type="float">
            <text:p>1</text:p>
          </table:table-cell>
          <table:table-cell table:number-columns-repeated="2" office:value-type="float" office:value="0.000494003295898438" calcext:value-type="float">
            <text:p>0.00049400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25507_0_48793542900956782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41]+[.F94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41]=[.G941]+[.E941]; 1; 0)" office:value-type="float" office:value="1" calcext:value-type="float">
            <text:p>1</text:p>
          </table:table-cell>
          <table:table-cell table:number-columns-repeated="2" office:value-type="float" office:value="0.000611066818237305" calcext:value-type="float">
            <text:p>0.00061106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336126_1_37805825458212592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42]+[.F94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42]=[.G942]+[.E942]; 1; 0)" office:value-type="float" office:value="1" calcext:value-type="float">
            <text:p>1</text:p>
          </table:table-cell>
          <table:table-cell table:number-columns-repeated="2" office:value-type="float" office:value="0.000427961349487305" calcext:value-type="float">
            <text:p>0.00042796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51800_1_70141254964107172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43]+[.F94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43]=[.G943]+[.E943]; 1; 0)" office:value-type="float" office:value="1" calcext:value-type="float">
            <text:p>1</text:p>
          </table:table-cell>
          <table:table-cell table:number-columns-repeated="2" office:value-type="float" office:value="0.000430107116699219" calcext:value-type="float">
            <text:p>0.00043010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635781_0_500018320825630120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944]+[.F944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944]=[.G944]+[.E944]; 1; 0)" office:value-type="float" office:value="1" calcext:value-type="float">
            <text:p>1</text:p>
          </table:table-cell>
          <table:table-cell table:number-columns-repeated="2" office:value-type="float" office:value="0.0022590160369873" calcext:value-type="float">
            <text:p>0.002259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896810_0_251270271536129568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45]+[.F94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45]=[.G945]+[.E945]; 1; 0)" office:value-type="float" office:value="1" calcext:value-type="float">
            <text:p>1</text:p>
          </table:table-cell>
          <table:table-cell table:number-columns-repeated="2" office:value-type="float" office:value="0.00132584571838379" calcext:value-type="float">
            <text:p>0.00132584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281650_0_858509777588480303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46]+[.F94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46]=[.G946]+[.E946]; 1; 0)" office:value-type="float" office:value="1" calcext:value-type="float">
            <text:p>1</text:p>
          </table:table-cell>
          <table:table-cell table:number-columns-repeated="2" office:value-type="float" office:value="0.00214791297912598" calcext:value-type="float">
            <text:p>0.0021479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75361_2_348268476842056828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47]+[.F94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47]=[.G947]+[.E947]; 1; 0)" office:value-type="float" office:value="0" calcext:value-type="float">
            <text:p>0</text:p>
          </table:table-cell>
          <table:table-cell table:number-columns-repeated="2" office:value-type="float" office:value="0.00131082534790039" calcext:value-type="float">
            <text:p>0.00131082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576851_2_515916663126066990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48]+[.F94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48]=[.G948]+[.E948]; 1; 0)" office:value-type="float" office:value="1" calcext:value-type="float">
            <text:p>1</text:p>
          </table:table-cell>
          <table:table-cell table:number-columns-repeated="2" office:value-type="float" office:value="0.000304937362670898" calcext:value-type="float">
            <text:p>0.00030493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045478_0_642425770663898021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49]+[.F94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49]=[.G949]+[.E949]; 1; 0)" office:value-type="float" office:value="0" calcext:value-type="float">
            <text:p>0</text:p>
          </table:table-cell>
          <table:table-cell table:number-columns-repeated="2" office:value-type="float" office:value="0.00751996040344238" calcext:value-type="float">
            <text:p>0.00751996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646164_0_708672938896794605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gdpNominalPerCapita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950]+[.F95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50]=[.G950]+[.E950]; 1; 0)" office:value-type="float" office:value="0" calcext:value-type="float">
            <text:p>0</text:p>
          </table:table-cell>
          <table:table-cell table:number-columns-repeated="2" office:value-type="float" office:value="0.00395417213439941" calcext:value-type="float">
            <text:p>0.00395417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687993_1_21286517324607815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951]+[.F95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51]=[.G951]+[.E951]; 1; 0)" office:value-type="float" office:value="0" calcext:value-type="float">
            <text:p>0</text:p>
          </table:table-cell>
          <table:table-cell table:number-columns-repeated="2" office:value-type="float" office:value="0.00111794471740723" calcext:value-type="float">
            <text:p>0.00111794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979_0_31281233526294882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52]+[.F95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52]=[.G952]+[.E952]; 1; 0)" office:value-type="float" office:value="0" calcext:value-type="float">
            <text:p>0</text:p>
          </table:table-cell>
          <table:table-cell table:number-columns-repeated="2" office:value-type="float" office:value="0.000745058059692383" calcext:value-type="float">
            <text:p>0.00074505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340305_3_515024885180798133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53]+[.F95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53]=[.G953]+[.E953]; 1; 0)" office:value-type="float" office:value="1" calcext:value-type="float">
            <text:p>1</text:p>
          </table:table-cell>
          <table:table-cell table:number-columns-repeated="2" office:value-type="float" office:value="0.00261306762695312" calcext:value-type="float">
            <text:p>0.00261306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427332_0_506906968142174669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54]+[.F95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54]=[.G954]+[.E954]; 1; 0)" office:value-type="float" office:value="0" calcext:value-type="float">
            <text:p>0</text:p>
          </table:table-cell>
          <table:table-cell table:number-columns-repeated="2" office:value-type="float" office:value="0.00843310356140137" calcext:value-type="float">
            <text:p>0.00843310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879187_0_636305316247545118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55]+[.F95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55]=[.G955]+[.E955]; 1; 0)" office:value-type="float" office:value="1" calcext:value-type="float">
            <text:p>1</text:p>
          </table:table-cell>
          <table:table-cell table:number-columns-repeated="2" office:value-type="float" office:value="0.000334024429321289" calcext:value-type="float">
            <text:p>0.00033402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017313_0_37567014168010685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956]+[.F95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56]=[.G956]+[.E956]; 1; 0)" office:value-type="float" office:value="0" calcext:value-type="float">
            <text:p>0</text:p>
          </table:table-cell>
          <table:table-cell table:number-columns-repeated="2" office:value-type="float" office:value="0.00194716453552246" calcext:value-type="float">
            <text:p>0.00194716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204435_0_548679051706583784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57]+[.F95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57]=[.G957]+[.E957]; 1; 0)" office:value-type="float" office:value="1" calcext:value-type="float">
            <text:p>1</text:p>
          </table:table-cell>
          <table:table-cell table:number-columns-repeated="2" office:value-type="float" office:value="0.000705957412719727" calcext:value-type="float">
            <text:p>0.00070595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628912_0_489215061881639391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58]+[.F95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58]=[.G958]+[.E958]; 1; 0)" office:value-type="float" office:value="1" calcext:value-type="float">
            <text:p>1</text:p>
          </table:table-cell>
          <table:table-cell table:number-columns-repeated="2" office:value-type="float" office:value="0.00152087211608887" calcext:value-type="float">
            <text:p>0.00152087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164899_0_464073378624636269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birthPla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959]+[.F959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959]=[.G959]+[.E959]; 1; 0)" office:value-type="float" office:value="1" calcext:value-type="float">
            <text:p>1</text:p>
          </table:table-cell>
          <table:table-cell table:number-columns-repeated="2" office:value-type="float" office:value="0.00674605369567871" calcext:value-type="float">
            <text:p>0.00674605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06866_1_81146103556711724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960]+[.F96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60]=[.G960]+[.E960]; 1; 0)" office:value-type="float" office:value="0" calcext:value-type="float">
            <text:p>0</text:p>
          </table:table-cell>
          <table:table-cell table:number-columns-repeated="2" office:value-type="float" office:value="0.00100803375244141" calcext:value-type="float">
            <text:p>0.00100803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964601_8_895543581766139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961]+[.F96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61]=[.G961]+[.E961]; 1; 0)" office:value-type="float" office:value="1" calcext:value-type="float">
            <text:p>1</text:p>
          </table:table-cell>
          <table:table-cell table:number-columns-repeated="2" office:value-type="float" office:value="0.00136780738830566" calcext:value-type="float">
            <text:p>0.00136780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049844_0_609266497354392439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62]+[.F96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62]=[.G962]+[.E962]; 1; 0)" office:value-type="float" office:value="1" calcext:value-type="float">
            <text:p>1</text:p>
          </table:table-cell>
          <table:table-cell table:number-columns-repeated="2" office:value-type="float" office:value="0.000303030014038086" calcext:value-type="float">
            <text:p>0.000303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96330_0_8064408636409022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63]+[.F96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63]=[.G963]+[.E963]; 1; 0)" office:value-type="float" office:value="1" calcext:value-type="float">
            <text:p>1</text:p>
          </table:table-cell>
          <table:table-cell table:number-columns-repeated="2" office:value-type="float" office:value="0.000319957733154297" calcext:value-type="float">
            <text:p>0.00031995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187807_6_77320571438109615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964]+[.F96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64]=[.G964]+[.E964]; 1; 0)" office:value-type="float" office:value="0" calcext:value-type="float">
            <text:p>0</text:p>
          </table:table-cell>
          <table:table-cell table:number-columns-repeated="2" office:value-type="float" office:value="0.0038611888885498" calcext:value-type="float">
            <text:p>0.00386118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145554_1_875667370687026606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65]+[.F96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65]=[.G965]+[.E965]; 1; 0)" office:value-type="float" office:value="1" calcext:value-type="float">
            <text:p>1</text:p>
          </table:table-cell>
          <table:table-cell table:number-columns-repeated="2" office:value-type="float" office:value="0.000738859176635742" calcext:value-type="float">
            <text:p>0.0007388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362259_0_642359529929534264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66]+[.F96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66]=[.G966]+[.E966]; 1; 0)" office:value-type="float" office:value="1" calcext:value-type="float">
            <text:p>1</text:p>
          </table:table-cell>
          <table:table-cell table:number-columns-repeated="2" office:value-type="float" office:value="0.000283956527709961" calcext:value-type="float">
            <text:p>0.00028395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112392_0_16001536572155935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lo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967]+[.F96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67]=[.G967]+[.E967]; 1; 0)" office:value-type="float" office:value="0" calcext:value-type="float">
            <text:p>0</text:p>
          </table:table-cell>
          <table:table-cell table:number-columns-repeated="2" office:value-type="float" office:value="0.0012810230255127" calcext:value-type="float">
            <text:p>0.0012810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660391_0_26749578882494125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68]+[.F96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68]=[.G968]+[.E968]; 1; 0)" office:value-type="float" office:value="0" calcext:value-type="float">
            <text:p>0</text:p>
          </table:table-cell>
          <table:table-cell table:number-columns-repeated="2" office:value-type="float" office:value="0.0055851936340332" calcext:value-type="float">
            <text:p>0.0055851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036255_0_570556306316678549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property/region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G969]+[.F96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69]=[.G969]+[.E969]; 1; 0)" office:value-type="float" office:value="0" calcext:value-type="float">
            <text:p>0</text:p>
          </table:table-cell>
          <table:table-cell table:number-columns-repeated="2" office:value-type="float" office:value="0.00176191329956055" calcext:value-type="float">
            <text:p>0.00176191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834172_0_571092405017741499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70]+[.F97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70]=[.G970]+[.E970]; 1; 0)" office:value-type="float" office:value="0" calcext:value-type="float">
            <text:p>0</text:p>
          </table:table-cell>
          <table:table-cell table:number-columns-repeated="2" office:value-type="float" office:value="0.00171899795532227" calcext:value-type="float">
            <text:p>0.0017189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069974_0_189453687459056510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urrency|http://dbpedia.org/property/currencyCode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G971]+[.F971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971]=[.G971]+[.E971]; 1; 0)" office:value-type="float" office:value="1" calcext:value-type="float">
            <text:p>1</text:p>
          </table:table-cell>
          <table:table-cell table:number-columns-repeated="2" office:value-type="float" office:value="0.00138711929321289" calcext:value-type="float">
            <text:p>0.00138711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293212_0_63590786047090907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72]+[.F97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72]=[.G972]+[.E972]; 1; 0)" office:value-type="float" office:value="1" calcext:value-type="float">
            <text:p>1</text:p>
          </table:table-cell>
          <table:table-cell table:number-columns-repeated="2" office:value-type="float" office:value="0.00100111961364746" calcext:value-type="float">
            <text:p>0.00100111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542937_118_348065187831409742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73]+[.F97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73]=[.G973]+[.E973]; 1; 0)" office:value-type="float" office:value="1" calcext:value-type="float">
            <text:p>1</text:p>
          </table:table-cell>
          <table:table-cell table:number-columns-repeated="2" office:value-type="float" office:value="0.000528097152709961" calcext:value-type="float">
            <text:p>0.00052809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933880_0_405855498557441669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74]+[.F97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74]=[.G974]+[.E974]; 1; 0)" office:value-type="float" office:value="0" calcext:value-type="float">
            <text:p>0</text:p>
          </table:table-cell>
          <table:table-cell table:number-columns-repeated="2" office:value-type="float" office:value="0.000638961791992188" calcext:value-type="float">
            <text:p>0.00063896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511892_0_860275023735900276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75]+[.F97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75]=[.G975]+[.E975]; 1; 0)" office:value-type="float" office:value="1" calcext:value-type="float">
            <text:p>1</text:p>
          </table:table-cell>
          <table:table-cell table:number-columns-repeated="2" office:value-type="float" office:value="0.000454902648925781" calcext:value-type="float">
            <text:p>0.00045490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806649_0_189690926737877446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76]+[.F97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76]=[.G976]+[.E976]; 1; 0)" office:value-type="float" office:value="1" calcext:value-type="float">
            <text:p>1</text:p>
          </table:table-cell>
          <table:table-cell table:number-columns-repeated="2" office:value-type="float" office:value="0.000470876693725586" calcext:value-type="float">
            <text:p>0.00047087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130304_0_303582225499542542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77]+[.F97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77]=[.G977]+[.E977]; 1; 0)" office:value-type="float" office:value="1" calcext:value-type="float">
            <text:p>1</text:p>
          </table:table-cell>
          <table:table-cell table:number-columns-repeated="2" office:value-type="float" office:value="0.000813007354736328" calcext:value-type="float">
            <text:p>0.00081300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616999_0_33277256985703254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78]+[.F97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78]=[.G978]+[.E978]; 1; 0)" office:value-type="float" office:value="1" calcext:value-type="float">
            <text:p>1</text:p>
          </table:table-cell>
          <table:table-cell table:number-columns-repeated="2" office:value-type="float" office:value="0.000713109970092773" calcext:value-type="float">
            <text:p>0.000713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785170_5_59686113344454844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79]+[.F97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79]=[.G979]+[.E979]; 1; 0)" office:value-type="float" office:value="1" calcext:value-type="float">
            <text:p>1</text:p>
          </table:table-cell>
          <table:table-cell table:number-columns-repeated="2" office:value-type="float" office:value="0.000818967819213867" calcext:value-type="float">
            <text:p>0.00081896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215547_0_241013262552717848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80]+[.F98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80]=[.G980]+[.E980]; 1; 0)" office:value-type="float" office:value="1" calcext:value-type="float">
            <text:p>1</text:p>
          </table:table-cell>
          <table:table-cell table:number-columns-repeated="2" office:value-type="float" office:value="0.000732898712158203" calcext:value-type="float">
            <text:p>0.00073289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96637_3_754883804452404832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81]+[.F98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81]=[.G981]+[.E981]; 1; 0)" office:value-type="float" office:value="1" calcext:value-type="float">
            <text:p>1</text:p>
          </table:table-cell>
          <table:table-cell table:number-columns-repeated="2" office:value-type="float" office:value="0.000591039657592773" calcext:value-type="float">
            <text:p>0.00059103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256280_0_37779364378288774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82]+[.F98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82]=[.G982]+[.E982]; 1; 0)" office:value-type="float" office:value="0" calcext:value-type="float">
            <text:p>0</text:p>
          </table:table-cell>
          <table:table-cell table:number-columns-repeated="2" office:value-type="float" office:value="0.000858068466186523" calcext:value-type="float">
            <text:p>0.00085806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812603_0_606481861463200493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83]+[.F98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83]=[.G983]+[.E983]; 1; 0)" office:value-type="float" office:value="1" calcext:value-type="float">
            <text:p>1</text:p>
          </table:table-cell>
          <table:table-cell table:number-columns-repeated="2" office:value-type="float" office:value="0.000748872756958008" calcext:value-type="float">
            <text:p>0.0007488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101419_0_166518800498818506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84]+[.F98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84]=[.G984]+[.E984]; 1; 0)" office:value-type="float" office:value="1" calcext:value-type="float">
            <text:p>1</text:p>
          </table:table-cell>
          <table:table-cell table:number-columns-repeated="2" office:value-type="float" office:value="0.000754833221435547" calcext:value-type="float">
            <text:p>0.0007548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131664_0_371560986854100314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media|http://dbpedia.org/property/medi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985]+[.F98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85]=[.G985]+[.E985]; 1; 0)" office:value-type="float" office:value="1" calcext:value-type="float">
            <text:p>1</text:p>
          </table:table-cell>
          <table:table-cell table:number-columns-repeated="2" office:value-type="float" office:value="0.00065302848815918" calcext:value-type="float">
            <text:p>0.00065302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802079_0_670961566098045490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86]+[.F98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86]=[.G986]+[.E986]; 1; 0)" office:value-type="float" office:value="0" calcext:value-type="float">
            <text:p>0</text:p>
          </table:table-cell>
          <table:table-cell table:number-columns-repeated="2" office:value-type="float" office:value="0.000509977340698242" calcext:value-type="float">
            <text:p>0.00050997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502595_0_500004007864984308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87]+[.F98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87]=[.G987]+[.E987]; 1; 0)" office:value-type="float" office:value="1" calcext:value-type="float">
            <text:p>1</text:p>
          </table:table-cell>
          <table:table-cell table:number-columns-repeated="2" office:value-type="float" office:value="0.00253391265869141" calcext:value-type="float">
            <text:p>0.00253391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29891_3_834274941986698216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88]+[.F98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88]=[.G988]+[.E988]; 1; 0)" office:value-type="float" office:value="1" calcext:value-type="float">
            <text:p>1</text:p>
          </table:table-cell>
          <table:table-cell table:number-columns-repeated="2" office:value-type="float" office:value="0.000277996063232422" calcext:value-type="float">
            <text:p>0.00027799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73938_0_791605699013865853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89]+[.F98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89]=[.G989]+[.E989]; 1; 0)" office:value-type="float" office:value="0" calcext:value-type="float">
            <text:p>0</text:p>
          </table:table-cell>
          <table:table-cell table:number-columns-repeated="2" office:value-type="float" office:value="0.00127816200256348" calcext:value-type="float">
            <text:p>0.0012781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294938_0_489247073672752372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90]+[.F99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90]=[.G990]+[.E990]; 1; 0)" office:value-type="float" office:value="1" calcext:value-type="float">
            <text:p>1</text:p>
          </table:table-cell>
          <table:table-cell table:number-columns-repeated="2" office:value-type="float" office:value="0.000528097152709961" calcext:value-type="float">
            <text:p>0.00052809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115612_0_419779732343438826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91]+[.F99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91]=[.G991]+[.E991]; 1; 0)" office:value-type="float" office:value="1" calcext:value-type="float">
            <text:p>1</text:p>
          </table:table-cell>
          <table:table-cell table:number-columns-repeated="2" office:value-type="float" office:value="0.000348091125488281" calcext:value-type="float">
            <text:p>0.00034809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421882_0_338784092573766235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92]+[.F99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92]=[.G992]+[.E992]; 1; 0)" office:value-type="float" office:value="0" calcext:value-type="float">
            <text:p>0</text:p>
          </table:table-cell>
          <table:table-cell table:number-columns-repeated="2" office:value-type="float" office:value="0.00457310676574707" calcext:value-type="float">
            <text:p>0.00457310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058714_0_911105924006046982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993]+[.F99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93]=[.G993]+[.E993]; 1; 0)" office:value-type="float" office:value="0" calcext:value-type="float">
            <text:p>0</text:p>
          </table:table-cell>
          <table:table-cell table:number-columns-repeated="2" office:value-type="float" office:value="0.00312900543212891" calcext:value-type="float">
            <text:p>0.00312900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401669_0_452217912300957181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94]+[.F99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94]=[.G994]+[.E994]; 1; 0)" office:value-type="float" office:value="1" calcext:value-type="float">
            <text:p>1</text:p>
          </table:table-cell>
          <table:table-cell table:number-columns-repeated="2" office:value-type="float" office:value="0.0028078556060791" calcext:value-type="float">
            <text:p>0.00280785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323799_0_874172677390442723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95]+[.F99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95]=[.G995]+[.E995]; 1; 0)" office:value-type="float" office:value="1" calcext:value-type="float">
            <text:p>1</text:p>
          </table:table-cell>
          <table:table-cell table:number-columns-repeated="2" office:value-type="float" office:value="0.00145387649536133" calcext:value-type="float">
            <text:p>0.00145387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634945_0_23898426916990146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96]+[.F99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96]=[.G996]+[.E996]; 1; 0)" office:value-type="float" office:value="0" calcext:value-type="float">
            <text:p>0</text:p>
          </table:table-cell>
          <table:table-cell table:number-columns-repeated="2" office:value-type="float" office:value="0.00172615051269531" calcext:value-type="float">
            <text:p>0.00172615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883081_0_535779042143512352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997]+[.F99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97]=[.G997]+[.E997]; 1; 0)" office:value-type="float" office:value="1" calcext:value-type="float">
            <text:p>1</text:p>
          </table:table-cell>
          <table:table-cell table:number-columns-repeated="2" office:value-type="float" office:value="0.000782012939453125" calcext:value-type="float">
            <text:p>0.00078201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754294_0_553174285654428246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998]+[.F99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998]=[.G998]+[.E998]; 1; 0)" office:value-type="float" office:value="1" calcext:value-type="float">
            <text:p>1</text:p>
          </table:table-cell>
          <table:table-cell table:number-columns-repeated="2" office:value-type="float" office:value="0.000781059265136719" calcext:value-type="float">
            <text:p>0.00078105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210301_0_762231992199817145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lo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99]+[.F99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999]=[.G999]+[.E999]; 1; 0)" office:value-type="float" office:value="1" calcext:value-type="float">
            <text:p>1</text:p>
          </table:table-cell>
          <table:table-cell table:number-columns-repeated="2" office:value-type="float" office:value="0.00879192352294922" calcext:value-type="float">
            <text:p>0.00879192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340801_0_147164676476913012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00]+[.F100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00]=[.G1000]+[.E1000]; 1; 0)" office:value-type="float" office:value="1" calcext:value-type="float">
            <text:p>1</text:p>
          </table:table-cell>
          <table:table-cell table:number-columns-repeated="2" office:value-type="float" office:value="0.000710964202880859" calcext:value-type="float">
            <text:p>0.00071096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808326_0_7232446982777878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01]+[.F100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01]=[.G1001]+[.E1001]; 1; 0)" office:value-type="float" office:value="1" calcext:value-type="float">
            <text:p>1</text:p>
          </table:table-cell>
          <table:table-cell table:number-columns-repeated="2" office:value-type="float" office:value="0.000555992126464844" calcext:value-type="float">
            <text:p>0.00055599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711345_1_574755357524170282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02]+[.F100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02]=[.G1002]+[.E1002]; 1; 0)" office:value-type="float" office:value="1" calcext:value-type="float">
            <text:p>1</text:p>
          </table:table-cell>
          <table:table-cell table:number-columns-repeated="2" office:value-type="float" office:value="0.000483036041259766" calcext:value-type="float">
            <text:p>0.0004830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47208_0_91329686735304923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03]+[.F100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03]=[.G1003]+[.E1003]; 1; 0)" office:value-type="float" office:value="1" calcext:value-type="float">
            <text:p>1</text:p>
          </table:table-cell>
          <table:table-cell table:number-columns-repeated="2" office:value-type="float" office:value="0.000712156295776367" calcext:value-type="float">
            <text:p>0.00071215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933521_0_672744983080087755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04]+[.F100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04]=[.G1004]+[.E1004]; 1; 0)" office:value-type="float" office:value="0" calcext:value-type="float">
            <text:p>0</text:p>
          </table:table-cell>
          <table:table-cell table:number-columns-repeated="2" office:value-type="float" office:value="0.0035700798034668" calcext:value-type="float">
            <text:p>0.00357007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491133_0_71778311008847978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05]+[.F100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05]=[.G1005]+[.E1005]; 1; 0)" office:value-type="float" office:value="0" calcext:value-type="float">
            <text:p>0</text:p>
          </table:table-cell>
          <table:table-cell table:number-columns-repeated="2" office:value-type="float" office:value="0.000958919525146484" calcext:value-type="float">
            <text:p>0.00095891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052232_0_913761393746845666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06]+[.F100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06]=[.G1006]+[.E1006]; 1; 0)" office:value-type="float" office:value="1" calcext:value-type="float">
            <text:p>1</text:p>
          </table:table-cell>
          <table:table-cell table:number-columns-repeated="2" office:value-type="float" office:value="0.000749111175537109" calcext:value-type="float">
            <text:p>0.0007491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964053_0_39573355283835517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07]+[.F100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07]=[.G1007]+[.E1007]; 1; 0)" office:value-type="float" office:value="0" calcext:value-type="float">
            <text:p>0</text:p>
          </table:table-cell>
          <table:table-cell table:number-columns-repeated="2" office:value-type="float" office:value="0.000725984573364258" calcext:value-type="float">
            <text:p>0.0007259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837886_4_199321424572509194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08]+[.F100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08]=[.G1008]+[.E1008]; 1; 0)" office:value-type="float" office:value="0" calcext:value-type="float">
            <text:p>0</text:p>
          </table:table-cell>
          <table:table-cell table:number-columns-repeated="2" office:value-type="float" office:value="0.000825166702270508" calcext:value-type="float">
            <text:p>0.00082516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068725_0_61023489732577008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PopulatedPlace/areaTotal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009]+[.F100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09]=[.G1009]+[.E1009]; 1; 0)" office:value-type="float" office:value="0" calcext:value-type="float">
            <text:p>0</text:p>
          </table:table-cell>
          <table:table-cell table:number-columns-repeated="2" office:value-type="float" office:value="0.00387883186340332" calcext:value-type="float">
            <text:p>0.00387883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329615_0_358585649511027764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10]+[.F101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10]=[.G1010]+[.E1010]; 1; 0)" office:value-type="float" office:value="0" calcext:value-type="float">
            <text:p>0</text:p>
          </table:table-cell>
          <table:table-cell table:number-columns-repeated="2" office:value-type="float" office:value="0.00148797035217285" calcext:value-type="float">
            <text:p>0.0014879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607822_0_432865361573011190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1999/02/22-rdf-syntax-ns#type|http://www.w3.org/1999/02/22-rdf-syntax-ns#typ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G1011]+[.F101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11]=[.G1011]+[.E1011]; 1; 0)" office:value-type="float" office:value="0" calcext:value-type="float">
            <text:p>0</text:p>
          </table:table-cell>
          <table:table-cell table:number-columns-repeated="2" office:value-type="float" office:value="0.00097203254699707" calcext:value-type="float">
            <text:p>0.0009720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94399_0_133087523598465010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12]+[.F101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12]=[.G1012]+[.E1012]; 1; 0)" office:value-type="float" office:value="1" calcext:value-type="float">
            <text:p>1</text:p>
          </table:table-cell>
          <table:table-cell table:number-columns-repeated="2" office:value-type="float" office:value="0.000342130661010742" calcext:value-type="float">
            <text:p>0.00034213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04943_0_787097116049520474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13]+[.F101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13]=[.G1013]+[.E1013]; 1; 0)" office:value-type="float" office:value="0" calcext:value-type="float">
            <text:p>0</text:p>
          </table:table-cell>
          <table:table-cell table:number-columns-repeated="2" office:value-type="float" office:value="0.00102400779724121" calcext:value-type="float">
            <text:p>0.00102400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254343_6_266876126727805910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014]+[.F101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14]=[.G1014]+[.E1014]; 1; 0)" office:value-type="float" office:value="0" calcext:value-type="float">
            <text:p>0</text:p>
          </table:table-cell>
          <table:table-cell table:number-columns-repeated="2" office:value-type="float" office:value="0.00395083427429199" calcext:value-type="float">
            <text:p>0.00395083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454929_3_342769231816186948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15]+[.F101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15]=[.G1015]+[.E1015]; 1; 0)" office:value-type="float" office:value="1" calcext:value-type="float">
            <text:p>1</text:p>
          </table:table-cell>
          <table:table-cell table:number-columns-repeated="2" office:value-type="float" office:value="0.000276088714599609" calcext:value-type="float">
            <text:p>0.00027608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03248_0_559774244493589505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16]+[.F101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16]=[.G1016]+[.E1016]; 1; 0)" office:value-type="float" office:value="0" calcext:value-type="float">
            <text:p>0</text:p>
          </table:table-cell>
          <table:table-cell table:number-columns-repeated="2" office:value-type="float" office:value="0.000799894332885742" calcext:value-type="float">
            <text:p>0.00079989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872762_0_659312993078565249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017]+[.F1017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017]=[.G1017]+[.E1017]; 1; 0)" office:value-type="float" office:value="1" calcext:value-type="float">
            <text:p>1</text:p>
          </table:table-cell>
          <table:table-cell table:number-columns-repeated="2" office:value-type="float" office:value="0.0070650577545166" calcext:value-type="float">
            <text:p>0.00706505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88038_0_86833029669673249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18]+[.F101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18]=[.G1018]+[.E1018]; 1; 0)" office:value-type="float" office:value="1" calcext:value-type="float">
            <text:p>1</text:p>
          </table:table-cell>
          <table:table-cell table:number-columns-repeated="2" office:value-type="float" office:value="0.000566959381103516" calcext:value-type="float">
            <text:p>0.00056695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553232_0_275869840202929652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19]+[.F101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19]=[.G1019]+[.E1019]; 1; 0)" office:value-type="float" office:value="1" calcext:value-type="float">
            <text:p>1</text:p>
          </table:table-cell>
          <table:table-cell table:number-columns-repeated="2" office:value-type="float" office:value="0.000303983688354492" calcext:value-type="float">
            <text:p>0.00030398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650209_0_753756237176505976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20]+[.F102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20]=[.G1020]+[.E1020]; 1; 0)" office:value-type="float" office:value="1" calcext:value-type="float">
            <text:p>1</text:p>
          </table:table-cell>
          <table:table-cell table:number-columns-repeated="2" office:value-type="float" office:value="0.000509023666381836" calcext:value-type="float">
            <text:p>0.00050902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805677_0_526881690423539619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21]+[.F102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21]=[.G1021]+[.E1021]; 1; 0)" office:value-type="float" office:value="1" calcext:value-type="float">
            <text:p>1</text:p>
          </table:table-cell>
          <table:table-cell table:number-columns-repeated="2" office:value-type="float" office:value="0.00077509880065918" calcext:value-type="float">
            <text:p>0.00077509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092785_0_469636778298753333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22]+[.F102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22]=[.G1022]+[.E1022]; 1; 0)" office:value-type="float" office:value="0" calcext:value-type="float">
            <text:p>0</text:p>
          </table:table-cell>
          <table:table-cell table:number-columns-repeated="2" office:value-type="float" office:value="0.000704050064086914" calcext:value-type="float">
            <text:p>0.00070405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709069_0_602647330642358408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23]+[.F102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23]=[.G1023]+[.E1023]; 1; 0)" office:value-type="float" office:value="1" calcext:value-type="float">
            <text:p>1</text:p>
          </table:table-cell>
          <table:table-cell table:number-columns-repeated="2" office:value-type="float" office:value="0.000924825668334961" calcext:value-type="float">
            <text:p>0.00092482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790315_0_271532639958592924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24]+[.F102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24]=[.G1024]+[.E1024]; 1; 0)" office:value-type="float" office:value="0" calcext:value-type="float">
            <text:p>0</text:p>
          </table:table-cell>
          <table:table-cell table:number-columns-repeated="2" office:value-type="float" office:value="0.000422000885009766" calcext:value-type="float">
            <text:p>0.00042200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389809_0_817981954369221582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25]+[.F102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25]=[.G1025]+[.E1025]; 1; 0)" office:value-type="float" office:value="0" calcext:value-type="float">
            <text:p>0</text:p>
          </table:table-cell>
          <table:table-cell table:number-columns-repeated="2" office:value-type="float" office:value="0.000874042510986328" calcext:value-type="float">
            <text:p>0.00087404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455764_0_421516620342806864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26]+[.F102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26]=[.G1026]+[.E1026]; 1; 0)" office:value-type="float" office:value="0" calcext:value-type="float">
            <text:p>0</text:p>
          </table:table-cell>
          <table:table-cell table:number-columns-repeated="2" office:value-type="float" office:value="0.000291109085083008" calcext:value-type="float">
            <text:p>0.00029110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394526_0_469695394302497672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27]+[.F102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27]=[.G1027]+[.E1027]; 1; 0)" office:value-type="float" office:value="1" calcext:value-type="float">
            <text:p>1</text:p>
          </table:table-cell>
          <table:table-cell table:number-columns-repeated="2" office:value-type="float" office:value="0.000416040420532227" calcext:value-type="float">
            <text:p>0.00041604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640397_0_234449918795732019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28]+[.F102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28]=[.G1028]+[.E1028]; 1; 0)" office:value-type="float" office:value="1" calcext:value-type="float">
            <text:p>1</text:p>
          </table:table-cell>
          <table:table-cell table:number-columns-repeated="2" office:value-type="float" office:value="0.000538110733032227" calcext:value-type="float">
            <text:p>0.00053811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191161_0_725868083050938128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29]+[.F102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29]=[.G1029]+[.E1029]; 1; 0)" office:value-type="float" office:value="1" calcext:value-type="float">
            <text:p>1</text:p>
          </table:table-cell>
          <table:table-cell table:number-columns-repeated="2" office:value-type="float" office:value="0.000683069229125977" calcext:value-type="float">
            <text:p>0.00068306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965226_1_480034027785727328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30]+[.F103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30]=[.G1030]+[.E1030]; 1; 0)" office:value-type="float" office:value="1" calcext:value-type="float">
            <text:p>1</text:p>
          </table:table-cell>
          <table:table-cell table:number-columns-repeated="2" office:value-type="float" office:value="0.000566959381103516" calcext:value-type="float">
            <text:p>0.00056695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086539_0_10283022389926012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31]+[.F103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31]=[.G1031]+[.E1031]; 1; 0)" office:value-type="float" office:value="1" calcext:value-type="float">
            <text:p>1</text:p>
          </table:table-cell>
          <table:table-cell table:number-columns-repeated="2" office:value-type="float" office:value="0.000694990158081055" calcext:value-type="float">
            <text:p>0.00069499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066895_0_178293855544203883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32]+[.F103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32]=[.G1032]+[.E1032]; 1; 0)" office:value-type="float" office:value="0" calcext:value-type="float">
            <text:p>0</text:p>
          </table:table-cell>
          <table:table-cell table:number-columns-repeated="2" office:value-type="float" office:value="0.00387287139892578" calcext:value-type="float">
            <text:p>0.00387287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94520_0_11520271176578327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33]+[.F103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33]=[.G1033]+[.E1033]; 1; 0)" office:value-type="float" office:value="1" calcext:value-type="float">
            <text:p>1</text:p>
          </table:table-cell>
          <table:table-cell table:number-columns-repeated="2" office:value-type="float" office:value="0.00264096260070801" calcext:value-type="float">
            <text:p>0.00264096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85099_0_27826243900401863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34]+[.F103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34]=[.G1034]+[.E1034]; 1; 0)" office:value-type="float" office:value="1" calcext:value-type="float">
            <text:p>1</text:p>
          </table:table-cell>
          <table:table-cell table:number-columns-repeated="2" office:value-type="float" office:value="0.00032806396484375" calcext:value-type="float">
            <text:p>0.0003280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861216_0_622204048057720076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35]+[.F103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35]=[.G1035]+[.E1035]; 1; 0)" office:value-type="float" office:value="1" calcext:value-type="float">
            <text:p>1</text:p>
          </table:table-cell>
          <table:table-cell table:number-columns-repeated="2" office:value-type="float" office:value="0.000756025314331055" calcext:value-type="float">
            <text:p>0.00075602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07582_0_462845353544534862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36]+[.F103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36]=[.G1036]+[.E1036]; 1; 0)" office:value-type="float" office:value="1" calcext:value-type="float">
            <text:p>1</text:p>
          </table:table-cell>
          <table:table-cell table:number-columns-repeated="2" office:value-type="float" office:value="0.00064396858215332" calcext:value-type="float">
            <text:p>0.00064396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003697_0_856942360516197374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37]+[.F103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37]=[.G1037]+[.E1037]; 1; 0)" office:value-type="float" office:value="0" calcext:value-type="float">
            <text:p>0</text:p>
          </table:table-cell>
          <table:table-cell table:number-columns-repeated="2" office:value-type="float" office:value="0.000419139862060547" calcext:value-type="float">
            <text:p>0.00041913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966206_0_119525355527187278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38]+[.F103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38]=[.G1038]+[.E1038]; 1; 0)" office:value-type="float" office:value="1" calcext:value-type="float">
            <text:p>1</text:p>
          </table:table-cell>
          <table:table-cell table:number-columns-repeated="2" office:value-type="float" office:value="0.000307798385620117" calcext:value-type="float">
            <text:p>0.0003077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376307_0_544082815679717789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39]+[.F103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39]=[.G1039]+[.E1039]; 1; 0)" office:value-type="float" office:value="1" calcext:value-type="float">
            <text:p>1</text:p>
          </table:table-cell>
          <table:table-cell table:number-columns-repeated="2" office:value-type="float" office:value="0.000426054000854492" calcext:value-type="float">
            <text:p>0.0004260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128500_0_74568459449943735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40]+[.F1040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040]=[.G1040]+[.E1040]; 1; 0)" office:value-type="float" office:value="1" calcext:value-type="float">
            <text:p>1</text:p>
          </table:table-cell>
          <table:table-cell table:number-columns-repeated="2" office:value-type="float" office:value="0.0093228816986084" calcext:value-type="float">
            <text:p>0.00932288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530643_2_512891561771639484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41]+[.F104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41]=[.G1041]+[.E1041]; 1; 0)" office:value-type="float" office:value="0" calcext:value-type="float">
            <text:p>0</text:p>
          </table:table-cell>
          <table:table-cell table:number-columns-repeated="2" office:value-type="float" office:value="0.0045619010925293" calcext:value-type="float">
            <text:p>0.00456190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779923_5_206703772145475818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42]+[.F104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42]=[.G1042]+[.E1042]; 1; 0)" office:value-type="float" office:value="0" calcext:value-type="float">
            <text:p>0</text:p>
          </table:table-cell>
          <table:table-cell table:number-columns-repeated="2" office:value-type="float" office:value="0.00125408172607422" calcext:value-type="float">
            <text:p>0.00125408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23800_2_772355090007105707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43]+[.F104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43]=[.G1043]+[.E1043]; 1; 0)" office:value-type="float" office:value="1" calcext:value-type="float">
            <text:p>1</text:p>
          </table:table-cell>
          <table:table-cell table:number-columns-repeated="2" office:value-type="float" office:value="0.000216007232666016" calcext:value-type="float">
            <text:p>0.0002160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653690_0_28217165825650868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44]+[.F1044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044]=[.G1044]+[.E1044]; 1; 0)" office:value-type="float" office:value="1" calcext:value-type="float">
            <text:p>1</text:p>
          </table:table-cell>
          <table:table-cell table:number-columns-repeated="2" office:value-type="float" office:value="0.00496101379394531" calcext:value-type="float">
            <text:p>0.00496101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086771_6_778431764541704531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045]+[.F1045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045]=[.G1045]+[.E1045]; 1; 0)" office:value-type="float" office:value="1" calcext:value-type="float">
            <text:p>1</text:p>
          </table:table-cell>
          <table:table-cell table:number-columns-repeated="2" office:value-type="float" office:value="0.00420403480529785" calcext:value-type="float">
            <text:p>0.00420403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796763_0_425955477662463128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46]+[.F104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46]=[.G1046]+[.E1046]; 1; 0)" office:value-type="float" office:value="1" calcext:value-type="float">
            <text:p>1</text:p>
          </table:table-cell>
          <table:table-cell table:number-columns-repeated="2" office:value-type="float" office:value="0.000478982925415039" calcext:value-type="float">
            <text:p>0.00047898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42041_0_712875983959195652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47]+[.F104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47]=[.G1047]+[.E1047]; 1; 0)" office:value-type="float" office:value="0" calcext:value-type="float">
            <text:p>0</text:p>
          </table:table-cell>
          <table:table-cell table:number-columns-repeated="2" office:value-type="float" office:value="0.000324010848999023" calcext:value-type="float">
            <text:p>0.00032401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89875_0_43564171121660123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48]+[.F104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48]=[.G1048]+[.E1048]; 1; 0)" office:value-type="float" office:value="1" calcext:value-type="float">
            <text:p>1</text:p>
          </table:table-cell>
          <table:table-cell table:number-columns-repeated="2" office:value-type="float" office:value="0.000781059265136719" calcext:value-type="float">
            <text:p>0.00078105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080079_0_712972101814945817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49]+[.F104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49]=[.G1049]+[.E1049]; 1; 0)" office:value-type="float" office:value="1" calcext:value-type="float">
            <text:p>1</text:p>
          </table:table-cell>
          <table:table-cell table:number-columns-repeated="2" office:value-type="float" office:value="0.000430107116699219" calcext:value-type="float">
            <text:p>0.00043010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857217_0_9610387839664859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50]+[.F105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50]=[.G1050]+[.E1050]; 1; 0)" office:value-type="float" office:value="1" calcext:value-type="float">
            <text:p>1</text:p>
          </table:table-cell>
          <table:table-cell table:number-columns-repeated="2" office:value-type="float" office:value="0.000669002532958984" calcext:value-type="float">
            <text:p>0.00066900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212761_0_545894129974012080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51]+[.F105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51]=[.G1051]+[.E1051]; 1; 0)" office:value-type="float" office:value="1" calcext:value-type="float">
            <text:p>1</text:p>
          </table:table-cell>
          <table:table-cell table:number-columns-repeated="2" office:value-type="float" office:value="0.000546932220458984" calcext:value-type="float">
            <text:p>0.00054693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774264_0_49070742222209446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52]+[.F105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52]=[.G1052]+[.E1052]; 1; 0)" office:value-type="float" office:value="1" calcext:value-type="float">
            <text:p>1</text:p>
          </table:table-cell>
          <table:table-cell table:number-columns-repeated="2" office:value-type="float" office:value="0.000355005264282227" calcext:value-type="float">
            <text:p>0.00035500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009064_0_91486522383722612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53]+[.F105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53]=[.G1053]+[.E1053]; 1; 0)" office:value-type="float" office:value="0" calcext:value-type="float">
            <text:p>0</text:p>
          </table:table-cell>
          <table:table-cell table:number-columns-repeated="2" office:value-type="float" office:value="0.000930070877075195" calcext:value-type="float">
            <text:p>0.00093007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981869_0_784754389785523490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nationality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054]+[.F105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54]=[.G1054]+[.E1054]; 1; 0)" office:value-type="float" office:value="0" calcext:value-type="float">
            <text:p>0</text:p>
          </table:table-cell>
          <table:table-cell table:number-columns-repeated="2" office:value-type="float" office:value="0.00228190422058105" calcext:value-type="float">
            <text:p>0.00228190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729470_1_504730588611259918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55]+[.F1055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055]=[.G1055]+[.E1055]; 1; 0)" office:value-type="float" office:value="1" calcext:value-type="float">
            <text:p>1</text:p>
          </table:table-cell>
          <table:table-cell table:number-columns-repeated="2" office:value-type="float" office:value="0.00423502922058106" calcext:value-type="float">
            <text:p>0.00423502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414811_6_822142833392165356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56]+[.F105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56]=[.G1056]+[.E1056]; 1; 0)" office:value-type="float" office:value="0" calcext:value-type="float">
            <text:p>0</text:p>
          </table:table-cell>
          <table:table-cell table:number-columns-repeated="2" office:value-type="float" office:value="0.00159907341003418" calcext:value-type="float">
            <text:p>0.00159907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25494_2_347563250305456933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57]+[.F105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57]=[.G1057]+[.E1057]; 1; 0)" office:value-type="float" office:value="1" calcext:value-type="float">
            <text:p>1</text:p>
          </table:table-cell>
          <table:table-cell table:number-columns-repeated="2" office:value-type="float" office:value="0.00179219245910645" calcext:value-type="float">
            <text:p>0.00179219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246043_0_725949398642495170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58]+[.F105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58]=[.G1058]+[.E1058]; 1; 0)" office:value-type="float" office:value="0" calcext:value-type="float">
            <text:p>0</text:p>
          </table:table-cell>
          <table:table-cell table:number-columns-repeated="2" office:value-type="float" office:value="0.000427007675170898" calcext:value-type="float">
            <text:p>0.00042700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319454_0_393842691028211552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059]+[.F105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59]=[.G1059]+[.E1059]; 1; 0)" office:value-type="float" office:value="0" calcext:value-type="float">
            <text:p>0</text:p>
          </table:table-cell>
          <table:table-cell table:number-columns-repeated="2" office:value-type="float" office:value="0.000529050827026367" calcext:value-type="float">
            <text:p>0.00052905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434781_1_75138794332355338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60]+[.F106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60]=[.G1060]+[.E1060]; 1; 0)" office:value-type="float" office:value="1" calcext:value-type="float">
            <text:p>1</text:p>
          </table:table-cell>
          <table:table-cell table:number-columns-repeated="2" office:value-type="float" office:value="0.000640869140625" calcext:value-type="float">
            <text:p>0.00064086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871282_0_5338553512376781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61]+[.F106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61]=[.G1061]+[.E1061]; 1; 0)" office:value-type="float" office:value="1" calcext:value-type="float">
            <text:p>1</text:p>
          </table:table-cell>
          <table:table-cell table:number-columns-repeated="2" office:value-type="float" office:value="0.000445842742919922" calcext:value-type="float">
            <text:p>0.00044584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315154_0_347976562428993608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indu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062]+[.F106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62]=[.G1062]+[.E1062]; 1; 0)" office:value-type="float" office:value="0" calcext:value-type="float">
            <text:p>0</text:p>
          </table:table-cell>
          <table:table-cell table:number-columns-repeated="2" office:value-type="float" office:value="0.00270509719848633" calcext:value-type="float">
            <text:p>0.00270509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070098_0_20748727413026969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63]+[.F106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63]=[.G1063]+[.E1063]; 1; 0)" office:value-type="float" office:value="0" calcext:value-type="float">
            <text:p>0</text:p>
          </table:table-cell>
          <table:table-cell table:number-columns-repeated="2" office:value-type="float" office:value="0.00105690956115723" calcext:value-type="float">
            <text:p>0.0010569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717005_0_701767874543343085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birthPlace|http://dbpedia.org/ontology/birthPl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1064]+[.F106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64]=[.G1064]+[.E1064]; 1; 0)" office:value-type="float" office:value="1" calcext:value-type="float">
            <text:p>1</text:p>
          </table:table-cell>
          <table:table-cell table:number-columns-repeated="2" office:value-type="float" office:value="0.00627803802490234" calcext:value-type="float">
            <text:p>0.0062780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385268_0_22413134346453782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65]+[.F106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65]=[.G1065]+[.E1065]; 1; 0)" office:value-type="float" office:value="1" calcext:value-type="float">
            <text:p>1</text:p>
          </table:table-cell>
          <table:table-cell table:number-columns-repeated="2" office:value-type="float" office:value="0.000413179397583008" calcext:value-type="float">
            <text:p>0.00041317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216494_0_60309015656403350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66]+[.F106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66]=[.G1066]+[.E1066]; 1; 0)" office:value-type="float" office:value="1" calcext:value-type="float">
            <text:p>1</text:p>
          </table:table-cell>
          <table:table-cell table:number-columns-repeated="2" office:value-type="float" office:value="0.00505805015563965" calcext:value-type="float">
            <text:p>0.00505805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716197_0_86042779951613819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67]+[.F106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67]=[.G1067]+[.E1067]; 1; 0)" office:value-type="float" office:value="1" calcext:value-type="float">
            <text:p>1</text:p>
          </table:table-cell>
          <table:table-cell table:number-columns-repeated="2" office:value-type="float" office:value="0.000895977020263672" calcext:value-type="float">
            <text:p>0.0008959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245481_0_87304600884431175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68]+[.F106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68]=[.G1068]+[.E1068]; 1; 0)" office:value-type="float" office:value="0" calcext:value-type="float">
            <text:p>0</text:p>
          </table:table-cell>
          <table:table-cell table:number-columns-repeated="2" office:value-type="float" office:value="0.000940084457397461" calcext:value-type="float">
            <text:p>0.00094008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22942_0_365916450667752806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69]+[.F1069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069]=[.G1069]+[.E1069]; 1; 0)" office:value-type="float" office:value="1" calcext:value-type="float">
            <text:p>1</text:p>
          </table:table-cell>
          <table:table-cell table:number-columns-repeated="2" office:value-type="float" office:value="0.000744104385375977" calcext:value-type="float">
            <text:p>0.00074410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400235_0_229215510111706590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70]+[.F107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70]=[.G1070]+[.E1070]; 1; 0)" office:value-type="float" office:value="1" calcext:value-type="float">
            <text:p>1</text:p>
          </table:table-cell>
          <table:table-cell table:number-columns-repeated="2" office:value-type="float" office:value="0.000683069229125977" calcext:value-type="float">
            <text:p>0.00068306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911949_0_646645142842498855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71]+[.F107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71]=[.G1071]+[.E1071]; 1; 0)" office:value-type="float" office:value="1" calcext:value-type="float">
            <text:p>1</text:p>
          </table:table-cell>
          <table:table-cell table:number-columns-repeated="2" office:value-type="float" office:value="0.000442981719970703" calcext:value-type="float">
            <text:p>0.00044298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143423_0_734992101138700312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72]+[.F107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72]=[.G1072]+[.E1072]; 1; 0)" office:value-type="float" office:value="1" calcext:value-type="float">
            <text:p>1</text:p>
          </table:table-cell>
          <table:table-cell table:number-columns-repeated="2" office:value-type="float" office:value="0.00254201889038086" calcext:value-type="float">
            <text:p>0.00254201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27127_6_231623623499289462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73]+[.F107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73]=[.G1073]+[.E1073]; 1; 0)" office:value-type="float" office:value="1" calcext:value-type="float">
            <text:p>1</text:p>
          </table:table-cell>
          <table:table-cell table:number-columns-repeated="2" office:value-type="float" office:value="0.000480175018310547" calcext:value-type="float">
            <text:p>0.0004801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473681_1_155303388762372456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74]+[.F107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74]=[.G1074]+[.E1074]; 1; 0)" office:value-type="float" office:value="1" calcext:value-type="float">
            <text:p>1</text:p>
          </table:table-cell>
          <table:table-cell table:number-columns-repeated="2" office:value-type="float" office:value="0.00109720230102539" calcext:value-type="float">
            <text:p>0.00109720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222357_0_497819963999192649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75]+[.F107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75]=[.G1075]+[.E1075]; 1; 0)" office:value-type="float" office:value="1" calcext:value-type="float">
            <text:p>1</text:p>
          </table:table-cell>
          <table:table-cell table:number-columns-repeated="2" office:value-type="float" office:value="0.000342130661010742" calcext:value-type="float">
            <text:p>0.00034213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2365_3_77336997263158472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76]+[.F107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76]=[.G1076]+[.E1076]; 1; 0)" office:value-type="float" office:value="1" calcext:value-type="float">
            <text:p>1</text:p>
          </table:table-cell>
          <table:table-cell table:number-columns-repeated="2" office:value-type="float" office:value="0.000266790390014648" calcext:value-type="float">
            <text:p>0.0002667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582134_4_38658869506212066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77]+[.F107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77]=[.G1077]+[.E1077]; 1; 0)" office:value-type="float" office:value="1" calcext:value-type="float">
            <text:p>1</text:p>
          </table:table-cell>
          <table:table-cell table:number-columns-repeated="2" office:value-type="float" office:value="0.000271081924438477" calcext:value-type="float">
            <text:p>0.00027108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357355_0_538486228141774253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78]+[.F107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78]=[.G1078]+[.E1078]; 1; 0)" office:value-type="float" office:value="0" calcext:value-type="float">
            <text:p>0</text:p>
          </table:table-cell>
          <table:table-cell table:number-columns-repeated="2" office:value-type="float" office:value="0.00204706192016602" calcext:value-type="float">
            <text:p>0.00204706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48652_0_683872320897887921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79]+[.F107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79]=[.G1079]+[.E1079]; 1; 0)" office:value-type="float" office:value="1" calcext:value-type="float">
            <text:p>1</text:p>
          </table:table-cell>
          <table:table-cell table:number-columns-repeated="2" office:value-type="float" office:value="0.00176787376403809" calcext:value-type="float">
            <text:p>0.00176787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257108_0_724057082953940649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80]+[.F108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80]=[.G1080]+[.E1080]; 1; 0)" office:value-type="float" office:value="1" calcext:value-type="float">
            <text:p>1</text:p>
          </table:table-cell>
          <table:table-cell table:number-columns-repeated="2" office:value-type="float" office:value="0.0013270378112793" calcext:value-type="float">
            <text:p>0.00132703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965544_0_19299021581977815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81]+[.F108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81]=[.G1081]+[.E1081]; 1; 0)" office:value-type="float" office:value="1" calcext:value-type="float">
            <text:p>1</text:p>
          </table:table-cell>
          <table:table-cell table:number-columns-repeated="2" office:value-type="float" office:value="0.00082707405090332" calcext:value-type="float">
            <text:p>0.00082707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777313_0_858940621348471241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82]+[.F108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82]=[.G1082]+[.E1082]; 1; 0)" office:value-type="float" office:value="0" calcext:value-type="float">
            <text:p>0</text:p>
          </table:table-cell>
          <table:table-cell table:number-columns-repeated="2" office:value-type="float" office:value="0.00233602523803711" calcext:value-type="float">
            <text:p>0.00233602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24812_0_631077406858190128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83]+[.F108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83]=[.G1083]+[.E1083]; 1; 0)" office:value-type="float" office:value="0" calcext:value-type="float">
            <text:p>0</text:p>
          </table:table-cell>
          <table:table-cell table:number-columns-repeated="2" office:value-type="float" office:value="0.000332117080688477" calcext:value-type="float">
            <text:p>0.00033211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09226_0_17899380795310213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84]+[.F108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84]=[.G1084]+[.E1084]; 1; 0)" office:value-type="float" office:value="1" calcext:value-type="float">
            <text:p>1</text:p>
          </table:table-cell>
          <table:table-cell table:number-columns-repeated="2" office:value-type="float" office:value="0.000428915023803711" calcext:value-type="float">
            <text:p>0.0004289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022135_0_75549456101656424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85]+[.F108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85]=[.G1085]+[.E1085]; 1; 0)" office:value-type="float" office:value="1" calcext:value-type="float">
            <text:p>1</text:p>
          </table:table-cell>
          <table:table-cell table:number-columns-repeated="2" office:value-type="float" office:value="0.000623941421508789" calcext:value-type="float">
            <text:p>0.00062394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7335_0_779169939530062516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86]+[.F108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86]=[.G1086]+[.E1086]; 1; 0)" office:value-type="float" office:value="0" calcext:value-type="float">
            <text:p>0</text:p>
          </table:table-cell>
          <table:table-cell table:number-columns-repeated="2" office:value-type="float" office:value="0.000818014144897461" calcext:value-type="float">
            <text:p>0.00081801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687188_0_184420435493184292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87]+[.F108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87]=[.G1087]+[.E1087]; 1; 0)" office:value-type="float" office:value="1" calcext:value-type="float">
            <text:p>1</text:p>
          </table:table-cell>
          <table:table-cell table:number-columns-repeated="2" office:value-type="float" office:value="0.0158579349517822" calcext:value-type="float">
            <text:p>0.0158579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922931_0_592448836135862864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88]+[.F108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88]=[.G1088]+[.E1088]; 1; 0)" office:value-type="float" office:value="1" calcext:value-type="float">
            <text:p>1</text:p>
          </table:table-cell>
          <table:table-cell table:number-columns-repeated="2" office:value-type="float" office:value="0.0021820068359375" calcext:value-type="float">
            <text:p>0.00218200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921076_2_448098061146838485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89]+[.F108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89]=[.G1089]+[.E1089]; 1; 0)" office:value-type="float" office:value="1" calcext:value-type="float">
            <text:p>1</text:p>
          </table:table-cell>
          <table:table-cell table:number-columns-repeated="2" office:value-type="float" office:value="0.00463485717773438" calcext:value-type="float">
            <text:p>0.00463485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354979_21_60748743384519784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90]+[.F109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90]=[.G1090]+[.E1090]; 1; 0)" office:value-type="float" office:value="1" calcext:value-type="float">
            <text:p>1</text:p>
          </table:table-cell>
          <table:table-cell table:number-columns-repeated="2" office:value-type="float" office:value="0.00051116943359375" calcext:value-type="float">
            <text:p>0.00051116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50134_0_20589605223634218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91]+[.F109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91]=[.G1091]+[.E1091]; 1; 0)" office:value-type="float" office:value="1" calcext:value-type="float">
            <text:p>1</text:p>
          </table:table-cell>
          <table:table-cell table:number-columns-repeated="2" office:value-type="float" office:value="0.0012810230255127" calcext:value-type="float">
            <text:p>0.0012810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623493_0_695648443044854452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092]+[.F109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92]=[.G1092]+[.E1092]; 1; 0)" office:value-type="float" office:value="0" calcext:value-type="float">
            <text:p>0</text:p>
          </table:table-cell>
          <table:table-cell table:number-columns-repeated="2" office:value-type="float" office:value="0.00551891326904297" calcext:value-type="float">
            <text:p>0.00551891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93685_2_921787534109833679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93]+[.F109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93]=[.G1093]+[.E1093]; 1; 0)" office:value-type="float" office:value="1" calcext:value-type="float">
            <text:p>1</text:p>
          </table:table-cell>
          <table:table-cell table:number-columns-repeated="2" office:value-type="float" office:value="0.00272893905639648" calcext:value-type="float">
            <text:p>0.00272893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827625_1_268416689333037216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94]+[.F109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94]=[.G1094]+[.E1094]; 1; 0)" office:value-type="float" office:value="1" calcext:value-type="float">
            <text:p>1</text:p>
          </table:table-cell>
          <table:table-cell table:number-columns-repeated="2" office:value-type="float" office:value="0.00363302230834961" calcext:value-type="float">
            <text:p>0.00363302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083306_0_878960155969001940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95]+[.F109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95]=[.G1095]+[.E1095]; 1; 0)" office:value-type="float" office:value="1" calcext:value-type="float">
            <text:p>1</text:p>
          </table:table-cell>
          <table:table-cell table:number-columns-repeated="2" office:value-type="float" office:value="0.000439167022705078" calcext:value-type="float">
            <text:p>0.0004391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48048_0_187298169923776816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96]+[.F109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96]=[.G1096]+[.E1096]; 1; 0)" office:value-type="float" office:value="1" calcext:value-type="float">
            <text:p>1</text:p>
          </table:table-cell>
          <table:table-cell table:number-columns-repeated="2" office:value-type="float" office:value="0.00107097625732422" calcext:value-type="float">
            <text:p>0.00107097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150079_0_120998537564528699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urrency|http://dbpedia.org/property/currencyCod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097]+[.F109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97]=[.G1097]+[.E1097]; 1; 0)" office:value-type="float" office:value="0" calcext:value-type="float">
            <text:p>0</text:p>
          </table:table-cell>
          <table:table-cell table:number-columns-repeated="2" office:value-type="float" office:value="0.00264310836791992" calcext:value-type="float">
            <text:p>0.00264310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079336_1_31241459650382775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98]+[.F109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098]=[.G1098]+[.E1098]; 1; 0)" office:value-type="float" office:value="0" calcext:value-type="float">
            <text:p>0</text:p>
          </table:table-cell>
          <table:table-cell table:number-columns-repeated="2" office:value-type="float" office:value="0.00146293640136719" calcext:value-type="float">
            <text:p>0.0014629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96522_0_32790158587283019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099]+[.F109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099]=[.G1099]+[.E1099]; 1; 0)" office:value-type="float" office:value="1" calcext:value-type="float">
            <text:p>1</text:p>
          </table:table-cell>
          <table:table-cell table:number-columns-repeated="2" office:value-type="float" office:value="0.000515937805175781" calcext:value-type="float">
            <text:p>0.00051593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335243_0_88816902832822527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urrenc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100]+[.F110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00]=[.G1100]+[.E1100]; 1; 0)" office:value-type="float" office:value="0" calcext:value-type="float">
            <text:p>0</text:p>
          </table:table-cell>
          <table:table-cell table:number-columns-repeated="2" office:value-type="float" office:value="0.00274801254272461" calcext:value-type="float">
            <text:p>0.00274801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241842_0_334787940556659256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01]+[.F110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01]=[.G1101]+[.E1101]; 1; 0)" office:value-type="float" office:value="1" calcext:value-type="float">
            <text:p>1</text:p>
          </table:table-cell>
          <table:table-cell table:number-columns-repeated="2" office:value-type="float" office:value="0.000492095947265625" calcext:value-type="float">
            <text:p>0.00049209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208433_0_368413680746822633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02]+[.F110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02]=[.G1102]+[.E1102]; 1; 0)" office:value-type="float" office:value="1" calcext:value-type="float">
            <text:p>1</text:p>
          </table:table-cell>
          <table:table-cell table:number-columns-repeated="2" office:value-type="float" office:value="0.00113606452941895" calcext:value-type="float">
            <text:p>0.00113606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097235_0_889643347016260871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03]+[.F110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03]=[.G1103]+[.E1103]; 1; 0)" office:value-type="float" office:value="1" calcext:value-type="float">
            <text:p>1</text:p>
          </table:table-cell>
          <table:table-cell table:number-columns-repeated="2" office:value-type="float" office:value="0.000869035720825195" calcext:value-type="float">
            <text:p>0.00086903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344442_0_87101835492395273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104]+[.F110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04]=[.G1104]+[.E1104]; 1; 0)" office:value-type="float" office:value="0" calcext:value-type="float">
            <text:p>0</text:p>
          </table:table-cell>
          <table:table-cell table:number-columns-repeated="2" office:value-type="float" office:value="0.00699496269226074" calcext:value-type="float">
            <text:p>0.00699496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49304_0_257305077033210188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05]+[.F110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05]=[.G1105]+[.E1105]; 1; 0)" office:value-type="float" office:value="1" calcext:value-type="float">
            <text:p>1</text:p>
          </table:table-cell>
          <table:table-cell table:number-columns-repeated="2" office:value-type="float" office:value="0.00109505653381348" calcext:value-type="float">
            <text:p>0.00109505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721177_14_805496352764174025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06]+[.F110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06]=[.G1106]+[.E1106]; 1; 0)" office:value-type="float" office:value="1" calcext:value-type="float">
            <text:p>1</text:p>
          </table:table-cell>
          <table:table-cell table:number-columns-repeated="2" office:value-type="float" office:value="0.00070500373840332" calcext:value-type="float">
            <text:p>0.00070500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409500_0_728630807963225997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107]+[.F1107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107]=[.G1107]+[.E1107]; 1; 0)" office:value-type="float" office:value="1" calcext:value-type="float">
            <text:p>1</text:p>
          </table:table-cell>
          <table:table-cell table:number-columns-repeated="2" office:value-type="float" office:value="0.00335502624511719" calcext:value-type="float">
            <text:p>0.00335502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288060_1_43638823050770426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108]+[.F110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08]=[.G1108]+[.E1108]; 1; 0)" office:value-type="float" office:value="0" calcext:value-type="float">
            <text:p>0</text:p>
          </table:table-cell>
          <table:table-cell table:number-columns-repeated="2" office:value-type="float" office:value="0.000300168991088867" calcext:value-type="float">
            <text:p>0.0003001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463338_0_317484452052664431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09]+[.F110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09]=[.G1109]+[.E1109]; 1; 0)" office:value-type="float" office:value="1" calcext:value-type="float">
            <text:p>1</text:p>
          </table:table-cell>
          <table:table-cell table:number-columns-repeated="2" office:value-type="float" office:value="0.000854015350341797" calcext:value-type="float">
            <text:p>0.00085401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52871_0_309419238354645041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location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10]+[.F111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10]=[.G1110]+[.E1110]; 1; 0)" office:value-type="float" office:value="1" calcext:value-type="float">
            <text:p>1</text:p>
          </table:table-cell>
          <table:table-cell table:number-columns-repeated="2" office:value-type="float" office:value="0.00120401382446289" calcext:value-type="float">
            <text:p>0.00120401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224555_0_371392272277838581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111]+[.F111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11]=[.G1111]+[.E1111]; 1; 0)" office:value-type="float" office:value="0" calcext:value-type="float">
            <text:p>0</text:p>
          </table:table-cell>
          <table:table-cell table:number-columns-repeated="2" office:value-type="float" office:value="0.00334000587463379" calcext:value-type="float">
            <text:p>0.00334000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940168_1_176107457336607133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12]+[.F111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12]=[.G1112]+[.E1112]; 1; 0)" office:value-type="float" office:value="1" calcext:value-type="float">
            <text:p>1</text:p>
          </table:table-cell>
          <table:table-cell table:number-columns-repeated="2" office:value-type="float" office:value="0.00241899490356445" calcext:value-type="float">
            <text:p>0.00241899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165713_1_887714481239158440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13]+[.F111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13]=[.G1113]+[.E1113]; 1; 0)" office:value-type="float" office:value="1" calcext:value-type="float">
            <text:p>1</text:p>
          </table:table-cell>
          <table:table-cell table:number-columns-repeated="2" office:value-type="float" office:value="0.000478029251098633" calcext:value-type="float">
            <text:p>0.0004780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616821_0_245861233328791409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114]+[.F111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14]=[.G1114]+[.E1114]; 1; 0)" office:value-type="float" office:value="0" calcext:value-type="float">
            <text:p>0</text:p>
          </table:table-cell>
          <table:table-cell table:number-columns-repeated="2" office:value-type="float" office:value="0.00233817100524902" calcext:value-type="float">
            <text:p>0.0023381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957212_0_919730249076782232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15]+[.F111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15]=[.G1115]+[.E1115]; 1; 0)" office:value-type="float" office:value="1" calcext:value-type="float">
            <text:p>1</text:p>
          </table:table-cell>
          <table:table-cell table:number-columns-repeated="2" office:value-type="float" office:value="0.000468015670776367" calcext:value-type="float">
            <text:p>0.00046801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9479_0_752529330043207806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16]+[.F111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16]=[.G1116]+[.E1116]; 1; 0)" office:value-type="float" office:value="1" calcext:value-type="float">
            <text:p>1</text:p>
          </table:table-cell>
          <table:table-cell table:number-columns-repeated="2" office:value-type="float" office:value="0.000880002975463867" calcext:value-type="float">
            <text:p>0.00088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986241_29_182014262656774902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17]+[.F111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17]=[.G1117]+[.E1117]; 1; 0)" office:value-type="float" office:value="1" calcext:value-type="float">
            <text:p>1</text:p>
          </table:table-cell>
          <table:table-cell table:number-columns-repeated="2" office:value-type="float" office:value="0.000479936599731445" calcext:value-type="float">
            <text:p>0.0004799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674644_0_229228553345590274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18]+[.F111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18]=[.G1118]+[.E1118]; 1; 0)" office:value-type="float" office:value="1" calcext:value-type="float">
            <text:p>1</text:p>
          </table:table-cell>
          <table:table-cell table:number-columns-repeated="2" office:value-type="float" office:value="0.000563859939575195" calcext:value-type="float">
            <text:p>0.00056385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959037_0_790766168424201448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119]+[.F111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19]=[.G1119]+[.E1119]; 1; 0)" office:value-type="float" office:value="0" calcext:value-type="float">
            <text:p>0</text:p>
          </table:table-cell>
          <table:table-cell table:number-columns-repeated="2" office:value-type="float" office:value="0.000715970993041992" calcext:value-type="float">
            <text:p>0.0007159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62676_0_685418673807411968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120]+[.F112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20]=[.G1120]+[.E1120]; 1; 0)" office:value-type="float" office:value="0" calcext:value-type="float">
            <text:p>0</text:p>
          </table:table-cell>
          <table:table-cell table:number-columns-repeated="2" office:value-type="float" office:value="0.00191211700439453" calcext:value-type="float">
            <text:p>0.0019121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495474_0_70788968786768445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21]+[.F112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21]=[.G1121]+[.E1121]; 1; 0)" office:value-type="float" office:value="1" calcext:value-type="float">
            <text:p>1</text:p>
          </table:table-cell>
          <table:table-cell table:number-columns-repeated="2" office:value-type="float" office:value="0.000473976135253906" calcext:value-type="float">
            <text:p>0.00047397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429981_1_447035333038219765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22]+[.F112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22]=[.G1122]+[.E1122]; 1; 0)" office:value-type="float" office:value="1" calcext:value-type="float">
            <text:p>1</text:p>
          </table:table-cell>
          <table:table-cell table:number-columns-repeated="2" office:value-type="float" office:value="0.000443935394287109" calcext:value-type="float">
            <text:p>0.00044393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26224_0_737537295171889496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23]+[.F112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23]=[.G1123]+[.E1123]; 1; 0)" office:value-type="float" office:value="1" calcext:value-type="float">
            <text:p>1</text:p>
          </table:table-cell>
          <table:table-cell table:number-columns-repeated="2" office:value-type="float" office:value="0.000919818878173828" calcext:value-type="float">
            <text:p>0.00091981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913011_1_28625297983652094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24]+[.F112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24]=[.G1124]+[.E1124]; 1; 0)" office:value-type="float" office:value="1" calcext:value-type="float">
            <text:p>1</text:p>
          </table:table-cell>
          <table:table-cell table:number-columns-repeated="2" office:value-type="float" office:value="0.000531911849975586" calcext:value-type="float">
            <text:p>0.0005319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461875_0_230426089164627876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25]+[.F112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25]=[.G1125]+[.E1125]; 1; 0)" office:value-type="float" office:value="1" calcext:value-type="float">
            <text:p>1</text:p>
          </table:table-cell>
          <table:table-cell table:number-columns-repeated="2" office:value-type="float" office:value="0.000444173812866211" calcext:value-type="float">
            <text:p>0.00044417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43628_0_479239350618859940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126]+[.F112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26]=[.G1126]+[.E1126]; 1; 0)" office:value-type="float" office:value="0" calcext:value-type="float">
            <text:p>0</text:p>
          </table:table-cell>
          <table:table-cell table:number-columns-repeated="2" office:value-type="float" office:value="0.000498056411743164" calcext:value-type="float">
            <text:p>0.00049805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894256_1_642549580454059524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27]+[.F112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27]=[.G1127]+[.E1127]; 1; 0)" office:value-type="float" office:value="1" calcext:value-type="float">
            <text:p>1</text:p>
          </table:table-cell>
          <table:table-cell table:number-columns-repeated="2" office:value-type="float" office:value="0.000314950942993164" calcext:value-type="float">
            <text:p>0.00031495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363138_2_898170772310163209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28]+[.F112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28]=[.G1128]+[.E1128]; 1; 0)" office:value-type="float" office:value="1" calcext:value-type="float">
            <text:p>1</text:p>
          </table:table-cell>
          <table:table-cell table:number-columns-repeated="2" office:value-type="float" office:value="0.000397920608520508" calcext:value-type="float">
            <text:p>0.00039792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823692_1_49405947831513857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129]+[.F112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29]=[.G1129]+[.E1129]; 1; 0)" office:value-type="float" office:value="0" calcext:value-type="float">
            <text:p>0</text:p>
          </table:table-cell>
          <table:table-cell table:number-columns-repeated="2" office:value-type="float" office:value="0.000310897827148437" calcext:value-type="float">
            <text:p>0.0003108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838868_0_161553325869136421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30]+[.F113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30]=[.G1130]+[.E1130]; 1; 0)" office:value-type="float" office:value="1" calcext:value-type="float">
            <text:p>1</text:p>
          </table:table-cell>
          <table:table-cell table:number-columns-repeated="2" office:value-type="float" office:value="0.019442081451416" calcext:value-type="float">
            <text:p>0.01944208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49482_0_244113224162852518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31]+[.F113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31]=[.G1131]+[.E1131]; 1; 0)" office:value-type="float" office:value="1" calcext:value-type="float">
            <text:p>1</text:p>
          </table:table-cell>
          <table:table-cell table:number-columns-repeated="2" office:value-type="float" office:value="0.00481295585632324" calcext:value-type="float">
            <text:p>0.00481295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677031_1_517639465660337533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32]+[.F113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32]=[.G1132]+[.E1132]; 1; 0)" office:value-type="float" office:value="1" calcext:value-type="float">
            <text:p>1</text:p>
          </table:table-cell>
          <table:table-cell table:number-columns-repeated="2" office:value-type="float" office:value="0.000319004058837891" calcext:value-type="float">
            <text:p>0.00031900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34506_0_830000094571328854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33]+[.F113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33]=[.G1133]+[.E1133]; 1; 0)" office:value-type="float" office:value="1" calcext:value-type="float">
            <text:p>1</text:p>
          </table:table-cell>
          <table:table-cell table:number-columns-repeated="2" office:value-type="float" office:value="0.000548839569091797" calcext:value-type="float">
            <text:p>0.00054883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979064_0_288646751675765342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34]+[.F113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34]=[.G1134]+[.E1134]; 1; 0)" office:value-type="float" office:value="1" calcext:value-type="float">
            <text:p>1</text:p>
          </table:table-cell>
          <table:table-cell table:number-columns-repeated="2" office:value-type="float" office:value="0.000689983367919922" calcext:value-type="float">
            <text:p>0.00068998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822293_0_660776276621703927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35]+[.F113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35]=[.G1135]+[.E1135]; 1; 0)" office:value-type="float" office:value="1" calcext:value-type="float">
            <text:p>1</text:p>
          </table:table-cell>
          <table:table-cell table:number-columns-repeated="2" office:value-type="float" office:value="0.00144290924072266" calcext:value-type="float">
            <text:p>0.00144290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504073_0_250289065099400238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36]+[.F113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36]=[.G1136]+[.E1136]; 1; 0)" office:value-type="float" office:value="1" calcext:value-type="float">
            <text:p>1</text:p>
          </table:table-cell>
          <table:table-cell table:number-columns-repeated="2" office:value-type="float" office:value="0.000180959701538086" calcext:value-type="float">
            <text:p>0.00018095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206774_0_381053888594246570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37]+[.F113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37]=[.G1137]+[.E1137]; 1; 0)" office:value-type="float" office:value="1" calcext:value-type="float">
            <text:p>1</text:p>
          </table:table-cell>
          <table:table-cell table:number-columns-repeated="2" office:value-type="float" office:value="0.000993967056274414" calcext:value-type="float">
            <text:p>0.00099396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541760_6_429395220994008412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38]+[.F113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38]=[.G1138]+[.E1138]; 1; 0)" office:value-type="float" office:value="1" calcext:value-type="float">
            <text:p>1</text:p>
          </table:table-cell>
          <table:table-cell table:number-columns-repeated="2" office:value-type="float" office:value="0.000855922698974609" calcext:value-type="float">
            <text:p>0.00085592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511064_0_219962450908257390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139]+[.F113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39]=[.G1139]+[.E1139]; 1; 0)" office:value-type="float" office:value="0" calcext:value-type="float">
            <text:p>0</text:p>
          </table:table-cell>
          <table:table-cell table:number-columns-repeated="2" office:value-type="float" office:value="0.00246095657348633" calcext:value-type="float">
            <text:p>0.00246095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76214_0_820018981403411117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40]+[.F114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40]=[.G1140]+[.E1140]; 1; 0)" office:value-type="float" office:value="1" calcext:value-type="float">
            <text:p>1</text:p>
          </table:table-cell>
          <table:table-cell table:number-columns-repeated="2" office:value-type="float" office:value="0.00173115730285645" calcext:value-type="float">
            <text:p>0.00173115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863425_0_10601163887605345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41]+[.F114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41]=[.G1141]+[.E1141]; 1; 0)" office:value-type="float" office:value="1" calcext:value-type="float">
            <text:p>1</text:p>
          </table:table-cell>
          <table:table-cell table:number-columns-repeated="2" office:value-type="float" office:value="0.000943899154663086" calcext:value-type="float">
            <text:p>0.0009438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747932_0_753245706774092005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142]+[.F114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42]=[.G1142]+[.E1142]; 1; 0)" office:value-type="float" office:value="0" calcext:value-type="float">
            <text:p>0</text:p>
          </table:table-cell>
          <table:table-cell table:number-columns-repeated="2" office:value-type="float" office:value="0.000993967056274414" calcext:value-type="float">
            <text:p>0.00099396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467613_0_365083664343110807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43]+[.F114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43]=[.G1143]+[.E1143]; 1; 0)" office:value-type="float" office:value="1" calcext:value-type="float">
            <text:p>1</text:p>
          </table:table-cell>
          <table:table-cell table:number-columns-repeated="2" office:value-type="float" office:value="0.000491142272949219" calcext:value-type="float">
            <text:p>0.00049114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127758_0_60748470357772813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literaryGenr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144]+[.F114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44]=[.G1144]+[.E1144]; 1; 0)" office:value-type="float" office:value="0" calcext:value-type="float">
            <text:p>0</text:p>
          </table:table-cell>
          <table:table-cell table:number-columns-repeated="2" office:value-type="float" office:value="0.00612115859985352" calcext:value-type="float">
            <text:p>0.00612115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817632_1_437055058764603306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45]+[.F114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45]=[.G1145]+[.E1145]; 1; 0)" office:value-type="float" office:value="1" calcext:value-type="float">
            <text:p>1</text:p>
          </table:table-cell>
          <table:table-cell table:number-columns-repeated="2" office:value-type="float" office:value="0.000909090042114258" calcext:value-type="float">
            <text:p>0.000909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211528_0_179294352027724701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46]+[.F114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46]=[.G1146]+[.E1146]; 1; 0)" office:value-type="float" office:value="1" calcext:value-type="float">
            <text:p>1</text:p>
          </table:table-cell>
          <table:table-cell table:number-columns-repeated="2" office:value-type="float" office:value="0.00148892402648926" calcext:value-type="float">
            <text:p>0.0014889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194422_1_117225609055273797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147]+[.F114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47]=[.G1147]+[.E1147]; 1; 0)" office:value-type="float" office:value="0" calcext:value-type="float">
            <text:p>0</text:p>
          </table:table-cell>
          <table:table-cell table:number-columns-repeated="2" office:value-type="float" office:value="0.000749111175537109" calcext:value-type="float">
            <text:p>0.0007491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381058_0_98470804739857886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148]+[.F114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48]=[.G1148]+[.E1148]; 1; 0)" office:value-type="float" office:value="0" calcext:value-type="float">
            <text:p>0</text:p>
          </table:table-cell>
          <table:table-cell table:number-columns-repeated="2" office:value-type="float" office:value="0.000464916229248047" calcext:value-type="float">
            <text:p>0.00046491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84514_0_911449533669321244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149]+[.F114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49]=[.G1149]+[.E1149]; 1; 0)" office:value-type="float" office:value="0" calcext:value-type="float">
            <text:p>0</text:p>
          </table:table-cell>
          <table:table-cell table:number-columns-repeated="2" office:value-type="float" office:value="0.000426054000854492" calcext:value-type="float">
            <text:p>0.0004260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94087_0_38329105670267230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50]+[.F115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50]=[.G1150]+[.E1150]; 1; 0)" office:value-type="float" office:value="1" calcext:value-type="float">
            <text:p>1</text:p>
          </table:table-cell>
          <table:table-cell table:number-columns-repeated="2" office:value-type="float" office:value="0.0024559497833252" calcext:value-type="float">
            <text:p>0.00245594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44826_0_232175136426805253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151]+[.F115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51]=[.G1151]+[.E1151]; 1; 0)" office:value-type="float" office:value="0" calcext:value-type="float">
            <text:p>0</text:p>
          </table:table-cell>
          <table:table-cell table:number-columns-repeated="2" office:value-type="float" office:value="0.00122499465942383" calcext:value-type="float">
            <text:p>0.00122499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702496_0_3901330521082959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152]+[.F115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52]=[.G1152]+[.E1152]; 1; 0)" office:value-type="float" office:value="0" calcext:value-type="float">
            <text:p>0</text:p>
          </table:table-cell>
          <table:table-cell table:number-columns-repeated="2" office:value-type="float" office:value="0.00195908546447754" calcext:value-type="float">
            <text:p>0.00195908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054043_1_1061454800796428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53]+[.F115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53]=[.G1153]+[.E1153]; 1; 0)" office:value-type="float" office:value="1" calcext:value-type="float">
            <text:p>1</text:p>
          </table:table-cell>
          <table:table-cell table:number-columns-repeated="2" office:value-type="float" office:value="0.00352787971496582" calcext:value-type="float">
            <text:p>0.00352787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922384_1_374933542769113489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54]+[.F115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54]=[.G1154]+[.E1154]; 1; 0)" office:value-type="float" office:value="1" calcext:value-type="float">
            <text:p>1</text:p>
          </table:table-cell>
          <table:table-cell table:number-columns-repeated="2" office:value-type="float" office:value="0.000487804412841797" calcext:value-type="float">
            <text:p>0.00048780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590313_0_181925942741450480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55]+[.F115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55]=[.G1155]+[.E1155]; 1; 0)" office:value-type="float" office:value="1" calcext:value-type="float">
            <text:p>1</text:p>
          </table:table-cell>
          <table:table-cell table:number-columns-repeated="2" office:value-type="float" office:value="0.000501871109008789" calcext:value-type="float">
            <text:p>0.00050187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87275_6_779365294284430356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156]+[.F115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56]=[.G1156]+[.E1156]; 1; 0)" office:value-type="float" office:value="0" calcext:value-type="float">
            <text:p>0</text:p>
          </table:table-cell>
          <table:table-cell table:number-columns-repeated="2" office:value-type="float" office:value="0.00397109985351562" calcext:value-type="float">
            <text:p>0.00397109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39703_0_622941650656582998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57]+[.F115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57]=[.G1157]+[.E1157]; 1; 0)" office:value-type="float" office:value="1" calcext:value-type="float">
            <text:p>1</text:p>
          </table:table-cell>
          <table:table-cell table:number-columns-repeated="2" office:value-type="float" office:value="0.000974893569946289" calcext:value-type="float">
            <text:p>0.0009748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038373_0_804091842740093033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58]+[.F115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58]=[.G1158]+[.E1158]; 1; 0)" office:value-type="float" office:value="1" calcext:value-type="float">
            <text:p>1</text:p>
          </table:table-cell>
          <table:table-cell table:number-columns-repeated="2" office:value-type="float" office:value="0.000808000564575195" calcext:value-type="float">
            <text:p>0.0008080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460905_0_519515047206085423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59]+[.F115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59]=[.G1159]+[.E1159]; 1; 0)" office:value-type="float" office:value="1" calcext:value-type="float">
            <text:p>1</text:p>
          </table:table-cell>
          <table:table-cell table:number-columns-repeated="2" office:value-type="float" office:value="0.00113010406494141" calcext:value-type="float">
            <text:p>0.00113010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405713_0_650145381042769903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60]+[.F116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60]=[.G1160]+[.E1160]; 1; 0)" office:value-type="float" office:value="1" calcext:value-type="float">
            <text:p>1</text:p>
          </table:table-cell>
          <table:table-cell table:number-columns-repeated="2" office:value-type="float" office:value="0.00308895111083984" calcext:value-type="float">
            <text:p>0.00308895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456557_0_376085348132270878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property/majorleag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161]+[.F116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61]=[.G1161]+[.E1161]; 1; 0)" office:value-type="float" office:value="0" calcext:value-type="float">
            <text:p>0</text:p>
          </table:table-cell>
          <table:table-cell table:number-columns-repeated="2" office:value-type="float" office:value="0.000380992889404297" calcext:value-type="float">
            <text:p>0.00038099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764999_0_66966796555004099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62]+[.F116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62]=[.G1162]+[.E1162]; 1; 0)" office:value-type="float" office:value="1" calcext:value-type="float">
            <text:p>1</text:p>
          </table:table-cell>
          <table:table-cell table:number-columns-repeated="2" office:value-type="float" office:value="0.00221991539001465" calcext:value-type="float">
            <text:p>0.00221991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019906_0_871493287718916640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63]+[.F116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63]=[.G1163]+[.E1163]; 1; 0)" office:value-type="float" office:value="1" calcext:value-type="float">
            <text:p>1</text:p>
          </table:table-cell>
          <table:table-cell table:number-columns-repeated="2" office:value-type="float" office:value="0.000424861907958984" calcext:value-type="float">
            <text:p>0.00042486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271141_0_21369378375514856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164]+[.F116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64]=[.G1164]+[.E1164]; 1; 0)" office:value-type="float" office:value="0" calcext:value-type="float">
            <text:p>0</text:p>
          </table:table-cell>
          <table:table-cell table:number-columns-repeated="2" office:value-type="float" office:value="0.0045928955078125" calcext:value-type="float">
            <text:p>0.00459289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9101_0_396992670038980158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65]+[.F116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65]=[.G1165]+[.E1165]; 1; 0)" office:value-type="float" office:value="1" calcext:value-type="float">
            <text:p>1</text:p>
          </table:table-cell>
          <table:table-cell table:number-columns-repeated="2" office:value-type="float" office:value="0.000334024429321289" calcext:value-type="float">
            <text:p>0.00033402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454929_15_127397126531829976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66]+[.F116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66]=[.G1166]+[.E1166]; 1; 0)" office:value-type="float" office:value="1" calcext:value-type="float">
            <text:p>1</text:p>
          </table:table-cell>
          <table:table-cell table:number-columns-repeated="2" office:value-type="float" office:value="0.000270843505859375" calcext:value-type="float">
            <text:p>0.00027084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943564_0_790079198996731219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67]+[.F116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67]=[.G1167]+[.E1167]; 1; 0)" office:value-type="float" office:value="1" calcext:value-type="float">
            <text:p>1</text:p>
          </table:table-cell>
          <table:table-cell table:number-columns-repeated="2" office:value-type="float" office:value="0.00043487548828125" calcext:value-type="float">
            <text:p>0.00043487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728607_0_394135004773866942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68]+[.F116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68]=[.G1168]+[.E1168]; 1; 0)" office:value-type="float" office:value="1" calcext:value-type="float">
            <text:p>1</text:p>
          </table:table-cell>
          <table:table-cell table:number-columns-repeated="2" office:value-type="float" office:value="0.00131988525390625" calcext:value-type="float">
            <text:p>0.00131988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577875_0_618503139852110758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69]+[.F116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69]=[.G1169]+[.E1169]; 1; 0)" office:value-type="float" office:value="1" calcext:value-type="float">
            <text:p>1</text:p>
          </table:table-cell>
          <table:table-cell table:number-columns-repeated="2" office:value-type="float" office:value="0.000426054000854492" calcext:value-type="float">
            <text:p>0.0004260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88006_0_812303613009000421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170]+[.F117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70]=[.G1170]+[.E1170]; 1; 0)" office:value-type="float" office:value="0" calcext:value-type="float">
            <text:p>0</text:p>
          </table:table-cell>
          <table:table-cell table:number-columns-repeated="2" office:value-type="float" office:value="0.0012209415435791" calcext:value-type="float">
            <text:p>0.00122094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40413_1_117941806618922145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71]+[.F117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71]=[.G1171]+[.E1171]; 1; 0)" office:value-type="float" office:value="1" calcext:value-type="float">
            <text:p>1</text:p>
          </table:table-cell>
          <table:table-cell table:number-columns-repeated="2" office:value-type="float" office:value="0.000307083129882812" calcext:value-type="float">
            <text:p>0.00030708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243333_0_394060012479041420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72]+[.F117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72]=[.G1172]+[.E1172]; 1; 0)" office:value-type="float" office:value="1" calcext:value-type="float">
            <text:p>1</text:p>
          </table:table-cell>
          <table:table-cell table:number-columns-repeated="2" office:value-type="float" office:value="0.0203020572662354" calcext:value-type="float">
            <text:p>0.02030205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97003_0_341108401361794260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73]+[.F117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73]=[.G1173]+[.E1173]; 1; 0)" office:value-type="float" office:value="1" calcext:value-type="float">
            <text:p>1</text:p>
          </table:table-cell>
          <table:table-cell table:number-columns-repeated="2" office:value-type="float" office:value="0.00161504745483398" calcext:value-type="float">
            <text:p>0.00161504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138813_2_299620989148735084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74]+[.F117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74]=[.G1174]+[.E1174]; 1; 0)" office:value-type="float" office:value="1" calcext:value-type="float">
            <text:p>1</text:p>
          </table:table-cell>
          <table:table-cell table:number-columns-repeated="2" office:value-type="float" office:value="0.00230789184570312" calcext:value-type="float">
            <text:p>0.00230789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555698_0_583947195053635803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1999/02/22-rdf-syntax-ns#type|http://www.w3.org/1999/02/22-rdf-syntax-ns#type|http://dbpedia.org/property/ima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G1175]+[.F117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75]=[.G1175]+[.E1175]; 1; 0)" office:value-type="float" office:value="1" calcext:value-type="float">
            <text:p>1</text:p>
          </table:table-cell>
          <table:table-cell table:number-columns-repeated="2" office:value-type="float" office:value="0.000989913940429688" calcext:value-type="float">
            <text:p>0.00098991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742782_2_494764516789447130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76]+[.F117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76]=[.G1176]+[.E1176]; 1; 0)" office:value-type="float" office:value="1" calcext:value-type="float">
            <text:p>1</text:p>
          </table:table-cell>
          <table:table-cell table:number-columns-repeated="2" office:value-type="float" office:value="0.00142979621887207" calcext:value-type="float">
            <text:p>0.00142979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572391_0_868489699978730427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177]+[.F117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77]=[.G1177]+[.E1177]; 1; 0)" office:value-type="float" office:value="0" calcext:value-type="float">
            <text:p>0</text:p>
          </table:table-cell>
          <table:table-cell table:number-columns-repeated="2" office:value-type="float" office:value="0.00113391876220703" calcext:value-type="float">
            <text:p>0.00113391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779923_4_183235097158569864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|http://dbpedia.org/ontology/abstract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G1178]+[.F117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78]=[.G1178]+[.E1178]; 1; 0)" office:value-type="float" office:value="0" calcext:value-type="float">
            <text:p>0</text:p>
          </table:table-cell>
          <table:table-cell table:number-columns-repeated="2" office:value-type="float" office:value="0.0020759105682373" calcext:value-type="float">
            <text:p>0.00207591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937282_0_816767721017329485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179]+[.F117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79]=[.G1179]+[.E1179]; 1; 0)" office:value-type="float" office:value="0" calcext:value-type="float">
            <text:p>0</text:p>
          </table:table-cell>
          <table:table-cell table:number-columns-repeated="2" office:value-type="float" office:value="0.000904083251953125" calcext:value-type="float">
            <text:p>0.00090408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491855_0_464398591447320585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80]+[.F118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80]=[.G1180]+[.E1180]; 1; 0)" office:value-type="float" office:value="1" calcext:value-type="float">
            <text:p>1</text:p>
          </table:table-cell>
          <table:table-cell table:number-columns-repeated="2" office:value-type="float" office:value="0.00130701065063477" calcext:value-type="float">
            <text:p>0.00130701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954408_0_71362326191711861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81]+[.F118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81]=[.G1181]+[.E1181]; 1; 0)" office:value-type="float" office:value="1" calcext:value-type="float">
            <text:p>1</text:p>
          </table:table-cell>
          <table:table-cell table:number-columns-repeated="2" office:value-type="float" office:value="0.00190401077270508" calcext:value-type="float">
            <text:p>0.00190401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292152_0_598797018510736508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82]+[.F118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82]=[.G1182]+[.E1182]; 1; 0)" office:value-type="float" office:value="1" calcext:value-type="float">
            <text:p>1</text:p>
          </table:table-cell>
          <table:table-cell table:number-columns-repeated="2" office:value-type="float" office:value="0.00103616714477539" calcext:value-type="float">
            <text:p>0.00103616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002157_37_880488210810002282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183]+[.F118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83]=[.G1183]+[.E1183]; 1; 0)" office:value-type="float" office:value="0" calcext:value-type="float">
            <text:p>0</text:p>
          </table:table-cell>
          <table:table-cell table:number-columns-repeated="2" office:value-type="float" office:value="0.000417947769165039" calcext:value-type="float">
            <text:p>0.00041794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626253_0_172251386378089564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84]+[.F118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84]=[.G1184]+[.E1184]; 1; 0)" office:value-type="float" office:value="1" calcext:value-type="float">
            <text:p>1</text:p>
          </table:table-cell>
          <table:table-cell table:number-columns-repeated="2" office:value-type="float" office:value="0.000278949737548828" calcext:value-type="float">
            <text:p>0.00027894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75172_1_102312639985669070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85]+[.F118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85]=[.G1185]+[.E1185]; 1; 0)" office:value-type="float" office:value="1" calcext:value-type="float">
            <text:p>1</text:p>
          </table:table-cell>
          <table:table-cell table:number-columns-repeated="2" office:value-type="float" office:value="0.000781059265136719" calcext:value-type="float">
            <text:p>0.00078105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329923_28_432646111653232561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86]+[.F118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86]=[.G1186]+[.E1186]; 1; 0)" office:value-type="float" office:value="1" calcext:value-type="float">
            <text:p>1</text:p>
          </table:table-cell>
          <table:table-cell table:number-columns-repeated="2" office:value-type="float" office:value="0.000446081161499023" calcext:value-type="float">
            <text:p>0.00044608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196673_0_545833002911029195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1187]+[.F118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87]=[.G1187]+[.E1187]; 1; 0)" office:value-type="float" office:value="1" calcext:value-type="float">
            <text:p>1</text:p>
          </table:table-cell>
          <table:table-cell table:number-columns-repeated="2" office:value-type="float" office:value="0.000419139862060547" calcext:value-type="float">
            <text:p>0.00041913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35883_32_8908076524287760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88]+[.F118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88]=[.G1188]+[.E1188]; 1; 0)" office:value-type="float" office:value="1" calcext:value-type="float">
            <text:p>1</text:p>
          </table:table-cell>
          <table:table-cell table:number-columns-repeated="2" office:value-type="float" office:value="0.000630855560302734" calcext:value-type="float">
            <text:p>0.00063085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553951_0_40776219445207165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origin|http://dbpedia.org/property/orig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189]+[.F118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89]=[.G1189]+[.E1189]; 1; 0)" office:value-type="float" office:value="0" calcext:value-type="float">
            <text:p>0</text:p>
          </table:table-cell>
          <table:table-cell table:number-columns-repeated="2" office:value-type="float" office:value="0.0134420394897461" calcext:value-type="float">
            <text:p>0.01344203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569820_0_176991938741420976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90]+[.F119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90]=[.G1190]+[.E1190]; 1; 0)" office:value-type="float" office:value="1" calcext:value-type="float">
            <text:p>1</text:p>
          </table:table-cell>
          <table:table-cell table:number-columns-repeated="2" office:value-type="float" office:value="0.000500917434692383" calcext:value-type="float">
            <text:p>0.00050091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81535_0_406623620786213597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91]+[.F119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91]=[.G1191]+[.E1191]; 1; 0)" office:value-type="float" office:value="1" calcext:value-type="float">
            <text:p>1</text:p>
          </table:table-cell>
          <table:table-cell table:number-columns-repeated="2" office:value-type="float" office:value="0.000300168991088867" calcext:value-type="float">
            <text:p>0.0003001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491474_0_886793401500193090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92]+[.F119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92]=[.G1192]+[.E1192]; 1; 0)" office:value-type="float" office:value="1" calcext:value-type="float">
            <text:p>1</text:p>
          </table:table-cell>
          <table:table-cell table:number-columns-repeated="2" office:value-type="float" office:value="0.000603914260864258" calcext:value-type="float">
            <text:p>0.00060391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801207_0_814483966847012304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193]+[.F119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93]=[.G1193]+[.E1193]; 1; 0)" office:value-type="float" office:value="0" calcext:value-type="float">
            <text:p>0</text:p>
          </table:table-cell>
          <table:table-cell table:number-columns-repeated="2" office:value-type="float" office:value="0.00277805328369141" calcext:value-type="float">
            <text:p>0.00277805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200458_0_513495304454514389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94]+[.F119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94]=[.G1194]+[.E1194]; 1; 0)" office:value-type="float" office:value="1" calcext:value-type="float">
            <text:p>1</text:p>
          </table:table-cell>
          <table:table-cell table:number-columns-repeated="2" office:value-type="float" office:value="0.000779867172241211" calcext:value-type="float">
            <text:p>0.0007798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504355_0_48145931289996407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95]+[.F119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95]=[.G1195]+[.E1195]; 1; 0)" office:value-type="float" office:value="1" calcext:value-type="float">
            <text:p>1</text:p>
          </table:table-cell>
          <table:table-cell table:number-columns-repeated="2" office:value-type="float" office:value="0.000458002090454102" calcext:value-type="float">
            <text:p>0.0004580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437973_0_529702191112533764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locationCountry|http://purl.org/voc/vrank#hasRank|http://www.w3.org/1999/02/22-rdf-syntax-ns#type|http://www.w3.org/2002/07/owl#sameAs|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G1196]+[.F119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96]=[.G1196]+[.E1196]; 1; 0)" office:value-type="float" office:value="0" calcext:value-type="float">
            <text:p>0</text:p>
          </table:table-cell>
          <table:table-cell table:number-columns-repeated="2" office:value-type="float" office:value="0.0028541088104248" calcext:value-type="float">
            <text:p>0.0028541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466715_0_391354717767170153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1999/02/22-rdf-syntax-ns#type|http://www.w3.org/1999/02/22-rdf-syntax-ns#type|http://dbpedia.org/property/capti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G1197]+[.F119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197]=[.G1197]+[.E1197]; 1; 0)" office:value-type="float" office:value="0" calcext:value-type="float">
            <text:p>0</text:p>
          </table:table-cell>
          <table:table-cell table:number-columns-repeated="2" office:value-type="float" office:value="0.00157499313354492" calcext:value-type="float">
            <text:p>0.00157499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373708_0_8786229971516919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purl.org/dc/terms/subje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198]+[.F1198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198]=[.G1198]+[.E1198]; 1; 0)" office:value-type="float" office:value="1" calcext:value-type="float">
            <text:p>1</text:p>
          </table:table-cell>
          <table:table-cell table:number-columns-repeated="2" office:value-type="float" office:value="0.00313997268676758" calcext:value-type="float">
            <text:p>0.00313997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584563_0_726122190507200236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199]+[.F119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199]=[.G1199]+[.E1199]; 1; 0)" office:value-type="float" office:value="1" calcext:value-type="float">
            <text:p>1</text:p>
          </table:table-cell>
          <table:table-cell table:number-columns-repeated="2" office:value-type="float" office:value="0.000489950180053711" calcext:value-type="float">
            <text:p>0.00048995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044288_0_903945690263745474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00]+[.F120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00]=[.G1200]+[.E1200]; 1; 0)" office:value-type="float" office:value="1" calcext:value-type="float">
            <text:p>1</text:p>
          </table:table-cell>
          <table:table-cell table:number-columns-repeated="2" office:value-type="float" office:value="0.00028681755065918" calcext:value-type="float">
            <text:p>0.0002868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064553_0_17473632534995417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PopulatedPlace/areaTot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201]+[.F120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01]=[.G1201]+[.E1201]; 1; 0)" office:value-type="float" office:value="0" calcext:value-type="float">
            <text:p>0</text:p>
          </table:table-cell>
          <table:table-cell table:number-columns-repeated="2" office:value-type="float" office:value="0.00193309783935547" calcext:value-type="float">
            <text:p>0.0019330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496573_0_565579743022769100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02]+[.F120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02]=[.G1202]+[.E1202]; 1; 0)" office:value-type="float" office:value="1" calcext:value-type="float">
            <text:p>1</text:p>
          </table:table-cell>
          <table:table-cell table:number-columns-repeated="2" office:value-type="float" office:value="0.00148105621337891" calcext:value-type="float">
            <text:p>0.00148105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143339_1_653380708402981996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03]+[.F120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03]=[.G1203]+[.E1203]; 1; 0)" office:value-type="float" office:value="1" calcext:value-type="float">
            <text:p>1</text:p>
          </table:table-cell>
          <table:table-cell table:number-columns-repeated="2" office:value-type="float" office:value="0.00049591064453125" calcext:value-type="float">
            <text:p>0.00049591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348776_2_853961572872240117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04]+[.F120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04]=[.G1204]+[.E1204]; 1; 0)" office:value-type="float" office:value="1" calcext:value-type="float">
            <text:p>1</text:p>
          </table:table-cell>
          <table:table-cell table:number-columns-repeated="2" office:value-type="float" office:value="0.0023348331451416" calcext:value-type="float">
            <text:p>0.00233483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270372_1_377460793888752056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1205]+[.F120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05]=[.G1205]+[.E1205]; 1; 0)" office:value-type="float" office:value="1" calcext:value-type="float">
            <text:p>1</text:p>
          </table:table-cell>
          <table:table-cell table:number-columns-repeated="2" office:value-type="float" office:value="0.000782012939453125" calcext:value-type="float">
            <text:p>0.00078201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480147_0_593294141371771914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206]+[.F1206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206]=[.G1206]+[.E1206]; 1; 0)" office:value-type="float" office:value="1" calcext:value-type="float">
            <text:p>1</text:p>
          </table:table-cell>
          <table:table-cell table:number-columns-repeated="2" office:value-type="float" office:value="0.00331020355224609" calcext:value-type="float">
            <text:p>0.00331020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253983_0_482634738866180358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07]+[.F120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07]=[.G1207]+[.E1207]; 1; 0)" office:value-type="float" office:value="1" calcext:value-type="float">
            <text:p>1</text:p>
          </table:table-cell>
          <table:table-cell table:number-columns-repeated="2" office:value-type="float" office:value="0.00238204002380371" calcext:value-type="float">
            <text:p>0.002382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405624_0_516468742212192644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08]+[.F120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08]=[.G1208]+[.E1208]; 1; 0)" office:value-type="float" office:value="1" calcext:value-type="float">
            <text:p>1</text:p>
          </table:table-cell>
          <table:table-cell table:number-columns-repeated="2" office:value-type="float" office:value="0.00239396095275879" calcext:value-type="float">
            <text:p>0.0023939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54070_3_852517176464434646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09]+[.F120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09]=[.G1209]+[.E1209]; 1; 0)" office:value-type="float" office:value="1" calcext:value-type="float">
            <text:p>1</text:p>
          </table:table-cell>
          <table:table-cell table:number-columns-repeated="2" office:value-type="float" office:value="0.00339388847351074" calcext:value-type="float">
            <text:p>0.00339388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94657_0_55916330560055961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10]+[.F121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10]=[.G1210]+[.E1210]; 1; 0)" office:value-type="float" office:value="1" calcext:value-type="float">
            <text:p>1</text:p>
          </table:table-cell>
          <table:table-cell table:number-columns-repeated="2" office:value-type="float" office:value="0.00417208671569824" calcext:value-type="float">
            <text:p>0.00417208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802185_0_584340768432721386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11]+[.F121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11]=[.G1211]+[.E1211]; 1; 0)" office:value-type="float" office:value="1" calcext:value-type="float">
            <text:p>1</text:p>
          </table:table-cell>
          <table:table-cell table:number-columns-repeated="2" office:value-type="float" office:value="0.00037384033203125" calcext:value-type="float">
            <text:p>0.00037384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151251_0_64267165471604521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12]+[.F121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12]=[.G1212]+[.E1212]; 1; 0)" office:value-type="float" office:value="1" calcext:value-type="float">
            <text:p>1</text:p>
          </table:table-cell>
          <table:table-cell table:number-columns-repeated="2" office:value-type="float" office:value="0.000583171844482422" calcext:value-type="float">
            <text:p>0.00058317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965004_6_48566221805599283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213]+[.F121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13]=[.G1213]+[.E1213]; 1; 0)" office:value-type="float" office:value="0" calcext:value-type="float">
            <text:p>0</text:p>
          </table:table-cell>
          <table:table-cell table:number-columns-repeated="2" office:value-type="float" office:value="0.00428485870361328" calcext:value-type="float">
            <text:p>0.00428485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747816_0_897596490593750892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14]+[.F121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14]=[.G1214]+[.E1214]; 1; 0)" office:value-type="float" office:value="1" calcext:value-type="float">
            <text:p>1</text:p>
          </table:table-cell>
          <table:table-cell table:number-columns-repeated="2" office:value-type="float" office:value="0.00228309631347656" calcext:value-type="float">
            <text:p>0.00228309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708223_0_147558590760382271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15]+[.F121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15]=[.G1215]+[.E1215]; 1; 0)" office:value-type="float" office:value="1" calcext:value-type="float">
            <text:p>1</text:p>
          </table:table-cell>
          <table:table-cell table:number-columns-repeated="2" office:value-type="float" office:value="0.00264310836791992" calcext:value-type="float">
            <text:p>0.00264310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788162_0_897416939663848497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16]+[.F121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16]=[.G1216]+[.E1216]; 1; 0)" office:value-type="float" office:value="1" calcext:value-type="float">
            <text:p>1</text:p>
          </table:table-cell>
          <table:table-cell table:number-columns-repeated="2" office:value-type="float" office:value="0.00311398506164551" calcext:value-type="float">
            <text:p>0.00311398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69328_0_58925601957657820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17]+[.F121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17]=[.G1217]+[.E1217]; 1; 0)" office:value-type="float" office:value="1" calcext:value-type="float">
            <text:p>1</text:p>
          </table:table-cell>
          <table:table-cell table:number-columns-repeated="2" office:value-type="float" office:value="0.0014650821685791" calcext:value-type="float">
            <text:p>0.00146508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679663_0_401383753873901908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18]+[.F121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18]=[.G1218]+[.E1218]; 1; 0)" office:value-type="float" office:value="1" calcext:value-type="float">
            <text:p>1</text:p>
          </table:table-cell>
          <table:table-cell table:number-columns-repeated="2" office:value-type="float" office:value="0.000280141830444336" calcext:value-type="float">
            <text:p>0.00028014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474256_0_96474765538757352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19]+[.F121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19]=[.G1219]+[.E1219]; 1; 0)" office:value-type="float" office:value="0" calcext:value-type="float">
            <text:p>0</text:p>
          </table:table-cell>
          <table:table-cell table:number-columns-repeated="2" office:value-type="float" office:value="0.00135397911071777" calcext:value-type="float">
            <text:p>0.00135397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60257_28_484273298892864660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20]+[.F122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20]=[.G1220]+[.E1220]; 1; 0)" office:value-type="float" office:value="1" calcext:value-type="float">
            <text:p>1</text:p>
          </table:table-cell>
          <table:table-cell table:number-columns-repeated="2" office:value-type="float" office:value="0.000543117523193359" calcext:value-type="float">
            <text:p>0.00054311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9567_3_8914442136923292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21]+[.F122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21]=[.G1221]+[.E1221]; 1; 0)" office:value-type="float" office:value="1" calcext:value-type="float">
            <text:p>1</text:p>
          </table:table-cell>
          <table:table-cell table:number-columns-repeated="2" office:value-type="float" office:value="0.000548124313354492" calcext:value-type="float">
            <text:p>0.00054812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255527_0_296146900808917243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22]+[.F122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22]=[.G1222]+[.E1222]; 1; 0)" office:value-type="float" office:value="0" calcext:value-type="float">
            <text:p>0</text:p>
          </table:table-cell>
          <table:table-cell table:number-columns-repeated="2" office:value-type="float" office:value="0.000661849975585938" calcext:value-type="float">
            <text:p>0.000661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660088_0_394866208128503108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birthPl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223]+[.F122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23]=[.G1223]+[.E1223]; 1; 0)" office:value-type="float" office:value="0" calcext:value-type="float">
            <text:p>0</text:p>
          </table:table-cell>
          <table:table-cell table:number-columns-repeated="2" office:value-type="float" office:value="0.00265908241271973" calcext:value-type="float">
            <text:p>0.0026590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214081_0_211697071753536319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24]+[.F122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24]=[.G1224]+[.E1224]; 1; 0)" office:value-type="float" office:value="1" calcext:value-type="float">
            <text:p>1</text:p>
          </table:table-cell>
          <table:table-cell table:number-columns-repeated="2" office:value-type="float" office:value="0.000333786010742187" calcext:value-type="float">
            <text:p>0.0003337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61753_0_60726713892586802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225]+[.F122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25]=[.G1225]+[.E1225]; 1; 0)" office:value-type="float" office:value="0" calcext:value-type="float">
            <text:p>0</text:p>
          </table:table-cell>
          <table:table-cell table:number-columns-repeated="2" office:value-type="float" office:value="0.00193095207214355" calcext:value-type="float">
            <text:p>0.00193095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300318_0_48757732581145130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26]+[.F122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26]=[.G1226]+[.E1226]; 1; 0)" office:value-type="float" office:value="1" calcext:value-type="float">
            <text:p>1</text:p>
          </table:table-cell>
          <table:table-cell table:number-columns-repeated="2" office:value-type="float" office:value="0.00113797187805176" calcext:value-type="float">
            <text:p>0.00113797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542937_130_431629244436023733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27]+[.F122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27]=[.G1227]+[.E1227]; 1; 0)" office:value-type="float" office:value="1" calcext:value-type="float">
            <text:p>1</text:p>
          </table:table-cell>
          <table:table-cell table:number-columns-repeated="2" office:value-type="float" office:value="0.00050806999206543" calcext:value-type="float">
            <text:p>0.000508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93685_3_275471605095191498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28]+[.F122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28]=[.G1228]+[.E1228]; 1; 0)" office:value-type="float" office:value="1" calcext:value-type="float">
            <text:p>1</text:p>
          </table:table-cell>
          <table:table-cell table:number-columns-repeated="2" office:value-type="float" office:value="0.00213885307312012" calcext:value-type="float">
            <text:p>0.0021388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417397_0_96887670587563422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229]+[.F122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29]=[.G1229]+[.E1229]; 1; 0)" office:value-type="float" office:value="0" calcext:value-type="float">
            <text:p>0</text:p>
          </table:table-cell>
          <table:table-cell table:number-columns-repeated="2" office:value-type="float" office:value="0.000924825668334961" calcext:value-type="float">
            <text:p>0.00092482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572391_0_709472187488555273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230]+[.F123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30]=[.G1230]+[.E1230]; 1; 0)" office:value-type="float" office:value="0" calcext:value-type="float">
            <text:p>0</text:p>
          </table:table-cell>
          <table:table-cell table:number-columns-repeated="2" office:value-type="float" office:value="0.00188493728637695" calcext:value-type="float">
            <text:p>0.00188493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040932_0_820721143839510700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31]+[.F123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31]=[.G1231]+[.E1231]; 1; 0)" office:value-type="float" office:value="1" calcext:value-type="float">
            <text:p>1</text:p>
          </table:table-cell>
          <table:table-cell table:number-columns-repeated="2" office:value-type="float" office:value="0.000325918197631836" calcext:value-type="float">
            <text:p>0.00032591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94085_0_104830058037022712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32]+[.F123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32]=[.G1232]+[.E1232]; 1; 0)" office:value-type="float" office:value="0" calcext:value-type="float">
            <text:p>0</text:p>
          </table:table-cell>
          <table:table-cell table:number-columns-repeated="2" office:value-type="float" office:value="0.0021669864654541" calcext:value-type="float">
            <text:p>0.00216698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690789_0_412336872742808942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33]+[.F123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33]=[.G1233]+[.E1233]; 1; 0)" office:value-type="float" office:value="1" calcext:value-type="float">
            <text:p>1</text:p>
          </table:table-cell>
          <table:table-cell table:number-columns-repeated="2" office:value-type="float" office:value="0.00442194938659668" calcext:value-type="float">
            <text:p>0.00442194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207766_0_579177834136892065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34]+[.F123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34]=[.G1234]+[.E1234]; 1; 0)" office:value-type="float" office:value="1" calcext:value-type="float">
            <text:p>1</text:p>
          </table:table-cell>
          <table:table-cell table:number-columns-repeated="2" office:value-type="float" office:value="0.000375032424926758" calcext:value-type="float">
            <text:p>0.00037503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325948_1_34679028262697270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35]+[.F123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35]=[.G1235]+[.E1235]; 1; 0)" office:value-type="float" office:value="1" calcext:value-type="float">
            <text:p>1</text:p>
          </table:table-cell>
          <table:table-cell table:number-columns-repeated="2" office:value-type="float" office:value="0.000264883041381836" calcext:value-type="float">
            <text:p>0.0002648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003444_21_88608820140159768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36]+[.F123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36]=[.G1236]+[.E1236]; 1; 0)" office:value-type="float" office:value="1" calcext:value-type="float">
            <text:p>1</text:p>
          </table:table-cell>
          <table:table-cell table:number-columns-repeated="2" office:value-type="float" office:value="0.000264167785644531" calcext:value-type="float">
            <text:p>0.00026416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39374_0_787724676150303809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37]+[.F123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37]=[.G1237]+[.E1237]; 1; 0)" office:value-type="float" office:value="1" calcext:value-type="float">
            <text:p>1</text:p>
          </table:table-cell>
          <table:table-cell table:number-columns-repeated="2" office:value-type="float" office:value="0.000472784042358398" calcext:value-type="float">
            <text:p>0.000472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235714_0_808449060254004137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38]+[.F123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38]=[.G1238]+[.E1238]; 1; 0)" office:value-type="float" office:value="0" calcext:value-type="float">
            <text:p>0</text:p>
          </table:table-cell>
          <table:table-cell table:number-columns-repeated="2" office:value-type="float" office:value="0.00149798393249512" calcext:value-type="float">
            <text:p>0.00149798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604422_0_853354798295719139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39]+[.F123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39]=[.G1239]+[.E1239]; 1; 0)" office:value-type="float" office:value="1" calcext:value-type="float">
            <text:p>1</text:p>
          </table:table-cell>
          <table:table-cell table:number-columns-repeated="2" office:value-type="float" office:value="0.00104284286499023" calcext:value-type="float">
            <text:p>0.00104284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368626_0_197925297299205722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40]+[.F124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40]=[.G1240]+[.E1240]; 1; 0)" office:value-type="float" office:value="1" calcext:value-type="float">
            <text:p>1</text:p>
          </table:table-cell>
          <table:table-cell table:number-columns-repeated="2" office:value-type="float" office:value="0.000300884246826172" calcext:value-type="float">
            <text:p>0.00030088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259640_0_46749920033479252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41]+[.F124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41]=[.G1241]+[.E1241]; 1; 0)" office:value-type="float" office:value="1" calcext:value-type="float">
            <text:p>1</text:p>
          </table:table-cell>
          <table:table-cell table:number-columns-repeated="2" office:value-type="float" office:value="0.000279903411865234" calcext:value-type="float">
            <text:p>0.00027990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353875_0_487623430479706428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42]+[.F124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42]=[.G1242]+[.E1242]; 1; 0)" office:value-type="float" office:value="0" calcext:value-type="float">
            <text:p>0</text:p>
          </table:table-cell>
          <table:table-cell table:number-columns-repeated="2" office:value-type="float" office:value="0.000663995742797852" calcext:value-type="float">
            <text:p>0.00066399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432419_176_664549452522469382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43]+[.F124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43]=[.G1243]+[.E1243]; 1; 0)" office:value-type="float" office:value="1" calcext:value-type="float">
            <text:p>1</text:p>
          </table:table-cell>
          <table:table-cell table:number-columns-repeated="2" office:value-type="float" office:value="0.00036311149597168" calcext:value-type="float">
            <text:p>0.00036311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05185_0_8176588782163230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44]+[.F124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44]=[.G1244]+[.E1244]; 1; 0)" office:value-type="float" office:value="1" calcext:value-type="float">
            <text:p>1</text:p>
          </table:table-cell>
          <table:table-cell table:number-columns-repeated="2" office:value-type="float" office:value="0.00119209289550781" calcext:value-type="float">
            <text:p>0.00119209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467247_0_184855729955137230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45]+[.F124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45]=[.G1245]+[.E1245]; 1; 0)" office:value-type="float" office:value="1" calcext:value-type="float">
            <text:p>1</text:p>
          </table:table-cell>
          <table:table-cell table:number-columns-repeated="2" office:value-type="float" office:value="0.000958919525146484" calcext:value-type="float">
            <text:p>0.00095891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340077_0_762303347398675901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46]+[.F124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46]=[.G1246]+[.E1246]; 1; 0)" office:value-type="float" office:value="0" calcext:value-type="float">
            <text:p>0</text:p>
          </table:table-cell>
          <table:table-cell table:number-columns-repeated="2" office:value-type="float" office:value="0.00184392929077148" calcext:value-type="float">
            <text:p>0.0018439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404401_0_273381117212631414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47]+[.F124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47]=[.G1247]+[.E1247]; 1; 0)" office:value-type="float" office:value="1" calcext:value-type="float">
            <text:p>1</text:p>
          </table:table-cell>
          <table:table-cell table:number-columns-repeated="2" office:value-type="float" office:value="0.000492095947265625" calcext:value-type="float">
            <text:p>0.00049209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484702_1_376096697987931307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48]+[.F124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48]=[.G1248]+[.E1248]; 1; 0)" office:value-type="float" office:value="1" calcext:value-type="float">
            <text:p>1</text:p>
          </table:table-cell>
          <table:table-cell table:number-columns-repeated="2" office:value-type="float" office:value="0.000306129455566406" calcext:value-type="float">
            <text:p>0.00030612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645635_6_501211238071663160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249]+[.F124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49]=[.G1249]+[.E1249]; 1; 0)" office:value-type="float" office:value="0" calcext:value-type="float">
            <text:p>0</text:p>
          </table:table-cell>
          <table:table-cell table:number-columns-repeated="2" office:value-type="float" office:value="0.00401806831359863" calcext:value-type="float">
            <text:p>0.00401806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650283_0_593757651784945228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50]+[.F125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50]=[.G1250]+[.E1250]; 1; 0)" office:value-type="float" office:value="0" calcext:value-type="float">
            <text:p>0</text:p>
          </table:table-cell>
          <table:table-cell table:number-columns-repeated="2" office:value-type="float" office:value="0.00402712821960449" calcext:value-type="float">
            <text:p>0.00402712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640702_2_551535413851698417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51]+[.F125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51]=[.G1251]+[.E1251]; 1; 0)" office:value-type="float" office:value="1" calcext:value-type="float">
            <text:p>1</text:p>
          </table:table-cell>
          <table:table-cell table:number-columns-repeated="2" office:value-type="float" office:value="0.00188398361206055" calcext:value-type="float">
            <text:p>0.00188398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289907_4_593364951008930000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52]+[.F125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52]=[.G1252]+[.E1252]; 1; 0)" office:value-type="float" office:value="0" calcext:value-type="float">
            <text:p>0</text:p>
          </table:table-cell>
          <table:table-cell table:number-columns-repeated="2" office:value-type="float" office:value="0.000871896743774414" calcext:value-type="float">
            <text:p>0.00087189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270082_0_44436081894141158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53]+[.F125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53]=[.G1253]+[.E1253]; 1; 0)" office:value-type="float" office:value="0" calcext:value-type="float">
            <text:p>0</text:p>
          </table:table-cell>
          <table:table-cell table:number-columns-repeated="2" office:value-type="float" office:value="0.000996112823486328" calcext:value-type="float">
            <text:p>0.0009961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542937_76_514827992034535138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54]+[.F125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54]=[.G1254]+[.E1254]; 1; 0)" office:value-type="float" office:value="1" calcext:value-type="float">
            <text:p>1</text:p>
          </table:table-cell>
          <table:table-cell table:number-columns-repeated="2" office:value-type="float" office:value="0.000885963439941406" calcext:value-type="float">
            <text:p>0.00088596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332866_0_69346437319959651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55]+[.F125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55]=[.G1255]+[.E1255]; 1; 0)" office:value-type="float" office:value="1" calcext:value-type="float">
            <text:p>1</text:p>
          </table:table-cell>
          <table:table-cell table:number-columns-repeated="2" office:value-type="float" office:value="0.000683069229125977" calcext:value-type="float">
            <text:p>0.00068306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965290_0_905281660239790272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56]+[.F125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56]=[.G1256]+[.E1256]; 1; 0)" office:value-type="float" office:value="1" calcext:value-type="float">
            <text:p>1</text:p>
          </table:table-cell>
          <table:table-cell table:number-columns-repeated="2" office:value-type="float" office:value="0.000497102737426758" calcext:value-type="float">
            <text:p>0.00049710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456957_1_583287007517319997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57]+[.F125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57]=[.G1257]+[.E1257]; 1; 0)" office:value-type="float" office:value="0" calcext:value-type="float">
            <text:p>0</text:p>
          </table:table-cell>
          <table:table-cell table:number-columns-repeated="2" office:value-type="float" office:value="0.000790119171142578" calcext:value-type="float">
            <text:p>0.0007901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669801_0_909302162879852281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58]+[.F125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58]=[.G1258]+[.E1258]; 1; 0)" office:value-type="float" office:value="1" calcext:value-type="float">
            <text:p>1</text:p>
          </table:table-cell>
          <table:table-cell table:number-columns-repeated="2" office:value-type="float" office:value="0.00070500373840332" calcext:value-type="float">
            <text:p>0.00070500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523363_0_81802143130995805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59]+[.F125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59]=[.G1259]+[.E1259]; 1; 0)" office:value-type="float" office:value="0" calcext:value-type="float">
            <text:p>0</text:p>
          </table:table-cell>
          <table:table-cell table:number-columns-repeated="2" office:value-type="float" office:value="0.000702857971191406" calcext:value-type="float">
            <text:p>0.0007028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927018_0_168716755783012866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60]+[.F126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60]=[.G1260]+[.E1260]; 1; 0)" office:value-type="float" office:value="1" calcext:value-type="float">
            <text:p>1</text:p>
          </table:table-cell>
          <table:table-cell table:number-columns-repeated="2" office:value-type="float" office:value="0.000915765762329102" calcext:value-type="float">
            <text:p>0.00091576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425165_0_4033457063069198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61]+[.F126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61]=[.G1261]+[.E1261]; 1; 0)" office:value-type="float" office:value="1" calcext:value-type="float">
            <text:p>1</text:p>
          </table:table-cell>
          <table:table-cell table:number-columns-repeated="2" office:value-type="float" office:value="0.000304937362670898" calcext:value-type="float">
            <text:p>0.00030493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948573_1_337702733370177137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62]+[.F126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62]=[.G1262]+[.E1262]; 1; 0)" office:value-type="float" office:value="1" calcext:value-type="float">
            <text:p>1</text:p>
          </table:table-cell>
          <table:table-cell table:number-columns-repeated="2" office:value-type="float" office:value="0.000310897827148437" calcext:value-type="float">
            <text:p>0.0003108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881946_0_11051304268984573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63]+[.F126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63]=[.G1263]+[.E1263]; 1; 0)" office:value-type="float" office:value="0" calcext:value-type="float">
            <text:p>0</text:p>
          </table:table-cell>
          <table:table-cell table:number-columns-repeated="2" office:value-type="float" office:value="0.00232291221618652" calcext:value-type="float">
            <text:p>0.00232291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542937_104_806557885472262890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64]+[.F126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64]=[.G1264]+[.E1264]; 1; 0)" office:value-type="float" office:value="1" calcext:value-type="float">
            <text:p>1</text:p>
          </table:table-cell>
          <table:table-cell table:number-columns-repeated="2" office:value-type="float" office:value="0.000560998916625977" calcext:value-type="float">
            <text:p>0.00056099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102102_2_2145984467295468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65]+[.F126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65]=[.G1265]+[.E1265]; 1; 0)" office:value-type="float" office:value="1" calcext:value-type="float">
            <text:p>1</text:p>
          </table:table-cell>
          <table:table-cell table:number-columns-repeated="2" office:value-type="float" office:value="0.0309309959411621" calcext:value-type="float">
            <text:p>0.03093099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621518_0_919417969852917270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xmlns.com/foaf/0.1/primaryTopi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266]+[.F126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66]=[.G1266]+[.E1266]; 1; 0)" office:value-type="float" office:value="0" calcext:value-type="float">
            <text:p>0</text:p>
          </table:table-cell>
          <table:table-cell table:number-columns-repeated="2" office:value-type="float" office:value="0.00394988059997559" calcext:value-type="float">
            <text:p>0.00394988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22143_0_134547671161756971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67]+[.F126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67]=[.G1267]+[.E1267]; 1; 0)" office:value-type="float" office:value="1" calcext:value-type="float">
            <text:p>1</text:p>
          </table:table-cell>
          <table:table-cell table:number-columns-repeated="2" office:value-type="float" office:value="0.000451087951660156" calcext:value-type="float">
            <text:p>0.000451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424211_0_707392618426040157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68]+[.F126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68]=[.G1268]+[.E1268]; 1; 0)" office:value-type="float" office:value="1" calcext:value-type="float">
            <text:p>1</text:p>
          </table:table-cell>
          <table:table-cell table:number-columns-repeated="2" office:value-type="float" office:value="0.000535011291503906" calcext:value-type="float">
            <text:p>0.0005350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829588_0_88760831033355618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69]+[.F126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69]=[.G1269]+[.E1269]; 1; 0)" office:value-type="float" office:value="1" calcext:value-type="float">
            <text:p>1</text:p>
          </table:table-cell>
          <table:table-cell table:number-columns-repeated="2" office:value-type="float" office:value="0.000518083572387695" calcext:value-type="float">
            <text:p>0.00051808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1231_0_310573535930325582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70]+[.F127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70]=[.G1270]+[.E1270]; 1; 0)" office:value-type="float" office:value="1" calcext:value-type="float">
            <text:p>1</text:p>
          </table:table-cell>
          <table:table-cell table:number-columns-repeated="2" office:value-type="float" office:value="0.000851869583129883" calcext:value-type="float">
            <text:p>0.0008518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81772_0_897890962468820768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71]+[.F127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71]=[.G1271]+[.E1271]; 1; 0)" office:value-type="float" office:value="0" calcext:value-type="float">
            <text:p>0</text:p>
          </table:table-cell>
          <table:table-cell table:number-columns-repeated="2" office:value-type="float" office:value="0.000247955322265625" calcext:value-type="float">
            <text:p>0.00024795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71612_0_498321804491985844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72]+[.F127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72]=[.G1272]+[.E1272]; 1; 0)" office:value-type="float" office:value="0" calcext:value-type="float">
            <text:p>0</text:p>
          </table:table-cell>
          <table:table-cell table:number-columns-repeated="2" office:value-type="float" office:value="0.000777959823608398" calcext:value-type="float">
            <text:p>0.00077795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014415_1_644816012869004544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73]+[.F127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73]=[.G1273]+[.E1273]; 1; 0)" office:value-type="float" office:value="1" calcext:value-type="float">
            <text:p>1</text:p>
          </table:table-cell>
          <table:table-cell table:number-columns-repeated="2" office:value-type="float" office:value="0.00173807144165039" calcext:value-type="float">
            <text:p>0.00173807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866405_0_239660430483719838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74]+[.F127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74]=[.G1274]+[.E1274]; 1; 0)" office:value-type="float" office:value="1" calcext:value-type="float">
            <text:p>1</text:p>
          </table:table-cell>
          <table:table-cell table:number-columns-repeated="2" office:value-type="float" office:value="0.00061798095703125" calcext:value-type="float">
            <text:p>0.0006179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28531_0_504071930458266344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75]+[.F127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75]=[.G1275]+[.E1275]; 1; 0)" office:value-type="float" office:value="1" calcext:value-type="float">
            <text:p>1</text:p>
          </table:table-cell>
          <table:table-cell table:number-columns-repeated="2" office:value-type="float" office:value="0.00037693977355957" calcext:value-type="float">
            <text:p>0.00037693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759613_0_883261721637344382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76]+[.F127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76]=[.G1276]+[.E1276]; 1; 0)" office:value-type="float" office:value="1" calcext:value-type="float">
            <text:p>1</text:p>
          </table:table-cell>
          <table:table-cell table:number-columns-repeated="2" office:value-type="float" office:value="0.00222992897033691" calcext:value-type="float">
            <text:p>0.0022299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661549_1_403382675548116353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277]+[.F1277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277]=[.G1277]+[.E1277]; 1; 0)" office:value-type="float" office:value="1" calcext:value-type="float">
            <text:p>1</text:p>
          </table:table-cell>
          <table:table-cell table:number-columns-repeated="2" office:value-type="float" office:value="0.00595903396606445" calcext:value-type="float">
            <text:p>0.0059590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481863_0_639107804562745189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1999/02/22-rdf-syntax-ns#type|http://www.w3.org/1999/02/22-rdf-syntax-ns#type|http://dbpedia.org/ontology/abstract|http://www.w3.org/1999/02/22-rdf-syntax-ns#type|http://www.w3.org/1999/02/22-rdf-syntax-ns#type|http://dbpedia.org/ontology/abstract|http://www.w3.org/1999/02/22-rdf-syntax-ns#type|http://www.w3.org/ns/prov#wasDerivedFrom|http://www.w3.org/1999/02/22-rdf-syntax-ns#type|http://www.w3.org/1999/02/22-rdf-syntax-ns#type|http://www.w3.org/1999/02/22-rdf-syntax-ns#type|http://www.w3.org/1999/02/22-rdf-syntax-ns#type|http://dbpedia.org/ontology/abstract|http://www.w3.org/2002/07/owl#sameAs|http://dbpedia.org/ontology/abstract|http://www.w3.org/1999/02/22-rdf-syntax-ns#type|http://www.w3.org/1999/02/22-rdf-syntax-ns#type|http://www.w3.org/1999/02/22-rdf-syntax-ns#type|http://www.w3.org/1999/02/22-rdf-syntax-ns#type|http://www.w3.org/1999/02/22-rdf-syntax-ns#typ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G1278]+[.F127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78]=[.G1278]+[.E1278]; 1; 0)" office:value-type="float" office:value="1" calcext:value-type="float">
            <text:p>1</text:p>
          </table:table-cell>
          <table:table-cell table:number-columns-repeated="2" office:value-type="float" office:value="0.00574994087219238" calcext:value-type="float">
            <text:p>0.00574994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97876_2_696636617201567680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79]+[.F127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79]=[.G1279]+[.E1279]; 1; 0)" office:value-type="float" office:value="0" calcext:value-type="float">
            <text:p>0</text:p>
          </table:table-cell>
          <table:table-cell table:number-columns-repeated="2" office:value-type="float" office:value="0.000644922256469727" calcext:value-type="float">
            <text:p>0.00064492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67189_0_397326007956228651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80]+[.F128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80]=[.G1280]+[.E1280]; 1; 0)" office:value-type="float" office:value="1" calcext:value-type="float">
            <text:p>1</text:p>
          </table:table-cell>
          <table:table-cell table:number-columns-repeated="2" office:value-type="float" office:value="0.000576972961425781" calcext:value-type="float">
            <text:p>0.0005769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136091_0_28802335268242026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81]+[.F128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81]=[.G1281]+[.E1281]; 1; 0)" office:value-type="float" office:value="1" calcext:value-type="float">
            <text:p>1</text:p>
          </table:table-cell>
          <table:table-cell table:number-columns-repeated="2" office:value-type="float" office:value="0.00116300582885742" calcext:value-type="float">
            <text:p>0.00116300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822652_0_576789231785857553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82]+[.F128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82]=[.G1282]+[.E1282]; 1; 0)" office:value-type="float" office:value="0" calcext:value-type="float">
            <text:p>0</text:p>
          </table:table-cell>
          <table:table-cell table:number-columns-repeated="2" office:value-type="float" office:value="0.00152111053466797" calcext:value-type="float">
            <text:p>0.00152111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327266_0_655774535771567834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283]+[.F128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83]=[.G1283]+[.E1283]; 1; 0)" office:value-type="float" office:value="0" calcext:value-type="float">
            <text:p>0</text:p>
          </table:table-cell>
          <table:table-cell table:number-columns-repeated="2" office:value-type="float" office:value="0.00528907775878906" calcext:value-type="float">
            <text:p>0.00528907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376332_0_814519711060127372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84]+[.F128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84]=[.G1284]+[.E1284]; 1; 0)" office:value-type="float" office:value="0" calcext:value-type="float">
            <text:p>0</text:p>
          </table:table-cell>
          <table:table-cell table:number-columns-repeated="2" office:value-type="float" office:value="0.000661849975585938" calcext:value-type="float">
            <text:p>0.000661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67747_0_627326712717629599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85]+[.F128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85]=[.G1285]+[.E1285]; 1; 0)" office:value-type="float" office:value="1" calcext:value-type="float">
            <text:p>1</text:p>
          </table:table-cell>
          <table:table-cell table:number-columns-repeated="2" office:value-type="float" office:value="0.000807046890258789" calcext:value-type="float">
            <text:p>0.00080704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022052_0_546836757976723147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86]+[.F128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86]=[.G1286]+[.E1286]; 1; 0)" office:value-type="float" office:value="1" calcext:value-type="float">
            <text:p>1</text:p>
          </table:table-cell>
          <table:table-cell table:number-columns-repeated="2" office:value-type="float" office:value="0.000563144683837891" calcext:value-type="float">
            <text:p>0.00056314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30204_2_10162180067203184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87]+[.F128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87]=[.G1287]+[.E1287]; 1; 0)" office:value-type="float" office:value="1" calcext:value-type="float">
            <text:p>1</text:p>
          </table:table-cell>
          <table:table-cell table:number-columns-repeated="2" office:value-type="float" office:value="0.000297069549560547" calcext:value-type="float">
            <text:p>0.00029706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814359_6_723713819326823456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288]+[.F128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88]=[.G1288]+[.E1288]; 1; 0)" office:value-type="float" office:value="0" calcext:value-type="float">
            <text:p>0</text:p>
          </table:table-cell>
          <table:table-cell table:number-columns-repeated="2" office:value-type="float" office:value="0.00397610664367676" calcext:value-type="float">
            <text:p>0.00397610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540521_5_711311110645491141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89]+[.F128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89]=[.G1289]+[.E1289]; 1; 0)" office:value-type="float" office:value="1" calcext:value-type="float">
            <text:p>1</text:p>
          </table:table-cell>
          <table:table-cell table:number-columns-repeated="2" office:value-type="float" office:value="0.000750064849853516" calcext:value-type="float">
            <text:p>0.0007500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207889_198_205889947183264728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90]+[.F129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90]=[.G1290]+[.E1290]; 1; 0)" office:value-type="float" office:value="1" calcext:value-type="float">
            <text:p>1</text:p>
          </table:table-cell>
          <table:table-cell table:number-columns-repeated="2" office:value-type="float" office:value="0.000488042831420898" calcext:value-type="float">
            <text:p>0.00048804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484168_0_180329137593661754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91]+[.F129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91]=[.G1291]+[.E1291]; 1; 0)" office:value-type="float" office:value="1" calcext:value-type="float">
            <text:p>1</text:p>
          </table:table-cell>
          <table:table-cell table:number-columns-repeated="2" office:value-type="float" office:value="0.000748157501220703" calcext:value-type="float">
            <text:p>0.00074815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695851_0_40013471592913220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92]+[.F129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92]=[.G1292]+[.E1292]; 1; 0)" office:value-type="float" office:value="1" calcext:value-type="float">
            <text:p>1</text:p>
          </table:table-cell>
          <table:table-cell table:number-columns-repeated="2" office:value-type="float" office:value="0.000504016876220703" calcext:value-type="float">
            <text:p>0.00050401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43101_1_555043576439426881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93]+[.F129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93]=[.G1293]+[.E1293]; 1; 0)" office:value-type="float" office:value="1" calcext:value-type="float">
            <text:p>1</text:p>
          </table:table-cell>
          <table:table-cell table:number-columns-repeated="2" office:value-type="float" office:value="0.000506162643432617" calcext:value-type="float">
            <text:p>0.00050616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198348_0_458531722892227372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94]+[.F129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94]=[.G1294]+[.E1294]; 1; 0)" office:value-type="float" office:value="0" calcext:value-type="float">
            <text:p>0</text:p>
          </table:table-cell>
          <table:table-cell table:number-columns-repeated="2" office:value-type="float" office:value="0.00428295135498047" calcext:value-type="float">
            <text:p>0.00428295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823746_1_592119107632432372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95]+[.F129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95]=[.G1295]+[.E1295]; 1; 0)" office:value-type="float" office:value="1" calcext:value-type="float">
            <text:p>1</text:p>
          </table:table-cell>
          <table:table-cell table:number-columns-repeated="2" office:value-type="float" office:value="0.000276088714599609" calcext:value-type="float">
            <text:p>0.00027608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940385_6_472290180177915470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96]+[.F129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96]=[.G1296]+[.E1296]; 1; 0)" office:value-type="float" office:value="1" calcext:value-type="float">
            <text:p>1</text:p>
          </table:table-cell>
          <table:table-cell table:number-columns-repeated="2" office:value-type="float" office:value="0.000274896621704102" calcext:value-type="float">
            <text:p>0.00027489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523811_0_61763218114159682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97]+[.F129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97]=[.G1297]+[.E1297]; 1; 0)" office:value-type="float" office:value="1" calcext:value-type="float">
            <text:p>1</text:p>
          </table:table-cell>
          <table:table-cell table:number-columns-repeated="2" office:value-type="float" office:value="0.000463962554931641" calcext:value-type="float">
            <text:p>0.00046396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49915_6_913289672054246261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298]+[.F129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298]=[.G1298]+[.E1298]; 1; 0)" office:value-type="float" office:value="0" calcext:value-type="float">
            <text:p>0</text:p>
          </table:table-cell>
          <table:table-cell table:number-columns-repeated="2" office:value-type="float" office:value="0.00385904312133789" calcext:value-type="float">
            <text:p>0.00385904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002065_0_450619237932849772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299]+[.F129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299]=[.G1299]+[.E1299]; 1; 0)" office:value-type="float" office:value="1" calcext:value-type="float">
            <text:p>1</text:p>
          </table:table-cell>
          <table:table-cell table:number-columns-repeated="2" office:value-type="float" office:value="0.000279903411865234" calcext:value-type="float">
            <text:p>0.00027990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76830_0_805636533280004003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300]+[.F130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00]=[.G1300]+[.E1300]; 1; 0)" office:value-type="float" office:value="0" calcext:value-type="float">
            <text:p>0</text:p>
          </table:table-cell>
          <table:table-cell table:number-columns-repeated="2" office:value-type="float" office:value="0.0019221305847168" calcext:value-type="float">
            <text:p>0.00192213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556003_0_15229381384518386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01]+[.F130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01]=[.G1301]+[.E1301]; 1; 0)" office:value-type="float" office:value="1" calcext:value-type="float">
            <text:p>1</text:p>
          </table:table-cell>
          <table:table-cell table:number-columns-repeated="2" office:value-type="float" office:value="0.000607013702392578" calcext:value-type="float">
            <text:p>0.00060701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416789_13_417892702570472009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02]+[.F130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02]=[.G1302]+[.E1302]; 1; 0)" office:value-type="float" office:value="1" calcext:value-type="float">
            <text:p>1</text:p>
          </table:table-cell>
          <table:table-cell table:number-columns-repeated="2" office:value-type="float" office:value="0.000396013259887695" calcext:value-type="float">
            <text:p>0.00039601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004961_0_290446754807218986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303]+[.F130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03]=[.G1303]+[.E1303]; 1; 0)" office:value-type="float" office:value="0" calcext:value-type="float">
            <text:p>0</text:p>
          </table:table-cell>
          <table:table-cell table:number-columns-repeated="2" office:value-type="float" office:value="0.000458002090454102" calcext:value-type="float">
            <text:p>0.0004580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994131_0_796825436052007508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04]+[.F130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04]=[.G1304]+[.E1304]; 1; 0)" office:value-type="float" office:value="1" calcext:value-type="float">
            <text:p>1</text:p>
          </table:table-cell>
          <table:table-cell table:number-columns-repeated="2" office:value-type="float" office:value="0.00037384033203125" calcext:value-type="float">
            <text:p>0.00037384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530643_0_550280345231260331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05]+[.F130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05]=[.G1305]+[.E1305]; 1; 0)" office:value-type="float" office:value="1" calcext:value-type="float">
            <text:p>1</text:p>
          </table:table-cell>
          <table:table-cell table:number-columns-repeated="2" office:value-type="float" office:value="0.00174212455749512" calcext:value-type="float">
            <text:p>0.00174212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30966_37_903722235867042096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06]+[.F130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06]=[.G1306]+[.E1306]; 1; 0)" office:value-type="float" office:value="1" calcext:value-type="float">
            <text:p>1</text:p>
          </table:table-cell>
          <table:table-cell table:number-columns-repeated="2" office:value-type="float" office:value="0.000274896621704102" calcext:value-type="float">
            <text:p>0.00027489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209729_0_413485237488245933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07]+[.F130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07]=[.G1307]+[.E1307]; 1; 0)" office:value-type="float" office:value="1" calcext:value-type="float">
            <text:p>1</text:p>
          </table:table-cell>
          <table:table-cell table:number-columns-repeated="2" office:value-type="float" office:value="0.000690937042236328" calcext:value-type="float">
            <text:p>0.0006909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42517_0_579936572831714384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08]+[.F130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08]=[.G1308]+[.E1308]; 1; 0)" office:value-type="float" office:value="1" calcext:value-type="float">
            <text:p>1</text:p>
          </table:table-cell>
          <table:table-cell table:number-columns-repeated="2" office:value-type="float" office:value="0.000291824340820312" calcext:value-type="float">
            <text:p>0.00029182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98680_0_70051620471708056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09]+[.F130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09]=[.G1309]+[.E1309]; 1; 0)" office:value-type="float" office:value="1" calcext:value-type="float">
            <text:p>1</text:p>
          </table:table-cell>
          <table:table-cell table:number-columns-repeated="2" office:value-type="float" office:value="0.00027012825012207" calcext:value-type="float">
            <text:p>0.00027012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891347_0_200200800797669618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place|http://dbpedia.org/ontology/PopulatedPlace/areaTo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310]+[.F131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10]=[.G1310]+[.E1310]; 1; 0)" office:value-type="float" office:value="0" calcext:value-type="float">
            <text:p>0</text:p>
          </table:table-cell>
          <table:table-cell table:number-columns-repeated="2" office:value-type="float" office:value="0.00199198722839355" calcext:value-type="float">
            <text:p>0.0019919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136786_0_526964270975272054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11]+[.F131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11]=[.G1311]+[.E1311]; 1; 0)" office:value-type="float" office:value="1" calcext:value-type="float">
            <text:p>1</text:p>
          </table:table-cell>
          <table:table-cell table:number-columns-repeated="2" office:value-type="float" office:value="0.000378847122192383" calcext:value-type="float">
            <text:p>0.00037884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198107_0_568843578921538915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312]+[.F131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12]=[.G1312]+[.E1312]; 1; 0)" office:value-type="float" office:value="0" calcext:value-type="float">
            <text:p>0</text:p>
          </table:table-cell>
          <table:table-cell table:number-columns-repeated="2" office:value-type="float" office:value="0.000770092010498047" calcext:value-type="float">
            <text:p>0.0007700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373349_0_486518678955176518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13]+[.F131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13]=[.G1313]+[.E1313]; 1; 0)" office:value-type="float" office:value="1" calcext:value-type="float">
            <text:p>1</text:p>
          </table:table-cell>
          <table:table-cell table:number-columns-repeated="2" office:value-type="float" office:value="0.00104379653930664" calcext:value-type="float">
            <text:p>0.00104379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884932_0_732703458032142990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314]+[.F131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14]=[.G1314]+[.E1314]; 1; 0)" office:value-type="float" office:value="0" calcext:value-type="float">
            <text:p>0</text:p>
          </table:table-cell>
          <table:table-cell table:number-columns-repeated="2" office:value-type="float" office:value="0.000618934631347656" calcext:value-type="float">
            <text:p>0.00061893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585362_0_529931999874675233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15]+[.F131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15]=[.G1315]+[.E1315]; 1; 0)" office:value-type="float" office:value="1" calcext:value-type="float">
            <text:p>1</text:p>
          </table:table-cell>
          <table:table-cell table:number-columns-repeated="2" office:value-type="float" office:value="0.000792980194091797" calcext:value-type="float">
            <text:p>0.00079298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214275_0_886088334416699126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16]+[.F131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16]=[.G1316]+[.E1316]; 1; 0)" office:value-type="float" office:value="1" calcext:value-type="float">
            <text:p>1</text:p>
          </table:table-cell>
          <table:table-cell table:number-columns-repeated="2" office:value-type="float" office:value="0.0184898376464844" calcext:value-type="float">
            <text:p>0.0184898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075338_0_348801663874510329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17]+[.F131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17]=[.G1317]+[.E1317]; 1; 0)" office:value-type="float" office:value="1" calcext:value-type="float">
            <text:p>1</text:p>
          </table:table-cell>
          <table:table-cell table:number-columns-repeated="2" office:value-type="float" office:value="0.00214195251464844" calcext:value-type="float">
            <text:p>0.00214195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559134_0_452953944005946249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18]+[.F131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18]=[.G1318]+[.E1318]; 1; 0)" office:value-type="float" office:value="1" calcext:value-type="float">
            <text:p>1</text:p>
          </table:table-cell>
          <table:table-cell table:number-columns-repeated="2" office:value-type="float" office:value="0.00325608253479004" calcext:value-type="float">
            <text:p>0.00325608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568803_0_675273793591762675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19]+[.F131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19]=[.G1319]+[.E1319]; 1; 0)" office:value-type="float" office:value="1" calcext:value-type="float">
            <text:p>1</text:p>
          </table:table-cell>
          <table:table-cell table:number-columns-repeated="2" office:value-type="float" office:value="0.000460147857666016" calcext:value-type="float">
            <text:p>0.00046014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595608_0_320000231961889706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20]+[.F132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20]=[.G1320]+[.E1320]; 1; 0)" office:value-type="float" office:value="1" calcext:value-type="float">
            <text:p>1</text:p>
          </table:table-cell>
          <table:table-cell table:number-columns-repeated="2" office:value-type="float" office:value="0.000443935394287109" calcext:value-type="float">
            <text:p>0.00044393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028205_0_12856563034172041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21]+[.F132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21]=[.G1321]+[.E1321]; 1; 0)" office:value-type="float" office:value="1" calcext:value-type="float">
            <text:p>1</text:p>
          </table:table-cell>
          <table:table-cell table:number-columns-repeated="2" office:value-type="float" office:value="0.00625300407409668" calcext:value-type="float">
            <text:p>0.00625300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014996_4_666556392354837955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22]+[.F132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22]=[.G1322]+[.E1322]; 1; 0)" office:value-type="float" office:value="1" calcext:value-type="float">
            <text:p>1</text:p>
          </table:table-cell>
          <table:table-cell table:number-columns-repeated="2" office:value-type="float" office:value="0.000431060791015625" calcext:value-type="float">
            <text:p>0.0004310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262517_0_557759815682525530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23]+[.F132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23]=[.G1323]+[.E1323]; 1; 0)" office:value-type="float" office:value="1" calcext:value-type="float">
            <text:p>1</text:p>
          </table:table-cell>
          <table:table-cell table:number-columns-repeated="2" office:value-type="float" office:value="0.0017848014831543" calcext:value-type="float">
            <text:p>0.00178480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245285_0_301859482729224016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24]+[.F132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24]=[.G1324]+[.E1324]; 1; 0)" office:value-type="float" office:value="1" calcext:value-type="float">
            <text:p>1</text:p>
          </table:table-cell>
          <table:table-cell table:number-columns-repeated="2" office:value-type="float" office:value="0.000850915908813477" calcext:value-type="float">
            <text:p>0.00085091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146710_0_377736619350304704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325]+[.F132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25]=[.G1325]+[.E1325]; 1; 0)" office:value-type="float" office:value="0" calcext:value-type="float">
            <text:p>0</text:p>
          </table:table-cell>
          <table:table-cell table:number-columns-repeated="2" office:value-type="float" office:value="0.000646829605102539" calcext:value-type="float">
            <text:p>0.0006468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023739_0_110173751389544421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26]+[.F132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26]=[.G1326]+[.E1326]; 1; 0)" office:value-type="float" office:value="1" calcext:value-type="float">
            <text:p>1</text:p>
          </table:table-cell>
          <table:table-cell table:number-columns-repeated="2" office:value-type="float" office:value="0.00320219993591309" calcext:value-type="float">
            <text:p>0.00320219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077089_0_86978956168480484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27]+[.F132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27]=[.G1327]+[.E1327]; 1; 0)" office:value-type="float" office:value="1" calcext:value-type="float">
            <text:p>1</text:p>
          </table:table-cell>
          <table:table-cell table:number-columns-repeated="2" office:value-type="float" office:value="0.000456094741821289" calcext:value-type="float">
            <text:p>0.00045609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585935_0_29403749701017684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328]+[.F132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28]=[.G1328]+[.E1328]; 1; 0)" office:value-type="float" office:value="0" calcext:value-type="float">
            <text:p>0</text:p>
          </table:table-cell>
          <table:table-cell table:number-columns-repeated="2" office:value-type="float" office:value="0.00179314613342285" calcext:value-type="float">
            <text:p>0.00179314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154773_0_174100811733388421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29]+[.F132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29]=[.G1329]+[.E1329]; 1; 0)" office:value-type="float" office:value="1" calcext:value-type="float">
            <text:p>1</text:p>
          </table:table-cell>
          <table:table-cell table:number-columns-repeated="2" office:value-type="float" office:value="0.000553131103515625" calcext:value-type="float">
            <text:p>0.00055313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918416_0_426632734606127748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30]+[.F133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30]=[.G1330]+[.E1330]; 1; 0)" office:value-type="float" office:value="1" calcext:value-type="float">
            <text:p>1</text:p>
          </table:table-cell>
          <table:table-cell table:number-columns-repeated="2" office:value-type="float" office:value="0.00617599487304688" calcext:value-type="float">
            <text:p>0.00617599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690981_0_566267298965496133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31]+[.F133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31]=[.G1331]+[.E1331]; 1; 0)" office:value-type="float" office:value="1" calcext:value-type="float">
            <text:p>1</text:p>
          </table:table-cell>
          <table:table-cell table:number-columns-repeated="2" office:value-type="float" office:value="0.000406980514526367" calcext:value-type="float">
            <text:p>0.00040698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579449_0_16811263537748910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32]+[.F133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32]=[.G1332]+[.E1332]; 1; 0)" office:value-type="float" office:value="1" calcext:value-type="float">
            <text:p>1</text:p>
          </table:table-cell>
          <table:table-cell table:number-columns-repeated="2" office:value-type="float" office:value="0.000710964202880859" calcext:value-type="float">
            <text:p>0.00071096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46722_1_755814003634290695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list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333]+[.F133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33]=[.G1333]+[.E1333]; 1; 0)" office:value-type="float" office:value="0" calcext:value-type="float">
            <text:p>0</text:p>
          </table:table-cell>
          <table:table-cell table:number-columns-repeated="2" office:value-type="float" office:value="0.00123286247253418" calcext:value-type="float">
            <text:p>0.0012328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436701_5_420574690385326590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34]+[.F133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34]=[.G1334]+[.E1334]; 1; 0)" office:value-type="float" office:value="1" calcext:value-type="float">
            <text:p>1</text:p>
          </table:table-cell>
          <table:table-cell table:number-columns-repeated="2" office:value-type="float" office:value="0.000837087631225586" calcext:value-type="float">
            <text:p>0.00083708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240404_0_201494834003839427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335]+[.F133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35]=[.G1335]+[.E1335]; 1; 0)" office:value-type="float" office:value="0" calcext:value-type="float">
            <text:p>0</text:p>
          </table:table-cell>
          <table:table-cell table:number-columns-repeated="2" office:value-type="float" office:value="0.00506591796875" calcext:value-type="float">
            <text:p>0.0050659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512312_5_367017451664679949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36]+[.F133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36]=[.G1336]+[.E1336]; 1; 0)" office:value-type="float" office:value="1" calcext:value-type="float">
            <text:p>1</text:p>
          </table:table-cell>
          <table:table-cell table:number-columns-repeated="2" office:value-type="float" office:value="0.000510215759277344" calcext:value-type="float">
            <text:p>0.00051021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779923_1_324004249746310122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established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337]+[.F133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37]=[.G1337]+[.E1337]; 1; 0)" office:value-type="float" office:value="0" calcext:value-type="float">
            <text:p>0</text:p>
          </table:table-cell>
          <table:table-cell table:number-columns-repeated="2" office:value-type="float" office:value="0.00144410133361816" calcext:value-type="float">
            <text:p>0.0014441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491802_0_770299916229844796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38]+[.F133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38]=[.G1338]+[.E1338]; 1; 0)" office:value-type="float" office:value="1" calcext:value-type="float">
            <text:p>1</text:p>
          </table:table-cell>
          <table:table-cell table:number-columns-repeated="2" office:value-type="float" office:value="0.000330924987792969" calcext:value-type="float">
            <text:p>0.0003309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079781_0_305527424714751814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39]+[.F133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39]=[.G1339]+[.E1339]; 1; 0)" office:value-type="float" office:value="1" calcext:value-type="float">
            <text:p>1</text:p>
          </table:table-cell>
          <table:table-cell table:number-columns-repeated="2" office:value-type="float" office:value="0.000816822052001953" calcext:value-type="float">
            <text:p>0.00081682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942843_2_365927022229706246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40]+[.F134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40]=[.G1340]+[.E1340]; 1; 0)" office:value-type="float" office:value="1" calcext:value-type="float">
            <text:p>1</text:p>
          </table:table-cell>
          <table:table-cell table:number-columns-repeated="2" office:value-type="float" office:value="0.0215551853179932" calcext:value-type="float">
            <text:p>0.02155518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322313_4_25577374872007010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341]+[.F134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41]=[.G1341]+[.E1341]; 1; 0)" office:value-type="float" office:value="0" calcext:value-type="float">
            <text:p>0</text:p>
          </table:table-cell>
          <table:table-cell table:number-columns-repeated="2" office:value-type="float" office:value="0.0051579475402832" calcext:value-type="float">
            <text:p>0.00515794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429645_0_185545889730914805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42]+[.F134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42]=[.G1342]+[.E1342]; 1; 0)" office:value-type="float" office:value="1" calcext:value-type="float">
            <text:p>1</text:p>
          </table:table-cell>
          <table:table-cell table:number-columns-repeated="2" office:value-type="float" office:value="0.00134801864624023" calcext:value-type="float">
            <text:p>0.00134801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72543_0_246967273407692118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343]+[.F134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43]=[.G1343]+[.E1343]; 1; 0)" office:value-type="float" office:value="0" calcext:value-type="float">
            <text:p>0</text:p>
          </table:table-cell>
          <table:table-cell table:number-columns-repeated="2" office:value-type="float" office:value="0.00150108337402344" calcext:value-type="float">
            <text:p>0.00150108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248941_0_131350406620780101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44]+[.F134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44]=[.G1344]+[.E1344]; 1; 0)" office:value-type="float" office:value="1" calcext:value-type="float">
            <text:p>1</text:p>
          </table:table-cell>
          <table:table-cell table:number-columns-repeated="2" office:value-type="float" office:value="0.000323057174682617" calcext:value-type="float">
            <text:p>0.00032305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152706_0_68584741655693403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45]+[.F134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45]=[.G1345]+[.E1345]; 1; 0)" office:value-type="float" office:value="1" calcext:value-type="float">
            <text:p>1</text:p>
          </table:table-cell>
          <table:table-cell table:number-columns-repeated="2" office:value-type="float" office:value="0.000849008560180664" calcext:value-type="float">
            <text:p>0.00084900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125277_1_634732668137707836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346]+[.F134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46]=[.G1346]+[.E1346]; 1; 0)" office:value-type="float" office:value="0" calcext:value-type="float">
            <text:p>0</text:p>
          </table:table-cell>
          <table:table-cell table:number-columns-repeated="2" office:value-type="float" office:value="0.00121903419494629" calcext:value-type="float">
            <text:p>0.00121903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045893_0_433305788904569978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47]+[.F134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47]=[.G1347]+[.E1347]; 1; 0)" office:value-type="float" office:value="1" calcext:value-type="float">
            <text:p>1</text:p>
          </table:table-cell>
          <table:table-cell table:number-columns-repeated="2" office:value-type="float" office:value="0.000535964965820313" calcext:value-type="float">
            <text:p>0.0005359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405201_1_29932393523585527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48]+[.F134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48]=[.G1348]+[.E1348]; 1; 0)" office:value-type="float" office:value="1" calcext:value-type="float">
            <text:p>1</text:p>
          </table:table-cell>
          <table:table-cell table:number-columns-repeated="2" office:value-type="float" office:value="0.000308990478515625" calcext:value-type="float">
            <text:p>0.0003089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436089_0_245469192506088771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49]+[.F134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49]=[.G1349]+[.E1349]; 1; 0)" office:value-type="float" office:value="1" calcext:value-type="float">
            <text:p>1</text:p>
          </table:table-cell>
          <table:table-cell table:number-columns-repeated="2" office:value-type="float" office:value="0.000625848770141602" calcext:value-type="float">
            <text:p>0.0006258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84932_0_424000388472490548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350]+[.F135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50]=[.G1350]+[.E1350]; 1; 0)" office:value-type="float" office:value="0" calcext:value-type="float">
            <text:p>0</text:p>
          </table:table-cell>
          <table:table-cell table:number-columns-repeated="2" office:value-type="float" office:value="0.00108790397644043" calcext:value-type="float">
            <text:p>0.001087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391801_0_203510835405959313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51]+[.F135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51]=[.G1351]+[.E1351]; 1; 0)" office:value-type="float" office:value="1" calcext:value-type="float">
            <text:p>1</text:p>
          </table:table-cell>
          <table:table-cell table:number-columns-repeated="2" office:value-type="float" office:value="0.000369071960449219" calcext:value-type="float">
            <text:p>0.000369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9923_0_662355705585539714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52]+[.F135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52]=[.G1352]+[.E1352]; 1; 0)" office:value-type="float" office:value="1" calcext:value-type="float">
            <text:p>1</text:p>
          </table:table-cell>
          <table:table-cell table:number-columns-repeated="2" office:value-type="float" office:value="0.00104904174804688" calcext:value-type="float">
            <text:p>0.00104904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89193_0_567922750065120157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53]+[.F135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53]=[.G1353]+[.E1353]; 1; 0)" office:value-type="float" office:value="1" calcext:value-type="float">
            <text:p>1</text:p>
          </table:table-cell>
          <table:table-cell table:number-columns-repeated="2" office:value-type="float" office:value="0.000518083572387695" calcext:value-type="float">
            <text:p>0.00051808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271489_0_827082926849992452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354]+[.F135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54]=[.G1354]+[.E1354]; 1; 0)" office:value-type="float" office:value="0" calcext:value-type="float">
            <text:p>0</text:p>
          </table:table-cell>
          <table:table-cell table:number-columns-repeated="2" office:value-type="float" office:value="0.00108504295349121" calcext:value-type="float">
            <text:p>0.0010850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882172_0_558901856958361907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55]+[.F135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55]=[.G1355]+[.E1355]; 1; 0)" office:value-type="float" office:value="1" calcext:value-type="float">
            <text:p>1</text:p>
          </table:table-cell>
          <table:table-cell table:number-columns-repeated="2" office:value-type="float" office:value="0.000535011291503906" calcext:value-type="float">
            <text:p>0.0005350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504484_47_815792094360967958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56]+[.F135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56]=[.G1356]+[.E1356]; 1; 0)" office:value-type="float" office:value="1" calcext:value-type="float">
            <text:p>1</text:p>
          </table:table-cell>
          <table:table-cell table:number-columns-repeated="2" office:value-type="float" office:value="0.000648021697998047" calcext:value-type="float">
            <text:p>0.00064802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153404_0_83326309646893915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57]+[.F135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57]=[.G1357]+[.E1357]; 1; 0)" office:value-type="float" office:value="1" calcext:value-type="float">
            <text:p>1</text:p>
          </table:table-cell>
          <table:table-cell table:number-columns-repeated="2" office:value-type="float" office:value="0.0153501033782959" calcext:value-type="float">
            <text:p>0.01535010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632467_0_690348351436255029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58]+[.F135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58]=[.G1358]+[.E1358]; 1; 0)" office:value-type="float" office:value="1" calcext:value-type="float">
            <text:p>1</text:p>
          </table:table-cell>
          <table:table-cell table:number-columns-repeated="2" office:value-type="float" office:value="0.0011439323425293" calcext:value-type="float">
            <text:p>0.00114393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255499_63_918726181440127066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59]+[.F135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59]=[.G1359]+[.E1359]; 1; 0)" office:value-type="float" office:value="1" calcext:value-type="float">
            <text:p>1</text:p>
          </table:table-cell>
          <table:table-cell table:number-columns-repeated="2" office:value-type="float" office:value="0.00118803977966309" calcext:value-type="float">
            <text:p>0.00118803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112694_2_55168143176460671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360]+[.F136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60]=[.G1360]+[.E1360]; 1; 0)" office:value-type="float" office:value="0" calcext:value-type="float">
            <text:p>0</text:p>
          </table:table-cell>
          <table:table-cell table:number-columns-repeated="2" office:value-type="float" office:value="0.00610899925231934" calcext:value-type="float">
            <text:p>0.00610899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877973_0_183778862076318747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361]+[.F136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61]=[.G1361]+[.E1361]; 1; 0)" office:value-type="float" office:value="0" calcext:value-type="float">
            <text:p>0</text:p>
          </table:table-cell>
          <table:table-cell table:number-columns-repeated="2" office:value-type="float" office:value="0.000438928604125977" calcext:value-type="float">
            <text:p>0.00043892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627640_0_846987121514547448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62]+[.F136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62]=[.G1362]+[.E1362]; 1; 0)" office:value-type="float" office:value="1" calcext:value-type="float">
            <text:p>1</text:p>
          </table:table-cell>
          <table:table-cell table:number-columns-repeated="2" office:value-type="float" office:value="0.000869989395141602" calcext:value-type="float">
            <text:p>0.00086998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550492_0_883250820376506501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63]+[.F136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63]=[.G1363]+[.E1363]; 1; 0)" office:value-type="float" office:value="1" calcext:value-type="float">
            <text:p>1</text:p>
          </table:table-cell>
          <table:table-cell table:number-columns-repeated="2" office:value-type="float" office:value="0.000607967376708984" calcext:value-type="float">
            <text:p>0.00060796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325533_0_666826314298936684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364]+[.F1364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364]=[.G1364]+[.E1364]; 1; 0)" office:value-type="float" office:value="1" calcext:value-type="float">
            <text:p>1</text:p>
          </table:table-cell>
          <table:table-cell table:number-columns-repeated="2" office:value-type="float" office:value="0.0014350414276123" calcext:value-type="float">
            <text:p>0.00143504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736959_0_383981389559200906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65]+[.F136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65]=[.G1365]+[.E1365]; 1; 0)" office:value-type="float" office:value="1" calcext:value-type="float">
            <text:p>1</text:p>
          </table:table-cell>
          <table:table-cell table:number-columns-repeated="2" office:value-type="float" office:value="0.000446081161499023" calcext:value-type="float">
            <text:p>0.00044608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350417_0_49513776600100528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66]+[.F136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66]=[.G1366]+[.E1366]; 1; 0)" office:value-type="float" office:value="1" calcext:value-type="float">
            <text:p>1</text:p>
          </table:table-cell>
          <table:table-cell table:number-columns-repeated="2" office:value-type="float" office:value="0.00796818733215332" calcext:value-type="float">
            <text:p>0.00796818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320348_0_417150644544325670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67]+[.F136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67]=[.G1367]+[.E1367]; 1; 0)" office:value-type="float" office:value="1" calcext:value-type="float">
            <text:p>1</text:p>
          </table:table-cell>
          <table:table-cell table:number-columns-repeated="2" office:value-type="float" office:value="0.000360012054443359" calcext:value-type="float">
            <text:p>0.00036001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20141_0_41798130721717502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lo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368]+[.F136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68]=[.G1368]+[.E1368]; 1; 0)" office:value-type="float" office:value="0" calcext:value-type="float">
            <text:p>0</text:p>
          </table:table-cell>
          <table:table-cell table:number-columns-repeated="2" office:value-type="float" office:value="0.00653290748596191" calcext:value-type="float">
            <text:p>0.00653290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830613_0_265293435985748523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369]+[.F1369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369]=[.G1369]+[.E1369]; 1; 0)" office:value-type="float" office:value="1" calcext:value-type="float">
            <text:p>1</text:p>
          </table:table-cell>
          <table:table-cell table:number-columns-repeated="2" office:value-type="float" office:value="0.00574898719787598" calcext:value-type="float">
            <text:p>0.0057489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42083_2_80145411022093070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70]+[.F137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70]=[.G1370]+[.E1370]; 1; 0)" office:value-type="float" office:value="1" calcext:value-type="float">
            <text:p>1</text:p>
          </table:table-cell>
          <table:table-cell table:number-columns-repeated="2" office:value-type="float" office:value="0.000401020050048828" calcext:value-type="float">
            <text:p>0.00040102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63613_0_64181414633397390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71]+[.F137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71]=[.G1371]+[.E1371]; 1; 0)" office:value-type="float" office:value="1" calcext:value-type="float">
            <text:p>1</text:p>
          </table:table-cell>
          <table:table-cell table:number-columns-repeated="2" office:value-type="float" office:value="0.000288963317871094" calcext:value-type="float">
            <text:p>0.00028896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929678_0_370021349097994552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comment|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372]+[.F1372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372]=[.G1372]+[.E1372]; 1; 0)" office:value-type="float" office:value="1" calcext:value-type="float">
            <text:p>1</text:p>
          </table:table-cell>
          <table:table-cell table:number-columns-repeated="2" office:value-type="float" office:value="0.00316381454467773" calcext:value-type="float">
            <text:p>0.00316381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769_0_83042533663232690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73]+[.F137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73]=[.G1373]+[.E1373]; 1; 0)" office:value-type="float" office:value="1" calcext:value-type="float">
            <text:p>1</text:p>
          </table:table-cell>
          <table:table-cell table:number-columns-repeated="2" office:value-type="float" office:value="0.000824928283691406" calcext:value-type="float">
            <text:p>0.00082492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4595_0_476453335499210907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74]+[.F137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74]=[.G1374]+[.E1374]; 1; 0)" office:value-type="float" office:value="1" calcext:value-type="float">
            <text:p>1</text:p>
          </table:table-cell>
          <table:table-cell table:number-columns-repeated="2" office:value-type="float" office:value="0.000346899032592773" calcext:value-type="float">
            <text:p>0.0003468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21592_3_229913847689468105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375]+[.F137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75]=[.G1375]+[.E1375]; 1; 0)" office:value-type="float" office:value="0" calcext:value-type="float">
            <text:p>0</text:p>
          </table:table-cell>
          <table:table-cell table:number-columns-repeated="2" office:value-type="float" office:value="0.00113987922668457" calcext:value-type="float">
            <text:p>0.0011398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367212_2_274546635526723339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seeAls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376]+[.F137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76]=[.G1376]+[.E1376]; 1; 0)" office:value-type="float" office:value="0" calcext:value-type="float">
            <text:p>0</text:p>
          </table:table-cell>
          <table:table-cell table:number-columns-repeated="2" office:value-type="float" office:value="0.0010218620300293" calcext:value-type="float">
            <text:p>0.0010218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987653_0_777485211276885930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77]+[.F137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77]=[.G1377]+[.E1377]; 1; 0)" office:value-type="float" office:value="1" calcext:value-type="float">
            <text:p>1</text:p>
          </table:table-cell>
          <table:table-cell table:number-columns-repeated="2" office:value-type="float" office:value="0.0035710334777832" calcext:value-type="float">
            <text:p>0.00357103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836443_2_2493327770496481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2/07/owl#sameAs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1378]+[.F137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78]=[.G1378]+[.E1378]; 1; 0)" office:value-type="float" office:value="1" calcext:value-type="float">
            <text:p>1</text:p>
          </table:table-cell>
          <table:table-cell table:number-columns-repeated="2" office:value-type="float" office:value="0.00202012062072754" calcext:value-type="float">
            <text:p>0.00202012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986241_112_45135370529320450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79]+[.F137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79]=[.G1379]+[.E1379]; 1; 0)" office:value-type="float" office:value="1" calcext:value-type="float">
            <text:p>1</text:p>
          </table:table-cell>
          <table:table-cell table:number-columns-repeated="2" office:value-type="float" office:value="0.000445127487182617" calcext:value-type="float">
            <text:p>0.00044512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521379_0_70886526351393457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80]+[.F138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80]=[.G1380]+[.E1380]; 1; 0)" office:value-type="float" office:value="1" calcext:value-type="float">
            <text:p>1</text:p>
          </table:table-cell>
          <table:table-cell table:number-columns-repeated="2" office:value-type="float" office:value="0.000862836837768555" calcext:value-type="float">
            <text:p>0.0008628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976671_0_303957809396529416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81]+[.F138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81]=[.G1381]+[.E1381]; 1; 0)" office:value-type="float" office:value="1" calcext:value-type="float">
            <text:p>1</text:p>
          </table:table-cell>
          <table:table-cell table:number-columns-repeated="2" office:value-type="float" office:value="0.000393152236938477" calcext:value-type="float">
            <text:p>0.00039315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71003_0_515353877412150937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subsidi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382]+[.F138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82]=[.G1382]+[.E1382]; 1; 0)" office:value-type="float" office:value="0" calcext:value-type="float">
            <text:p>0</text:p>
          </table:table-cell>
          <table:table-cell table:number-columns-repeated="2" office:value-type="float" office:value="0.00344514846801758" calcext:value-type="float">
            <text:p>0.00344514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017594_0_705519857916731615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383]+[.F138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83]=[.G1383]+[.E1383]; 1; 0)" office:value-type="float" office:value="0" calcext:value-type="float">
            <text:p>0</text:p>
          </table:table-cell>
          <table:table-cell table:number-columns-repeated="2" office:value-type="float" office:value="0.00150299072265625" calcext:value-type="float">
            <text:p>0.00150299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991980_5_754151911140090711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84]+[.F138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84]=[.G1384]+[.E1384]; 1; 0)" office:value-type="float" office:value="1" calcext:value-type="float">
            <text:p>1</text:p>
          </table:table-cell>
          <table:table-cell table:number-columns-repeated="2" office:value-type="float" office:value="0.000278949737548828" calcext:value-type="float">
            <text:p>0.00027894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790329_0_40932808083115025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85]+[.F138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85]=[.G1385]+[.E1385]; 1; 0)" office:value-type="float" office:value="1" calcext:value-type="float">
            <text:p>1</text:p>
          </table:table-cell>
          <table:table-cell table:number-columns-repeated="2" office:value-type="float" office:value="0.0164649486541748" calcext:value-type="float">
            <text:p>0.01646494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681179_0_437242179812332285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386]+[.F1386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386]=[.G1386]+[.E1386]; 1; 0)" office:value-type="float" office:value="1" calcext:value-type="float">
            <text:p>1</text:p>
          </table:table-cell>
          <table:table-cell table:number-columns-repeated="2" office:value-type="float" office:value="0.00265288352966309" calcext:value-type="float">
            <text:p>0.00265288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29085_0_794152681464932620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langua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387]+[.F138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87]=[.G1387]+[.E1387]; 1; 0)" office:value-type="float" office:value="0" calcext:value-type="float">
            <text:p>0</text:p>
          </table:table-cell>
          <table:table-cell table:number-columns-repeated="2" office:value-type="float" office:value="0.012178897857666" calcext:value-type="float">
            <text:p>0.01217889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385310_0_215495104136792804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88]+[.F138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88]=[.G1388]+[.E1388]; 1; 0)" office:value-type="float" office:value="1" calcext:value-type="float">
            <text:p>1</text:p>
          </table:table-cell>
          <table:table-cell table:number-columns-repeated="2" office:value-type="float" office:value="0.000506162643432617" calcext:value-type="float">
            <text:p>0.00050616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558252_0_334434895935876436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89]+[.F138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89]=[.G1389]+[.E1389]; 1; 0)" office:value-type="float" office:value="1" calcext:value-type="float">
            <text:p>1</text:p>
          </table:table-cell>
          <table:table-cell table:number-columns-repeated="2" office:value-type="float" office:value="0.00185298919677734" calcext:value-type="float">
            <text:p>0.00185298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487163_0_119056181484009560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390]+[.F139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90]=[.G1390]+[.E1390]; 1; 0)" office:value-type="float" office:value="0" calcext:value-type="float">
            <text:p>0</text:p>
          </table:table-cell>
          <table:table-cell table:number-columns-repeated="2" office:value-type="float" office:value="0.000283002853393555" calcext:value-type="float">
            <text:p>0.00028300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207974_0_658889136440726159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91]+[.F139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91]=[.G1391]+[.E1391]; 1; 0)" office:value-type="float" office:value="1" calcext:value-type="float">
            <text:p>1</text:p>
          </table:table-cell>
          <table:table-cell table:number-columns-repeated="2" office:value-type="float" office:value="0.00025177001953125" calcext:value-type="float">
            <text:p>0.000251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264869_1_53081183905326922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392]+[.F139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392]=[.G1392]+[.E1392]; 1; 0)" office:value-type="float" office:value="0" calcext:value-type="float">
            <text:p>0</text:p>
          </table:table-cell>
          <table:table-cell table:number-columns-repeated="2" office:value-type="float" office:value="0.000823020935058594" calcext:value-type="float">
            <text:p>0.00082302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371918_130_248383921080206202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93]+[.F139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93]=[.G1393]+[.E1393]; 1; 0)" office:value-type="float" office:value="1" calcext:value-type="float">
            <text:p>1</text:p>
          </table:table-cell>
          <table:table-cell table:number-columns-repeated="2" office:value-type="float" office:value="0.000468969345092773" calcext:value-type="float">
            <text:p>0.00046896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502612_0_434044718044310450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94]+[.F139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94]=[.G1394]+[.E1394]; 1; 0)" office:value-type="float" office:value="1" calcext:value-type="float">
            <text:p>1</text:p>
          </table:table-cell>
          <table:table-cell table:number-columns-repeated="2" office:value-type="float" office:value="0.000330924987792969" calcext:value-type="float">
            <text:p>0.0003309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418878_0_626638029056170140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95]+[.F139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95]=[.G1395]+[.E1395]; 1; 0)" office:value-type="float" office:value="1" calcext:value-type="float">
            <text:p>1</text:p>
          </table:table-cell>
          <table:table-cell table:number-columns-repeated="2" office:value-type="float" office:value="0.000957965850830078" calcext:value-type="float">
            <text:p>0.00095796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45756_0_241331724547566922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96]+[.F139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96]=[.G1396]+[.E1396]; 1; 0)" office:value-type="float" office:value="1" calcext:value-type="float">
            <text:p>1</text:p>
          </table:table-cell>
          <table:table-cell table:number-columns-repeated="2" office:value-type="float" office:value="0.000769138336181641" calcext:value-type="float">
            <text:p>0.00076913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206683_0_243282642024241650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97]+[.F139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97]=[.G1397]+[.E1397]; 1; 0)" office:value-type="float" office:value="1" calcext:value-type="float">
            <text:p>1</text:p>
          </table:table-cell>
          <table:table-cell table:number-columns-repeated="2" office:value-type="float" office:value="0.00135707855224609" calcext:value-type="float">
            <text:p>0.00135707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977373_0_87374398448644921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98]+[.F139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98]=[.G1398]+[.E1398]; 1; 0)" office:value-type="float" office:value="1" calcext:value-type="float">
            <text:p>1</text:p>
          </table:table-cell>
          <table:table-cell table:number-columns-repeated="2" office:value-type="float" office:value="0.000583887100219727" calcext:value-type="float">
            <text:p>0.00058388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371918_137_450839802960123668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399]+[.F139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399]=[.G1399]+[.E1399]; 1; 0)" office:value-type="float" office:value="1" calcext:value-type="float">
            <text:p>1</text:p>
          </table:table-cell>
          <table:table-cell table:number-columns-repeated="2" office:value-type="float" office:value="0.0180149078369141" calcext:value-type="float">
            <text:p>0.01801490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673069_0_93600396836220802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00]+[.F140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00]=[.G1400]+[.E1400]; 1; 0)" office:value-type="float" office:value="1" calcext:value-type="float">
            <text:p>1</text:p>
          </table:table-cell>
          <table:table-cell table:number-columns-repeated="2" office:value-type="float" office:value="0.000551939010620117" calcext:value-type="float">
            <text:p>0.0005519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822551_0_55055955611081847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01]+[.F140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01]=[.G1401]+[.E1401]; 1; 0)" office:value-type="float" office:value="0" calcext:value-type="float">
            <text:p>0</text:p>
          </table:table-cell>
          <table:table-cell table:number-columns-repeated="2" office:value-type="float" office:value="0.00257086753845215" calcext:value-type="float">
            <text:p>0.00257086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027702_0_6285325863168511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02]+[.F140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02]=[.G1402]+[.E1402]; 1; 0)" office:value-type="float" office:value="0" calcext:value-type="float">
            <text:p>0</text:p>
          </table:table-cell>
          <table:table-cell table:number-columns-repeated="2" office:value-type="float" office:value="0.0017549991607666" calcext:value-type="float">
            <text:p>0.0017549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753761_9_473518122851528989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403]+[.F140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03]=[.G1403]+[.E1403]; 1; 0)" office:value-type="float" office:value="0" calcext:value-type="float">
            <text:p>0</text:p>
          </table:table-cell>
          <table:table-cell table:number-columns-repeated="2" office:value-type="float" office:value="0.00190520286560059" calcext:value-type="float">
            <text:p>0.00190520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582294_0_517541367209673579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04]+[.F140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04]=[.G1404]+[.E1404]; 1; 0)" office:value-type="float" office:value="1" calcext:value-type="float">
            <text:p>1</text:p>
          </table:table-cell>
          <table:table-cell table:number-columns-repeated="2" office:value-type="float" office:value="0.000308990478515625" calcext:value-type="float">
            <text:p>0.0003089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185581_0_9461583835948102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05]+[.F140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05]=[.G1405]+[.E1405]; 1; 0)" office:value-type="float" office:value="0" calcext:value-type="float">
            <text:p>0</text:p>
          </table:table-cell>
          <table:table-cell table:number-columns-repeated="2" office:value-type="float" office:value="0.00432801246643066" calcext:value-type="float">
            <text:p>0.00432801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730374_2_64667964205336162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406]+[.F140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06]=[.G1406]+[.E1406]; 1; 0)" office:value-type="float" office:value="0" calcext:value-type="float">
            <text:p>0</text:p>
          </table:table-cell>
          <table:table-cell table:number-columns-repeated="2" office:value-type="float" office:value="0.00348591804504395" calcext:value-type="float">
            <text:p>0.0034859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712645_0_164975281068467200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07]+[.F140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07]=[.G1407]+[.E1407]; 1; 0)" office:value-type="float" office:value="1" calcext:value-type="float">
            <text:p>1</text:p>
          </table:table-cell>
          <table:table-cell table:number-columns-repeated="2" office:value-type="float" office:value="0.000383138656616211" calcext:value-type="float">
            <text:p>0.00038313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102169_0_77394547992950728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08]+[.F140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08]=[.G1408]+[.E1408]; 1; 0)" office:value-type="float" office:value="0" calcext:value-type="float">
            <text:p>0</text:p>
          </table:table-cell>
          <table:table-cell table:number-columns-repeated="2" office:value-type="float" office:value="0.000560998916625977" calcext:value-type="float">
            <text:p>0.00056099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340530_0_38327624330105672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09]+[.F1409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409]=[.G1409]+[.E1409]; 1; 0)" office:value-type="float" office:value="1" calcext:value-type="float">
            <text:p>1</text:p>
          </table:table-cell>
          <table:table-cell table:number-columns-repeated="2" office:value-type="float" office:value="0.00330400466918945" calcext:value-type="float">
            <text:p>0.0033040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44682_0_565216667005643972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10]+[.F141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10]=[.G1410]+[.E1410]; 1; 0)" office:value-type="float" office:value="1" calcext:value-type="float">
            <text:p>1</text:p>
          </table:table-cell>
          <table:table-cell table:number-columns-repeated="2" office:value-type="float" office:value="0.000986099243164062" calcext:value-type="float">
            <text:p>0.0009860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573270_0_222853484077361484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11]+[.F141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11]=[.G1411]+[.E1411]; 1; 0)" office:value-type="float" office:value="0" calcext:value-type="float">
            <text:p>0</text:p>
          </table:table-cell>
          <table:table-cell table:number-columns-repeated="2" office:value-type="float" office:value="0.00636100769042969" calcext:value-type="float">
            <text:p>0.00636100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233553_0_123009996404839877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12]+[.F141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12]=[.G1412]+[.E1412]; 1; 0)" office:value-type="float" office:value="1" calcext:value-type="float">
            <text:p>1</text:p>
          </table:table-cell>
          <table:table-cell table:number-columns-repeated="2" office:value-type="float" office:value="0.00135588645935059" calcext:value-type="float">
            <text:p>0.00135588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41465_0_75701109338352081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13]+[.F141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13]=[.G1413]+[.E1413]; 1; 0)" office:value-type="float" office:value="0" calcext:value-type="float">
            <text:p>0</text:p>
          </table:table-cell>
          <table:table-cell table:number-columns-repeated="2" office:value-type="float" office:value="0.000849008560180664" calcext:value-type="float">
            <text:p>0.00084900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981398_6_183818976041036662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14]+[.F141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14]=[.G1414]+[.E1414]; 1; 0)" office:value-type="float" office:value="1" calcext:value-type="float">
            <text:p>1</text:p>
          </table:table-cell>
          <table:table-cell table:number-columns-repeated="2" office:value-type="float" office:value="0.000447988510131836" calcext:value-type="float">
            <text:p>0.00044798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369896_0_10591744978593792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15]+[.F141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15]=[.G1415]+[.E1415]; 1; 0)" office:value-type="float" office:value="1" calcext:value-type="float">
            <text:p>1</text:p>
          </table:table-cell>
          <table:table-cell table:number-columns-repeated="2" office:value-type="float" office:value="0.000343084335327148" calcext:value-type="float">
            <text:p>0.00034308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352105_0_803212255611237744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16]+[.F141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16]=[.G1416]+[.E1416]; 1; 0)" office:value-type="float" office:value="1" calcext:value-type="float">
            <text:p>1</text:p>
          </table:table-cell>
          <table:table-cell table:number-columns-repeated="2" office:value-type="float" office:value="0.000474929809570313" calcext:value-type="float">
            <text:p>0.00047492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561812_0_705303456385007017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17]+[.F141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17]=[.G1417]+[.E1417]; 1; 0)" office:value-type="float" office:value="1" calcext:value-type="float">
            <text:p>1</text:p>
          </table:table-cell>
          <table:table-cell table:number-columns-repeated="2" office:value-type="float" office:value="0.00058293342590332" calcext:value-type="float">
            <text:p>0.00058293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033594_25_34318826453750717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18]+[.F141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18]=[.G1418]+[.E1418]; 1; 0)" office:value-type="float" office:value="1" calcext:value-type="float">
            <text:p>1</text:p>
          </table:table-cell>
          <table:table-cell table:number-columns-repeated="2" office:value-type="float" office:value="0.00112295150756836" calcext:value-type="float">
            <text:p>0.00112295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128332_0_336334722417989895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19]+[.F141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19]=[.G1419]+[.E1419]; 1; 0)" office:value-type="float" office:value="1" calcext:value-type="float">
            <text:p>1</text:p>
          </table:table-cell>
          <table:table-cell table:number-columns-repeated="2" office:value-type="float" office:value="0.000355005264282227" calcext:value-type="float">
            <text:p>0.00035500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500941_0_52014313064471274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20]+[.F142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20]=[.G1420]+[.E1420]; 1; 0)" office:value-type="float" office:value="1" calcext:value-type="float">
            <text:p>1</text:p>
          </table:table-cell>
          <table:table-cell table:number-columns-repeated="2" office:value-type="float" office:value="0.000447988510131836" calcext:value-type="float">
            <text:p>0.00044798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04968_0_323345601713693996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21]+[.F142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21]=[.G1421]+[.E1421]; 1; 0)" office:value-type="float" office:value="1" calcext:value-type="float">
            <text:p>1</text:p>
          </table:table-cell>
          <table:table-cell table:number-columns-repeated="2" office:value-type="float" office:value="0.000635862350463867" calcext:value-type="float">
            <text:p>0.0006358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728805_0_330066314721429778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22]+[.F142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22]=[.G1422]+[.E1422]; 1; 0)" office:value-type="float" office:value="1" calcext:value-type="float">
            <text:p>1</text:p>
          </table:table-cell>
          <table:table-cell table:number-columns-repeated="2" office:value-type="float" office:value="0.000509977340698242" calcext:value-type="float">
            <text:p>0.00050997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337086_0_91783792781703363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23]+[.F1423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423]=[.G1423]+[.E1423]; 1; 0)" office:value-type="float" office:value="1" calcext:value-type="float">
            <text:p>1</text:p>
          </table:table-cell>
          <table:table-cell table:number-columns-repeated="2" office:value-type="float" office:value="0.00436592102050781" calcext:value-type="float">
            <text:p>0.0043659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807187_0_636421899395886477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24]+[.F142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24]=[.G1424]+[.E1424]; 1; 0)" office:value-type="float" office:value="1" calcext:value-type="float">
            <text:p>1</text:p>
          </table:table-cell>
          <table:table-cell table:number-columns-repeated="2" office:value-type="float" office:value="0.0244929790496826" calcext:value-type="float">
            <text:p>0.0244929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47212_0_507545337518936265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25]+[.F142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25]=[.G1425]+[.E1425]; 1; 0)" office:value-type="float" office:value="0" calcext:value-type="float">
            <text:p>0</text:p>
          </table:table-cell>
          <table:table-cell table:number-columns-repeated="2" office:value-type="float" office:value="0.0033268928527832" calcext:value-type="float">
            <text:p>0.00332689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363588_0_853159857638382272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26]+[.F142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26]=[.G1426]+[.E1426]; 1; 0)" office:value-type="float" office:value="1" calcext:value-type="float">
            <text:p>1</text:p>
          </table:table-cell>
          <table:table-cell table:number-columns-repeated="2" office:value-type="float" office:value="0.000513076782226563" calcext:value-type="float">
            <text:p>0.0005130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18371_0_794168202163257125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27]+[.F142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27]=[.G1427]+[.E1427]; 1; 0)" office:value-type="float" office:value="0" calcext:value-type="float">
            <text:p>0</text:p>
          </table:table-cell>
          <table:table-cell table:number-columns-repeated="2" office:value-type="float" office:value="0.000624895095825195" calcext:value-type="float">
            <text:p>0.00062489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671561_0_612231529516202987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28]+[.F142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28]=[.G1428]+[.E1428]; 1; 0)" office:value-type="float" office:value="0" calcext:value-type="float">
            <text:p>0</text:p>
          </table:table-cell>
          <table:table-cell table:number-columns-repeated="2" office:value-type="float" office:value="0.000938177108764648" calcext:value-type="float">
            <text:p>0.00093817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908190_1_6778602158295492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29]+[.F142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29]=[.G1429]+[.E1429]; 1; 0)" office:value-type="float" office:value="1" calcext:value-type="float">
            <text:p>1</text:p>
          </table:table-cell>
          <table:table-cell table:number-columns-repeated="2" office:value-type="float" office:value="0.000296831130981445" calcext:value-type="float">
            <text:p>0.00029683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237185_1_363635785550224698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G1430]+[.F143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30]=[.G1430]+[.E1430]; 1; 0)" office:value-type="float" office:value="0" calcext:value-type="float">
            <text:p>0</text:p>
          </table:table-cell>
          <table:table-cell table:number-columns-repeated="2" office:value-type="float" office:value="0.00241899490356445" calcext:value-type="float">
            <text:p>0.00241899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60056_3_251298909840954427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31]+[.F143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31]=[.G1431]+[.E1431]; 1; 0)" office:value-type="float" office:value="1" calcext:value-type="float">
            <text:p>1</text:p>
          </table:table-cell>
          <table:table-cell table:number-columns-repeated="2" office:value-type="float" office:value="0.00272917747497559" calcext:value-type="float">
            <text:p>0.00272917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33296_0_183502554168684384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32]+[.F143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32]=[.G1432]+[.E1432]; 1; 0)" office:value-type="float" office:value="0" calcext:value-type="float">
            <text:p>0</text:p>
          </table:table-cell>
          <table:table-cell table:number-columns-repeated="2" office:value-type="float" office:value="0.00159907341003418" calcext:value-type="float">
            <text:p>0.00159907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626303_0_26637220966408764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33]+[.F143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33]=[.G1433]+[.E1433]; 1; 0)" office:value-type="float" office:value="1" calcext:value-type="float">
            <text:p>1</text:p>
          </table:table-cell>
          <table:table-cell table:number-columns-repeated="2" office:value-type="float" office:value="0.00104999542236328" calcext:value-type="float">
            <text:p>0.00104999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881233_4_90287813085494568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34]+[.F143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34]=[.G1434]+[.E1434]; 1; 0)" office:value-type="float" office:value="1" calcext:value-type="float">
            <text:p>1</text:p>
          </table:table-cell>
          <table:table-cell table:number-columns-repeated="2" office:value-type="float" office:value="0.000301837921142578" calcext:value-type="float">
            <text:p>0.00030183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37179_1_629916829655710437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35]+[.F143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35]=[.G1435]+[.E1435]; 1; 0)" office:value-type="float" office:value="1" calcext:value-type="float">
            <text:p>1</text:p>
          </table:table-cell>
          <table:table-cell table:number-columns-repeated="2" office:value-type="float" office:value="0.000410079956054688" calcext:value-type="float">
            <text:p>0.00041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643183_0_81131775992079783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36]+[.F143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36]=[.G1436]+[.E1436]; 1; 0)" office:value-type="float" office:value="1" calcext:value-type="float">
            <text:p>1</text:p>
          </table:table-cell>
          <table:table-cell table:number-columns-repeated="2" office:value-type="float" office:value="0.000309944152832031" calcext:value-type="float">
            <text:p>0.00030994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158951_0_407042394981518066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37]+[.F143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37]=[.G1437]+[.E1437]; 1; 0)" office:value-type="float" office:value="1" calcext:value-type="float">
            <text:p>1</text:p>
          </table:table-cell>
          <table:table-cell table:number-columns-repeated="2" office:value-type="float" office:value="0.000828981399536133" calcext:value-type="float">
            <text:p>0.00082898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401792_3_14341669246389126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38]+[.F143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38]=[.G1438]+[.E1438]; 1; 0)" office:value-type="float" office:value="1" calcext:value-type="float">
            <text:p>1</text:p>
          </table:table-cell>
          <table:table-cell table:number-columns-repeated="2" office:value-type="float" office:value="0.00118517875671387" calcext:value-type="float">
            <text:p>0.00118517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674610_0_631833705200969216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39]+[.F143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39]=[.G1439]+[.E1439]; 1; 0)" office:value-type="float" office:value="1" calcext:value-type="float">
            <text:p>1</text:p>
          </table:table-cell>
          <table:table-cell table:number-columns-repeated="2" office:value-type="float" office:value="0.00033116340637207" calcext:value-type="float">
            <text:p>0.00033116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596746_1_69453561077138718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440]+[.F1440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440]=[.G1440]+[.E1440]; 1; 0)" office:value-type="float" office:value="1" calcext:value-type="float">
            <text:p>1</text:p>
          </table:table-cell>
          <table:table-cell table:number-columns-repeated="2" office:value-type="float" office:value="0.00591397285461426" calcext:value-type="float">
            <text:p>0.00591397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794512_0_67541612250638483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41]+[.F144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41]=[.G1441]+[.E1441]; 1; 0)" office:value-type="float" office:value="1" calcext:value-type="float">
            <text:p>1</text:p>
          </table:table-cell>
          <table:table-cell table:number-columns-repeated="2" office:value-type="float" office:value="0.0214610099792481" calcext:value-type="float">
            <text:p>0.021461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85113_0_95603118913667574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42]+[.F144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42]=[.G1442]+[.E1442]; 1; 0)" office:value-type="float" office:value="0" calcext:value-type="float">
            <text:p>0</text:p>
          </table:table-cell>
          <table:table-cell table:number-columns-repeated="2" office:value-type="float" office:value="0.00124406814575195" calcext:value-type="float">
            <text:p>0.00124406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839808_0_569561732370168465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43]+[.F144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43]=[.G1443]+[.E1443]; 1; 0)" office:value-type="float" office:value="1" calcext:value-type="float">
            <text:p>1</text:p>
          </table:table-cell>
          <table:table-cell table:number-columns-repeated="2" office:value-type="float" office:value="0.00114011764526367" calcext:value-type="float">
            <text:p>0.0011401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670672_0_151869212745424695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urrenc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444]+[.F1444]=0; 1; 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444]=[.G1444]+[.E1444]; 1; 0)" office:value-type="float" office:value="1" calcext:value-type="float">
            <text:p>1</text:p>
          </table:table-cell>
          <table:table-cell table:number-columns-repeated="2" office:value-type="float" office:value="0.00531792640686035" calcext:value-type="float">
            <text:p>0.0053179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223460_0_83232534571196885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45]+[.F144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45]=[.G1445]+[.E1445]; 1; 0)" office:value-type="float" office:value="1" calcext:value-type="float">
            <text:p>1</text:p>
          </table:table-cell>
          <table:table-cell table:number-columns-repeated="2" office:value-type="float" office:value="0.000802993774414063" calcext:value-type="float">
            <text:p>0.0008029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164105_0_670854460422649961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46]+[.F144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46]=[.G1446]+[.E1446]; 1; 0)" office:value-type="float" office:value="1" calcext:value-type="float">
            <text:p>1</text:p>
          </table:table-cell>
          <table:table-cell table:number-columns-repeated="2" office:value-type="float" office:value="0.000314950942993164" calcext:value-type="float">
            <text:p>0.00031495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43419_0_82218759166569037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47]+[.F144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47]=[.G1447]+[.E1447]; 1; 0)" office:value-type="float" office:value="1" calcext:value-type="float">
            <text:p>1</text:p>
          </table:table-cell>
          <table:table-cell table:number-columns-repeated="2" office:value-type="float" office:value="0.000711917877197266" calcext:value-type="float">
            <text:p>0.00071191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745449_0_273652267196195543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48]+[.F144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48]=[.G1448]+[.E1448]; 1; 0)" office:value-type="float" office:value="1" calcext:value-type="float">
            <text:p>1</text:p>
          </table:table-cell>
          <table:table-cell table:number-columns-repeated="2" office:value-type="float" office:value="0.000531911849975586" calcext:value-type="float">
            <text:p>0.0005319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66286_0_183743923159989874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49]+[.F144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49]=[.G1449]+[.E1449]; 1; 0)" office:value-type="float" office:value="1" calcext:value-type="float">
            <text:p>1</text:p>
          </table:table-cell>
          <table:table-cell table:number-columns-repeated="2" office:value-type="float" office:value="0.00204300880432129" calcext:value-type="float">
            <text:p>0.0020430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886325_0_144817391268457147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50]+[.F145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50]=[.G1450]+[.E1450]; 1; 0)" office:value-type="float" office:value="0" calcext:value-type="float">
            <text:p>0</text:p>
          </table:table-cell>
          <table:table-cell table:number-columns-repeated="2" office:value-type="float" office:value="0.00205588340759277" calcext:value-type="float">
            <text:p>0.00205588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073331_0_274299234227207811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51]+[.F145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51]=[.G1451]+[.E1451]; 1; 0)" office:value-type="float" office:value="1" calcext:value-type="float">
            <text:p>1</text:p>
          </table:table-cell>
          <table:table-cell table:number-columns-repeated="2" office:value-type="float" office:value="0.000699996948242188" calcext:value-type="float">
            <text:p>0.00069999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596242_0_431893865792686459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52]+[.F145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52]=[.G1452]+[.E1452]; 1; 0)" office:value-type="float" office:value="0" calcext:value-type="float">
            <text:p>0</text:p>
          </table:table-cell>
          <table:table-cell table:number-columns-repeated="2" office:value-type="float" office:value="0.000502824783325195" calcext:value-type="float">
            <text:p>0.0005028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739978_0_14571462559610771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53]+[.F145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53]=[.G1453]+[.E1453]; 1; 0)" office:value-type="float" office:value="1" calcext:value-type="float">
            <text:p>1</text:p>
          </table:table-cell>
          <table:table-cell table:number-columns-repeated="2" office:value-type="float" office:value="0.00151181221008301" calcext:value-type="float">
            <text:p>0.00151181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134611_4_150137586006701253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54]+[.F145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54]=[.G1454]+[.E1454]; 1; 0)" office:value-type="float" office:value="1" calcext:value-type="float">
            <text:p>1</text:p>
          </table:table-cell>
          <table:table-cell table:number-columns-repeated="2" office:value-type="float" office:value="0.000691890716552734" calcext:value-type="float">
            <text:p>0.00069189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246824_0_93061354091698999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55]+[.F145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55]=[.G1455]+[.E1455]; 1; 0)" office:value-type="float" office:value="1" calcext:value-type="float">
            <text:p>1</text:p>
          </table:table-cell>
          <table:table-cell table:number-columns-repeated="2" office:value-type="float" office:value="0.0010371208190918" calcext:value-type="float">
            <text:p>0.0010371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628445_0_434592820073770409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56]+[.F145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56]=[.G1456]+[.E1456]; 1; 0)" office:value-type="float" office:value="1" calcext:value-type="float">
            <text:p>1</text:p>
          </table:table-cell>
          <table:table-cell table:number-columns-repeated="2" office:value-type="float" office:value="0.0228939056396484" calcext:value-type="float">
            <text:p>0.0228939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796471_0_144688678737751698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57]+[.F145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57]=[.G1457]+[.E1457]; 1; 0)" office:value-type="float" office:value="1" calcext:value-type="float">
            <text:p>1</text:p>
          </table:table-cell>
          <table:table-cell table:number-columns-repeated="2" office:value-type="float" office:value="0.00188708305358887" calcext:value-type="float">
            <text:p>0.00188708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240404_12_920460060775370710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Redirec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458]+[.F145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58]=[.G1458]+[.E1458]; 1; 0)" office:value-type="float" office:value="0" calcext:value-type="float">
            <text:p>0</text:p>
          </table:table-cell>
          <table:table-cell table:number-columns-repeated="2" office:value-type="float" office:value="0.0063319206237793" calcext:value-type="float">
            <text:p>0.00633192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613352_0_343748384186743879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59]+[.F145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59]=[.G1459]+[.E1459]; 1; 0)" office:value-type="float" office:value="0" calcext:value-type="float">
            <text:p>0</text:p>
          </table:table-cell>
          <table:table-cell table:number-columns-repeated="2" office:value-type="float" office:value="0.000442028045654297" calcext:value-type="float">
            <text:p>0.0004420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35538_0_603851756689324542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460]+[.F146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60]=[.G1460]+[.E1460]; 1; 0)" office:value-type="float" office:value="0" calcext:value-type="float">
            <text:p>0</text:p>
          </table:table-cell>
          <table:table-cell table:number-columns-repeated="2" office:value-type="float" office:value="0.000802993774414063" calcext:value-type="float">
            <text:p>0.0008029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2056_42_156144418076010149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61]+[.F146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61]=[.G1461]+[.E1461]; 1; 0)" office:value-type="float" office:value="1" calcext:value-type="float">
            <text:p>1</text:p>
          </table:table-cell>
          <table:table-cell table:number-columns-repeated="2" office:value-type="float" office:value="0.000411033630371094" calcext:value-type="float">
            <text:p>0.0004110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395751_3_36972270663756073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G1462]+[.F146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62]=[.G1462]+[.E1462]; 1; 0)" office:value-type="float" office:value="0" calcext:value-type="float">
            <text:p>0</text:p>
          </table:table-cell>
          <table:table-cell table:number-columns-repeated="2" office:value-type="float" office:value="0.000752925872802734" calcext:value-type="float">
            <text:p>0.00075292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948496_0_231176627430044535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63]+[.F146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63]=[.G1463]+[.E1463]; 1; 0)" office:value-type="float" office:value="1" calcext:value-type="float">
            <text:p>1</text:p>
          </table:table-cell>
          <table:table-cell table:number-columns-repeated="2" office:value-type="float" office:value="0.000293970108032227" calcext:value-type="float">
            <text:p>0.00029397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029311_0_680959335400071746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64]+[.F146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64]=[.G1464]+[.E1464]; 1; 0)" office:value-type="float" office:value="1" calcext:value-type="float">
            <text:p>1</text:p>
          </table:table-cell>
          <table:table-cell table:number-columns-repeated="2" office:value-type="float" office:value="0.000395059585571289" calcext:value-type="float">
            <text:p>0.00039505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688924_1_413796504658355791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65]+[.F146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65]=[.G1465]+[.E1465]; 1; 0)" office:value-type="float" office:value="0" calcext:value-type="float">
            <text:p>0</text:p>
          </table:table-cell>
          <table:table-cell table:number-columns-repeated="2" office:value-type="float" office:value="0.000458002090454102" calcext:value-type="float">
            <text:p>0.0004580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196941_0_710571573011431668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66]+[.F146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66]=[.G1466]+[.E1466]; 1; 0)" office:value-type="float" office:value="1" calcext:value-type="float">
            <text:p>1</text:p>
          </table:table-cell>
          <table:table-cell table:number-columns-repeated="2" office:value-type="float" office:value="0.000319957733154297" calcext:value-type="float">
            <text:p>0.00031995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810368_0_633239642459158344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67]+[.F146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67]=[.G1467]+[.E1467]; 1; 0)" office:value-type="float" office:value="0" calcext:value-type="float">
            <text:p>0</text:p>
          </table:table-cell>
          <table:table-cell table:number-columns-repeated="2" office:value-type="float" office:value="0.00105905532836914" calcext:value-type="float">
            <text:p>0.00105905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953596_6_14744173212277046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68]+[.F146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68]=[.G1468]+[.E1468]; 1; 0)" office:value-type="float" office:value="1" calcext:value-type="float">
            <text:p>1</text:p>
          </table:table-cell>
          <table:table-cell table:number-columns-repeated="2" office:value-type="float" office:value="0.000326156616210937" calcext:value-type="float">
            <text:p>0.00032615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533669_1_746303703905923982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69]+[.F146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69]=[.G1469]+[.E1469]; 1; 0)" office:value-type="float" office:value="0" calcext:value-type="float">
            <text:p>0</text:p>
          </table:table-cell>
          <table:table-cell table:number-columns-repeated="2" office:value-type="float" office:value="0.000423908233642578" calcext:value-type="float">
            <text:p>0.00042390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48515_0_804725237336866672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470]+[.F147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70]=[.G1470]+[.E1470]; 1; 0)" office:value-type="float" office:value="0" calcext:value-type="float">
            <text:p>0</text:p>
          </table:table-cell>
          <table:table-cell table:number-columns-repeated="2" office:value-type="float" office:value="0.00142002105712891" calcext:value-type="float">
            <text:p>0.00142002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588006_0_696532521544368335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71]+[.F147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71]=[.G1471]+[.E1471]; 1; 0)" office:value-type="float" office:value="1" calcext:value-type="float">
            <text:p>1</text:p>
          </table:table-cell>
          <table:table-cell table:number-columns-repeated="2" office:value-type="float" office:value="0.000762939453125" calcext:value-type="float">
            <text:p>0.00076293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984879_0_116860093259022869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|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1472]+[.F147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72]=[.G1472]+[.E1472]; 1; 0)" office:value-type="float" office:value="1" calcext:value-type="float">
            <text:p>1</text:p>
          </table:table-cell>
          <table:table-cell table:number-columns-repeated="2" office:value-type="float" office:value="0.00289702415466309" calcext:value-type="float">
            <text:p>0.00289702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360531_1_668907243145201439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73]+[.F147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73]=[.G1473]+[.E1473]; 1; 0)" office:value-type="float" office:value="1" calcext:value-type="float">
            <text:p>1</text:p>
          </table:table-cell>
          <table:table-cell table:number-columns-repeated="2" office:value-type="float" office:value="0.000304937362670898" calcext:value-type="float">
            <text:p>0.00030493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207420_0_546019450340733814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474]+[.F147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74]=[.G1474]+[.E1474]; 1; 0)" office:value-type="float" office:value="0" calcext:value-type="float">
            <text:p>0</text:p>
          </table:table-cell>
          <table:table-cell table:number-columns-repeated="2" office:value-type="float" office:value="0.00243377685546875" calcext:value-type="float">
            <text:p>0.00243377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23426_0_921357356644173198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75]+[.F147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75]=[.G1475]+[.E1475]; 1; 0)" office:value-type="float" office:value="1" calcext:value-type="float">
            <text:p>1</text:p>
          </table:table-cell>
          <table:table-cell table:number-columns-repeated="2" office:value-type="float" office:value="0.000409126281738281" calcext:value-type="float">
            <text:p>0.00040912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227492_1_866897025162773164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76]+[.F147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76]=[.G1476]+[.E1476]; 1; 0)" office:value-type="float" office:value="1" calcext:value-type="float">
            <text:p>1</text:p>
          </table:table-cell>
          <table:table-cell table:number-columns-repeated="2" office:value-type="float" office:value="0.000280857086181641" calcext:value-type="float">
            <text:p>0.00028085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299421_0_44732863482581702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77]+[.F147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77]=[.G1477]+[.E1477]; 1; 0)" office:value-type="float" office:value="0" calcext:value-type="float">
            <text:p>0</text:p>
          </table:table-cell>
          <table:table-cell table:number-columns-repeated="2" office:value-type="float" office:value="0.0018157958984375" calcext:value-type="float">
            <text:p>0.00181579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913011_0_767943784545482486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78]+[.F147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78]=[.G1478]+[.E1478]; 1; 0)" office:value-type="float" office:value="1" calcext:value-type="float">
            <text:p>1</text:p>
          </table:table-cell>
          <table:table-cell table:number-columns-repeated="2" office:value-type="float" office:value="0.000602006912231445" calcext:value-type="float">
            <text:p>0.00060200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33411_4_76725608222341196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79]+[.F147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79]=[.G1479]+[.E1479]; 1; 0)" office:value-type="float" office:value="1" calcext:value-type="float">
            <text:p>1</text:p>
          </table:table-cell>
          <table:table-cell table:number-columns-repeated="2" office:value-type="float" office:value="0.00049901008605957" calcext:value-type="float">
            <text:p>0.00049901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63358_3_654918567604341957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80]+[.F148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80]=[.G1480]+[.E1480]; 1; 0)" office:value-type="float" office:value="1" calcext:value-type="float">
            <text:p>1</text:p>
          </table:table-cell>
          <table:table-cell table:number-columns-repeated="2" office:value-type="float" office:value="0.00126194953918457" calcext:value-type="float">
            <text:p>0.00126194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33564_0_126098538469488993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81]+[.F148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81]=[.G1481]+[.E1481]; 1; 0)" office:value-type="float" office:value="1" calcext:value-type="float">
            <text:p>1</text:p>
          </table:table-cell>
          <table:table-cell table:number-columns-repeated="2" office:value-type="float" office:value="0.000486850738525391" calcext:value-type="float">
            <text:p>0.00048685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766308_0_118109877291186904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82]+[.F148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82]=[.G1482]+[.E1482]; 1; 0)" office:value-type="float" office:value="1" calcext:value-type="float">
            <text:p>1</text:p>
          </table:table-cell>
          <table:table-cell table:number-columns-repeated="2" office:value-type="float" office:value="0.000311851501464844" calcext:value-type="float">
            <text:p>0.00031185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945519_0_16511212443163333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483]+[.F148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83]=[.G1483]+[.E1483]; 1; 0)" office:value-type="float" office:value="0" calcext:value-type="float">
            <text:p>0</text:p>
          </table:table-cell>
          <table:table-cell table:number-columns-repeated="2" office:value-type="float" office:value="0.0022120475769043" calcext:value-type="float">
            <text:p>0.00221204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416049_0_104474574085157140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xmlns.com/foaf/0.1/primaryTop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84]+[.F148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84]=[.G1484]+[.E1484]; 1; 0)" office:value-type="float" office:value="1" calcext:value-type="float">
            <text:p>1</text:p>
          </table:table-cell>
          <table:table-cell table:number-columns-repeated="2" office:value-type="float" office:value="0.00135898590087891" calcext:value-type="float">
            <text:p>0.00135898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971384_0_731084237081796438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85]+[.F148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85]=[.G1485]+[.E1485]; 1; 0)" office:value-type="float" office:value="1" calcext:value-type="float">
            <text:p>1</text:p>
          </table:table-cell>
          <table:table-cell table:number-columns-repeated="2" office:value-type="float" office:value="0.000434160232543945" calcext:value-type="float">
            <text:p>0.00043416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69691_0_44279966601877391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86]+[.F148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86]=[.G1486]+[.E1486]; 1; 0)" office:value-type="float" office:value="0" calcext:value-type="float">
            <text:p>0</text:p>
          </table:table-cell>
          <table:table-cell table:number-columns-repeated="2" office:value-type="float" office:value="0.0101640224456787" calcext:value-type="float">
            <text:p>0.0101640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040737_14_85562972093836416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87]+[.F148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87]=[.G1487]+[.E1487]; 1; 0)" office:value-type="float" office:value="1" calcext:value-type="float">
            <text:p>1</text:p>
          </table:table-cell>
          <table:table-cell table:number-columns-repeated="2" office:value-type="float" office:value="0.000735998153686523" calcext:value-type="float">
            <text:p>0.00073599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677274_3_640781339976786093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88]+[.F148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88]=[.G1488]+[.E1488]; 1; 0)" office:value-type="float" office:value="1" calcext:value-type="float">
            <text:p>1</text:p>
          </table:table-cell>
          <table:table-cell table:number-columns-repeated="2" office:value-type="float" office:value="0.00226092338562012" calcext:value-type="float">
            <text:p>0.00226092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201321_0_809036710525035616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89]+[.F148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89]=[.G1489]+[.E1489]; 1; 0)" office:value-type="float" office:value="1" calcext:value-type="float">
            <text:p>1</text:p>
          </table:table-cell>
          <table:table-cell table:number-columns-repeated="2" office:value-type="float" office:value="0.000377178192138672" calcext:value-type="float">
            <text:p>0.00037717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22349_1_847723637397098129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90]+[.F149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90]=[.G1490]+[.E1490]; 1; 0)" office:value-type="float" office:value="1" calcext:value-type="float">
            <text:p>1</text:p>
          </table:table-cell>
          <table:table-cell table:number-columns-repeated="2" office:value-type="float" office:value="0.000501871109008789" calcext:value-type="float">
            <text:p>0.00050187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454446_0_123891488327976648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91]+[.F149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91]=[.G1491]+[.E1491]; 1; 0)" office:value-type="float" office:value="1" calcext:value-type="float">
            <text:p>1</text:p>
          </table:table-cell>
          <table:table-cell table:number-columns-repeated="2" office:value-type="float" office:value="0.00986909866333008" calcext:value-type="float">
            <text:p>0.00986909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932842_0_504284360364584366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dbpedia.org/ontology/thumbnai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1492]+[.F149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92]=[.G1492]+[.E1492]; 1; 0)" office:value-type="float" office:value="1" calcext:value-type="float">
            <text:p>1</text:p>
          </table:table-cell>
          <table:table-cell table:number-columns-repeated="2" office:value-type="float" office:value="0.000603914260864258" calcext:value-type="float">
            <text:p>0.00060391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761092_0_455520056376744878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93]+[.F149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93]=[.G1493]+[.E1493]; 1; 0)" office:value-type="float" office:value="1" calcext:value-type="float">
            <text:p>1</text:p>
          </table:table-cell>
          <table:table-cell table:number-columns-repeated="2" office:value-type="float" office:value="0.000468015670776367" calcext:value-type="float">
            <text:p>0.00046801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49108_0_523840535578970434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94]+[.F149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94]=[.G1494]+[.E1494]; 1; 0)" office:value-type="float" office:value="0" calcext:value-type="float">
            <text:p>0</text:p>
          </table:table-cell>
          <table:table-cell table:number-columns-repeated="2" office:value-type="float" office:value="0.000735044479370117" calcext:value-type="float">
            <text:p>0.00073504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75467_3_471825524050491898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95]+[.F149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95]=[.G1495]+[.E1495]; 1; 0)" office:value-type="float" office:value="1" calcext:value-type="float">
            <text:p>1</text:p>
          </table:table-cell>
          <table:table-cell table:number-columns-repeated="2" office:value-type="float" office:value="0.00108098983764648" calcext:value-type="float">
            <text:p>0.00108098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473781_0_653535862628925137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96]+[.F149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96]=[.G1496]+[.E1496]; 1; 0)" office:value-type="float" office:value="1" calcext:value-type="float">
            <text:p>1</text:p>
          </table:table-cell>
          <table:table-cell table:number-columns-repeated="2" office:value-type="float" office:value="0.000398874282836914" calcext:value-type="float">
            <text:p>0.00039887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72322_0_315036693608277723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1497]+[.F149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97]=[.G1497]+[.E1497]; 1; 0)" office:value-type="float" office:value="1" calcext:value-type="float">
            <text:p>1</text:p>
          </table:table-cell>
          <table:table-cell table:number-columns-repeated="2" office:value-type="float" office:value="0.000657081604003906" calcext:value-type="float">
            <text:p>0.0006570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709164_0_31793703350981236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498]+[.F149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498]=[.G1498]+[.E1498]; 1; 0)" office:value-type="float" office:value="1" calcext:value-type="float">
            <text:p>1</text:p>
          </table:table-cell>
          <table:table-cell table:number-columns-repeated="2" office:value-type="float" office:value="0.000640153884887695" calcext:value-type="float">
            <text:p>0.00064015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49915_6_909319403147454103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499]+[.F149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499]=[.G1499]+[.E1499]; 1; 0)" office:value-type="float" office:value="0" calcext:value-type="float">
            <text:p>0</text:p>
          </table:table-cell>
          <table:table-cell table:number-columns-repeated="2" office:value-type="float" office:value="0.00392913818359375" calcext:value-type="float">
            <text:p>0.00392913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904517_0_544167310713742986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00]+[.F150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00]=[.G1500]+[.E1500]; 1; 0)" office:value-type="float" office:value="1" calcext:value-type="float">
            <text:p>1</text:p>
          </table:table-cell>
          <table:table-cell table:number-columns-repeated="2" office:value-type="float" office:value="0.000309944152832031" calcext:value-type="float">
            <text:p>0.00030994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964940_0_731780993781454644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01]+[.F150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01]=[.G1501]+[.E1501]; 1; 0)" office:value-type="float" office:value="1" calcext:value-type="float">
            <text:p>1</text:p>
          </table:table-cell>
          <table:table-cell table:number-columns-repeated="2" office:value-type="float" office:value="0.0012049674987793" calcext:value-type="float">
            <text:p>0.00120496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431189_9_824726721723609524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02]+[.F150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02]=[.G1502]+[.E1502]; 1; 0)" office:value-type="float" office:value="1" calcext:value-type="float">
            <text:p>1</text:p>
          </table:table-cell>
          <table:table-cell table:number-columns-repeated="2" office:value-type="float" office:value="0.000481843948364258" calcext:value-type="float">
            <text:p>0.00048184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250380_0_770955174307397894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indu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503]+[.F150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03]=[.G1503]+[.E1503]; 1; 0)" office:value-type="float" office:value="0" calcext:value-type="float">
            <text:p>0</text:p>
          </table:table-cell>
          <table:table-cell table:number-columns-repeated="2" office:value-type="float" office:value="0.00193095207214355" calcext:value-type="float">
            <text:p>0.00193095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60650_3_883340896854690543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04]+[.F150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04]=[.G1504]+[.E1504]; 1; 0)" office:value-type="float" office:value="1" calcext:value-type="float">
            <text:p>1</text:p>
          </table:table-cell>
          <table:table-cell table:number-columns-repeated="2" office:value-type="float" office:value="0.00227808952331543" calcext:value-type="float">
            <text:p>0.00227808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552924_1_848955685521837973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05]+[.F150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05]=[.G1505]+[.E1505]; 1; 0)" office:value-type="float" office:value="1" calcext:value-type="float">
            <text:p>1</text:p>
          </table:table-cell>
          <table:table-cell table:number-columns-repeated="2" office:value-type="float" office:value="0.00130987167358398" calcext:value-type="float">
            <text:p>0.00130987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142239_1_457810510478307560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06]+[.F150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06]=[.G1506]+[.E1506]; 1; 0)" office:value-type="float" office:value="0" calcext:value-type="float">
            <text:p>0</text:p>
          </table:table-cell>
          <table:table-cell table:number-columns-repeated="2" office:value-type="float" office:value="0.00143814086914063" calcext:value-type="float">
            <text:p>0.00143814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618030_0_248862561642979402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07]+[.F150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07]=[.G1507]+[.E1507]; 1; 0)" office:value-type="float" office:value="1" calcext:value-type="float">
            <text:p>1</text:p>
          </table:table-cell>
          <table:table-cell table:number-columns-repeated="2" office:value-type="float" office:value="0.000316858291625977" calcext:value-type="float">
            <text:p>0.00031685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238008_1_194059984648825011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08]+[.F150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08]=[.G1508]+[.E1508]; 1; 0)" office:value-type="float" office:value="1" calcext:value-type="float">
            <text:p>1</text:p>
          </table:table-cell>
          <table:table-cell table:number-columns-repeated="2" office:value-type="float" office:value="0.00367188453674316" calcext:value-type="float">
            <text:p>0.00367188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086084_0_312766053098991672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feastDay|http://dbpedia.org/property/feastDay|http://dbpedia.org/property/feastDay|http://dbpedia.org/property/needed|http://dbpedia.org/property/feastDa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G1509]+[.F150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09]=[.G1509]+[.E1509]; 1; 0)" office:value-type="float" office:value="1" calcext:value-type="float">
            <text:p>1</text:p>
          </table:table-cell>
          <table:table-cell table:number-columns-repeated="2" office:value-type="float" office:value="0.00125384330749512" calcext:value-type="float">
            <text:p>0.00125384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24327_1_14211260322536292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10]+[.F151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10]=[.G1510]+[.E1510]; 1; 0)" office:value-type="float" office:value="1" calcext:value-type="float">
            <text:p>1</text:p>
          </table:table-cell>
          <table:table-cell table:number-columns-repeated="2" office:value-type="float" office:value="0.000286102294921875" calcext:value-type="float">
            <text:p>0.00028610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117509_3_84619288727688771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11]+[.F151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11]=[.G1511]+[.E1511]; 1; 0)" office:value-type="float" office:value="1" calcext:value-type="float">
            <text:p>1</text:p>
          </table:table-cell>
          <table:table-cell table:number-columns-repeated="2" office:value-type="float" office:value="0.00211095809936523" calcext:value-type="float">
            <text:p>0.00211095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6145_0_323899084212651352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12]+[.F151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12]=[.G1512]+[.E1512]; 1; 0)" office:value-type="float" office:value="1" calcext:value-type="float">
            <text:p>1</text:p>
          </table:table-cell>
          <table:table-cell table:number-columns-repeated="2" office:value-type="float" office:value="0.00037384033203125" calcext:value-type="float">
            <text:p>0.00037384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314702_0_52700854367461173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georss.org/georss/point|http://dbpedia.org/property/currenc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513]+[.F151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13]=[.G1513]+[.E1513]; 1; 0)" office:value-type="float" office:value="0" calcext:value-type="float">
            <text:p>0</text:p>
          </table:table-cell>
          <table:table-cell table:number-columns-repeated="2" office:value-type="float" office:value="0.00215315818786621" calcext:value-type="float">
            <text:p>0.00215315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294693_0_759354070794998888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14]+[.F151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14]=[.G1514]+[.E1514]; 1; 0)" office:value-type="float" office:value="0" calcext:value-type="float">
            <text:p>0</text:p>
          </table:table-cell>
          <table:table-cell table:number-columns-repeated="2" office:value-type="float" office:value="0.0015411376953125" calcext:value-type="float">
            <text:p>0.00154113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108311_9_231636358929415251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15]+[.F151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15]=[.G1515]+[.E1515]; 1; 0)" office:value-type="float" office:value="1" calcext:value-type="float">
            <text:p>1</text:p>
          </table:table-cell>
          <table:table-cell table:number-columns-repeated="2" office:value-type="float" office:value="0.00222492218017578" calcext:value-type="float">
            <text:p>0.00222492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107023_0_127308906431131908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16]+[.F151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16]=[.G1516]+[.E1516]; 1; 0)" office:value-type="float" office:value="0" calcext:value-type="float">
            <text:p>0</text:p>
          </table:table-cell>
          <table:table-cell table:number-columns-repeated="2" office:value-type="float" office:value="0.00528097152709961" calcext:value-type="float">
            <text:p>0.00528097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806167_0_705644087361583058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17]+[.F151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17]=[.G1517]+[.E1517]; 1; 0)" office:value-type="float" office:value="1" calcext:value-type="float">
            <text:p>1</text:p>
          </table:table-cell>
          <table:table-cell table:number-columns-repeated="2" office:value-type="float" office:value="0.000777006149291992" calcext:value-type="float">
            <text:p>0.00077700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132741_1_266641419243018644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18]+[.F151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18]=[.G1518]+[.E1518]; 1; 0)" office:value-type="float" office:value="1" calcext:value-type="float">
            <text:p>1</text:p>
          </table:table-cell>
          <table:table-cell table:number-columns-repeated="2" office:value-type="float" office:value="0.000784873962402344" calcext:value-type="float">
            <text:p>0.0007848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891288_0_11175410470124059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19]+[.F151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19]=[.G1519]+[.E1519]; 1; 0)" office:value-type="float" office:value="0" calcext:value-type="float">
            <text:p>0</text:p>
          </table:table-cell>
          <table:table-cell table:number-columns-repeated="2" office:value-type="float" office:value="0.00342202186584473" calcext:value-type="float">
            <text:p>0.00342202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104047_0_864065900058524802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20]+[.F152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20]=[.G1520]+[.E1520]; 1; 0)" office:value-type="float" office:value="1" calcext:value-type="float">
            <text:p>1</text:p>
          </table:table-cell>
          <table:table-cell table:number-columns-repeated="2" office:value-type="float" office:value="0.000292062759399414" calcext:value-type="float">
            <text:p>0.00029206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9947_0_65599943806776466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21]+[.F152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21]=[.G1521]+[.E1521]; 1; 0)" office:value-type="float" office:value="0" calcext:value-type="float">
            <text:p>0</text:p>
          </table:table-cell>
          <table:table-cell table:number-columns-repeated="2" office:value-type="float" office:value="0.000388860702514648" calcext:value-type="float">
            <text:p>0.00038886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961730_0_13444671619908596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522]+[.F152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22]=[.G1522]+[.E1522]; 1; 0)" office:value-type="float" office:value="0" calcext:value-type="float">
            <text:p>0</text:p>
          </table:table-cell>
          <table:table-cell table:number-columns-repeated="2" office:value-type="float" office:value="0.00530195236206055" calcext:value-type="float">
            <text:p>0.00530195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891639_0_329995763163112294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23]+[.F152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23]=[.G1523]+[.E1523]; 1; 0)" office:value-type="float" office:value="0" calcext:value-type="float">
            <text:p>0</text:p>
          </table:table-cell>
          <table:table-cell table:number-columns-repeated="2" office:value-type="float" office:value="0.00134992599487305" calcext:value-type="float">
            <text:p>0.0013499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157785_0_82607519705306127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24]+[.F152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24]=[.G1524]+[.E1524]; 1; 0)" office:value-type="float" office:value="1" calcext:value-type="float">
            <text:p>1</text:p>
          </table:table-cell>
          <table:table-cell table:number-columns-repeated="2" office:value-type="float" office:value="0.000319004058837891" calcext:value-type="float">
            <text:p>0.00031900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98373_0_78132293480129339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25]+[.F152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25]=[.G1525]+[.E1525]; 1; 0)" office:value-type="float" office:value="0" calcext:value-type="float">
            <text:p>0</text:p>
          </table:table-cell>
          <table:table-cell table:number-columns-repeated="2" office:value-type="float" office:value="0.00074005126953125" calcext:value-type="float">
            <text:p>0.0007400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090460_0_547810032267292905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26]+[.F152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26]=[.G1526]+[.E1526]; 1; 0)" office:value-type="float" office:value="1" calcext:value-type="float">
            <text:p>1</text:p>
          </table:table-cell>
          <table:table-cell table:number-columns-repeated="2" office:value-type="float" office:value="0.000865936279296875" calcext:value-type="float">
            <text:p>0.00086593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572868_1_34021699669686582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birthPl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527]+[.F152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27]=[.G1527]+[.E1527]; 1; 0)" office:value-type="float" office:value="0" calcext:value-type="float">
            <text:p>0</text:p>
          </table:table-cell>
          <table:table-cell table:number-columns-repeated="2" office:value-type="float" office:value="0.00249099731445312" calcext:value-type="float">
            <text:p>0.00249099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036779_0_56081058675601830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28]+[.F152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28]=[.G1528]+[.E1528]; 1; 0)" office:value-type="float" office:value="0" calcext:value-type="float">
            <text:p>0</text:p>
          </table:table-cell>
          <table:table-cell table:number-columns-repeated="2" office:value-type="float" office:value="0.00126290321350098" calcext:value-type="float">
            <text:p>0.0012629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3643_0_850336333455751453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29]+[.F152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29]=[.G1529]+[.E1529]; 1; 0)" office:value-type="float" office:value="1" calcext:value-type="float">
            <text:p>1</text:p>
          </table:table-cell>
          <table:table-cell table:number-columns-repeated="2" office:value-type="float" office:value="0.000369071960449219" calcext:value-type="float">
            <text:p>0.000369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764224_0_51574418913038410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1530]+[.F153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30]=[.G1530]+[.E1530]; 1; 0)" office:value-type="float" office:value="1" calcext:value-type="float">
            <text:p>1</text:p>
          </table:table-cell>
          <table:table-cell table:number-columns-repeated="2" office:value-type="float" office:value="0.000419855117797852" calcext:value-type="float">
            <text:p>0.00041985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318057_0_5067975759993233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31]+[.F153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31]=[.G1531]+[.E1531]; 1; 0)" office:value-type="float" office:value="0" calcext:value-type="float">
            <text:p>0</text:p>
          </table:table-cell>
          <table:table-cell table:number-columns-repeated="2" office:value-type="float" office:value="0.00721096992492676" calcext:value-type="float">
            <text:p>0.00721096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467793_0_37993941091312126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32]+[.F153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32]=[.G1532]+[.E1532]; 1; 0)" office:value-type="float" office:value="1" calcext:value-type="float">
            <text:p>1</text:p>
          </table:table-cell>
          <table:table-cell table:number-columns-repeated="2" office:value-type="float" office:value="0.000528097152709961" calcext:value-type="float">
            <text:p>0.00052809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08072_0_471736272235886422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33]+[.F153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33]=[.G1533]+[.E1533]; 1; 0)" office:value-type="float" office:value="1" calcext:value-type="float">
            <text:p>1</text:p>
          </table:table-cell>
          <table:table-cell table:number-columns-repeated="2" office:value-type="float" office:value="0.00434684753417969" calcext:value-type="float">
            <text:p>0.00434684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375718_0_595533990222683003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34]+[.F153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34]=[.G1534]+[.E1534]; 1; 0)" office:value-type="float" office:value="1" calcext:value-type="float">
            <text:p>1</text:p>
          </table:table-cell>
          <table:table-cell table:number-columns-repeated="2" office:value-type="float" office:value="0.000282049179077148" calcext:value-type="float">
            <text:p>0.00028204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537082_0_778969431327101690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35]+[.F153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35]=[.G1535]+[.E1535]; 1; 0)" office:value-type="float" office:value="0" calcext:value-type="float">
            <text:p>0</text:p>
          </table:table-cell>
          <table:table-cell table:number-columns-repeated="2" office:value-type="float" office:value="0.000910043716430664" calcext:value-type="float">
            <text:p>0.00091004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006562_0_317746126677179428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36]+[.F153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36]=[.G1536]+[.E1536]; 1; 0)" office:value-type="float" office:value="0" calcext:value-type="float">
            <text:p>0</text:p>
          </table:table-cell>
          <table:table-cell table:number-columns-repeated="2" office:value-type="float" office:value="0.00424003601074219" calcext:value-type="float">
            <text:p>0.0042400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688745_0_586517367757089651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|http://dbpedia.org/ontology/nationali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537]+[.F153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37]=[.G1537]+[.E1537]; 1; 0)" office:value-type="float" office:value="0" calcext:value-type="float">
            <text:p>0</text:p>
          </table:table-cell>
          <table:table-cell table:number-columns-repeated="2" office:value-type="float" office:value="0.00858688354492188" calcext:value-type="float">
            <text:p>0.00858688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885013_0_40921969166912509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38]+[.F153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38]=[.G1538]+[.E1538]; 1; 0)" office:value-type="float" office:value="0" calcext:value-type="float">
            <text:p>0</text:p>
          </table:table-cell>
          <table:table-cell table:number-columns-repeated="2" office:value-type="float" office:value="0.00522899627685547" calcext:value-type="float">
            <text:p>0.00522899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890270_9_329309714186909409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39]+[.F153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39]=[.G1539]+[.E1539]; 1; 0)" office:value-type="float" office:value="0" calcext:value-type="float">
            <text:p>0</text:p>
          </table:table-cell>
          <table:table-cell table:number-columns-repeated="2" office:value-type="float" office:value="0.000828027725219727" calcext:value-type="float">
            <text:p>0.00082802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82838_3_701994581742311764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40]+[.F154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40]=[.G1540]+[.E1540]; 1; 0)" office:value-type="float" office:value="0" calcext:value-type="float">
            <text:p>0</text:p>
          </table:table-cell>
          <table:table-cell table:number-columns-repeated="2" office:value-type="float" office:value="0.000594139099121094" calcext:value-type="float">
            <text:p>0.00059413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164259_0_913865761583519785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41]+[.F154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41]=[.G1541]+[.E1541]; 1; 0)" office:value-type="float" office:value="1" calcext:value-type="float">
            <text:p>1</text:p>
          </table:table-cell>
          <table:table-cell table:number-columns-repeated="2" office:value-type="float" office:value="0.000690937042236328" calcext:value-type="float">
            <text:p>0.0006909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514612_0_30184396499425262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42]+[.F154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42]=[.G1542]+[.E1542]; 1; 0)" office:value-type="float" office:value="1" calcext:value-type="float">
            <text:p>1</text:p>
          </table:table-cell>
          <table:table-cell table:number-columns-repeated="2" office:value-type="float" office:value="0.000871181488037109" calcext:value-type="float">
            <text:p>0.00087118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242003_5_484757198331303336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43]+[.F154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43]=[.G1543]+[.E1543]; 1; 0)" office:value-type="float" office:value="0" calcext:value-type="float">
            <text:p>0</text:p>
          </table:table-cell>
          <table:table-cell table:number-columns-repeated="2" office:value-type="float" office:value="0.000830888748168945" calcext:value-type="float">
            <text:p>0.00083088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010885_0_293761791739577169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44]+[.F154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44]=[.G1544]+[.E1544]; 1; 0)" office:value-type="float" office:value="1" calcext:value-type="float">
            <text:p>1</text:p>
          </table:table-cell>
          <table:table-cell table:number-columns-repeated="2" office:value-type="float" office:value="0.000607967376708984" calcext:value-type="float">
            <text:p>0.00060796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657269_1_516123125074102895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45]+[.F154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45]=[.G1545]+[.E1545]; 1; 0)" office:value-type="float" office:value="0" calcext:value-type="float">
            <text:p>0</text:p>
          </table:table-cell>
          <table:table-cell table:number-columns-repeated="2" office:value-type="float" office:value="0.000408172607421875" calcext:value-type="float">
            <text:p>0.00040817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662505_0_86678056806421110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46]+[.F154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46]=[.G1546]+[.E1546]; 1; 0)" office:value-type="float" office:value="0" calcext:value-type="float">
            <text:p>0</text:p>
          </table:table-cell>
          <table:table-cell table:number-columns-repeated="2" office:value-type="float" office:value="0.000712871551513672" calcext:value-type="float">
            <text:p>0.00071287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480532_0_632796026974769478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47]+[.F154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47]=[.G1547]+[.E1547]; 1; 0)" office:value-type="float" office:value="1" calcext:value-type="float">
            <text:p>1</text:p>
          </table:table-cell>
          <table:table-cell table:number-columns-repeated="2" office:value-type="float" office:value="0.000451087951660156" calcext:value-type="float">
            <text:p>0.000451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505151_3_467414855023670382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48]+[.F154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48]=[.G1548]+[.E1548]; 1; 0)" office:value-type="float" office:value="1" calcext:value-type="float">
            <text:p>1</text:p>
          </table:table-cell>
          <table:table-cell table:number-columns-repeated="2" office:value-type="float" office:value="0.00101590156555176" calcext:value-type="float">
            <text:p>0.0010159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519570_0_59200529860524480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49]+[.F154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49]=[.G1549]+[.E1549]; 1; 0)" office:value-type="float" office:value="0" calcext:value-type="float">
            <text:p>0</text:p>
          </table:table-cell>
          <table:table-cell table:number-columns-repeated="2" office:value-type="float" office:value="0.000890970230102539" calcext:value-type="float">
            <text:p>0.00089097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916747_0_162394922612568348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50]+[.F155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50]=[.G1550]+[.E1550]; 1; 0)" office:value-type="float" office:value="1" calcext:value-type="float">
            <text:p>1</text:p>
          </table:table-cell>
          <table:table-cell table:number-columns-repeated="2" office:value-type="float" office:value="0.000520944595336914" calcext:value-type="float">
            <text:p>0.0005209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168674_0_62049460051106636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51]+[.F155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51]=[.G1551]+[.E1551]; 1; 0)" office:value-type="float" office:value="0" calcext:value-type="float">
            <text:p>0</text:p>
          </table:table-cell>
          <table:table-cell table:number-columns-repeated="2" office:value-type="float" office:value="0.0004119873046875" calcext:value-type="float">
            <text:p>0.00041198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575189_0_636569201594140948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52]+[.F155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52]=[.G1552]+[.E1552]; 1; 0)" office:value-type="float" office:value="1" calcext:value-type="float">
            <text:p>1</text:p>
          </table:table-cell>
          <table:table-cell table:number-columns-repeated="2" office:value-type="float" office:value="0.00131797790527344" calcext:value-type="float">
            <text:p>0.00131797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54950_0_736966987183780942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53]+[.F155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53]=[.G1553]+[.E1553]; 1; 0)" office:value-type="float" office:value="1" calcext:value-type="float">
            <text:p>1</text:p>
          </table:table-cell>
          <table:table-cell table:number-columns-repeated="2" office:value-type="float" office:value="0.000715017318725586" calcext:value-type="float">
            <text:p>0.00071501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622731_0_798499975851460520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54]+[.F155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54]=[.G1554]+[.E1554]; 1; 0)" office:value-type="float" office:value="1" calcext:value-type="float">
            <text:p>1</text:p>
          </table:table-cell>
          <table:table-cell table:number-columns-repeated="2" office:value-type="float" office:value="0.00127196311950684" calcext:value-type="float">
            <text:p>0.00127196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902752_0_860721481444538509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55]+[.F155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55]=[.G1555]+[.E1555]; 1; 0)" office:value-type="float" office:value="1" calcext:value-type="float">
            <text:p>1</text:p>
          </table:table-cell>
          <table:table-cell table:number-columns-repeated="2" office:value-type="float" office:value="0.000784158706665039" calcext:value-type="float">
            <text:p>0.00078415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646666_0_580259811217130320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56]+[.F155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56]=[.G1556]+[.E1556]; 1; 0)" office:value-type="float" office:value="0" calcext:value-type="float">
            <text:p>0</text:p>
          </table:table-cell>
          <table:table-cell table:number-columns-repeated="2" office:value-type="float" office:value="0.0004730224609375" calcext:value-type="float">
            <text:p>0.00047302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336061_0_745184428785133465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57]+[.F155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57]=[.G1557]+[.E1557]; 1; 0)" office:value-type="float" office:value="1" calcext:value-type="float">
            <text:p>1</text:p>
          </table:table-cell>
          <table:table-cell table:number-columns-repeated="2" office:value-type="float" office:value="0.000538110733032227" calcext:value-type="float">
            <text:p>0.00053811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168879_2_782681534155832610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58]+[.F155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58]=[.G1558]+[.E1558]; 1; 0)" office:value-type="float" office:value="1" calcext:value-type="float">
            <text:p>1</text:p>
          </table:table-cell>
          <table:table-cell table:number-columns-repeated="2" office:value-type="float" office:value="0.000566005706787109" calcext:value-type="float">
            <text:p>0.00056600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944275_0_359553903229787661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lo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559]+[.F155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59]=[.G1559]+[.E1559]; 1; 0)" office:value-type="float" office:value="0" calcext:value-type="float">
            <text:p>0</text:p>
          </table:table-cell>
          <table:table-cell table:number-columns-repeated="2" office:value-type="float" office:value="0.00732278823852539" calcext:value-type="float">
            <text:p>0.00732278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802090_0_646048191741558028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60]+[.F156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60]=[.G1560]+[.E1560]; 1; 0)" office:value-type="float" office:value="1" calcext:value-type="float">
            <text:p>1</text:p>
          </table:table-cell>
          <table:table-cell table:number-columns-repeated="2" office:value-type="float" office:value="0.000344991683959961" calcext:value-type="float">
            <text:p>0.00034499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834572_0_826838695983095240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61]+[.F156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61]=[.G1561]+[.E1561]; 1; 0)" office:value-type="float" office:value="1" calcext:value-type="float">
            <text:p>1</text:p>
          </table:table-cell>
          <table:table-cell table:number-columns-repeated="2" office:value-type="float" office:value="0.000409841537475586" calcext:value-type="float">
            <text:p>0.00040984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456681_0_473594254643905044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62]+[.F156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62]=[.G1562]+[.E1562]; 1; 0)" office:value-type="float" office:value="1" calcext:value-type="float">
            <text:p>1</text:p>
          </table:table-cell>
          <table:table-cell table:number-columns-repeated="2" office:value-type="float" office:value="0.000590801239013672" calcext:value-type="float">
            <text:p>0.00059080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534416_0_718449286443433190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63]+[.F156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63]=[.G1563]+[.E1563]; 1; 0)" office:value-type="float" office:value="1" calcext:value-type="float">
            <text:p>1</text:p>
          </table:table-cell>
          <table:table-cell table:number-columns-repeated="2" office:value-type="float" office:value="0.000796079635620117" calcext:value-type="float">
            <text:p>0.00079607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003444_33_128853220949186720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64]+[.F156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64]=[.G1564]+[.E1564]; 1; 0)" office:value-type="float" office:value="1" calcext:value-type="float">
            <text:p>1</text:p>
          </table:table-cell>
          <table:table-cell table:number-columns-repeated="2" office:value-type="float" office:value="0.000273942947387695" calcext:value-type="float">
            <text:p>0.00027394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87596_5_267094763049046220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65]+[.F156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65]=[.G1565]+[.E1565]; 1; 0)" office:value-type="float" office:value="1" calcext:value-type="float">
            <text:p>1</text:p>
          </table:table-cell>
          <table:table-cell table:number-columns-repeated="2" office:value-type="float" office:value="0.000688076019287109" calcext:value-type="float">
            <text:p>0.0006880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810207_0_559604269409077146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66]+[.F156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66]=[.G1566]+[.E1566]; 1; 0)" office:value-type="float" office:value="1" calcext:value-type="float">
            <text:p>1</text:p>
          </table:table-cell>
          <table:table-cell table:number-columns-repeated="2" office:value-type="float" office:value="0.000792026519775391" calcext:value-type="float">
            <text:p>0.00079202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806029_0_75441273404897028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67]+[.F156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67]=[.G1567]+[.E1567]; 1; 0)" office:value-type="float" office:value="1" calcext:value-type="float">
            <text:p>1</text:p>
          </table:table-cell>
          <table:table-cell table:number-columns-repeated="2" office:value-type="float" office:value="0.00155186653137207" calcext:value-type="float">
            <text:p>0.00155186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908280_0_770547472326901015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68]+[.F156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68]=[.G1568]+[.E1568]; 1; 0)" office:value-type="float" office:value="1" calcext:value-type="float">
            <text:p>1</text:p>
          </table:table-cell>
          <table:table-cell table:number-columns-repeated="2" office:value-type="float" office:value="0.0016028881072998" calcext:value-type="float">
            <text:p>0.00160288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645700_8_479538087563500206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69]+[.F156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69]=[.G1569]+[.E1569]; 1; 0)" office:value-type="float" office:value="1" calcext:value-type="float">
            <text:p>1</text:p>
          </table:table-cell>
          <table:table-cell table:number-columns-repeated="2" office:value-type="float" office:value="0.000789165496826172" calcext:value-type="float">
            <text:p>0.00078916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509511_30_714949963601488305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70]+[.F157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70]=[.G1570]+[.E1570]; 1; 0)" office:value-type="float" office:value="1" calcext:value-type="float">
            <text:p>1</text:p>
          </table:table-cell>
          <table:table-cell table:number-columns-repeated="2" office:value-type="float" office:value="0.000535011291503906" calcext:value-type="float">
            <text:p>0.0005350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979484_0_716300889849495688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1571]+[.F157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71]=[.G1571]+[.E1571]; 1; 0)" office:value-type="float" office:value="1" calcext:value-type="float">
            <text:p>1</text:p>
          </table:table-cell>
          <table:table-cell table:number-columns-repeated="2" office:value-type="float" office:value="0.000655889511108398" calcext:value-type="float">
            <text:p>0.00065588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89822_6_37462404431415126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72]+[.F157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72]=[.G1572]+[.E1572]; 1; 0)" office:value-type="float" office:value="1" calcext:value-type="float">
            <text:p>1</text:p>
          </table:table-cell>
          <table:table-cell table:number-columns-repeated="2" office:value-type="float" office:value="0.000792026519775391" calcext:value-type="float">
            <text:p>0.00079202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669943_0_1462307275309756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73]+[.F157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73]=[.G1573]+[.E1573]; 1; 0)" office:value-type="float" office:value="0" calcext:value-type="float">
            <text:p>0</text:p>
          </table:table-cell>
          <table:table-cell table:number-columns-repeated="2" office:value-type="float" office:value="0.00335311889648438" calcext:value-type="float">
            <text:p>0.00335311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86514_7_5094583131055418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74]+[.F157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74]=[.G1574]+[.E1574]; 1; 0)" office:value-type="float" office:value="1" calcext:value-type="float">
            <text:p>1</text:p>
          </table:table-cell>
          <table:table-cell table:number-columns-repeated="2" office:value-type="float" office:value="0.000586986541748047" calcext:value-type="float">
            <text:p>0.00058698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21467_0_699833919393346534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75]+[.F157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75]=[.G1575]+[.E1575]; 1; 0)" office:value-type="float" office:value="1" calcext:value-type="float">
            <text:p>1</text:p>
          </table:table-cell>
          <table:table-cell table:number-columns-repeated="2" office:value-type="float" office:value="0.000559806823730469" calcext:value-type="float">
            <text:p>0.00055980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25681_6_564758357658031744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576]+[.F1576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576]=[.G1576]+[.E1576]; 1; 0)" office:value-type="float" office:value="1" calcext:value-type="float">
            <text:p>1</text:p>
          </table:table-cell>
          <table:table-cell table:number-columns-repeated="2" office:value-type="float" office:value="0.00386595726013184" calcext:value-type="float">
            <text:p>0.00386595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084079_0_45325449489825640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77]+[.F157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77]=[.G1577]+[.E1577]; 1; 0)" office:value-type="float" office:value="0" calcext:value-type="float">
            <text:p>0</text:p>
          </table:table-cell>
          <table:table-cell table:number-columns-repeated="2" office:value-type="float" office:value="0.0014491081237793" calcext:value-type="float">
            <text:p>0.00144910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626528_1_516991762322587669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78]+[.F157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78]=[.G1578]+[.E1578]; 1; 0)" office:value-type="float" office:value="1" calcext:value-type="float">
            <text:p>1</text:p>
          </table:table-cell>
          <table:table-cell table:number-columns-repeated="2" office:value-type="float" office:value="0.00049591064453125" calcext:value-type="float">
            <text:p>0.00049591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62272_0_349940442721338797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79]+[.F157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79]=[.G1579]+[.E1579]; 1; 0)" office:value-type="float" office:value="1" calcext:value-type="float">
            <text:p>1</text:p>
          </table:table-cell>
          <table:table-cell table:number-columns-repeated="2" office:value-type="float" office:value="0.000886917114257813" calcext:value-type="float">
            <text:p>0.00088691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873113_0_31915104980777497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80]+[.F158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80]=[.G1580]+[.E1580]; 1; 0)" office:value-type="float" office:value="1" calcext:value-type="float">
            <text:p>1</text:p>
          </table:table-cell>
          <table:table-cell table:number-columns-repeated="2" office:value-type="float" office:value="0.000834941864013672" calcext:value-type="float">
            <text:p>0.00083494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277342_1_360410267701050680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81]+[.F158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81]=[.G1581]+[.E1581]; 1; 0)" office:value-type="float" office:value="1" calcext:value-type="float">
            <text:p>1</text:p>
          </table:table-cell>
          <table:table-cell table:number-columns-repeated="2" office:value-type="float" office:value="0.00570988655090332" calcext:value-type="float">
            <text:p>0.00570988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08357_0_239635774764234638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82]+[.F158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82]=[.G1582]+[.E1582]; 1; 0)" office:value-type="float" office:value="0" calcext:value-type="float">
            <text:p>0</text:p>
          </table:table-cell>
          <table:table-cell table:number-columns-repeated="2" office:value-type="float" office:value="0.00155401229858398" calcext:value-type="float">
            <text:p>0.00155401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474274_0_857458850053238353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83]+[.F158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83]=[.G1583]+[.E1583]; 1; 0)" office:value-type="float" office:value="1" calcext:value-type="float">
            <text:p>1</text:p>
          </table:table-cell>
          <table:table-cell table:number-columns-repeated="2" office:value-type="float" office:value="0.000419855117797852" calcext:value-type="float">
            <text:p>0.00041985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785349_2_607368828317591358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84]+[.F1584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584]=[.G1584]+[.E1584]; 1; 0)" office:value-type="float" office:value="1" calcext:value-type="float">
            <text:p>1</text:p>
          </table:table-cell>
          <table:table-cell table:number-columns-repeated="2" office:value-type="float" office:value="0.00439596176147461" calcext:value-type="float">
            <text:p>0.00439596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599512_1_28038813521435494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585]+[.F158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85]=[.G1585]+[.E1585]; 1; 0)" office:value-type="float" office:value="0" calcext:value-type="float">
            <text:p>0</text:p>
          </table:table-cell>
          <table:table-cell table:number-columns-repeated="2" office:value-type="float" office:value="0.00214290618896484" calcext:value-type="float">
            <text:p>0.00214290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295881_0_328451783380521830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86]+[.F158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86]=[.G1586]+[.E1586]; 1; 0)" office:value-type="float" office:value="1" calcext:value-type="float">
            <text:p>1</text:p>
          </table:table-cell>
          <table:table-cell table:number-columns-repeated="2" office:value-type="float" office:value="0.000731945037841797" calcext:value-type="float">
            <text:p>0.0007319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441401_0_582072304151866169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87]+[.F158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87]=[.G1587]+[.E1587]; 1; 0)" office:value-type="float" office:value="0" calcext:value-type="float">
            <text:p>0</text:p>
          </table:table-cell>
          <table:table-cell table:number-columns-repeated="2" office:value-type="float" office:value="0.000957965850830078" calcext:value-type="float">
            <text:p>0.00095796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993628_1_607276861227472970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88]+[.F158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88]=[.G1588]+[.E1588]; 1; 0)" office:value-type="float" office:value="1" calcext:value-type="float">
            <text:p>1</text:p>
          </table:table-cell>
          <table:table-cell table:number-columns-repeated="2" office:value-type="float" office:value="0.00128793716430664" calcext:value-type="float">
            <text:p>0.00128793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375243_0_885580856907702287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89]+[.F158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89]=[.G1589]+[.E1589]; 1; 0)" office:value-type="float" office:value="1" calcext:value-type="float">
            <text:p>1</text:p>
          </table:table-cell>
          <table:table-cell table:number-columns-repeated="2" office:value-type="float" office:value="0.00141811370849609" calcext:value-type="float">
            <text:p>0.00141811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027162_94_674538924948316580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90]+[.F159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90]=[.G1590]+[.E1590]; 1; 0)" office:value-type="float" office:value="1" calcext:value-type="float">
            <text:p>1</text:p>
          </table:table-cell>
          <table:table-cell table:number-columns-repeated="2" office:value-type="float" office:value="0.000844001770019531" calcext:value-type="float">
            <text:p>0.00084400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4376_1_472377869794976482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91]+[.F159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91]=[.G1591]+[.E1591]; 1; 0)" office:value-type="float" office:value="1" calcext:value-type="float">
            <text:p>1</text:p>
          </table:table-cell>
          <table:table-cell table:number-columns-repeated="2" office:value-type="float" office:value="0.000820159912109375" calcext:value-type="float">
            <text:p>0.00082015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682943_0_916650513541883672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92]+[.F159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92]=[.G1592]+[.E1592]; 1; 0)" office:value-type="float" office:value="1" calcext:value-type="float">
            <text:p>1</text:p>
          </table:table-cell>
          <table:table-cell table:number-columns-repeated="2" office:value-type="float" office:value="0.00104999542236328" calcext:value-type="float">
            <text:p>0.00104999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35991_0_220564504045093662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93]+[.F159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93]=[.G1593]+[.E1593]; 1; 0)" office:value-type="float" office:value="1" calcext:value-type="float">
            <text:p>1</text:p>
          </table:table-cell>
          <table:table-cell table:number-columns-repeated="2" office:value-type="float" office:value="0.00113296508789063" calcext:value-type="float">
            <text:p>0.00113296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09539_1_766032579117028133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94]+[.F159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94]=[.G1594]+[.E1594]; 1; 0)" office:value-type="float" office:value="0" calcext:value-type="float">
            <text:p>0</text:p>
          </table:table-cell>
          <table:table-cell table:number-columns-repeated="2" office:value-type="float" office:value="0.00983810424804688" calcext:value-type="float">
            <text:p>0.00983810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533561_3_478050232919775159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95]+[.F159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95]=[.G1595]+[.E1595]; 1; 0)" office:value-type="float" office:value="1" calcext:value-type="float">
            <text:p>1</text:p>
          </table:table-cell>
          <table:table-cell table:number-columns-repeated="2" office:value-type="float" office:value="0.00204300880432129" calcext:value-type="float">
            <text:p>0.0020430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03246_1_63275697650153386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596]+[.F159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596]=[.G1596]+[.E1596]; 1; 0)" office:value-type="float" office:value="1" calcext:value-type="float">
            <text:p>1</text:p>
          </table:table-cell>
          <table:table-cell table:number-columns-repeated="2" office:value-type="float" office:value="0.00266098976135254" calcext:value-type="float">
            <text:p>0.00266098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108455_0_427364934648047238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97]+[.F159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97]=[.G1597]+[.E1597]; 1; 0)" office:value-type="float" office:value="0" calcext:value-type="float">
            <text:p>0</text:p>
          </table:table-cell>
          <table:table-cell table:number-columns-repeated="2" office:value-type="float" office:value="0.00238800048828125" calcext:value-type="float">
            <text:p>0.0023880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526093_1_699013123796051358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98]+[.F159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98]=[.G1598]+[.E1598]; 1; 0)" office:value-type="float" office:value="0" calcext:value-type="float">
            <text:p>0</text:p>
          </table:table-cell>
          <table:table-cell table:number-columns-repeated="2" office:value-type="float" office:value="0.000849008560180664" calcext:value-type="float">
            <text:p>0.00084900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070164_2_6787309554892511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99]+[.F159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599]=[.G1599]+[.E1599]; 1; 0)" office:value-type="float" office:value="0" calcext:value-type="float">
            <text:p>0</text:p>
          </table:table-cell>
          <table:table-cell table:number-columns-repeated="2" office:value-type="float" office:value="0.00444698333740234" calcext:value-type="float">
            <text:p>0.00444698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83684_0_347314868738787382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00]+[.F160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00]=[.G1600]+[.E1600]; 1; 0)" office:value-type="float" office:value="1" calcext:value-type="float">
            <text:p>1</text:p>
          </table:table-cell>
          <table:table-cell table:number-columns-repeated="2" office:value-type="float" office:value="0.000535011291503906" calcext:value-type="float">
            <text:p>0.0005350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52296_0_198464841036454137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01]+[.F160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01]=[.G1601]+[.E1601]; 1; 0)" office:value-type="float" office:value="1" calcext:value-type="float">
            <text:p>1</text:p>
          </table:table-cell>
          <table:table-cell table:number-columns-repeated="2" office:value-type="float" office:value="0.000705957412719727" calcext:value-type="float">
            <text:p>0.00070595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212703_1_741273979105355591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02]+[.F160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02]=[.G1602]+[.E1602]; 1; 0)" office:value-type="float" office:value="1" calcext:value-type="float">
            <text:p>1</text:p>
          </table:table-cell>
          <table:table-cell table:number-columns-repeated="2" office:value-type="float" office:value="0.000632047653198242" calcext:value-type="float">
            <text:p>0.00063204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675086_0_638641678068071086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03]+[.F160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03]=[.G1603]+[.E1603]; 1; 0)" office:value-type="float" office:value="0" calcext:value-type="float">
            <text:p>0</text:p>
          </table:table-cell>
          <table:table-cell table:number-columns-repeated="2" office:value-type="float" office:value="0.00130009651184082" calcext:value-type="float">
            <text:p>0.00130009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372846_1_619653123201351933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04]+[.F160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04]=[.G1604]+[.E1604]; 1; 0)" office:value-type="float" office:value="1" calcext:value-type="float">
            <text:p>1</text:p>
          </table:table-cell>
          <table:table-cell table:number-columns-repeated="2" office:value-type="float" office:value="0.00345706939697266" calcext:value-type="float">
            <text:p>0.00345706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864218_0_578462715722402405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05]+[.F160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05]=[.G1605]+[.E1605]; 1; 0)" office:value-type="float" office:value="0" calcext:value-type="float">
            <text:p>0</text:p>
          </table:table-cell>
          <table:table-cell table:number-columns-repeated="2" office:value-type="float" office:value="0.00142693519592285" calcext:value-type="float">
            <text:p>0.0014269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299020_0_322836029250613739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606]+[.F1606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06]=[.G1606]+[.E1606]; 1; 0)" office:value-type="float" office:value="0" calcext:value-type="float">
            <text:p>0</text:p>
          </table:table-cell>
          <table:table-cell table:number-columns-repeated="2" office:value-type="float" office:value="0.00170302391052246" calcext:value-type="float">
            <text:p>0.00170302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452343_1_562941819745558460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07]+[.F160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07]=[.G1607]+[.E1607]; 1; 0)" office:value-type="float" office:value="0" calcext:value-type="float">
            <text:p>0</text:p>
          </table:table-cell>
          <table:table-cell table:number-columns-repeated="2" office:value-type="float" office:value="0.0164649486541748" calcext:value-type="float">
            <text:p>0.01646494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994201_0_636464028391158815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08]+[.F160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08]=[.G1608]+[.E1608]; 1; 0)" office:value-type="float" office:value="1" calcext:value-type="float">
            <text:p>1</text:p>
          </table:table-cell>
          <table:table-cell table:number-columns-repeated="2" office:value-type="float" office:value="0.00495815277099609" calcext:value-type="float">
            <text:p>0.0049581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700884_0_820422028416676722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609]+[.F160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09]=[.G1609]+[.E1609]; 1; 0)" office:value-type="float" office:value="0" calcext:value-type="float">
            <text:p>0</text:p>
          </table:table-cell>
          <table:table-cell table:number-columns-repeated="2" office:value-type="float" office:value="0.00183892250061035" calcext:value-type="float">
            <text:p>0.00183892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746678_0_633164300816870839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location|http://dbpedia.org/ontology/location|http://www.w3.org/1999/02/22-rdf-syntax-ns#type|http://dbpedia.org/ontology/abstract|http://dbpedia.org/property/placeOfDeat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G1610]+[.F161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10]=[.G1610]+[.E1610]; 1; 0)" office:value-type="float" office:value="0" calcext:value-type="float">
            <text:p>0</text:p>
          </table:table-cell>
          <table:table-cell table:number-columns-repeated="2" office:value-type="float" office:value="0.00368499755859375" calcext:value-type="float">
            <text:p>0.0036849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867860_0_149359938474528840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11]+[.F161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11]=[.G1611]+[.E1611]; 1; 0)" office:value-type="float" office:value="0" calcext:value-type="float">
            <text:p>0</text:p>
          </table:table-cell>
          <table:table-cell table:number-columns-repeated="2" office:value-type="float" office:value="0.000771999359130859" calcext:value-type="float">
            <text:p>0.00077199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998489_0_29770004483297296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12]+[.F161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12]=[.G1612]+[.E1612]; 1; 0)" office:value-type="float" office:value="1" calcext:value-type="float">
            <text:p>1</text:p>
          </table:table-cell>
          <table:table-cell table:number-columns-repeated="2" office:value-type="float" office:value="0.000320196151733398" calcext:value-type="float">
            <text:p>0.00032019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796710_2_163487534950758616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instrument|http://www.w3.org/1999/02/22-rdf-syntax-ns#type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1613]+[.F161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13]=[.G1613]+[.E1613]; 1; 0)" office:value-type="float" office:value="1" calcext:value-type="float">
            <text:p>1</text:p>
          </table:table-cell>
          <table:table-cell table:number-columns-repeated="2" office:value-type="float" office:value="0.00158190727233887" calcext:value-type="float">
            <text:p>0.00158190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425741_0_853749170900941966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1614]+[.F161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14]=[.G1614]+[.E1614]; 1; 0)" office:value-type="float" office:value="1" calcext:value-type="float">
            <text:p>1</text:p>
          </table:table-cell>
          <table:table-cell table:number-columns-repeated="2" office:value-type="float" office:value="0.00166583061218262" calcext:value-type="float">
            <text:p>0.00166583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46393_2_692231528729124512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15]+[.F1615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15]=[.G1615]+[.E1615]; 1; 0)" office:value-type="float" office:value="0" calcext:value-type="float">
            <text:p>0</text:p>
          </table:table-cell>
          <table:table-cell table:number-columns-repeated="2" office:value-type="float" office:value="0.00158905982971191" calcext:value-type="float">
            <text:p>0.00158905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879800_0_55537333748485295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16]+[.F161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16]=[.G1616]+[.E1616]; 1; 0)" office:value-type="float" office:value="1" calcext:value-type="float">
            <text:p>1</text:p>
          </table:table-cell>
          <table:table-cell table:number-columns-repeated="2" office:value-type="float" office:value="0.000457048416137695" calcext:value-type="float">
            <text:p>0.00045704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024718_4_195043539401490717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17]+[.F161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17]=[.G1617]+[.E1617]; 1; 0)" office:value-type="float" office:value="0" calcext:value-type="float">
            <text:p>0</text:p>
          </table:table-cell>
          <table:table-cell table:number-columns-repeated="2" office:value-type="float" office:value="0.00254011154174805" calcext:value-type="float">
            <text:p>0.00254011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240404_1_136106746770735505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birthPlace|http://www.w3.org/2002/07/owl#sameAs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G1618]+[.F161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18]=[.G1618]+[.E1618]; 1; 0)" office:value-type="float" office:value="0" calcext:value-type="float">
            <text:p>0</text:p>
          </table:table-cell>
          <table:table-cell table:number-columns-repeated="2" office:value-type="float" office:value="0.00363492965698242" calcext:value-type="float">
            <text:p>0.0036349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078729_0_145125119678867852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19]+[.F161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19]=[.G1619]+[.E1619]; 1; 0)" office:value-type="float" office:value="0" calcext:value-type="float">
            <text:p>0</text:p>
          </table:table-cell>
          <table:table-cell table:number-columns-repeated="2" office:value-type="float" office:value="0.000468969345092773" calcext:value-type="float">
            <text:p>0.00046896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8266_0_736088998810754433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20]+[.F162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20]=[.G1620]+[.E1620]; 1; 0)" office:value-type="float" office:value="1" calcext:value-type="float">
            <text:p>1</text:p>
          </table:table-cell>
          <table:table-cell table:number-columns-repeated="2" office:value-type="float" office:value="0.000932216644287109" calcext:value-type="float">
            <text:p>0.00093221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090069_0_58772867041417509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21]+[.F1621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21]=[.G1621]+[.E1621]; 1; 0)" office:value-type="float" office:value="1" calcext:value-type="float">
            <text:p>1</text:p>
          </table:table-cell>
          <table:table-cell table:number-columns-repeated="2" office:value-type="float" office:value="0.00255608558654785" calcext:value-type="float">
            <text:p>0.0025560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526612_0_896159072442216113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22]+[.F162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22]=[.G1622]+[.E1622]; 1; 0)" office:value-type="float" office:value="0" calcext:value-type="float">
            <text:p>0</text:p>
          </table:table-cell>
          <table:table-cell table:number-columns-repeated="2" office:value-type="float" office:value="0.000555992126464844" calcext:value-type="float">
            <text:p>0.00055599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49866_0_455939558813367878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23]+[.F162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23]=[.G1623]+[.E1623]; 1; 0)" office:value-type="float" office:value="1" calcext:value-type="float">
            <text:p>1</text:p>
          </table:table-cell>
          <table:table-cell table:number-columns-repeated="2" office:value-type="float" office:value="0.00157594680786133" calcext:value-type="float">
            <text:p>0.00157594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8410_0_115920647228735041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24]+[.F162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24]=[.G1624]+[.E1624]; 1; 0)" office:value-type="float" office:value="0" calcext:value-type="float">
            <text:p>0</text:p>
          </table:table-cell>
          <table:table-cell table:number-columns-repeated="2" office:value-type="float" office:value="0.000378847122192383" calcext:value-type="float">
            <text:p>0.00037884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525126_0_19564476770436608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25]+[.F162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25]=[.G1625]+[.E1625]; 1; 0)" office:value-type="float" office:value="1" calcext:value-type="float">
            <text:p>1</text:p>
          </table:table-cell>
          <table:table-cell table:number-columns-repeated="2" office:value-type="float" office:value="0.000516891479492188" calcext:value-type="float">
            <text:p>0.00051689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083407_0_451924388306265100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26]+[.F162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26]=[.G1626]+[.E1626]; 1; 0)" office:value-type="float" office:value="1" calcext:value-type="float">
            <text:p>1</text:p>
          </table:table-cell>
          <table:table-cell table:number-columns-repeated="2" office:value-type="float" office:value="0.000313997268676758" calcext:value-type="float">
            <text:p>0.00031399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066503_0_45087041284949573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27]+[.F162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27]=[.G1627]+[.E1627]; 1; 0)" office:value-type="float" office:value="1" calcext:value-type="float">
            <text:p>1</text:p>
          </table:table-cell>
          <table:table-cell table:number-columns-repeated="2" office:value-type="float" office:value="0.000311136245727539" calcext:value-type="float">
            <text:p>0.00031113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72159_0_772918078735787434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28]+[.F162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28]=[.G1628]+[.E1628]; 1; 0)" office:value-type="float" office:value="1" calcext:value-type="float">
            <text:p>1</text:p>
          </table:table-cell>
          <table:table-cell table:number-columns-repeated="2" office:value-type="float" office:value="0.00226402282714844" calcext:value-type="float">
            <text:p>0.00226402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379165_1_707732427580526476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29]+[.F162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29]=[.G1629]+[.E1629]; 1; 0)" office:value-type="float" office:value="1" calcext:value-type="float">
            <text:p>1</text:p>
          </table:table-cell>
          <table:table-cell table:number-columns-repeated="2" office:value-type="float" office:value="0.000426054000854492" calcext:value-type="float">
            <text:p>0.0004260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223637_0_8570583386686160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30]+[.F1630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30]=[.G1630]+[.E1630]; 1; 0)" office:value-type="float" office:value="0" calcext:value-type="float">
            <text:p>0</text:p>
          </table:table-cell>
          <table:table-cell table:number-columns-repeated="2" office:value-type="float" office:value="0.000283956527709961" calcext:value-type="float">
            <text:p>0.00028395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490710_0_59024432822256178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31]+[.F163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31]=[.G1631]+[.E1631]; 1; 0)" office:value-type="float" office:value="1" calcext:value-type="float">
            <text:p>1</text:p>
          </table:table-cell>
          <table:table-cell table:number-columns-repeated="2" office:value-type="float" office:value="0.0340468883514404" calcext:value-type="float">
            <text:p>0.03404688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46760_0_670346583662030848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32]+[.F1632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32]=[.G1632]+[.E1632]; 1; 0)" office:value-type="float" office:value="1" calcext:value-type="float">
            <text:p>1</text:p>
          </table:table-cell>
          <table:table-cell table:number-columns-repeated="2" office:value-type="float" office:value="0.00265693664550781" calcext:value-type="float">
            <text:p>0.0026569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185520_0_461553688617219492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33]+[.F1633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633]=[.G1633]+[.E1633]; 1; 0)" office:value-type="float" office:value="1" calcext:value-type="float">
            <text:p>1</text:p>
          </table:table-cell>
          <table:table-cell table:number-columns-repeated="2" office:value-type="float" office:value="0.00438785552978516" calcext:value-type="float">
            <text:p>0.00438785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714254_0_816210893606941705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34]+[.F163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34]=[.G1634]+[.E1634]; 1; 0)" office:value-type="float" office:value="1" calcext:value-type="float">
            <text:p>1</text:p>
          </table:table-cell>
          <table:table-cell table:number-columns-repeated="2" office:value-type="float" office:value="0.000397920608520508" calcext:value-type="float">
            <text:p>0.00039792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2973_0_868342449063338318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35]+[.F163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35]=[.G1635]+[.E1635]; 1; 0)" office:value-type="float" office:value="1" calcext:value-type="float">
            <text:p>1</text:p>
          </table:table-cell>
          <table:table-cell table:number-columns-repeated="2" office:value-type="float" office:value="0.000622987747192383" calcext:value-type="float">
            <text:p>0.00062298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274186_4_321861694616399787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36]+[.F163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36]=[.G1636]+[.E1636]; 1; 0)" office:value-type="float" office:value="1" calcext:value-type="float">
            <text:p>1</text:p>
          </table:table-cell>
          <table:table-cell table:number-columns-repeated="2" office:value-type="float" office:value="0.00077509880065918" calcext:value-type="float">
            <text:p>0.00077509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29299_0_32537180031160296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37]+[.F163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37]=[.G1637]+[.E1637]; 1; 0)" office:value-type="float" office:value="0" calcext:value-type="float">
            <text:p>0</text:p>
          </table:table-cell>
          <table:table-cell table:number-columns-repeated="2" office:value-type="float" office:value="0.00242090225219727" calcext:value-type="float">
            <text:p>0.00242090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087892_0_522416169842990610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38]+[.F163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38]=[.G1638]+[.E1638]; 1; 0)" office:value-type="float" office:value="1" calcext:value-type="float">
            <text:p>1</text:p>
          </table:table-cell>
          <table:table-cell table:number-columns-repeated="2" office:value-type="float" office:value="0.000739097595214844" calcext:value-type="float">
            <text:p>0.0007390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167985_0_522004936971635281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639]+[.F163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39]=[.G1639]+[.E1639]; 1; 0)" office:value-type="float" office:value="0" calcext:value-type="float">
            <text:p>0</text:p>
          </table:table-cell>
          <table:table-cell table:number-columns-repeated="2" office:value-type="float" office:value="0.00084996223449707" calcext:value-type="float">
            <text:p>0.00084996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117882_0_371427391688446226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40]+[.F164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40]=[.G1640]+[.E1640]; 1; 0)" office:value-type="float" office:value="1" calcext:value-type="float">
            <text:p>1</text:p>
          </table:table-cell>
          <table:table-cell table:number-columns-repeated="2" office:value-type="float" office:value="0.000468969345092773" calcext:value-type="float">
            <text:p>0.00046896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941125_0_822065215464952970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urrency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641]+[.F164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41]=[.G1641]+[.E1641]; 1; 0)" office:value-type="float" office:value="0" calcext:value-type="float">
            <text:p>0</text:p>
          </table:table-cell>
          <table:table-cell table:number-columns-repeated="2" office:value-type="float" office:value="0.00180506706237793" calcext:value-type="float">
            <text:p>0.00180506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68806_0_438244740970300738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42]+[.F164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42]=[.G1642]+[.E1642]; 1; 0)" office:value-type="float" office:value="0" calcext:value-type="float">
            <text:p>0</text:p>
          </table:table-cell>
          <table:table-cell table:number-columns-repeated="2" office:value-type="float" office:value="0.000946998596191406" calcext:value-type="float">
            <text:p>0.00094699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201774_0_668681610298879500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43]+[.F164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43]=[.G1643]+[.E1643]; 1; 0)" office:value-type="float" office:value="1" calcext:value-type="float">
            <text:p>1</text:p>
          </table:table-cell>
          <table:table-cell table:number-columns-repeated="2" office:value-type="float" office:value="0.000483989715576172" calcext:value-type="float">
            <text:p>0.00048398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22018_37_665505087362489585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44]+[.F164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44]=[.G1644]+[.E1644]; 1; 0)" office:value-type="float" office:value="0" calcext:value-type="float">
            <text:p>0</text:p>
          </table:table-cell>
          <table:table-cell table:number-columns-repeated="2" office:value-type="float" office:value="0.000315189361572266" calcext:value-type="float">
            <text:p>0.00031518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46787_0_527784753138139290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45]+[.F164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45]=[.G1645]+[.E1645]; 1; 0)" office:value-type="float" office:value="1" calcext:value-type="float">
            <text:p>1</text:p>
          </table:table-cell>
          <table:table-cell table:number-columns-repeated="2" office:value-type="float" office:value="0.0234940052032471" calcext:value-type="float">
            <text:p>0.02349400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79139_0_25598670060934600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46]+[.F164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46]=[.G1646]+[.E1646]; 1; 0)" office:value-type="float" office:value="1" calcext:value-type="float">
            <text:p>1</text:p>
          </table:table-cell>
          <table:table-cell table:number-columns-repeated="2" office:value-type="float" office:value="0.00273919105529785" calcext:value-type="float">
            <text:p>0.00273919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560955_0_128478556517892905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47]+[.F164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47]=[.G1647]+[.E1647]; 1; 0)" office:value-type="float" office:value="1" calcext:value-type="float">
            <text:p>1</text:p>
          </table:table-cell>
          <table:table-cell table:number-columns-repeated="2" office:value-type="float" office:value="0.00347995758056641" calcext:value-type="float">
            <text:p>0.0034799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347487_0_465658758473557466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48]+[.F164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48]=[.G1648]+[.E1648]; 1; 0)" office:value-type="float" office:value="1" calcext:value-type="float">
            <text:p>1</text:p>
          </table:table-cell>
          <table:table-cell table:number-columns-repeated="2" office:value-type="float" office:value="0.000427961349487305" calcext:value-type="float">
            <text:p>0.00042796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028563_1_869388542842184058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49]+[.F164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49]=[.G1649]+[.E1649]; 1; 0)" office:value-type="float" office:value="0" calcext:value-type="float">
            <text:p>0</text:p>
          </table:table-cell>
          <table:table-cell table:number-columns-repeated="2" office:value-type="float" office:value="0.00114893913269043" calcext:value-type="float">
            <text:p>0.00114893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787670_0_96908889284848506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50]+[.F165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50]=[.G1650]+[.E1650]; 1; 0)" office:value-type="float" office:value="1" calcext:value-type="float">
            <text:p>1</text:p>
          </table:table-cell>
          <table:table-cell table:number-columns-repeated="2" office:value-type="float" office:value="0.000427961349487305" calcext:value-type="float">
            <text:p>0.00042796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551564_0_368140105776911430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lo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51]+[.F165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51]=[.G1651]+[.E1651]; 1; 0)" office:value-type="float" office:value="1" calcext:value-type="float">
            <text:p>1</text:p>
          </table:table-cell>
          <table:table-cell table:number-columns-repeated="2" office:value-type="float" office:value="0.0196080207824707" calcext:value-type="float">
            <text:p>0.0196080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999347_3_423644773115029992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52]+[.F165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52]=[.G1652]+[.E1652]; 1; 0)" office:value-type="float" office:value="1" calcext:value-type="float">
            <text:p>1</text:p>
          </table:table-cell>
          <table:table-cell table:number-columns-repeated="2" office:value-type="float" office:value="0.00488901138305664" calcext:value-type="float">
            <text:p>0.00488901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37396_0_824685780838494771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53]+[.F165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53]=[.G1653]+[.E1653]; 1; 0)" office:value-type="float" office:value="0" calcext:value-type="float">
            <text:p>0</text:p>
          </table:table-cell>
          <table:table-cell table:number-columns-repeated="2" office:value-type="float" office:value="0.000730991363525391" calcext:value-type="float">
            <text:p>0.00073099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772588_0_654984773964023434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54]+[.F165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54]=[.G1654]+[.E1654]; 1; 0)" office:value-type="float" office:value="0" calcext:value-type="float">
            <text:p>0</text:p>
          </table:table-cell>
          <table:table-cell table:number-columns-repeated="2" office:value-type="float" office:value="0.00209522247314453" calcext:value-type="float">
            <text:p>0.00209522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677818_0_64815467824018105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55]+[.F165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55]=[.G1655]+[.E1655]; 1; 0)" office:value-type="float" office:value="1" calcext:value-type="float">
            <text:p>1</text:p>
          </table:table-cell>
          <table:table-cell table:number-columns-repeated="2" office:value-type="float" office:value="0.00246095657348633" calcext:value-type="float">
            <text:p>0.00246095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868513_0_280994818025277383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56]+[.F165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56]=[.G1656]+[.E1656]; 1; 0)" office:value-type="float" office:value="1" calcext:value-type="float">
            <text:p>1</text:p>
          </table:table-cell>
          <table:table-cell table:number-columns-repeated="2" office:value-type="float" office:value="0.000519990921020508" calcext:value-type="float">
            <text:p>0.00051999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667639_0_331512367389570870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57]+[.F165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57]=[.G1657]+[.E1657]; 1; 0)" office:value-type="float" office:value="1" calcext:value-type="float">
            <text:p>1</text:p>
          </table:table-cell>
          <table:table-cell table:number-columns-repeated="2" office:value-type="float" office:value="0.000392913818359375" calcext:value-type="float">
            <text:p>0.00039291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981978_0_236651983832102379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58]+[.F165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58]=[.G1658]+[.E1658]; 1; 0)" office:value-type="float" office:value="1" calcext:value-type="float">
            <text:p>1</text:p>
          </table:table-cell>
          <table:table-cell table:number-columns-repeated="2" office:value-type="float" office:value="0.000711917877197266" calcext:value-type="float">
            <text:p>0.00071191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306028_0_274405923471997228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59]+[.F165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59]=[.G1659]+[.E1659]; 1; 0)" office:value-type="float" office:value="1" calcext:value-type="float">
            <text:p>1</text:p>
          </table:table-cell>
          <table:table-cell table:number-columns-repeated="2" office:value-type="float" office:value="0.000409126281738281" calcext:value-type="float">
            <text:p>0.00040912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13913_0_762857935335345160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60]+[.F166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60]=[.G1660]+[.E1660]; 1; 0)" office:value-type="float" office:value="1" calcext:value-type="float">
            <text:p>1</text:p>
          </table:table-cell>
          <table:table-cell table:number-columns-repeated="2" office:value-type="float" office:value="0.00063014030456543" calcext:value-type="float">
            <text:p>0.00063014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983467_0_22430192545875168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61]+[.F166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61]=[.G1661]+[.E1661]; 1; 0)" office:value-type="float" office:value="0" calcext:value-type="float">
            <text:p>0</text:p>
          </table:table-cell>
          <table:table-cell table:number-columns-repeated="2" office:value-type="float" office:value="0.00061798095703125" calcext:value-type="float">
            <text:p>0.0006179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729470_0_570934281166379217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62]+[.F1662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662]=[.G1662]+[.E1662]; 1; 0)" office:value-type="float" office:value="1" calcext:value-type="float">
            <text:p>1</text:p>
          </table:table-cell>
          <table:table-cell table:number-columns-repeated="2" office:value-type="float" office:value="0.00432205200195313" calcext:value-type="float">
            <text:p>0.0043220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071388_1_87314618910892059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63]+[.F1663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663]=[.G1663]+[.E1663]; 1; 0)" office:value-type="float" office:value="1" calcext:value-type="float">
            <text:p>1</text:p>
          </table:table-cell>
          <table:table-cell table:number-columns-repeated="2" office:value-type="float" office:value="0.00477099418640137" calcext:value-type="float">
            <text:p>0.00477099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386456_0_458163578285348596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64]+[.F166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64]=[.G1664]+[.E1664]; 1; 0)" office:value-type="float" office:value="1" calcext:value-type="float">
            <text:p>1</text:p>
          </table:table-cell>
          <table:table-cell table:number-columns-repeated="2" office:value-type="float" office:value="0.000781059265136719" calcext:value-type="float">
            <text:p>0.00078105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087647_1_629435501014666163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65]+[.F166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65]=[.G1665]+[.E1665]; 1; 0)" office:value-type="float" office:value="1" calcext:value-type="float">
            <text:p>1</text:p>
          </table:table-cell>
          <table:table-cell table:number-columns-repeated="2" office:value-type="float" office:value="0.000519990921020508" calcext:value-type="float">
            <text:p>0.00051999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725861_3_377823333204729409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66]+[.F166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66]=[.G1666]+[.E1666]; 1; 0)" office:value-type="float" office:value="1" calcext:value-type="float">
            <text:p>1</text:p>
          </table:table-cell>
          <table:table-cell table:number-columns-repeated="2" office:value-type="float" office:value="0.00231695175170898" calcext:value-type="float">
            <text:p>0.0023169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417260_0_256556372693198356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1667]+[.F1667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67]=[.G1667]+[.E1667]; 1; 0)" office:value-type="float" office:value="1" calcext:value-type="float">
            <text:p>1</text:p>
          </table:table-cell>
          <table:table-cell table:number-columns-repeated="2" office:value-type="float" office:value="0.002838134765625" calcext:value-type="float">
            <text:p>0.00283813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38467_0_819249878140335016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68]+[.F166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68]=[.G1668]+[.E1668]; 1; 0)" office:value-type="float" office:value="1" calcext:value-type="float">
            <text:p>1</text:p>
          </table:table-cell>
          <table:table-cell table:number-columns-repeated="2" office:value-type="float" office:value="0.0003509521484375" calcext:value-type="float">
            <text:p>0.00035095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578917_0_10184642772556024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1669]+[.F1669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69]=[.G1669]+[.E1669]; 1; 0)" office:value-type="float" office:value="1" calcext:value-type="float">
            <text:p>1</text:p>
          </table:table-cell>
          <table:table-cell table:number-columns-repeated="2" office:value-type="float" office:value="0.00171208381652832" calcext:value-type="float">
            <text:p>0.00171208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775048_0_65574797029907605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70]+[.F167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70]=[.G1670]+[.E1670]; 1; 0)" office:value-type="float" office:value="1" calcext:value-type="float">
            <text:p>1</text:p>
          </table:table-cell>
          <table:table-cell table:number-columns-repeated="2" office:value-type="float" office:value="0.000649929046630859" calcext:value-type="float">
            <text:p>0.0006499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32585_2_90978773023969838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71]+[.F167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71]=[.G1671]+[.E1671]; 1; 0)" office:value-type="float" office:value="1" calcext:value-type="float">
            <text:p>1</text:p>
          </table:table-cell>
          <table:table-cell table:number-columns-repeated="2" office:value-type="float" office:value="0.000466108322143555" calcext:value-type="float">
            <text:p>0.00046610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04466_2_559974422688560300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672]+[.F167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72]=[.G1672]+[.E1672]; 1; 0)" office:value-type="float" office:value="0" calcext:value-type="float">
            <text:p>0</text:p>
          </table:table-cell>
          <table:table-cell table:number-columns-repeated="2" office:value-type="float" office:value="0.000653982162475586" calcext:value-type="float">
            <text:p>0.00065398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90662_20_82792088771280787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73]+[.F1673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73]=[.G1673]+[.E1673]; 1; 0)" office:value-type="float" office:value="1" calcext:value-type="float">
            <text:p>1</text:p>
          </table:table-cell>
          <table:table-cell table:number-columns-repeated="2" office:value-type="float" office:value="0.000573873519897461" calcext:value-type="float">
            <text:p>0.00057387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908380_0_794936435633356922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Disambiguates|http://dbpedia.org/ontology/wikiPageDisambiguates|http://dbpedia.org/ontology/wikiPageDisambiguates|http://xmlns.com/foaf/0.1/primaryTopi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G1674]+[.F1674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74]=[.G1674]+[.E1674]; 1; 0)" office:value-type="float" office:value="0" calcext:value-type="float">
            <text:p>0</text:p>
          </table:table-cell>
          <table:table-cell table:number-columns-repeated="2" office:value-type="float" office:value="0.000724077224731445" calcext:value-type="float">
            <text:p>0.00072407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119045_0_66782857497709508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75]+[.F167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75]=[.G1675]+[.E1675]; 1; 0)" office:value-type="float" office:value="1" calcext:value-type="float">
            <text:p>1</text:p>
          </table:table-cell>
          <table:table-cell table:number-columns-repeated="2" office:value-type="float" office:value="0.000284194946289062" calcext:value-type="float">
            <text:p>0.00028419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67031_0_55983307207339790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dbpedia.org/ontology/country|http://dbpedia.org/property/operat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G1676]+[.F1676]=0; 1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676]=[.G1676]+[.E1676]; 1; 0)" office:value-type="float" office:value="1" calcext:value-type="float">
            <text:p>1</text:p>
          </table:table-cell>
          <table:table-cell table:number-columns-repeated="2" office:value-type="float" office:value="0.00173091888427734" calcext:value-type="float">
            <text:p>0.00173091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67790_0_534592157557401516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77]+[.F167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77]=[.G1677]+[.E1677]; 1; 0)" office:value-type="float" office:value="1" calcext:value-type="float">
            <text:p>1</text:p>
          </table:table-cell>
          <table:table-cell table:number-columns-repeated="2" office:value-type="float" office:value="0.000509023666381836" calcext:value-type="float">
            <text:p>0.00050902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7333_0_115644723590985427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78]+[.F1678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78]=[.G1678]+[.E1678]; 1; 0)" office:value-type="float" office:value="1" calcext:value-type="float">
            <text:p>1</text:p>
          </table:table-cell>
          <table:table-cell table:number-columns-repeated="2" office:value-type="float" office:value="0.000464916229248047" calcext:value-type="float">
            <text:p>0.00046491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805028_0_893339116960012837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79]+[.F1679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79]=[.G1679]+[.E1679]; 1; 0)" office:value-type="float" office:value="1" calcext:value-type="float">
            <text:p>1</text:p>
          </table:table-cell>
          <table:table-cell table:number-columns-repeated="2" office:value-type="float" office:value="0.00129508972167969" calcext:value-type="float">
            <text:p>0.00129508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936911_188_684718570933836152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80]+[.F1680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80]=[.G1680]+[.E1680]; 1; 0)" office:value-type="float" office:value="1" calcext:value-type="float">
            <text:p>1</text:p>
          </table:table-cell>
          <table:table-cell table:number-columns-repeated="2" office:value-type="float" office:value="0.000535011291503906" calcext:value-type="float">
            <text:p>0.0005350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36118_0_433189502640963510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location|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681]+[.F1681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81]=[.G1681]+[.E1681]; 1; 0)" office:value-type="float" office:value="0" calcext:value-type="float">
            <text:p>0</text:p>
          </table:table-cell>
          <table:table-cell table:number-columns-repeated="2" office:value-type="float" office:value="0.00375795364379883" calcext:value-type="float">
            <text:p>0.0037579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779923_0_385928311004183202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682]+[.F1682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82]=[.G1682]+[.E1682]; 1; 0)" office:value-type="float" office:value="0" calcext:value-type="float">
            <text:p>0</text:p>
          </table:table-cell>
          <table:table-cell table:number-columns-repeated="2" office:value-type="float" office:value="0.0015559196472168" calcext:value-type="float">
            <text:p>0.00155591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497945_0_365433741047889834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formerTea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683]+[.F1683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83]=[.G1683]+[.E1683]; 1; 0)" office:value-type="float" office:value="0" calcext:value-type="float">
            <text:p>0</text:p>
          </table:table-cell>
          <table:table-cell table:number-columns-repeated="2" office:value-type="float" office:value="0.00465703010559082" calcext:value-type="float">
            <text:p>0.00465703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653003_0_856025799088664420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84]+[.F1684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84]=[.G1684]+[.E1684]; 1; 0)" office:value-type="float" office:value="1" calcext:value-type="float">
            <text:p>1</text:p>
          </table:table-cell>
          <table:table-cell table:number-columns-repeated="2" office:value-type="float" office:value="0.000287055969238281" calcext:value-type="float">
            <text:p>0.000287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601803_0_161326311237132117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85]+[.F1685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85]=[.G1685]+[.E1685]; 1; 0)" office:value-type="float" office:value="1" calcext:value-type="float">
            <text:p>1</text:p>
          </table:table-cell>
          <table:table-cell table:number-columns-repeated="2" office:value-type="float" office:value="0.000438928604125977" calcext:value-type="float">
            <text:p>0.00043892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761997_3_877716317975593554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86]+[.F1686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86]=[.G1686]+[.E1686]; 1; 0)" office:value-type="float" office:value="1" calcext:value-type="float">
            <text:p>1</text:p>
          </table:table-cell>
          <table:table-cell table:number-columns-repeated="2" office:value-type="float" office:value="0.00703191757202148" calcext:value-type="float">
            <text:p>0.0070319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659504_0_261735842525406912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G1687]+[.F1687]=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1687]=[.G1687]+[.E1687]; 1; 0)" office:value-type="float" office:value="1" calcext:value-type="float">
            <text:p>1</text:p>
          </table:table-cell>
          <table:table-cell table:number-columns-repeated="2" office:value-type="float" office:value="0.0019829273223877" calcext:value-type="float">
            <text:p>0.00198292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870718_0_824948076624522561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88]+[.F1688]=0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I1688]=[.G1688]+[.E1688]; 1; 0)" office:value-type="float" office:value="0" calcext:value-type="float">
            <text:p>0</text:p>
          </table:table-cell>
          <table:table-cell table:number-columns-repeated="2" office:value-type="float" office:value="0.00187301635742188" calcext:value-type="float">
            <text:p>0.0018730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formula="of:=SUM([.H1:.H1688])/1687" office:value-type="float" office:value="0.586840545346769" calcext:value-type="float">
            <text:p>0.5868405453</text:p>
          </table:table-cell>
          <table:table-cell/>
          <table:table-cell table:formula="of:=SUM([.J1:.J1688])/1687" office:value-type="float" office:value="0.693538826318909" calcext:value-type="float">
            <text:p>0.693538826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2T14:57:53.699903819</dc:date>
    <meta:document-statistic meta:table-count="1" meta:cell-count="23976" meta:object-count="0"/>
    <meta:generator>LibreOffice/4.2.8.2$Linux_X86_64 LibreOffice_project/420m0$Build-2</meta:generator>
  </office:meta>
</office:document-meta>
</file>